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1.1402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0425in"/>
    </style:style>
    <style:style style:name="co6" style:family="table-column">
      <style:table-column-properties fo:break-before="auto" style:column-width="1.111in"/>
    </style:style>
    <style:style style:name="co7" style:family="table-column">
      <style:table-column-properties fo:break-before="auto" style:column-width="0.9937in"/>
    </style:style>
    <style:style style:name="co8" style:family="table-column">
      <style:table-column-properties fo:break-before="auto" style:column-width="1.0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272in" fo:break-before="auto" style:use-optimal-row-height="true"/>
    </style:style>
    <style:style style:name="ro3" style:family="table-row">
      <style:table-row-properties style:row-height="0.6972in" fo:break-before="auto" style:use-optimal-row-height="true"/>
    </style:style>
    <style:style style:name="ro4" style:family="table-row">
      <style:table-row-properties style:row-height="0.357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21"/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0"/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wrap-option="wrap"/>
    </style:style>
    <style:style style:name="ce7" style:family="table-cell" style:parent-style-name="Default" style:data-style-name="N121">
      <style:table-cell-properties fo:wrap-option="wrap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3"/>
    <style:style style:name="ce10" style:family="table-cell" style:parent-style-name="Default" style:data-style-name="N124"/>
    <style:style style:name="ce11" style:family="table-cell" style:parent-style-name="Default" style:data-style-name="N123">
      <style:table-cell-properties fo:wrap-option="wrap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1" table:default-cell-style-name="ce9"/>
        <table:table-column table:style-name="co1" table:number-columns-repeated="4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Amroun 1994 Nuclear Physics A579 (1994) 596-62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Experimental XS of 1992 data are phase-shift corrected. Not sure if below is experimental or corrected (pretty sure it's straight experimental XS).</text:p>
          </table:table-cell>
          <table:table-cell table:number-columns-repeated="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3He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office:value-type="string" calcext:value-type="string">
            <text:p>XS (mb/sr)</text:p>
          </table:table-cell>
          <table:table-cell office:value-type="string" calcext:value-type="string">
            <text:p>Error (%)</text:p>
          </table:table-cell>
          <table:table-cell/>
          <table:table-cell office:value-type="string" calcext:value-type="string">
            <text:p>Rough Q^2 (not from paper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14.4" calcext:value-type="float">
            <text:p>314.4</text:p>
          </table:table-cell>
          <table:table-cell office:value-type="float" office:value="30" calcext:value-type="float">
            <text:p>30</text:p>
          </table:table-cell>
          <table:table-cell office:value-type="float" office:value="0.01923" calcext:value-type="float">
            <text:p>1.923E-00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8]*(PI()/180))/2)/0.0389" office:value-type="float" office:value="2.63070224432957" calcext:value-type="float">
            <text:p>2.630702244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7973" calcext:value-type="float">
            <text:p>7.973E-003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9]*(PI()/180))/2)/0.0389" office:value-type="float" office:value="3.05644981158732" calcext:value-type="float">
            <text:p>3.056449811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3486" calcext:value-type="float">
            <text:p>3.486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0]*(PI()/180))/2)/0.0389" office:value-type="float" office:value="3.47637925291146" calcext:value-type="float">
            <text:p>3.476379252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581" calcext:value-type="float">
            <text:p>1.581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1]*(PI()/180))/2)/0.0389" office:value-type="float" office:value="3.8896912087432" calcext:value-type="float">
            <text:p>3.889691208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7511" calcext:value-type="float">
            <text:p>7.511E-004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2]*(PI()/180))/2)/0.0389" office:value-type="float" office:value="4.29559891628351" calcext:value-type="float">
            <text:p>4.295598916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3622" calcext:value-type="float">
            <text:p>3.622E-004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3]*(PI()/180))/2)/0.0389" office:value-type="float" office:value="4.69332970714079" calcext:value-type="float">
            <text:p>4.69332970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835" calcext:value-type="float">
            <text:p>1.835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14]*(PI()/180))/2)/0.0389" office:value-type="float" office:value="5.0821264781491" calcext:value-type="float">
            <text:p>5.08212647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3401" calcext:value-type="float">
            <text:p>3.401E-008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8]/1000)^2*SIN(([.D15]*(PI()/180))/2)/0.0389" office:value-type="float" office:value="9.92331957659091" calcext:value-type="float">
            <text:p>9.923319576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35.4" calcext:value-type="float">
            <text:p>335.4</text:p>
          </table:table-cell>
          <table:table-cell office:value-type="float" office:value="50" calcext:value-type="float">
            <text:p>50</text:p>
          </table:table-cell>
          <table:table-cell office:value-type="float" office:value="0.0005232" calcext:value-type="float">
            <text:p>5.232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16]/1000)^2*SIN(([.D16]*(PI()/180))/2)/0.0389" office:value-type="float" office:value="4.88860295495305" calcext:value-type="float">
            <text:p>4.88860295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174" calcext:value-type="float">
            <text:p>1.174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16]/1000)^2*SIN(([.D17]*(PI()/180))/2)/0.0389" office:value-type="float" office:value="5.78371002570694" calcext:value-type="float">
            <text:p>5.783710025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1652" calcext:value-type="float">
            <text:p>1.652E-008</text:p>
          </table:table-cell>
          <table:table-cell office:value-type="float" office:value="5" calcext:value-type="float">
            <text:p>5</text:p>
          </table:table-cell>
          <table:table-cell/>
          <table:table-cell table:formula="of:=4*([.C$16]/1000)^2*SIN(([.D18]*(PI()/180))/2)/0.0389" office:value-type="float" office:value="11.2932260088744" calcext:value-type="float">
            <text:p>11.293226008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7754" calcext:value-type="float">
            <text:p>7.754E-005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4*([.C$16]/1000)^2*SIN(([.D19]*(PI()/180))/2)/0.0389" office:value-type="float" office:value="5.78371002570694" calcext:value-type="float">
            <text:p>5.783710025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734" calcext:value-type="float">
            <text:p>7.340E-009</text:p>
          </table:table-cell>
          <table:table-cell office:value-type="float" office:value="5.4" calcext:value-type="float">
            <text:p>5.4</text:p>
          </table:table-cell>
          <table:table-cell/>
          <table:table-cell table:formula="of:=4*([.C$16]/1000)^2*SIN(([.D20]*(PI()/180))/2)/0.0389" office:value-type="float" office:value="11.2932260088744" calcext:value-type="float">
            <text:p>11.293226008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65.2" calcext:value-type="float">
            <text:p>365.2</text:p>
          </table:table-cell>
          <table:table-cell office:value-type="float" office:value="55" calcext:value-type="float">
            <text:p>55</text:p>
          </table:table-cell>
          <table:table-cell office:value-type="float" office:value="0.0001379" calcext:value-type="float">
            <text:p>1.379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21]/1000)^2*SIN(([.D21]*(PI()/180))/2)/0.0389" office:value-type="float" office:value="6.33253396048475" calcext:value-type="float">
            <text:p>6.33253396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4869" calcext:value-type="float">
            <text:p>4.869E-009</text:p>
          </table:table-cell>
          <table:table-cell office:value-type="float" office:value="8.5" calcext:value-type="float">
            <text:p>8.5</text:p>
          </table:table-cell>
          <table:table-cell/>
          <table:table-cell table:formula="of:=4*([.C$21]/1000)^2*SIN(([.D22]*(PI()/180))/2)/0.0389" office:value-type="float" office:value="13.3891633745432" calcext:value-type="float">
            <text:p>13.389163374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74.3" calcext:value-type="float">
            <text:p>374.3</text:p>
          </table:table-cell>
          <table:table-cell office:value-type="float" office:value="55" calcext:value-type="float">
            <text:p>55</text:p>
          </table:table-cell>
          <table:table-cell office:value-type="float" office:value="0.0001155" calcext:value-type="float">
            <text:p>1.155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23]/1000)^2*SIN(([.D23]*(PI()/180))/2)/0.0389" office:value-type="float" office:value="6.6520521306991" calcext:value-type="float">
            <text:p>6.65205213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3294" calcext:value-type="float">
            <text:p>3.294E-009</text:p>
          </table:table-cell>
          <table:table-cell office:value-type="float" office:value="6" calcext:value-type="float">
            <text:p>6</text:p>
          </table:table-cell>
          <table:table-cell/>
          <table:table-cell table:formula="of:=4*([.C$23]/1000)^2*SIN(([.D24]*(PI()/180))/2)/0.0389" office:value-type="float" office:value="14.0647351138865" calcext:value-type="float">
            <text:p>14.064735113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94.5" calcext:value-type="float">
            <text:p>394.5</text:p>
          </table:table-cell>
          <table:table-cell office:value-type="float" office:value="50" calcext:value-type="float">
            <text:p>50</text:p>
          </table:table-cell>
          <table:table-cell office:value-type="float" office:value="0.0001825" calcext:value-type="float">
            <text:p>1.825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25]/1000)^2*SIN(([.D25]*(PI()/180))/2)/0.0389" office:value-type="float" office:value="6.76320675879388" calcext:value-type="float">
            <text:p>6.76320675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0.0001057" calcext:value-type="float">
            <text:p>1.05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25]/1000)^2*SIN(([.D26]*(PI()/180))/2)/0.0389" office:value-type="float" office:value="7.14055292583371" calcext:value-type="float">
            <text:p>7.140552925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7871" calcext:value-type="float">
            <text:p>7.871E-005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4*([.C$25]/1000)^2*SIN(([.D27]*(PI()/180))/2)/0.0389" office:value-type="float" office:value="7.38941409922073" calcext:value-type="float">
            <text:p>7.38941409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1479" calcext:value-type="float">
            <text:p>1.479E-009</text:p>
          </table:table-cell>
          <table:table-cell office:value-type="float" office:value="7.7" calcext:value-type="float">
            <text:p>7.7</text:p>
          </table:table-cell>
          <table:table-cell/>
          <table:table-cell table:formula="of:=4*([.C$25]/1000)^2*SIN(([.D28]*(PI()/180))/2)/0.0389" office:value-type="float" office:value="15.6237729215503" calcext:value-type="float">
            <text:p>15.62377292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13.3" calcext:value-type="float">
            <text:p>413.3</text:p>
          </table:table-cell>
          <table:table-cell office:value-type="float" office:value="30" calcext:value-type="float">
            <text:p>30</text:p>
          </table:table-cell>
          <table:table-cell office:value-type="float" office:value="0.006547" calcext:value-type="float">
            <text:p>6.547E-003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29]/1000)^2*SIN(([.D29]*(PI()/180))/2)/0.0389" office:value-type="float" office:value="4.54608373852775" calcext:value-type="float">
            <text:p>4.546083738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2314" calcext:value-type="float">
            <text:p>2.314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29]/1000)^2*SIN(([.D30]*(PI()/180))/2)/0.0389" office:value-type="float" office:value="5.28181279961784" calcext:value-type="float">
            <text:p>5.281812799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8687" calcext:value-type="float">
            <text:p>8.687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29]/1000)^2*SIN(([.D31]*(PI()/180))/2)/0.0389" office:value-type="float" office:value="6.00748762984524" calcext:value-type="float">
            <text:p>6.00748762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3336" calcext:value-type="float">
            <text:p>3.336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29]/1000)^2*SIN(([.D32]*(PI()/180))/2)/0.0389" office:value-type="float" office:value="6.72172686592596" calcext:value-type="float">
            <text:p>6.721726865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132" calcext:value-type="float">
            <text:p>1.320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29]/1000)^2*SIN(([.D33]*(PI()/180))/2)/0.0389" office:value-type="float" office:value="7.42317091287941" calcext:value-type="float">
            <text:p>7.423170912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6422" calcext:value-type="float">
            <text:p>6.422E-010</text:p>
          </table:table-cell>
          <table:table-cell office:value-type="float" office:value="7.8" calcext:value-type="float">
            <text:p>7.8</text:p>
          </table:table-cell>
          <table:table-cell/>
          <table:table-cell table:formula="of:=4*([.C$29]/1000)^2*SIN(([.D34]*(PI()/180))/2)/0.0389" office:value-type="float" office:value="17.1483647974956" calcext:value-type="float">
            <text:p>17.148364797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35" calcext:value-type="float">
            <text:p>35</text:p>
          </table:table-cell>
          <table:table-cell office:value-type="float" office:value="0.0001292" calcext:value-type="float">
            <text:p>1.292E-004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4*([.C$35]/1000)^2*SIN(([.D35]*(PI()/180))/2)/0.0389" office:value-type="float" office:value="12.6652026197378" calcext:value-type="float">
            <text:p>12.66520261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2953" calcext:value-type="float">
            <text:p>2.953E-005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4*([.C$35]/1000)^2*SIN(([.D36]*(PI()/180))/2)/0.0389" office:value-type="float" office:value="14.4052905610482" calcext:value-type="float">
            <text:p>14.40529056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6769" calcext:value-type="float">
            <text:p>6.769E-006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4*([.C$35]/1000)^2*SIN(([.D37]*(PI()/180))/2)/0.0389" office:value-type="float" office:value="16.1179572130325" calcext:value-type="float">
            <text:p>16.11795721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151" calcext:value-type="float">
            <text:p>1.510E-006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4*([.C$35]/1000)^2*SIN(([.D38]*(PI()/180))/2)/0.0389" office:value-type="float" office:value="17.7999424173769" calcext:value-type="float">
            <text:p>17.799942417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0.0000004244" calcext:value-type="float">
            <text:p>4.244E-007</text:p>
          </table:table-cell>
          <table:table-cell office:value-type="float" office:value="6.8" calcext:value-type="float">
            <text:p>6.8</text:p>
          </table:table-cell>
          <table:table-cell/>
          <table:table-cell table:formula="of:=4*([.C$35]/1000)^2*SIN(([.D39]*(PI()/180))/2)/0.0389" office:value-type="float" office:value="19.1212862409582" calcext:value-type="float">
            <text:p>19.12128624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0.0000001116" calcext:value-type="float">
            <text:p>1.116E-007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4*([.C$35]/1000)^2*SIN(([.D40]*(PI()/180))/2)/0.0389" office:value-type="float" office:value="20.4193337226632" calcext:value-type="float">
            <text:p>20.419333722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0.00000002792" calcext:value-type="float">
            <text:p>2.792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35]/1000)^2*SIN(([.D41]*(PI()/180))/2)/0.0389" office:value-type="float" office:value="21.6925033915844" calcext:value-type="float">
            <text:p>21.692503391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0.00000001476" calcext:value-type="float">
            <text:p>1.476E-008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$35]/1000)^2*SIN(([.D42]*(PI()/180))/2)/0.0389" office:value-type="float" office:value="22.3192730724854" calcext:value-type="float">
            <text:p>22.31927307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00009059" calcext:value-type="float">
            <text:p>9.059E-009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$35]/1000)^2*SIN(([.D43]*(PI()/180))/2)/0.0389" office:value-type="float" office:value="22.9392440865969" calcext:value-type="float">
            <text:p>22.93924408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00000004876" calcext:value-type="float">
            <text:p>4.876E-009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4*([.C$35]/1000)^2*SIN(([.D44]*(PI()/180))/2)/0.0389" office:value-type="float" office:value="24.1580368462096" calcext:value-type="float">
            <text:p>24.158036846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0.000000004403" calcext:value-type="float">
            <text:p>4.403E-009</text:p>
          </table:table-cell>
          <table:table-cell office:value-type="float" office:value="9.1" calcext:value-type="float">
            <text:p>9.1</text:p>
          </table:table-cell>
          <table:table-cell/>
          <table:table-cell table:formula="of:=4*([.C$35]/1000)^2*SIN(([.D45]*(PI()/180))/2)/0.0389" office:value-type="float" office:value="25.3473967591855" calcext:value-type="float">
            <text:p>25.34739675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0.000000003735" calcext:value-type="float">
            <text:p>3.735E-009</text:p>
          </table:table-cell>
          <table:table-cell office:value-type="float" office:value="9.5" calcext:value-type="float">
            <text:p>9.5</text:p>
          </table:table-cell>
          <table:table-cell/>
          <table:table-cell table:formula="of:=4*([.C$35]/1000)^2*SIN(([.D46]*(PI()/180))/2)/0.0389" office:value-type="float" office:value="26.5058747736775" calcext:value-type="float">
            <text:p>26.50587477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0003091" calcext:value-type="float">
            <text:p>3.091E-009</text:p>
          </table:table-cell>
          <table:table-cell office:value-type="float" office:value="8.1" calcext:value-type="float">
            <text:p>8.1</text:p>
          </table:table-cell>
          <table:table-cell/>
          <table:table-cell table:formula="of:=4*([.C$35]/1000)^2*SIN(([.D47]*(PI()/180))/2)/0.0389" office:value-type="float" office:value="27.6320594626747" calcext:value-type="float">
            <text:p>27.632059462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00002623" calcext:value-type="float">
            <text:p>2.623E-009</text:p>
          </table:table-cell>
          <table:table-cell office:value-type="float" office:value="7.3" calcext:value-type="float">
            <text:p>7.3</text:p>
          </table:table-cell>
          <table:table-cell/>
          <table:table-cell table:formula="of:=4*([.C$35]/1000)^2*SIN(([.D48]*(PI()/180))/2)/0.0389" office:value-type="float" office:value="28.4546785644601" calcext:value-type="float">
            <text:p>28.454678564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0.00000000129" calcext:value-type="float">
            <text:p>1.290E-009</text:p>
          </table:table-cell>
          <table:table-cell office:value-type="float" office:value="8.4" calcext:value-type="float">
            <text:p>8.4</text:p>
          </table:table-cell>
          <table:table-cell/>
          <table:table-cell table:formula="of:=4*([.C$35]/1000)^2*SIN(([.D49]*(PI()/180))/2)/0.0389" office:value-type="float" office:value="30.8033394532866" calcext:value-type="float">
            <text:p>30.80333945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0.0000000007627" calcext:value-type="float">
            <text:p>7.627E-010</text:p>
          </table:table-cell>
          <table:table-cell office:value-type="float" office:value="13.9" calcext:value-type="float">
            <text:p>13.9</text:p>
          </table:table-cell>
          <table:table-cell/>
          <table:table-cell table:formula="of:=4*([.C$35]/1000)^2*SIN(([.D50]*(PI()/180))/2)/0.0389" office:value-type="float" office:value="32.7320293894885" calcext:value-type="float">
            <text:p>32.732029389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0.000000000278" calcext:value-type="float">
            <text:p>2.780E-010</text:p>
          </table:table-cell>
          <table:table-cell office:value-type="float" office:value="15.1" calcext:value-type="float">
            <text:p>15.1</text:p>
          </table:table-cell>
          <table:table-cell/>
          <table:table-cell table:formula="of:=4*([.C$35]/1000)^2*SIN(([.D51]*(PI()/180))/2)/0.0389" office:value-type="float" office:value="34.9176133386679" calcext:value-type="float">
            <text:p>34.917613338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0.00000000008129" calcext:value-type="float">
            <text:p>8.129E-011</text:p>
          </table:table-cell>
          <table:table-cell office:value-type="float" office:value="29.7" calcext:value-type="float">
            <text:p>29.7</text:p>
          </table:table-cell>
          <table:table-cell/>
          <table:table-cell table:formula="of:=4*([.C$35]/1000)^2*SIN(([.D52]*(PI()/180))/2)/0.0389" office:value-type="float" office:value="37.0142405497523" calcext:value-type="float">
            <text:p>37.01424054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00.5" calcext:value-type="float">
            <text:p>30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5518" calcext:value-type="float">
            <text:p>5.518E-008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4*([.C53]/1000)^2*SIN(([.D53]*(PI()/180))/2)/0.0389" office:value-type="float" office:value="9.06527234107267" calcext:value-type="float">
            <text:p>9.065272341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25.5" calcext:value-type="float">
            <text:p>325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1974" calcext:value-type="float">
            <text:p>1.974E-008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54]/1000)^2*SIN(([.D54]*(PI()/180))/2)/0.0389" office:value-type="float" office:value="10.6363810826076" calcext:value-type="float">
            <text:p>10.63638108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50.5" calcext:value-type="float">
            <text:p>35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7869" calcext:value-type="float">
            <text:p>7.869E-009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4*([.C55]/1000)^2*SIN(([.D55]*(PI()/180))/2)/0.0389" office:value-type="float" office:value="12.3329777427954" calcext:value-type="float">
            <text:p>12.33297774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75.5" calcext:value-type="float">
            <text:p>375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2759" calcext:value-type="float">
            <text:p>2.759E-009</text:p>
          </table:table-cell>
          <table:table-cell office:value-type="float" office:value="10.4" calcext:value-type="float">
            <text:p>10.4</text:p>
          </table:table-cell>
          <table:table-cell/>
          <table:table-cell table:formula="of:=4*([.C56]/1000)^2*SIN(([.D56]*(PI()/180))/2)/0.0389" office:value-type="float" office:value="14.1550623216362" calcext:value-type="float">
            <text:p>14.15506232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00.5" calcext:value-type="float">
            <text:p>40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8906" calcext:value-type="float">
            <text:p>8.906E-010</text:p>
          </table:table-cell>
          <table:table-cell office:value-type="float" office:value="12.5" calcext:value-type="float">
            <text:p>12.5</text:p>
          </table:table-cell>
          <table:table-cell/>
          <table:table-cell table:formula="of:=4*([.C57]/1000)^2*SIN(([.D57]*(PI()/180))/2)/0.0389" office:value-type="float" office:value="16.10263481913" calcext:value-type="float">
            <text:p>16.1026348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445" calcext:value-type="float">
            <text:p>4.450E-010</text:p>
          </table:table-cell>
          <table:table-cell office:value-type="float" office:value="11.7" calcext:value-type="float">
            <text:p>11.7</text:p>
          </table:table-cell>
          <table:table-cell/>
          <table:table-cell table:formula="of:=4*([.C58]/1000)^2*SIN(([.D58]*(PI()/180))/2)/0.0389" office:value-type="float" office:value="17.7932833519737" calcext:value-type="float">
            <text:p>17.7932833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50.5" calcext:value-type="float">
            <text:p>45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1594" calcext:value-type="float">
            <text:p>1.594E-010</text:p>
          </table:table-cell>
          <table:table-cell office:value-type="float" office:value="22.7" calcext:value-type="float">
            <text:p>22.7</text:p>
          </table:table-cell>
          <table:table-cell/>
          <table:table-cell table:formula="of:=4*([.C59]/1000)^2*SIN(([.D59]*(PI()/180))/2)/0.0389" office:value-type="float" office:value="20.3742435700763" calcext:value-type="float">
            <text:p>20.374243570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5185" calcext:value-type="float">
            <text:p>5.185E-011</text:p>
          </table:table-cell>
          <table:table-cell office:value-type="float" office:value="30.4" calcext:value-type="float">
            <text:p>30.4</text:p>
          </table:table-cell>
          <table:table-cell/>
          <table:table-cell table:formula="of:=4*([.C60]/1000)^2*SIN(([.D60]*(PI()/180))/2)/0.0389" office:value-type="float" office:value="26.5227249251473" calcext:value-type="float">
            <text:p>26.522724925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68.5" calcext:value-type="float">
            <text:p>568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3225" calcext:value-type="float">
            <text:p>3.225E-011</text:p>
          </table:table-cell>
          <table:table-cell office:value-type="float" office:value="41" calcext:value-type="float">
            <text:p>41</text:p>
          </table:table-cell>
          <table:table-cell/>
          <table:table-cell table:formula="of:=4*([.C61]/1000)^2*SIN(([.D61]*(PI()/180))/2)/0.0389" office:value-type="float" office:value="32.4453782218105" calcext:value-type="float">
            <text:p>32.44537822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5978" calcext:value-type="float">
            <text:p>5.978E-011</text:p>
          </table:table-cell>
          <table:table-cell office:value-type="float" office:value="24.5" calcext:value-type="float">
            <text:p>24.5</text:p>
          </table:table-cell>
          <table:table-cell/>
          <table:table-cell table:formula="of:=4*([.C62]/1000)^2*SIN(([.D62]*(PI()/180))/2)/0.0389" office:value-type="float" office:value="34.356082368804" calcext:value-type="float">
            <text:p>34.35608236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03.9" calcext:value-type="float">
            <text:p>603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6319" calcext:value-type="float">
            <text:p>6.319E-011</text:p>
          </table:table-cell>
          <table:table-cell office:value-type="float" office:value="21.6" calcext:value-type="float">
            <text:p>21.6</text:p>
          </table:table-cell>
          <table:table-cell/>
          <table:table-cell table:formula="of:=4*([.C63]/1000)^2*SIN(([.D63]*(PI()/180))/2)/0.0389" office:value-type="float" office:value="36.6118742764798" calcext:value-type="float">
            <text:p>36.611874276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29.5" calcext:value-type="float">
            <text:p>629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2578" calcext:value-type="float">
            <text:p>2.578E-011</text:p>
          </table:table-cell>
          <table:table-cell office:value-type="float" office:value="33.5" calcext:value-type="float">
            <text:p>33.5</text:p>
          </table:table-cell>
          <table:table-cell/>
          <table:table-cell table:formula="of:=4*([.C64]/1000)^2*SIN(([.D64]*(PI()/180))/2)/0.0389" office:value-type="float" office:value="39.7817031172666" calcext:value-type="float">
            <text:p>39.781703117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59.5" calcext:value-type="float">
            <text:p>659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2302" calcext:value-type="float">
            <text:p>2.302E-011</text:p>
          </table:table-cell>
          <table:table-cell office:value-type="float" office:value="33.5" calcext:value-type="float">
            <text:p>33.5</text:p>
          </table:table-cell>
          <table:table-cell/>
          <table:table-cell table:formula="of:=4*([.C65]/1000)^2*SIN(([.D65]*(PI()/180))/2)/0.0389" office:value-type="float" office:value="43.6637973687142" calcext:value-type="float">
            <text:p>43.663797368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88.9" calcext:value-type="float">
            <text:p>688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1936" calcext:value-type="float">
            <text:p>1.936E-011</text:p>
          </table:table-cell>
          <table:table-cell office:value-type="float" office:value="30.4" calcext:value-type="float">
            <text:p>30.4</text:p>
          </table:table-cell>
          <table:table-cell/>
          <table:table-cell table:formula="of:=4*([.C66]/1000)^2*SIN(([.D66]*(PI()/180))/2)/0.0389" office:value-type="float" office:value="47.6435674004278" calcext:value-type="float">
            <text:p>47.6435674004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3H*</text:p>
          </table:table-cell>
          <table:table-cell office:value-type="float" office:value="189.2" calcext:value-type="float">
            <text:p>189.2</text:p>
          </table:table-cell>
          <table:table-cell office:value-type="float" office:value="35" calcext:value-type="float">
            <text:p>35</text:p>
          </table:table-cell>
          <table:table-cell office:value-type="float" office:value="0.01194" calcext:value-type="float">
            <text:p>1.194E-002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67]/1000)^2*SIN(([.D67]*(PI()/180))/2)/0.0389" office:value-type="float" office:value="1.10686449879348" calcext:value-type="float">
            <text:p>1.10686449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A 3% systematic error must be added.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00603" calcext:value-type="float">
            <text:p>6.030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67]/1000)^2*SIN(([.D68]*(PI()/180))/2)/0.0389" office:value-type="float" office:value="1.25893798903623" calcext:value-type="float">
            <text:p>1.25893798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3262" calcext:value-type="float">
            <text:p>3.262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67]/1000)^2*SIN(([.D69]*(PI()/180))/2)/0.0389" office:value-type="float" office:value="1.40861501926349" calcext:value-type="float">
            <text:p>1.408615019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1958" calcext:value-type="float">
            <text:p>1.95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67]/1000)^2*SIN(([.D70]*(PI()/180))/2)/0.0389" office:value-type="float" office:value="1.55561067074114" calcext:value-type="float">
            <text:p>1.55561067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1169" calcext:value-type="float">
            <text:p>1.169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67]/1000)^2*SIN(([.D71]*(PI()/180))/2)/0.0389" office:value-type="float" office:value="1.6996451288919" calcext:value-type="float">
            <text:p>1.699645128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49" calcext:value-type="float">
            <text:p>4.900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67]/1000)^2*SIN(([.D72]*(PI()/180))/2)/0.0389" office:value-type="float" office:value="1.97773991281565" calcext:value-type="float">
            <text:p>1.97773991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1585" calcext:value-type="float">
            <text:p>1.585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67]/1000)^2*SIN(([.D73]*(PI()/180))/2)/0.0389" office:value-type="float" office:value="2.3660294766488" calcext:value-type="float">
            <text:p>2.36602947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1013" calcext:value-type="float">
            <text:p>1.013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67]/1000)^2*SIN(([.D74]*(PI()/180))/2)/0.0389" office:value-type="float" office:value="2.4867721799016" calcext:value-type="float">
            <text:p>2.48677217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787" calcext:value-type="float">
            <text:p>7.870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67]/1000)^2*SIN(([.D75]*(PI()/180))/2)/0.0389" office:value-type="float" office:value="2.60278117097106" calcext:value-type="float">
            <text:p>2.6027811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0005325" calcext:value-type="float">
            <text:p>5.325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67]/1000)^2*SIN(([.D76]*(PI()/180))/2)/0.0389" office:value-type="float" office:value="2.71383562014918" calcext:value-type="float">
            <text:p>2.71383562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4462" calcext:value-type="float">
            <text:p>4.462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67]/1000)^2*SIN(([.D77]*(PI()/180))/2)/0.0389" office:value-type="float" office:value="3.59363667869508" calcext:value-type="float">
            <text:p>3.593636678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29.2" calcext:value-type="float">
            <text:p>229.2</text:p>
          </table:table-cell>
          <table:table-cell office:value-type="float" office:value="35" calcext:value-type="float">
            <text:p>35</text:p>
          </table:table-cell>
          <table:table-cell office:value-type="float" office:value="0.007327" calcext:value-type="float">
            <text:p>7.327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78]/1000)^2*SIN(([.D78]*(PI()/180))/2)/0.0389" office:value-type="float" office:value="1.62435676208433" calcext:value-type="float">
            <text:p>1.624356762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3604" calcext:value-type="float">
            <text:p>3.604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78]/1000)^2*SIN(([.D79]*(PI()/180))/2)/0.0389" office:value-type="float" office:value="1.84752915805406" calcext:value-type="float">
            <text:p>1.84752915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968" calcext:value-type="float">
            <text:p>1.96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78]/1000)^2*SIN(([.D80]*(PI()/180))/2)/0.0389" office:value-type="float" office:value="2.06718467726474" calcext:value-type="float">
            <text:p>2.067184677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1018" calcext:value-type="float">
            <text:p>1.01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78]/1000)^2*SIN(([.D81]*(PI()/180))/2)/0.0389" office:value-type="float" office:value="2.28290519295115" calcext:value-type="float">
            <text:p>2.28290519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5927" calcext:value-type="float">
            <text:p>5.927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78]/1000)^2*SIN(([.D82]*(PI()/180))/2)/0.0389" office:value-type="float" office:value="2.49428006885093" calcext:value-type="float">
            <text:p>2.494280068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3625" calcext:value-type="float">
            <text:p>3.625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78]/1000)^2*SIN(([.D83]*(PI()/180))/2)/0.0389" office:value-type="float" office:value="2.70090694087403" calcext:value-type="float">
            <text:p>2.70090694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2207" calcext:value-type="float">
            <text:p>2.20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78]/1000)^2*SIN(([.D84]*(PI()/180))/2)/0.0389" office:value-type="float" office:value="2.90239248302567" calcext:value-type="float">
            <text:p>2.90239248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5146" calcext:value-type="float">
            <text:p>5.146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78]/1000)^2*SIN(([.D85]*(PI()/180))/2)/0.0389" office:value-type="float" office:value="3.54390877004708" calcext:value-type="float">
            <text:p>3.5439087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4104" calcext:value-type="float">
            <text:p>4.104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78]/1000)^2*SIN(([.D86]*(PI()/180))/2)/0.0389" office:value-type="float" office:value="3.64941256187133" calcext:value-type="float">
            <text:p>3.649412561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2842" calcext:value-type="float">
            <text:p>2.842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78]/1000)^2*SIN(([.D87]*(PI()/180))/2)/0.0389" office:value-type="float" office:value="3.81965922649169" calcext:value-type="float">
            <text:p>3.81965922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0001982" calcext:value-type="float">
            <text:p>1.982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78]/1000)^2*SIN(([.D88]*(PI()/180))/2)/0.0389" office:value-type="float" office:value="3.98263495267918" calcext:value-type="float">
            <text:p>3.982634952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1428" calcext:value-type="float">
            <text:p>1.428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78]/1000)^2*SIN(([.D89]*(PI()/180))/2)/0.0389" office:value-type="float" office:value="4.13802950687607" calcext:value-type="float">
            <text:p>4.13802950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1548" calcext:value-type="float">
            <text:p>1.548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78]/1000)^2*SIN(([.D90]*(PI()/180))/2)/0.0389" office:value-type="float" office:value="5.27376932395567" calcext:value-type="float">
            <text:p>5.27376932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35" calcext:value-type="float">
            <text:p>35</text:p>
          </table:table-cell>
          <table:table-cell office:value-type="float" office:value="0.004179" calcext:value-type="float">
            <text:p>4.179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91]/1000)^2*SIN(([.D91]*(PI()/180))/2)/0.0389" office:value-type="float" office:value="2.24079592084189" calcext:value-type="float">
            <text:p>2.24079592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2032" calcext:value-type="float">
            <text:p>2.032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91]/1000)^2*SIN(([.D92]*(PI()/180))/2)/0.0389" office:value-type="float" office:value="2.54866165958008" calcext:value-type="float">
            <text:p>2.548661659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025" calcext:value-type="float">
            <text:p>1.025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91]/1000)^2*SIN(([.D93]*(PI()/180))/2)/0.0389" office:value-type="float" office:value="2.85167587599281" calcext:value-type="float">
            <text:p>2.8516758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551" calcext:value-type="float">
            <text:p>5.510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91]/1000)^2*SIN(([.D94]*(PI()/180))/2)/0.0389" office:value-type="float" office:value="3.14926176529692" calcext:value-type="float">
            <text:p>3.149261765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3068" calcext:value-type="float">
            <text:p>3.068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91]/1000)^2*SIN(([.D95]*(PI()/180))/2)/0.0389" office:value-type="float" office:value="3.44085285583845" calcext:value-type="float">
            <text:p>3.440852855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762" calcext:value-type="float">
            <text:p>1.762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91]/1000)^2*SIN(([.D96]*(PI()/180))/2)/0.0389" office:value-type="float" office:value="3.7258940874036" calcext:value-type="float">
            <text:p>3.725894087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1027" calcext:value-type="float">
            <text:p>1.02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91]/1000)^2*SIN(([.D97]*(PI()/180))/2)/0.0389" office:value-type="float" office:value="4.0038428678074" calcext:value-type="float">
            <text:p>4.003842867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9083" calcext:value-type="float">
            <text:p>9.083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91]/1000)^2*SIN(([.D98]*(PI()/180))/2)/0.0389" office:value-type="float" office:value="4.05853472066338" calcext:value-type="float">
            <text:p>4.05853472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0.00007417" calcext:value-type="float">
            <text:p>7.417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91]/1000)^2*SIN(([.D99]*(PI()/180))/2)/0.0389" office:value-type="float" office:value="4.16698706551941" calcext:value-type="float">
            <text:p>4.166987065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02389" calcext:value-type="float">
            <text:p>2.389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91]/1000)^2*SIN(([.D100]*(PI()/180))/2)/0.0389" office:value-type="float" office:value="4.78991710877474" calcext:value-type="float">
            <text:p>4.78991710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2068" calcext:value-type="float">
            <text:p>2.068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91]/1000)^2*SIN(([.D101]*(PI()/180))/2)/0.0389" office:value-type="float" office:value="4.88881291420695" calcext:value-type="float">
            <text:p>4.88881291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1079" calcext:value-type="float">
            <text:p>1.079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91]/1000)^2*SIN(([.D102]*(PI()/180))/2)/0.0389" office:value-type="float" office:value="5.2692099503719" calcext:value-type="float">
            <text:p>5.269209950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5034" calcext:value-type="float">
            <text:p>5.034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91]/1000)^2*SIN(([.D103]*(PI()/180))/2)/0.0389" office:value-type="float" office:value="5.70840092261077" calcext:value-type="float">
            <text:p>5.70840092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102" calcext:value-type="float">
            <text:p>102</text:p>
          </table:table-cell>
          <table:table-cell office:value-type="float" office:value="0.000004394" calcext:value-type="float">
            <text:p>4.394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104]/1000)^2*SIN(([.D104]*(PI()/180))/2)/0.0389" office:value-type="float" office:value="5.79112708568423" calcext:value-type="float">
            <text:p>5.791127085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439" calcext:value-type="float">
            <text:p>4.390E-007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105]/1000)^2*SIN(([.D105]*(PI()/180))/2)/0.0389" office:value-type="float" office:value="7.2751510409678" calcext:value-type="float">
            <text:p>7.27515104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08.8" calcext:value-type="float">
            <text:p>308.8</text:p>
          </table:table-cell>
          <table:table-cell office:value-type="float" office:value="35" calcext:value-type="float">
            <text:p>35</text:p>
          </table:table-cell>
          <table:table-cell office:value-type="float" office:value="0.00279" calcext:value-type="float">
            <text:p>2.790E-003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06]/1000)^2*SIN(([.D106]*(PI()/180))/2)/0.0389" office:value-type="float" office:value="2.94853832739134" calcext:value-type="float">
            <text:p>2.948538327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1269" calcext:value-type="float">
            <text:p>1.269E-003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06]/1000)^2*SIN(([.D107]*(PI()/180))/2)/0.0389" office:value-type="float" office:value="3.35364167567803" calcext:value-type="float">
            <text:p>3.353641675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6233" calcext:value-type="float">
            <text:p>6.233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06]/1000)^2*SIN(([.D108]*(PI()/180))/2)/0.0389" office:value-type="float" office:value="3.75236117642654" calcext:value-type="float">
            <text:p>3.75236117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3218" calcext:value-type="float">
            <text:p>3.218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06]/1000)^2*SIN(([.D109]*(PI()/180))/2)/0.0389" office:value-type="float" office:value="4.14393784440545" calcext:value-type="float">
            <text:p>4.143937844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1674" calcext:value-type="float">
            <text:p>1.674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06]/1000)^2*SIN(([.D110]*(PI()/180))/2)/0.0389" office:value-type="float" office:value="4.52762629117151" calcext:value-type="float">
            <text:p>4.52762629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8999" calcext:value-type="float">
            <text:p>8.999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06]/1000)^2*SIN(([.D111]*(PI()/180))/2)/0.0389" office:value-type="float" office:value="4.90269614395887" calcext:value-type="float">
            <text:p>4.90269614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5045" calcext:value-type="float">
            <text:p>5.045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06]/1000)^2*SIN(([.D112]*(PI()/180))/2)/0.0389" office:value-type="float" office:value="5.26843343598517" calcext:value-type="float">
            <text:p>5.26843343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8308" calcext:value-type="float">
            <text:p>8.308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106]/1000)^2*SIN(([.D113]*(PI()/180))/2)/0.0389" office:value-type="float" office:value="6.43291614328232" calcext:value-type="float">
            <text:p>6.43291614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4019" calcext:value-type="float">
            <text:p>4.019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106]/1000)^2*SIN(([.D114]*(PI()/180))/2)/0.0389" office:value-type="float" office:value="6.93345937898091" calcext:value-type="float">
            <text:p>6.93345937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1798" calcext:value-type="float">
            <text:p>1.798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106]/1000)^2*SIN(([.D115]*(PI()/180))/2)/0.0389" office:value-type="float" office:value="7.51136627476107" calcext:value-type="float">
            <text:p>7.511366274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1335" calcext:value-type="float">
            <text:p>1.335E-007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106]/1000)^2*SIN(([.D116]*(PI()/180))/2)/0.0389" office:value-type="float" office:value="9.57296533893868" calcext:value-type="float">
            <text:p>9.572965338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48.6" calcext:value-type="float">
            <text:p>348.6</text:p>
          </table:table-cell>
          <table:table-cell office:value-type="float" office:value="35" calcext:value-type="float">
            <text:p>35</text:p>
          </table:table-cell>
          <table:table-cell office:value-type="float" office:value="0.00173" calcext:value-type="float">
            <text:p>1.730E-003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17]/1000)^2*SIN(([.D117]*(PI()/180))/2)/0.0389" office:value-type="float" office:value="3.75756896032147" calcext:value-type="float">
            <text:p>3.75756896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7782" calcext:value-type="float">
            <text:p>7.782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17]/1000)^2*SIN(([.D118]*(PI()/180))/2)/0.0389" office:value-type="float" office:value="4.27382603356465" calcext:value-type="float">
            <text:p>4.273826033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3497" calcext:value-type="float">
            <text:p>3.497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17]/1000)^2*SIN(([.D119]*(PI()/180))/2)/0.0389" office:value-type="float" office:value="4.78194763604454" calcext:value-type="float">
            <text:p>4.78194763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17" calcext:value-type="float">
            <text:p>1.700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17]/1000)^2*SIN(([.D120]*(PI()/180))/2)/0.0389" office:value-type="float" office:value="5.28096652941109" calcext:value-type="float">
            <text:p>5.280966529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8518" calcext:value-type="float">
            <text:p>8.518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17]/1000)^2*SIN(([.D121]*(PI()/180))/2)/0.0389" office:value-type="float" office:value="5.76993280283838" calcext:value-type="float">
            <text:p>5.76993280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4432" calcext:value-type="float">
            <text:p>4.432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17]/1000)^2*SIN(([.D122]*(PI()/180))/2)/0.0389" office:value-type="float" office:value="6.24791568123393" calcext:value-type="float">
            <text:p>6.24791568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2362" calcext:value-type="float">
            <text:p>2.362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17]/1000)^2*SIN(([.D123]*(PI()/180))/2)/0.0389" office:value-type="float" office:value="6.71400529702194" calcext:value-type="float">
            <text:p>6.7140052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3428" calcext:value-type="float">
            <text:p>3.428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17]/1000)^2*SIN(([.D124]*(PI()/180))/2)/0.0389" office:value-type="float" office:value="8.1980029900898" calcext:value-type="float">
            <text:p>8.19800299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1585" calcext:value-type="float">
            <text:p>1.585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17]/1000)^2*SIN(([.D125]*(PI()/180))/2)/0.0389" office:value-type="float" office:value="8.83588709296456" calcext:value-type="float">
            <text:p>8.83588709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6536" calcext:value-type="float">
            <text:p>6.536E-007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17]/1000)^2*SIN(([.D126]*(PI()/180))/2)/0.0389" office:value-type="float" office:value="9.57236217737036" calcext:value-type="float">
            <text:p>9.572362177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3679" calcext:value-type="float">
            <text:p>3.679E-008</text:p>
          </table:table-cell>
          <table:table-cell office:value-type="float" office:value="2" calcext:value-type="float">
            <text:p>2</text:p>
          </table:table-cell>
          <table:table-cell/>
          <table:table-cell table:formula="of:=4*([.C$117]/1000)^2*SIN(([.D127]*(PI()/180))/2)/0.0389" office:value-type="float" office:value="12.1996302648214" calcext:value-type="float">
            <text:p>12.19963026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88.6" calcext:value-type="float">
            <text:p>388.6</text:p>
          </table:table-cell>
          <table:table-cell office:value-type="float" office:value="35" calcext:value-type="float">
            <text:p>35</text:p>
          </table:table-cell>
          <table:table-cell office:value-type="float" office:value="0.001123" calcext:value-type="float">
            <text:p>1.123E-00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28]/1000)^2*SIN(([.D128]*(PI()/180))/2)/0.0389" office:value-type="float" office:value="4.66936460204713" calcext:value-type="float">
            <text:p>4.6693646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4662" calcext:value-type="float">
            <text:p>4.662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28]/1000)^2*SIN(([.D129]*(PI()/180))/2)/0.0389" office:value-type="float" office:value="5.31089441262761" calcext:value-type="float">
            <text:p>5.31089441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9251" calcext:value-type="float">
            <text:p>9.251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28]/1000)^2*SIN(([.D130]*(PI()/180))/2)/0.0389" office:value-type="float" office:value="6.56242332141209" calcext:value-type="float">
            <text:p>6.562423321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4314" calcext:value-type="float">
            <text:p>4.31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28]/1000)^2*SIN(([.D131]*(PI()/180))/2)/0.0389" office:value-type="float" office:value="7.17004006320596" calcext:value-type="float">
            <text:p>7.17004006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2149" calcext:value-type="float">
            <text:p>2.149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28]/1000)^2*SIN(([.D132]*(PI()/180))/2)/0.0389" office:value-type="float" office:value="7.76400822622108" calcext:value-type="float">
            <text:p>7.764008226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1074" calcext:value-type="float">
            <text:p>1.07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28]/1000)^2*SIN(([.D133]*(PI()/180))/2)/0.0389" office:value-type="float" office:value="8.34319715830021" calcext:value-type="float">
            <text:p>8.343197158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1351" calcext:value-type="float">
            <text:p>1.351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28]/1000)^2*SIN(([.D134]*(PI()/180))/2)/0.0389" office:value-type="float" office:value="10.1872953959378" calcext:value-type="float">
            <text:p>10.187295395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05731" calcext:value-type="float">
            <text:p>5.731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128]/1000)^2*SIN(([.D135]*(PI()/180))/2)/0.0389" office:value-type="float" office:value="10.9799657318981" calcext:value-type="float">
            <text:p>10.979965731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2208" calcext:value-type="float">
            <text:p>2.208E-007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4*([.C$128]/1000)^2*SIN(([.D136]*(PI()/180))/2)/0.0389" office:value-type="float" office:value="11.8951507160534" calcext:value-type="float">
            <text:p>11.895150716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9761" calcext:value-type="float">
            <text:p>9.761E-009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128]/1000)^2*SIN(([.D137]*(PI()/180))/2)/0.0389" office:value-type="float" office:value="15.1599404610119" calcext:value-type="float">
            <text:p>15.15994046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35" calcext:value-type="float">
            <text:p>35</text:p>
          </table:table-cell>
          <table:table-cell office:value-type="float" office:value="0.00073" calcext:value-type="float">
            <text:p>7.300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38]/1000)^2*SIN(([.D138]*(PI()/180))/2)/0.0389" office:value-type="float" office:value="5.68010713923948" calcext:value-type="float">
            <text:p>5.68010713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2837" calcext:value-type="float">
            <text:p>2.837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38]/1000)^2*SIN(([.D139]*(PI()/180))/2)/0.0389" office:value-type="float" office:value="6.46050412419876" calcext:value-type="float">
            <text:p>6.46050412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1175" calcext:value-type="float">
            <text:p>1.175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38]/1000)^2*SIN(([.D140]*(PI()/180))/2)/0.0389" office:value-type="float" office:value="7.22860317236658" calcext:value-type="float">
            <text:p>7.228603172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5071" calcext:value-type="float">
            <text:p>5.071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38]/1000)^2*SIN(([.D141]*(PI()/180))/2)/0.0389" office:value-type="float" office:value="7.98294216354885" calcext:value-type="float">
            <text:p>7.982942163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55" calcext:value-type="float">
            <text:p>55</text:p>
          </table:table-cell>
          <table:table-cell office:value-type="float" office:value="0.00002137" calcext:value-type="float">
            <text:p>2.137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38]/1000)^2*SIN(([.D142]*(PI()/180))/2)/0.0389" office:value-type="float" office:value="8.72208517060203" calcext:value-type="float">
            <text:p>8.722085170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60" calcext:value-type="float">
            <text:p>60</text:p>
          </table:table-cell>
          <table:table-cell office:value-type="float" office:value="0.00001012" calcext:value-type="float">
            <text:p>1.012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38]/1000)^2*SIN(([.D143]*(PI()/180))/2)/0.0389" office:value-type="float" office:value="9.44462519280206" calcext:value-type="float">
            <text:p>9.44462519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65" calcext:value-type="float">
            <text:p>65</text:p>
          </table:table-cell>
          <table:table-cell office:value-type="float" office:value="0.00000482" calcext:value-type="float">
            <text:p>4.820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38]/1000)^2*SIN(([.D144]*(PI()/180))/2)/0.0389" office:value-type="float" office:value="10.1491868341502" calcext:value-type="float">
            <text:p>10.14918683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82" calcext:value-type="float">
            <text:p>82</text:p>
          </table:table-cell>
          <table:table-cell office:value-type="float" office:value="0.0000004765" calcext:value-type="float">
            <text:p>4.765E-007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4*([.C$138]/1000)^2*SIN(([.D145]*(PI()/180))/2)/0.0389" office:value-type="float" office:value="12.392463266338" calcext:value-type="float">
            <text:p>12.392463266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90" calcext:value-type="float">
            <text:p>90</text:p>
          </table:table-cell>
          <table:table-cell office:value-type="float" office:value="0.0000002006" calcext:value-type="float">
            <text:p>2.006E-007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4*([.C$138]/1000)^2*SIN(([.D146]*(PI()/180))/2)/0.0389" office:value-type="float" office:value="13.3567170391913" calcext:value-type="float">
            <text:p>13.35671703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99" calcext:value-type="float">
            <text:p>99</text:p>
          </table:table-cell>
          <table:table-cell office:value-type="float" office:value="0.00000007798" calcext:value-type="float">
            <text:p>7.798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138]/1000)^2*SIN(([.D147]*(PI()/180))/2)/0.0389" office:value-type="float" office:value="14.3634986789261" calcext:value-type="float">
            <text:p>14.363498678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2224" calcext:value-type="float">
            <text:p>2.224E-009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4*([.C$138]/1000)^2*SIN(([.D148]*(PI()/180))/2)/0.0389" office:value-type="float" office:value="18.441499728954" calcext:value-type="float">
            <text:p>18.44149972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40" calcext:value-type="float">
            <text:p>40</text:p>
          </table:table-cell>
          <table:table-cell office:value-type="float" office:value="0.0001712" calcext:value-type="float">
            <text:p>1.712E-004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49]/1000)^2*SIN(([.D149]*(PI()/180))/2)/0.0389" office:value-type="float" office:value="7.7259515742456" calcext:value-type="float">
            <text:p>7.72595157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45" calcext:value-type="float">
            <text:p>45</text:p>
          </table:table-cell>
          <table:table-cell office:value-type="float" office:value="0.00006717" calcext:value-type="float">
            <text:p>6.717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49]/1000)^2*SIN(([.D150]*(PI()/180))/2)/0.0389" office:value-type="float" office:value="8.64450157224667" calcext:value-type="float">
            <text:p>8.64450157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50" calcext:value-type="float">
            <text:p>50</text:p>
          </table:table-cell>
          <table:table-cell office:value-type="float" office:value="0.00002693" calcext:value-type="float">
            <text:p>2.693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49]/1000)^2*SIN(([.D151]*(PI()/180))/2)/0.0389" office:value-type="float" office:value="9.54659627018362" calcext:value-type="float">
            <text:p>9.54659627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55" calcext:value-type="float">
            <text:p>55</text:p>
          </table:table-cell>
          <table:table-cell office:value-type="float" office:value="0.0000112" calcext:value-type="float">
            <text:p>1.120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49]/1000)^2*SIN(([.D152]*(PI()/180))/2)/0.0389" office:value-type="float" office:value="10.4305184795272" calcext:value-type="float">
            <text:p>10.430518479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60" calcext:value-type="float">
            <text:p>60</text:p>
          </table:table-cell>
          <table:table-cell office:value-type="float" office:value="0.000004832" calcext:value-type="float">
            <text:p>4.832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49]/1000)^2*SIN(([.D153]*(PI()/180))/2)/0.0389" office:value-type="float" office:value="11.2945856041131" calcext:value-type="float">
            <text:p>11.294585604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65" calcext:value-type="float">
            <text:p>65</text:p>
          </table:table-cell>
          <table:table-cell office:value-type="float" office:value="0.000002267" calcext:value-type="float">
            <text:p>2.267E-006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4*([.C$149]/1000)^2*SIN(([.D154]*(PI()/180))/2)/0.0389" office:value-type="float" office:value="12.1371528430593" calcext:value-type="float">
            <text:p>12.137152843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82" calcext:value-type="float">
            <text:p>82</text:p>
          </table:table-cell>
          <table:table-cell office:value-type="float" office:value="0.0000001665" calcext:value-type="float">
            <text:p>1.665E-007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4*([.C$149]/1000)^2*SIN(([.D155]*(PI()/180))/2)/0.0389" office:value-type="float" office:value="14.8198297285692" calcext:value-type="float">
            <text:p>14.81982972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90" calcext:value-type="float">
            <text:p>90</text:p>
          </table:table-cell>
          <table:table-cell office:value-type="float" office:value="0.00000006526" calcext:value-type="float">
            <text:p>6.526E-008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4*([.C$149]/1000)^2*SIN(([.D156]*(PI()/180))/2)/0.0389" office:value-type="float" office:value="15.9729561427207" calcext:value-type="float">
            <text:p>15.972956142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22" calcext:value-type="float">
            <text:p>2.200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149]/1000)^2*SIN(([.D157]*(PI()/180))/2)/0.0389" office:value-type="float" office:value="17.3043090787249" calcext:value-type="float">
            <text:p>17.304309078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3602" calcext:value-type="float">
            <text:p>3.602E-010</text:p>
          </table:table-cell>
          <table:table-cell office:value-type="float" office:value="10.2" calcext:value-type="float">
            <text:p>10.2</text:p>
          </table:table-cell>
          <table:table-cell/>
          <table:table-cell table:formula="of:=4*([.C$149]/1000)^2*SIN(([.D158]*(PI()/180))/2)/0.0389" office:value-type="float" office:value="22.0537176547398" calcext:value-type="float">
            <text:p>22.053717654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30" calcext:value-type="float">
            <text:p>30</text:p>
          </table:table-cell>
          <table:table-cell office:value-type="float" office:value="0.000867" calcext:value-type="float">
            <text:p>8.670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59]/1000)^2*SIN(([.D159]*(PI()/180))/2)/0.0389" office:value-type="float" office:value="6.87887953998085" calcext:value-type="float">
            <text:p>6.8788795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0" calcext:value-type="float">
            <text:p>40</text:p>
          </table:table-cell>
          <table:table-cell office:value-type="float" office:value="0.000103" calcext:value-type="float">
            <text:p>1.030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59]/1000)^2*SIN(([.D160]*(PI()/180))/2)/0.0389" office:value-type="float" office:value="9.09019413641808" calcext:value-type="float">
            <text:p>9.09019413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5" calcext:value-type="float">
            <text:p>45</text:p>
          </table:table-cell>
          <table:table-cell office:value-type="float" office:value="0.00003752" calcext:value-type="float">
            <text:p>3.752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59]/1000)^2*SIN(([.D161]*(PI()/180))/2)/0.0389" office:value-type="float" office:value="10.1709409836634" calcext:value-type="float">
            <text:p>10.170940983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0" calcext:value-type="float">
            <text:p>50</text:p>
          </table:table-cell>
          <table:table-cell office:value-type="float" office:value="0.0000144" calcext:value-type="float">
            <text:p>1.440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59]/1000)^2*SIN(([.D162]*(PI()/180))/2)/0.0389" office:value-type="float" office:value="11.2323268666679" calcext:value-type="float">
            <text:p>11.232326866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4" calcext:value-type="float">
            <text:p>54</text:p>
          </table:table-cell>
          <table:table-cell office:value-type="float" office:value="0.000006789" calcext:value-type="float">
            <text:p>6.789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59]/1000)^2*SIN(([.D163]*(PI()/180))/2)/0.0389" office:value-type="float" office:value="12.0661366274921" calcext:value-type="float">
            <text:p>12.066136627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5" calcext:value-type="float">
            <text:p>55</text:p>
          </table:table-cell>
          <table:table-cell office:value-type="float" office:value="0.00000563" calcext:value-type="float">
            <text:p>5.630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59]/1000)^2*SIN(([.D164]*(PI()/180))/2)/0.0389" office:value-type="float" office:value="12.2723313770779" calcext:value-type="float">
            <text:p>12.272331377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0" calcext:value-type="float">
            <text:p>60</text:p>
          </table:table-cell>
          <table:table-cell office:value-type="float" office:value="0.000002328" calcext:value-type="float">
            <text:p>2.328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59]/1000)^2*SIN(([.D165]*(PI()/180))/2)/0.0389" office:value-type="float" office:value="13.2889748071979" calcext:value-type="float">
            <text:p>13.288974807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6751" calcext:value-type="float">
            <text:p>6.751E-011</text:p>
          </table:table-cell>
          <table:table-cell office:value-type="float" office:value="23.2" calcext:value-type="float">
            <text:p>23.2</text:p>
          </table:table-cell>
          <table:table-cell/>
          <table:table-cell table:formula="of:=4*([.C$159]/1000)^2*SIN(([.D166]*(PI()/180))/2)/0.0389" office:value-type="float" office:value="25.9479460859695" calcext:value-type="float">
            <text:p>25.9479460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0" calcext:value-type="float">
            <text:p>40</text:p>
          </table:table-cell>
          <table:table-cell office:value-type="float" office:value="0.0001031" calcext:value-type="float">
            <text:p>1.031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59]/1000)^2*SIN(([.D167]*(PI()/180))/2)/0.0389" office:value-type="float" office:value="9.09019413641808" calcext:value-type="float">
            <text:p>9.09019413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5" calcext:value-type="float">
            <text:p>45</text:p>
          </table:table-cell>
          <table:table-cell office:value-type="float" office:value="0.0000382" calcext:value-type="float">
            <text:p>3.820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59]/1000)^2*SIN(([.D168]*(PI()/180))/2)/0.0389" office:value-type="float" office:value="10.1709409836634" calcext:value-type="float">
            <text:p>10.170940983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0" calcext:value-type="float">
            <text:p>50</text:p>
          </table:table-cell>
          <table:table-cell office:value-type="float" office:value="0.0000142" calcext:value-type="float">
            <text:p>1.420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59]/1000)^2*SIN(([.D169]*(PI()/180))/2)/0.0389" office:value-type="float" office:value="11.2323268666679" calcext:value-type="float">
            <text:p>11.232326866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5" calcext:value-type="float">
            <text:p>55</text:p>
          </table:table-cell>
          <table:table-cell office:value-type="float" office:value="0.000005536" calcext:value-type="float">
            <text:p>5.536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59]/1000)^2*SIN(([.D170]*(PI()/180))/2)/0.0389" office:value-type="float" office:value="12.2723313770779" calcext:value-type="float">
            <text:p>12.272331377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0" calcext:value-type="float">
            <text:p>60</text:p>
          </table:table-cell>
          <table:table-cell office:value-type="float" office:value="0.000002202" calcext:value-type="float">
            <text:p>2.202E-006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4*([.C$159]/1000)^2*SIN(([.D171]*(PI()/180))/2)/0.0389" office:value-type="float" office:value="13.2889748071979" calcext:value-type="float">
            <text:p>13.288974807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5" calcext:value-type="float">
            <text:p>65</text:p>
          </table:table-cell>
          <table:table-cell office:value-type="float" office:value="0.0000009513" calcext:value-type="float">
            <text:p>9.513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159]/1000)^2*SIN(([.D172]*(PI()/180))/2)/0.0389" office:value-type="float" office:value="14.2803219184765" calcext:value-type="float">
            <text:p>14.280321918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82" calcext:value-type="float">
            <text:p>82</text:p>
          </table:table-cell>
          <table:table-cell office:value-type="float" office:value="0.00000006949" calcext:value-type="float">
            <text:p>6.949E-008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159]/1000)^2*SIN(([.D173]*(PI()/180))/2)/0.0389" office:value-type="float" office:value="17.4367038165792" calcext:value-type="float">
            <text:p>17.436703816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90" calcext:value-type="float">
            <text:p>90</text:p>
          </table:table-cell>
          <table:table-cell office:value-type="float" office:value="0.00000002114" calcext:value-type="float">
            <text:p>2.114E-008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159]/1000)^2*SIN(([.D174]*(PI()/180))/2)/0.0389" office:value-type="float" office:value="18.7934484023737" calcext:value-type="float">
            <text:p>18.793448402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6417" calcext:value-type="float">
            <text:p>6.417E-009</text:p>
          </table:table-cell>
          <table:table-cell office:value-type="float" office:value="5.7" calcext:value-type="float">
            <text:p>5.7</text:p>
          </table:table-cell>
          <table:table-cell/>
          <table:table-cell table:formula="of:=4*([.C$159]/1000)^2*SIN(([.D175]*(PI()/180))/2)/0.0389" office:value-type="float" office:value="20.3598906116041" calcext:value-type="float">
            <text:p>20.35989061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7831" calcext:value-type="float">
            <text:p>7.831E-011</text:p>
          </table:table-cell>
          <table:table-cell office:value-type="float" office:value="21.4" calcext:value-type="float">
            <text:p>21.4</text:p>
          </table:table-cell>
          <table:table-cell/>
          <table:table-cell table:formula="of:=4*([.C$159]/1000)^2*SIN(([.D176]*(PI()/180))/2)/0.0389" office:value-type="float" office:value="25.9479460859695" calcext:value-type="float">
            <text:p>25.9479460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45" calcext:value-type="float">
            <text:p>45</text:p>
          </table:table-cell>
          <table:table-cell office:value-type="float" office:value="0.00002772" calcext:value-type="float">
            <text:p>2.772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77]/1000)^2*SIN(([.D177]*(PI()/180))/2)/0.0389" office:value-type="float" office:value="11.0077151996061" calcext:value-type="float">
            <text:p>11.007715199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50" calcext:value-type="float">
            <text:p>50</text:p>
          </table:table-cell>
          <table:table-cell office:value-type="float" office:value="0.00001036" calcext:value-type="float">
            <text:p>1.036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77]/1000)^2*SIN(([.D178]*(PI()/180))/2)/0.0389" office:value-type="float" office:value="12.1564224367989" calcext:value-type="float">
            <text:p>12.156422436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3366" calcext:value-type="float">
            <text:p>3.366E-011</text:p>
          </table:table-cell>
          <table:table-cell office:value-type="float" office:value="33.3" calcext:value-type="float">
            <text:p>33.3</text:p>
          </table:table-cell>
          <table:table-cell/>
          <table:table-cell table:formula="of:=4*([.C$177]/1000)^2*SIN(([.D179]*(PI()/180))/2)/0.0389" office:value-type="float" office:value="28.0827114214762" calcext:value-type="float">
            <text:p>28.08271142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38.6" calcext:value-type="float">
            <text:p>538.6</text:p>
          </table:table-cell>
          <table:table-cell office:value-type="float" office:value="30" calcext:value-type="float">
            <text:p>30</text:p>
          </table:table-cell>
          <table:table-cell office:value-type="float" office:value="0.0006671" calcext:value-type="float">
            <text:p>6.671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80]/1000)^2*SIN(([.D180]*(PI()/180))/2)/0.0389" office:value-type="float" office:value="7.72039140781783" calcext:value-type="float">
            <text:p>7.720391407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02116" calcext:value-type="float">
            <text:p>2.116E-004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80]/1000)^2*SIN(([.D181]*(PI()/180))/2)/0.0389" office:value-type="float" office:value="8.96984404626865" calcext:value-type="float">
            <text:p>8.969844046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706" calcext:value-type="float">
            <text:p>7.060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80]/1000)^2*SIN(([.D182]*(PI()/180))/2)/0.0389" office:value-type="float" office:value="10.2022220767648" calcext:value-type="float">
            <text:p>10.202222076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2394" calcext:value-type="float">
            <text:p>2.394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80]/1000)^2*SIN(([.D183]*(PI()/180))/2)/0.0389" office:value-type="float" office:value="11.4151795976814" calcext:value-type="float">
            <text:p>11.415179597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8709" calcext:value-type="float">
            <text:p>8.709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80]/1000)^2*SIN(([.D184]*(PI()/180))/2)/0.0389" office:value-type="float" office:value="12.6064076754374" calcext:value-type="float">
            <text:p>12.606407675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03247" calcext:value-type="float">
            <text:p>3.247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80]/1000)^2*SIN(([.D185]*(PI()/180))/2)/0.0389" office:value-type="float" office:value="13.7736387396819" calcext:value-type="float">
            <text:p>13.77363873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01283" calcext:value-type="float">
            <text:p>1.283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180]/1000)^2*SIN(([.D186]*(PI()/180))/2)/0.0389" office:value-type="float" office:value="14.9146508997429" calcext:value-type="float">
            <text:p>14.91465089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005258" calcext:value-type="float">
            <text:p>5.258E-007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4*([.C$180]/1000)^2*SIN(([.D187]*(PI()/180))/2)/0.0389" office:value-type="float" office:value="16.027272174123" calcext:value-type="float">
            <text:p>16.027272174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00335" calcext:value-type="float">
            <text:p>3.350E-008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180]/1000)^2*SIN(([.D188]*(PI()/180))/2)/0.0389" office:value-type="float" office:value="19.5697827740355" calcext:value-type="float">
            <text:p>19.56978277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0009029" calcext:value-type="float">
            <text:p>9.029E-009</text:p>
          </table:table-cell>
          <table:table-cell office:value-type="float" office:value="9.4" calcext:value-type="float">
            <text:p>9.4</text:p>
          </table:table-cell>
          <table:table-cell/>
          <table:table-cell table:formula="of:=4*([.C$180]/1000)^2*SIN(([.D189]*(PI()/180))/2)/0.0389" office:value-type="float" office:value="21.0925015804765" calcext:value-type="float">
            <text:p>21.09250158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002678" calcext:value-type="float">
            <text:p>2.678E-009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4*([.C$180]/1000)^2*SIN(([.D190]*(PI()/180))/2)/0.0389" office:value-type="float" office:value="22.8505708856151" calcext:value-type="float">
            <text:p>22.850570885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702" calcext:value-type="float">
            <text:p>1.702E-011</text:p>
          </table:table-cell>
          <table:table-cell office:value-type="float" office:value="62.9" calcext:value-type="float">
            <text:p>62.9</text:p>
          </table:table-cell>
          <table:table-cell/>
          <table:table-cell table:formula="of:=4*([.C$180]/1000)^2*SIN(([.D191]*(PI()/180))/2)/0.0389" office:value-type="float" office:value="29.1222282420135" calcext:value-type="float">
            <text:p>29.1222282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office:value-type="float" office:value="45" calcext:value-type="float">
            <text:p>45</text:p>
          </table:table-cell>
          <table:table-cell office:value-type="float" office:value="0.00001626" calcext:value-type="float">
            <text:p>1.626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192]/1000)^2*SIN(([.D192]*(PI()/180))/2)/0.0389" office:value-type="float" office:value="12.7401512335171" calcext:value-type="float">
            <text:p>12.740151233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5494" calcext:value-type="float">
            <text:p>5.49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92]/1000)^2*SIN(([.D193]*(PI()/180))/2)/0.0389" office:value-type="float" office:value="14.0696463793759" calcext:value-type="float">
            <text:p>14.069646379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01782" calcext:value-type="float">
            <text:p>1.782E-012</text:p>
          </table:table-cell>
          <table:table-cell office:value-type="float" office:value="82.5" calcext:value-type="float">
            <text:p>82.5</text:p>
          </table:table-cell>
          <table:table-cell/>
          <table:table-cell table:formula="of:=4*([.C$192]/1000)^2*SIN(([.D194]*(PI()/180))/2)/0.0389" office:value-type="float" office:value="32.5024752247976" calcext:value-type="float">
            <text:p>32.50247522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office:value-type="float" office:value="45" calcext:value-type="float">
            <text:p>45</text:p>
          </table:table-cell>
          <table:table-cell office:value-type="float" office:value="0.000007404" calcext:value-type="float">
            <text:p>7.40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195]/1000)^2*SIN(([.D195]*(PI()/180))/2)/0.0389" office:value-type="float" office:value="15.0775698332586" calcext:value-type="float">
            <text:p>15.0775698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2347" calcext:value-type="float">
            <text:p>2.347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195]/1000)^2*SIN(([.D196]*(PI()/180))/2)/0.0389" office:value-type="float" office:value="16.6509856850209" calcext:value-type="float">
            <text:p>16.65098568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0.0000000493" calcext:value-type="float">
            <text:p>4.930E-008</text:p>
          </table:table-cell>
          <table:table-cell office:value-type="float" office:value="5.7" calcext:value-type="float">
            <text:p>5.7</text:p>
          </table:table-cell>
          <table:table-cell/>
          <table:table-cell table:formula="of:=4*([.C$195]/1000)^2*SIN(([.D197]*(PI()/180))/2)/0.0389" office:value-type="float" office:value="22.0319703945249" calcext:value-type="float">
            <text:p>22.031970394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000005104" calcext:value-type="float">
            <text:p>5.104E-009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4*([.C$195]/1000)^2*SIN(([.D198]*(PI()/180))/2)/0.0389" office:value-type="float" office:value="25.3255674360004" calcext:value-type="float">
            <text:p>25.32556743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00002384" calcext:value-type="float">
            <text:p>2.384E-009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4*([.C$195]/1000)^2*SIN(([.D199]*(PI()/180))/2)/0.0389" office:value-type="float" office:value="26.6179763023367" calcext:value-type="float">
            <text:p>26.617976302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3.6" calcext:value-type="float">
            <text:p>153.6</text:p>
          </table:table-cell>
          <table:table-cell office:value-type="float" office:value="0.000000000008749" calcext:value-type="float">
            <text:p>8.749E-01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4*([.C$195]/1000)^2*SIN(([.D200]*(PI()/180))/2)/0.0389" office:value-type="float" office:value="38.3586083294378" calcext:value-type="float">
            <text:p>38.358608329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07335" calcext:value-type="float">
            <text:p>7.335E-012</text:p>
          </table:table-cell>
          <table:table-cell office:value-type="float" office:value="31.5" calcext:value-type="float">
            <text:p>31.5</text:p>
          </table:table-cell>
          <table:table-cell/>
          <table:table-cell table:formula="of:=4*([.C$195]/1000)^2*SIN(([.D201]*(PI()/180))/2)/0.0389" office:value-type="float" office:value="38.4656611191857" calcext:value-type="float">
            <text:p>38.4656611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58.9" calcext:value-type="float">
            <text:p>658.9</text:p>
          </table:table-cell>
          <table:table-cell office:value-type="float" office:value="40" calcext:value-type="float">
            <text:p>40</text:p>
          </table:table-cell>
          <table:table-cell office:value-type="float" office:value="0.00001512" calcext:value-type="float">
            <text:p>1.512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202]/1000)^2*SIN(([.D202]*(PI()/180))/2)/0.0389" office:value-type="float" office:value="15.268665812743" calcext:value-type="float">
            <text:p>15.268665812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4109" calcext:value-type="float">
            <text:p>4.109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202]/1000)^2*SIN(([.D203]*(PI()/180))/2)/0.0389" office:value-type="float" office:value="17.0839804464156" calcext:value-type="float">
            <text:p>17.08398044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0.000000001296" calcext:value-type="float">
            <text:p>1.296E-009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202]/1000)^2*SIN(([.D204]*(PI()/180))/2)/0.0389" office:value-type="float" office:value="29.5810766542956" calcext:value-type="float">
            <text:p>29.581076654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2.5" calcext:value-type="float">
            <text:p>92.5</text:p>
          </table:table-cell>
          <table:table-cell office:value-type="float" office:value="0.0000000003749" calcext:value-type="float">
            <text:p>3.749E-010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4*([.C$202]/1000)^2*SIN(([.D205]*(PI()/180))/2)/0.0389" office:value-type="float" office:value="32.2481998417185" calcext:value-type="float">
            <text:p>32.248199841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0001414" calcext:value-type="float">
            <text:p>1.414E-010</text:p>
          </table:table-cell>
          <table:table-cell office:value-type="float" office:value="18.7" calcext:value-type="float">
            <text:p>18.7</text:p>
          </table:table-cell>
          <table:table-cell/>
          <table:table-cell table:formula="of:=4*([.C$202]/1000)^2*SIN(([.D206]*(PI()/180))/2)/0.0389" office:value-type="float" office:value="34.1982097485855" calcext:value-type="float">
            <text:p>34.198209748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351" calcext:value-type="float">
            <text:p>1.351E-011</text:p>
          </table:table-cell>
          <table:table-cell office:value-type="float" office:value="35.5" calcext:value-type="float">
            <text:p>35.5</text:p>
          </table:table-cell>
          <table:table-cell/>
          <table:table-cell table:formula="of:=4*([.C$202]/1000)^2*SIN(([.D207]*(PI()/180))/2)/0.0389" office:value-type="float" office:value="43.5843845981772" calcext:value-type="float">
            <text:p>43.584384598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83.7" calcext:value-type="float">
            <text:p>683.7</text:p>
          </table:table-cell>
          <table:table-cell office:value-type="float" office:value="35" calcext:value-type="float">
            <text:p>35</text:p>
          </table:table-cell>
          <table:table-cell office:value-type="float" office:value="0.00004244" calcext:value-type="float">
            <text:p>4.24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208]/1000)^2*SIN(([.D208]*(PI()/180))/2)/0.0389" office:value-type="float" office:value="14.453843695247" calcext:value-type="float">
            <text:p>14.45384369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1054" calcext:value-type="float">
            <text:p>1.054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208]/1000)^2*SIN(([.D209]*(PI()/180))/2)/0.0389" office:value-type="float" office:value="16.4396752586906" calcext:value-type="float">
            <text:p>16.439675258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2814" calcext:value-type="float">
            <text:p>2.81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208]/1000)^2*SIN(([.D210]*(PI()/180))/2)/0.0389" office:value-type="float" office:value="18.3942129659093" calcext:value-type="float">
            <text:p>18.394212965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07933" calcext:value-type="float">
            <text:p>7.933E-007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208]/1000)^2*SIN(([.D211]*(PI()/180))/2)/0.0389" office:value-type="float" office:value="20.3137362432886" calcext:value-type="float">
            <text:p>20.31373624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002275" calcext:value-type="float">
            <text:p>2.275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208]/1000)^2*SIN(([.D212]*(PI()/180))/2)/0.0389" office:value-type="float" office:value="22.1945911691716" calcext:value-type="float">
            <text:p>22.19459116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0006653" calcext:value-type="float">
            <text:p>6.653E-008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4*([.C$208]/1000)^2*SIN(([.D213]*(PI()/180))/2)/0.0389" office:value-type="float" office:value="24.0331974293059" calcext:value-type="float">
            <text:p>24.033197429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0001703" calcext:value-type="float">
            <text:p>1.703E-008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208]/1000)^2*SIN(([.D214]*(PI()/180))/2)/0.0389" office:value-type="float" office:value="26.1788349124456" calcext:value-type="float">
            <text:p>26.178834912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185" calcext:value-type="float">
            <text:p>1.185E-011</text:p>
          </table:table-cell>
          <table:table-cell office:value-type="float" office:value="51.8" calcext:value-type="float">
            <text:p>51.8</text:p>
          </table:table-cell>
          <table:table-cell/>
          <table:table-cell table:formula="of:=4*([.C$208]/1000)^2*SIN(([.D215]*(PI()/180))/2)/0.0389" office:value-type="float" office:value="46.9270293771128" calcext:value-type="float">
            <text:p>46.927029377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83.7" calcext:value-type="float">
            <text:p>683.7</text:p>
          </table:table-cell>
          <table:table-cell office:value-type="float" office:value="104" calcext:value-type="float">
            <text:p>104</text:p>
          </table:table-cell>
          <table:table-cell office:value-type="float" office:value="0.000000000056" calcext:value-type="float">
            <text:p>5.600E-01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4*([.C$208]/1000)^2*SIN(([.D216]*(PI()/180))/2)/0.0389" office:value-type="float" office:value="37.876836035693" calcext:value-type="float">
            <text:p>37.8768360357</text:p>
          </table:table-cell>
          <table:table-cell table:number-columns-repeated="10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Ref5 Amroun: Elastic Electron Scattering from Tritium and Helium-3 H. COLLARD, HOFSTADTER, E. B. HUGHES, A. JOHANSSON, M. R. YEARIAN 1964. Phys Rev Vol. 138 Number 1B 12 April 1965</text:p>
          </table:table-cell>
          <table:table-cell table:number-columns-repeated="15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(F^-2)</text:p>
          </table:table-cell>
          <table:table-cell office:value-type="string" calcext:value-type="string">
            <text:p>Angle (deg.)</text:p>
          </table:table-cell>
          <table:table-cell table:style-name="Default" office:value-type="string" calcext:value-type="string">
            <text:p>Energy (MeV)</text:p>
          </table:table-cell>
          <table:table-cell table:style-name="ce7" office:value-type="string" calcext:value-type="string">
            <text:p>dsig/domega (cm^2/sr probably)</text:p>
          </table:table-cell>
          <table:table-cell table:style-name="ce1" office:value-type="string" calcext:value-type="string">
            <text:p>Error (%) Statistical Only</text:p>
          </table:table-cell>
          <table:table-cell office:value-type="string" calcext:value-type="string">
            <text:p>118 3He</text:p>
          </table:table-cell>
          <table:table-cell office:value-type="string" calcext:value-type="string">
            <text:p>Energy (GeV)</text:p>
          </table:table-cell>
          <table:table-cell office:value-type="string" calcext:value-type="string">
            <text:p>Theta (deg.)</text:p>
          </table:table-cell>
          <table:table-cell office:value-type="string" calcext:value-type="string">
            <text:p>XS (fm^2/sr)</text:p>
          </table:table-cell>
          <table:table-cell table:style-name="ce1" office:value-type="string" calcext:value-type="string">
            <text:p>Stat. Error (fm^2/sr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4.98E-030" calcext:value-type="float">
            <text:p>4.98E-030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E222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9" table:formula="of:=[.F222]*10^26" office:value-type="float" office:value="0.000498" calcext:value-type="float">
            <text:p>4.980E-4</text:p>
          </table:table-cell>
          <table:table-cell table:style-name="ce9" table:formula="of:=([.G222]/100)*[.K222]" office:value-type="float" office:value="0.000006972" calcext:value-type="float">
            <text:p>6.972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5.01E-030" calcext:value-type="float">
            <text:p>5.01E-030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23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9" table:formula="of:=[.F223]*10^26" office:value-type="float" office:value="0.000501" calcext:value-type="float">
            <text:p>5.010E-4</text:p>
          </table:table-cell>
          <table:table-cell table:style-name="ce9" table:formula="of:=([.G223]/100)*[.K223]" office:value-type="float" office:value="0.000010521" calcext:value-type="float">
            <text:p>1.052E-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36.9" calcext:value-type="float">
            <text:p>236.9</text:p>
          </table:table-cell>
          <table:table-cell table:style-name="ce4" office:value-type="float" office:value="3.02E-030" calcext:value-type="float">
            <text:p>3.02E-030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224]/1000" office:value-type="float" office:value="0.2369" calcext:value-type="float">
            <text:p>0.2369</text:p>
          </table:table-cell>
          <table:table-cell office:value-type="float" office:value="50" calcext:value-type="float">
            <text:p>50</text:p>
          </table:table-cell>
          <table:table-cell table:style-name="ce9" table:formula="of:=[.F224]*10^26" office:value-type="float" office:value="0.000302" calcext:value-type="float">
            <text:p>3.020E-4</text:p>
          </table:table-cell>
          <table:table-cell table:style-name="ce9" table:formula="of:=([.G224]/100)*[.K224]" office:value-type="float" office:value="0.000005738" calcext:value-type="float">
            <text:p>5.738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1.97E-030" calcext:value-type="float">
            <text:p>1.97E-030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25]/1000" office:value-type="float" office:value="0.2008" calcext:value-type="float">
            <text:p>0.2008</text:p>
          </table:table-cell>
          <table:table-cell office:value-type="float" office:value="60" calcext:value-type="float">
            <text:p>60</text:p>
          </table:table-cell>
          <table:table-cell table:style-name="ce9" table:formula="of:=[.F225]*10^26" office:value-type="float" office:value="0.000197" calcext:value-type="float">
            <text:p>1.970E-4</text:p>
          </table:table-cell>
          <table:table-cell table:style-name="ce9" table:formula="of:=([.G225]/100)*[.K225]" office:value-type="float" office:value="0.000004137" calcext:value-type="float">
            <text:p>4.137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1.95E-030" calcext:value-type="float">
            <text:p>1.95E-030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E226]/1000" office:value-type="float" office:value="0.2008" calcext:value-type="float">
            <text:p>0.2008</text:p>
          </table:table-cell>
          <table:table-cell office:value-type="float" office:value="60" calcext:value-type="float">
            <text:p>60</text:p>
          </table:table-cell>
          <table:table-cell table:style-name="ce9" table:formula="of:=[.F226]*10^26" office:value-type="float" office:value="0.000195" calcext:value-type="float">
            <text:p>1.950E-4</text:p>
          </table:table-cell>
          <table:table-cell table:style-name="ce9" table:formula="of:=([.G226]/100)*[.K226]" office:value-type="float" office:value="0.000006825" calcext:value-type="float">
            <text:p>6.825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157" calcext:value-type="float">
            <text:p>157</text:p>
          </table:table-cell>
          <table:table-cell table:style-name="ce4" office:value-type="float" office:value="9.62E-031" calcext:value-type="float">
            <text:p>9.62E-03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227]/1000" office:value-type="float" office:value="0.157" calcext:value-type="float">
            <text:p>0.157</text:p>
          </table:table-cell>
          <table:table-cell office:value-type="float" office:value="80" calcext:value-type="float">
            <text:p>80</text:p>
          </table:table-cell>
          <table:table-cell table:style-name="ce9" table:formula="of:=[.F227]*10^26" office:value-type="float" office:value="0.0000962" calcext:value-type="float">
            <text:p>9.620E-5</text:p>
          </table:table-cell>
          <table:table-cell table:style-name="ce9" table:formula="of:=([.G227]/100)*[.K227]" office:value-type="float" office:value="0.0000032708" calcext:value-type="float">
            <text:p>3.271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32.3" calcext:value-type="float">
            <text:p>132.3</text:p>
          </table:table-cell>
          <table:table-cell table:style-name="ce4" office:value-type="float" office:value="4.74E-031" calcext:value-type="float">
            <text:p>4.74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228]/1000" office:value-type="float" office:value="0.1323" calcext:value-type="float">
            <text:p>0.1323</text:p>
          </table:table-cell>
          <table:table-cell office:value-type="float" office:value="100" calcext:value-type="float">
            <text:p>100</text:p>
          </table:table-cell>
          <table:table-cell table:style-name="ce9" table:formula="of:=[.F228]*10^26" office:value-type="float" office:value="0.0000474" calcext:value-type="float">
            <text:p>4.740E-5</text:p>
          </table:table-cell>
          <table:table-cell table:style-name="ce9" table:formula="of:=([.G228]/100)*[.K228]" office:value-type="float" office:value="0.0000008058" calcext:value-type="float">
            <text:p>8.058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2.23E-031" calcext:value-type="float">
            <text:p>2.23E-031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229]/1000" office:value-type="float" office:value="0.1174" calcext:value-type="float">
            <text:p>0.1174</text:p>
          </table:table-cell>
          <table:table-cell office:value-type="float" office:value="120" calcext:value-type="float">
            <text:p>120</text:p>
          </table:table-cell>
          <table:table-cell table:style-name="ce9" table:formula="of:=[.F229]*10^26" office:value-type="float" office:value="0.0000223" calcext:value-type="float">
            <text:p>2.230E-5</text:p>
          </table:table-cell>
          <table:table-cell table:style-name="ce9" table:formula="of:=([.G229]/100)*[.K229]" office:value-type="float" office:value="0.0000005575" calcext:value-type="float">
            <text:p>5.575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2.26E-031" calcext:value-type="float">
            <text:p>2.26E-03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30]/1000" office:value-type="float" office:value="0.1174" calcext:value-type="float">
            <text:p>0.1174</text:p>
          </table:table-cell>
          <table:table-cell office:value-type="float" office:value="120" calcext:value-type="float">
            <text:p>120</text:p>
          </table:table-cell>
          <table:table-cell table:style-name="ce9" table:formula="of:=[.F230]*10^26" office:value-type="float" office:value="0.0000226" calcext:value-type="float">
            <text:p>2.260E-5</text:p>
          </table:table-cell>
          <table:table-cell table:style-name="ce9" table:formula="of:=([.G230]/100)*[.K230]" office:value-type="float" office:value="0.000000904" calcext:value-type="float">
            <text:p>9.040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10.3" calcext:value-type="float">
            <text:p>110.3</text:p>
          </table:table-cell>
          <table:table-cell table:style-name="ce4" office:value-type="float" office:value="1.26E-031" calcext:value-type="float">
            <text:p>1.26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31]/1000" office:value-type="float" office:value="0.1103" calcext:value-type="float">
            <text:p>0.1103</text:p>
          </table:table-cell>
          <table:table-cell office:value-type="float" office:value="135" calcext:value-type="float">
            <text:p>135</text:p>
          </table:table-cell>
          <table:table-cell table:style-name="ce9" table:formula="of:=[.F231]*10^26" office:value-type="float" office:value="0.0000126" calcext:value-type="float">
            <text:p>1.260E-5</text:p>
          </table:table-cell>
          <table:table-cell table:style-name="ce9" table:formula="of:=([.G231]/100)*[.K231]" office:value-type="float" office:value="0.0000004158" calcext:value-type="float">
            <text:p>4.158E-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94E-030" calcext:value-type="float">
            <text:p>1.94E-030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32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9" table:formula="of:=[.F232]*10^26" office:value-type="float" office:value="0.000194" calcext:value-type="float">
            <text:p>1.940E-4</text:p>
          </table:table-cell>
          <table:table-cell table:style-name="ce9" table:formula="of:=([.G232]/100)*[.K232]" office:value-type="float" office:value="0.000003104" calcext:value-type="float">
            <text:p>3.104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96E-030" calcext:value-type="float">
            <text:p>1.96E-03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33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9" table:formula="of:=[.F233]*10^26" office:value-type="float" office:value="0.000196" calcext:value-type="float">
            <text:p>1.960E-4</text:p>
          </table:table-cell>
          <table:table-cell table:style-name="ce9" table:formula="of:=([.G233]/100)*[.K233]" office:value-type="float" office:value="0.000003528" calcext:value-type="float">
            <text:p>3.528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86E-030" calcext:value-type="float">
            <text:p>1.86E-030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34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9" table:formula="of:=[.F234]*10^26" office:value-type="float" office:value="0.000186" calcext:value-type="float">
            <text:p>1.860E-4</text:p>
          </table:table-cell>
          <table:table-cell table:style-name="ce9" table:formula="of:=([.G234]/100)*[.K234]" office:value-type="float" office:value="0.000005394" calcext:value-type="float">
            <text:p>5.394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91.2" calcext:value-type="float">
            <text:p>291.2</text:p>
          </table:table-cell>
          <table:table-cell table:style-name="ce4" office:value-type="float" office:value="1.16E-030" calcext:value-type="float">
            <text:p>1.16E-030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35]/1000" office:value-type="float" office:value="0.2912" calcext:value-type="float">
            <text:p>0.2912</text:p>
          </table:table-cell>
          <table:table-cell office:value-type="float" office:value="50" calcext:value-type="float">
            <text:p>50</text:p>
          </table:table-cell>
          <table:table-cell table:style-name="ce9" table:formula="of:=[.F235]*10^26" office:value-type="float" office:value="0.000116" calcext:value-type="float">
            <text:p>1.160E-4</text:p>
          </table:table-cell>
          <table:table-cell table:style-name="ce9" table:formula="of:=([.G235]/100)*[.K235]" office:value-type="float" office:value="0.000003712" calcext:value-type="float">
            <text:p>3.712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91.2" calcext:value-type="float">
            <text:p>291.2</text:p>
          </table:table-cell>
          <table:table-cell table:style-name="ce4" office:value-type="float" office:value="1.17E-030" calcext:value-type="float">
            <text:p>1.17E-03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36]/1000" office:value-type="float" office:value="0.2912" calcext:value-type="float">
            <text:p>0.2912</text:p>
          </table:table-cell>
          <table:table-cell office:value-type="float" office:value="50" calcext:value-type="float">
            <text:p>50</text:p>
          </table:table-cell>
          <table:table-cell table:style-name="ce9" table:formula="of:=[.F236]*10^26" office:value-type="float" office:value="0.000117" calcext:value-type="float">
            <text:p>1.170E-4</text:p>
          </table:table-cell>
          <table:table-cell table:style-name="ce9" table:formula="of:=([.G236]/100)*[.K236]" office:value-type="float" office:value="0.000002106" calcext:value-type="float">
            <text:p>2.106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7.65E-031" calcext:value-type="float">
            <text:p>7.65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237]/1000" office:value-type="float" office:value="0.2469" calcext:value-type="float">
            <text:p>0.2469</text:p>
          </table:table-cell>
          <table:table-cell office:value-type="float" office:value="60" calcext:value-type="float">
            <text:p>60</text:p>
          </table:table-cell>
          <table:table-cell table:style-name="ce9" table:formula="of:=[.F237]*10^26" office:value-type="float" office:value="0.0000765" calcext:value-type="float">
            <text:p>7.650E-5</text:p>
          </table:table-cell>
          <table:table-cell table:style-name="ce9" table:formula="of:=([.G237]/100)*[.K237]" office:value-type="float" office:value="0.0000013005" calcext:value-type="float">
            <text:p>1.301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7.32E-031" calcext:value-type="float">
            <text:p>7.32E-031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[.E238]/1000" office:value-type="float" office:value="0.2469" calcext:value-type="float">
            <text:p>0.2469</text:p>
          </table:table-cell>
          <table:table-cell office:value-type="float" office:value="60" calcext:value-type="float">
            <text:p>60</text:p>
          </table:table-cell>
          <table:table-cell table:style-name="ce9" table:formula="of:=[.F238]*10^26" office:value-type="float" office:value="0.0000732" calcext:value-type="float">
            <text:p>7.320E-5</text:p>
          </table:table-cell>
          <table:table-cell table:style-name="ce9" table:formula="of:=([.G238]/100)*[.K238]" office:value-type="float" office:value="0.0000020496" calcext:value-type="float">
            <text:p>2.050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193.3" calcext:value-type="float">
            <text:p>193.3</text:p>
          </table:table-cell>
          <table:table-cell table:style-name="ce4" office:value-type="float" office:value="3.49E-031" calcext:value-type="float">
            <text:p>3.49E-031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39]/1000" office:value-type="float" office:value="0.1933" calcext:value-type="float">
            <text:p>0.1933</text:p>
          </table:table-cell>
          <table:table-cell office:value-type="float" office:value="80" calcext:value-type="float">
            <text:p>80</text:p>
          </table:table-cell>
          <table:table-cell table:style-name="ce9" table:formula="of:=[.F239]*10^26" office:value-type="float" office:value="0.0000349" calcext:value-type="float">
            <text:p>3.490E-5</text:p>
          </table:table-cell>
          <table:table-cell table:style-name="ce9" table:formula="of:=([.G239]/100)*[.K239]" office:value-type="float" office:value="0.0000011168" calcext:value-type="float">
            <text:p>1.117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63" calcext:value-type="float">
            <text:p>163</text:p>
          </table:table-cell>
          <table:table-cell table:style-name="ce4" office:value-type="float" office:value="1.73E-031" calcext:value-type="float">
            <text:p>1.73E-031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[.E240]/1000" office:value-type="float" office:value="0.163" calcext:value-type="float">
            <text:p>0.163</text:p>
          </table:table-cell>
          <table:table-cell office:value-type="float" office:value="100" calcext:value-type="float">
            <text:p>100</text:p>
          </table:table-cell>
          <table:table-cell table:style-name="ce9" table:formula="of:=[.F240]*10^26" office:value-type="float" office:value="0.0000173" calcext:value-type="float">
            <text:p>1.730E-5</text:p>
          </table:table-cell>
          <table:table-cell table:style-name="ce9" table:formula="of:=([.G240]/100)*[.K240]" office:value-type="float" office:value="0.0000006574" calcext:value-type="float">
            <text:p>6.574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8.81E-032" calcext:value-type="float">
            <text:p>8.81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41]/1000" office:value-type="float" office:value="0.1448" calcext:value-type="float">
            <text:p>0.1448</text:p>
          </table:table-cell>
          <table:table-cell office:value-type="float" office:value="120" calcext:value-type="float">
            <text:p>120</text:p>
          </table:table-cell>
          <table:table-cell table:style-name="ce9" table:formula="of:=[.F241]*10^26" office:value-type="float" office:value="0.00000881" calcext:value-type="float">
            <text:p>8.810E-6</text:p>
          </table:table-cell>
          <table:table-cell table:style-name="ce9" table:formula="of:=([.G241]/100)*[.K241]" office:value-type="float" office:value="0.0000001762" calcext:value-type="float">
            <text:p>1.762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8.85E-032" calcext:value-type="float">
            <text:p>8.85E-032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E242]/1000" office:value-type="float" office:value="0.1448" calcext:value-type="float">
            <text:p>0.1448</text:p>
          </table:table-cell>
          <table:table-cell office:value-type="float" office:value="120" calcext:value-type="float">
            <text:p>120</text:p>
          </table:table-cell>
          <table:table-cell table:style-name="ce9" table:formula="of:=[.F242]*10^26" office:value-type="float" office:value="0.00000885" calcext:value-type="float">
            <text:p>8.850E-6</text:p>
          </table:table-cell>
          <table:table-cell table:style-name="ce9" table:formula="of:=([.G242]/100)*[.K242]" office:value-type="float" office:value="0.00000030975" calcext:value-type="float">
            <text:p>3.098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36.1" calcext:value-type="float">
            <text:p>136.1</text:p>
          </table:table-cell>
          <table:table-cell table:style-name="ce4" office:value-type="float" office:value="5.03E-032" calcext:value-type="float">
            <text:p>5.03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43]/1000" office:value-type="float" office:value="0.1361" calcext:value-type="float">
            <text:p>0.1361</text:p>
          </table:table-cell>
          <table:table-cell office:value-type="float" office:value="135" calcext:value-type="float">
            <text:p>135</text:p>
          </table:table-cell>
          <table:table-cell table:style-name="ce9" table:formula="of:=[.F243]*10^26" office:value-type="float" office:value="0.00000503" calcext:value-type="float">
            <text:p>5.030E-6</text:p>
          </table:table-cell>
          <table:table-cell table:style-name="ce9" table:formula="of:=([.G243]/100)*[.K243]" office:value-type="float" office:value="0.00000014587" calcext:value-type="float">
            <text:p>1.459E-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49E-031" calcext:value-type="float">
            <text:p>8.49E-031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E244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9" table:formula="of:=[.F244]*10^26" office:value-type="float" office:value="0.0000849" calcext:value-type="float">
            <text:p>8.490E-5</text:p>
          </table:table-cell>
          <table:table-cell table:style-name="ce9" table:formula="of:=([.G244]/100)*[.K244]" office:value-type="float" office:value="0.0000011886" calcext:value-type="float">
            <text:p>1.189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45E-031" calcext:value-type="float">
            <text:p>8.45E-0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45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9" table:formula="of:=[.F245]*10^26" office:value-type="float" office:value="0.0000845" calcext:value-type="float">
            <text:p>8.450E-5</text:p>
          </table:table-cell>
          <table:table-cell table:style-name="ce9" table:formula="of:=([.G245]/100)*[.K245]" office:value-type="float" office:value="0.00000169" calcext:value-type="float">
            <text:p>1.690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29E-031" calcext:value-type="float">
            <text:p>8.29E-03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246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9" table:formula="of:=[.F246]*10^26" office:value-type="float" office:value="0.0000829" calcext:value-type="float">
            <text:p>8.290E-5</text:p>
          </table:table-cell>
          <table:table-cell table:style-name="ce9" table:formula="of:=([.G246]/100)*[.K246]" office:value-type="float" office:value="0.0000028186" calcext:value-type="float">
            <text:p>2.819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337.2" calcext:value-type="float">
            <text:p>337.2</text:p>
          </table:table-cell>
          <table:table-cell table:style-name="ce4" office:value-type="float" office:value="5.01E-031" calcext:value-type="float">
            <text:p>5.01E-031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47]/1000" office:value-type="float" office:value="0.3372" calcext:value-type="float">
            <text:p>0.3372</text:p>
          </table:table-cell>
          <table:table-cell office:value-type="float" office:value="50" calcext:value-type="float">
            <text:p>50</text:p>
          </table:table-cell>
          <table:table-cell table:style-name="ce9" table:formula="of:=[.F247]*10^26" office:value-type="float" office:value="0.0000501" calcext:value-type="float">
            <text:p>5.010E-5</text:p>
          </table:table-cell>
          <table:table-cell table:style-name="ce9" table:formula="of:=([.G247]/100)*[.K247]" office:value-type="float" office:value="0.0000008016" calcext:value-type="float">
            <text:p>8.016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8E-031" calcext:value-type="float">
            <text:p>3.38E-031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[.E248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9" table:formula="of:=[.F248]*10^26" office:value-type="float" office:value="0.0000338" calcext:value-type="float">
            <text:p>3.380E-5</text:p>
          </table:table-cell>
          <table:table-cell table:style-name="ce9" table:formula="of:=([.G248]/100)*[.K248]" office:value-type="float" office:value="0.0000008112" calcext:value-type="float">
            <text:p>8.112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E-031" calcext:value-type="float">
            <text:p>3.30E-0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49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9" table:formula="of:=[.F249]*10^26" office:value-type="float" office:value="0.000033" calcext:value-type="float">
            <text:p>3.300E-5</text:p>
          </table:table-cell>
          <table:table-cell table:style-name="ce9" table:formula="of:=([.G249]/100)*[.K249]" office:value-type="float" office:value="0.00000066" calcext:value-type="float">
            <text:p>6.600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1E-031" calcext:value-type="float">
            <text:p>3.31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50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9" table:formula="of:=[.F250]*10^26" office:value-type="float" office:value="0.0000331" calcext:value-type="float">
            <text:p>3.310E-5</text:p>
          </table:table-cell>
          <table:table-cell table:style-name="ce9" table:formula="of:=([.G250]/100)*[.K250]" office:value-type="float" office:value="0.0000010923" calcext:value-type="float">
            <text:p>1.092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1.55E-031" calcext:value-type="float">
            <text:p>1.55E-031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[.E251]/1000" office:value-type="float" office:value="0.2241" calcext:value-type="float">
            <text:p>0.2241</text:p>
          </table:table-cell>
          <table:table-cell office:value-type="float" office:value="80" calcext:value-type="float">
            <text:p>80</text:p>
          </table:table-cell>
          <table:table-cell table:style-name="ce9" table:formula="of:=[.F251]*10^26" office:value-type="float" office:value="0.0000155" calcext:value-type="float">
            <text:p>1.550E-5</text:p>
          </table:table-cell>
          <table:table-cell table:style-name="ce9" table:formula="of:=([.G251]/100)*[.K251]" office:value-type="float" office:value="0.000000372" calcext:value-type="float">
            <text:p>3.720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1.51E-031" calcext:value-type="float">
            <text:p>1.51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52]/1000" office:value-type="float" office:value="0.2241" calcext:value-type="float">
            <text:p>0.2241</text:p>
          </table:table-cell>
          <table:table-cell office:value-type="float" office:value="80" calcext:value-type="float">
            <text:p>80</text:p>
          </table:table-cell>
          <table:table-cell table:style-name="ce9" table:formula="of:=[.F252]*10^26" office:value-type="float" office:value="0.0000151" calcext:value-type="float">
            <text:p>1.510E-5</text:p>
          </table:table-cell>
          <table:table-cell table:style-name="ce9" table:formula="of:=([.G252]/100)*[.K252]" office:value-type="float" office:value="0.0000004983" calcext:value-type="float">
            <text:p>4.983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21E-032" calcext:value-type="float">
            <text:p>8.21E-032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53]/1000"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9" table:formula="of:=[.F253]*10^26" office:value-type="float" office:value="0.00000821" calcext:value-type="float">
            <text:p>8.210E-6</text:p>
          </table:table-cell>
          <table:table-cell table:style-name="ce9" table:formula="of:=([.G253]/100)*[.K253]" office:value-type="float" office:value="0.00000025451" calcext:value-type="float">
            <text:p>2.545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27E-032" calcext:value-type="float">
            <text:p>8.27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54]/1000"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9" table:formula="of:=[.F254]*10^26" office:value-type="float" office:value="0.00000827" calcext:value-type="float">
            <text:p>8.270E-6</text:p>
          </table:table-cell>
          <table:table-cell table:style-name="ce9" table:formula="of:=([.G254]/100)*[.K254]" office:value-type="float" office:value="0.00000026464" calcext:value-type="float">
            <text:p>2.646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4E-032" calcext:value-type="float">
            <text:p>8.40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55]/1000"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9" table:formula="of:=[.F255]*10^26" office:value-type="float" office:value="0.0000084" calcext:value-type="float">
            <text:p>8.400E-6</text:p>
          </table:table-cell>
          <table:table-cell table:style-name="ce9" table:formula="of:=([.G255]/100)*[.K255]" office:value-type="float" office:value="0.0000002772" calcext:value-type="float">
            <text:p>2.772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4.13E-032" calcext:value-type="float">
            <text:p>4.13E-032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256]/1000" office:value-type="float" office:value="0.1682" calcext:value-type="float">
            <text:p>0.1682</text:p>
          </table:table-cell>
          <table:table-cell office:value-type="float" office:value="120" calcext:value-type="float">
            <text:p>120</text:p>
          </table:table-cell>
          <table:table-cell table:style-name="ce9" table:formula="of:=[.F256]*10^26" office:value-type="float" office:value="0.00000413" calcext:value-type="float">
            <text:p>4.130E-6</text:p>
          </table:table-cell>
          <table:table-cell table:style-name="ce9" table:formula="of:=([.G256]/100)*[.K256]" office:value-type="float" office:value="0.00000011151" calcext:value-type="float">
            <text:p>1.115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4.01E-032" calcext:value-type="float">
            <text:p>4.01E-0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57]/1000" office:value-type="float" office:value="0.1682" calcext:value-type="float">
            <text:p>0.1682</text:p>
          </table:table-cell>
          <table:table-cell office:value-type="float" office:value="120" calcext:value-type="float">
            <text:p>120</text:p>
          </table:table-cell>
          <table:table-cell table:style-name="ce9" table:formula="of:=[.F257]*10^26" office:value-type="float" office:value="0.00000401" calcext:value-type="float">
            <text:p>4.010E-6</text:p>
          </table:table-cell>
          <table:table-cell table:style-name="ce9" table:formula="of:=([.G257]/100)*[.K257]" office:value-type="float" office:value="0.0000001604" calcext:value-type="float">
            <text:p>1.604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2.38E-032" calcext:value-type="float">
            <text:p>2.38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58]/1000" office:value-type="float" office:value="0.1581" calcext:value-type="float">
            <text:p>0.1581</text:p>
          </table:table-cell>
          <table:table-cell office:value-type="float" office:value="135" calcext:value-type="float">
            <text:p>135</text:p>
          </table:table-cell>
          <table:table-cell table:style-name="ce9" table:formula="of:=[.F258]*10^26" office:value-type="float" office:value="0.00000238" calcext:value-type="float">
            <text:p>2.380E-6</text:p>
          </table:table-cell>
          <table:table-cell table:style-name="ce9" table:formula="of:=([.G258]/100)*[.K258]" office:value-type="float" office:value="0.00000007616" calcext:value-type="float">
            <text:p>7.616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2.24E-032" calcext:value-type="float">
            <text:p>2.24E-032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259]/1000" office:value-type="float" office:value="0.1581" calcext:value-type="float">
            <text:p>0.1581</text:p>
          </table:table-cell>
          <table:table-cell office:value-type="float" office:value="135" calcext:value-type="float">
            <text:p>135</text:p>
          </table:table-cell>
          <table:table-cell table:style-name="ce9" table:formula="of:=[.F259]*10^26" office:value-type="float" office:value="0.00000224" calcext:value-type="float">
            <text:p>2.240E-6</text:p>
          </table:table-cell>
          <table:table-cell table:style-name="ce9" table:formula="of:=([.G259]/100)*[.K259]" office:value-type="float" office:value="0.00000007616" calcext:value-type="float">
            <text:p>7.616E-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4.08E-031" calcext:value-type="float">
            <text:p>4.08E-031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60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9" table:formula="of:=[.F260]*10^26" office:value-type="float" office:value="0.0000408" calcext:value-type="float">
            <text:p>4.080E-5</text:p>
          </table:table-cell>
          <table:table-cell table:style-name="ce9" table:formula="of:=([.G260]/100)*[.K260]" office:value-type="float" office:value="0.0000006528" calcext:value-type="float">
            <text:p>6.528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4.18E-031" calcext:value-type="float">
            <text:p>4.18E-0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61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9" table:formula="of:=[.F261]*10^26" office:value-type="float" office:value="0.0000418" calcext:value-type="float">
            <text:p>4.180E-5</text:p>
          </table:table-cell>
          <table:table-cell table:style-name="ce9" table:formula="of:=([.G261]/100)*[.K261]" office:value-type="float" office:value="0.000000836" calcext:value-type="float">
            <text:p>8.360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3.95E-031" calcext:value-type="float">
            <text:p>3.95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62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9" table:formula="of:=[.F262]*10^26" office:value-type="float" office:value="0.0000395" calcext:value-type="float">
            <text:p>3.950E-5</text:p>
          </table:table-cell>
          <table:table-cell table:style-name="ce9" table:formula="of:=([.G262]/100)*[.K262]" office:value-type="float" office:value="0.0000013035" calcext:value-type="float">
            <text:p>1.304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Default" office:value-type="float" office:value="377.9" calcext:value-type="float">
            <text:p>377.9</text:p>
          </table:table-cell>
          <table:table-cell table:style-name="ce4" office:value-type="float" office:value="2.58E-031" calcext:value-type="float">
            <text:p>2.58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63]/1000" office:value-type="float" office:value="0.3779" calcext:value-type="float">
            <text:p>0.3779</text:p>
          </table:table-cell>
          <table:table-cell office:value-type="float" office:value="50" calcext:value-type="float">
            <text:p>50</text:p>
          </table:table-cell>
          <table:table-cell table:style-name="ce9" table:formula="of:=[.F263]*10^26" office:value-type="float" office:value="0.0000258" calcext:value-type="float">
            <text:p>2.580E-5</text:p>
          </table:table-cell>
          <table:table-cell table:style-name="ce9" table:formula="of:=([.G263]/100)*[.K263]" office:value-type="float" office:value="0.0000005418" calcext:value-type="float">
            <text:p>5.418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Default" office:value-type="float" office:value="320.8" calcext:value-type="float">
            <text:p>320.8</text:p>
          </table:table-cell>
          <table:table-cell table:style-name="ce4" office:value-type="float" office:value="1.66E-031" calcext:value-type="float">
            <text:p>1.66E-031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64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9" table:formula="of:=[.F264]*10^26" office:value-type="float" office:value="0.0000166" calcext:value-type="float">
            <text:p>1.660E-5</text:p>
          </table:table-cell>
          <table:table-cell table:style-name="ce9" table:formula="of:=([.G264]/100)*[.K264]" office:value-type="float" office:value="0.0000002988" calcext:value-type="float">
            <text:p>2.988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Default" office:value-type="float" office:value="320.8" calcext:value-type="float">
            <text:p>320.8</text:p>
          </table:table-cell>
          <table:table-cell table:style-name="ce4" office:value-type="float" office:value="1.61E-031" calcext:value-type="float">
            <text:p>1.61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65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9" table:formula="of:=[.F265]*10^26" office:value-type="float" office:value="0.0000161" calcext:value-type="float">
            <text:p>1.610E-5</text:p>
          </table:table-cell>
          <table:table-cell table:style-name="ce9" table:formula="of:=([.G265]/100)*[.K265]" office:value-type="float" office:value="0.0000003381" calcext:value-type="float">
            <text:p>3.381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Default" office:value-type="float" office:value="251.5" calcext:value-type="float">
            <text:p>251.5</text:p>
          </table:table-cell>
          <table:table-cell table:style-name="ce4" office:value-type="float" office:value="7.52E-032" calcext:value-type="float">
            <text:p>7.52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66]/1000" office:value-type="float" office:value="0.2515" calcext:value-type="float">
            <text:p>0.2515</text:p>
          </table:table-cell>
          <table:table-cell office:value-type="float" office:value="80" calcext:value-type="float">
            <text:p>80</text:p>
          </table:table-cell>
          <table:table-cell table:style-name="ce9" table:formula="of:=[.F266]*10^26" office:value-type="float" office:value="0.00000752" calcext:value-type="float">
            <text:p>7.520E-6</text:p>
          </table:table-cell>
          <table:table-cell table:style-name="ce9" table:formula="of:=([.G266]/100)*[.K266]" office:value-type="float" office:value="0.00000024064" calcext:value-type="float">
            <text:p>2.406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Default" office:value-type="float" office:value="251.5" calcext:value-type="float">
            <text:p>251.5</text:p>
          </table:table-cell>
          <table:table-cell table:style-name="ce4" office:value-type="float" office:value="7.2E-032" calcext:value-type="float">
            <text:p>7.20E-032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[.E267]/1000" office:value-type="float" office:value="0.2515" calcext:value-type="float">
            <text:p>0.2515</text:p>
          </table:table-cell>
          <table:table-cell office:value-type="float" office:value="80" calcext:value-type="float">
            <text:p>80</text:p>
          </table:table-cell>
          <table:table-cell table:style-name="ce9" table:formula="of:=[.F267]*10^26" office:value-type="float" office:value="0.0000072" calcext:value-type="float">
            <text:p>7.200E-6</text:p>
          </table:table-cell>
          <table:table-cell table:style-name="ce9" table:formula="of:=([.G267]/100)*[.K267]" office:value-type="float" office:value="0.0000002736" calcext:value-type="float">
            <text:p>2.736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office:value-type="float" office:value="212.5" calcext:value-type="float">
            <text:p>212.5</text:p>
          </table:table-cell>
          <table:table-cell table:style-name="ce4" office:value-type="float" office:value="3.98E-032" calcext:value-type="float">
            <text:p>3.98E-03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268]/1000" office:value-type="float" office:value="0.2125" calcext:value-type="float">
            <text:p>0.2125</text:p>
          </table:table-cell>
          <table:table-cell office:value-type="float" office:value="100" calcext:value-type="float">
            <text:p>100</text:p>
          </table:table-cell>
          <table:table-cell table:style-name="ce9" table:formula="of:=[.F268]*10^26" office:value-type="float" office:value="0.00000398" calcext:value-type="float">
            <text:p>3.980E-6</text:p>
          </table:table-cell>
          <table:table-cell table:style-name="ce9" table:formula="of:=([.G268]/100)*[.K268]" office:value-type="float" office:value="0.0000001194" calcext:value-type="float">
            <text:p>1.194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Default" office:value-type="float" office:value="189" calcext:value-type="float">
            <text:p>189</text:p>
          </table:table-cell>
          <table:table-cell table:style-name="ce4" office:value-type="float" office:value="2E-032" calcext:value-type="float">
            <text:p>2.00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269]/1000" office:value-type="float" office:value="0.189" calcext:value-type="float">
            <text:p>0.189</text:p>
          </table:table-cell>
          <table:table-cell office:value-type="float" office:value="120" calcext:value-type="float">
            <text:p>120</text:p>
          </table:table-cell>
          <table:table-cell table:style-name="ce9" table:formula="of:=[.F269]*10^26" office:value-type="float" office:value="0.000002" calcext:value-type="float">
            <text:p>2.000E-6</text:p>
          </table:table-cell>
          <table:table-cell table:style-name="ce9" table:formula="of:=([.G269]/100)*[.K269]" office:value-type="float" office:value="0.000000046" calcext:value-type="float">
            <text:p>4.600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Default" office:value-type="float" office:value="177.7" calcext:value-type="float">
            <text:p>177.7</text:p>
          </table:table-cell>
          <table:table-cell table:style-name="ce4" office:value-type="float" office:value="1.19E-032" calcext:value-type="float">
            <text:p>1.19E-032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[.E270]/1000" office:value-type="float" office:value="0.1777" calcext:value-type="float">
            <text:p>0.1777</text:p>
          </table:table-cell>
          <table:table-cell office:value-type="float" office:value="135" calcext:value-type="float">
            <text:p>135</text:p>
          </table:table-cell>
          <table:table-cell table:style-name="ce9" table:formula="of:=[.F270]*10^26" office:value-type="float" office:value="0.00000119" calcext:value-type="float">
            <text:p>1.190E-6</text:p>
          </table:table-cell>
          <table:table-cell table:style-name="ce9" table:formula="of:=([.G270]/100)*[.K270]" office:value-type="float" office:value="0.00000004641" calcext:value-type="float">
            <text:p>4.641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Default" office:value-type="float" office:value="177.7" calcext:value-type="float">
            <text:p>177.7</text:p>
          </table:table-cell>
          <table:table-cell table:style-name="ce4" office:value-type="float" office:value="1.18E-032" calcext:value-type="float">
            <text:p>1.18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71]/1000" office:value-type="float" office:value="0.1777" calcext:value-type="float">
            <text:p>0.1777</text:p>
          </table:table-cell>
          <table:table-cell office:value-type="float" office:value="135" calcext:value-type="float">
            <text:p>135</text:p>
          </table:table-cell>
          <table:table-cell table:style-name="ce9" table:formula="of:=[.F271]*10^26" office:value-type="float" office:value="0.00000118" calcext:value-type="float">
            <text:p>1.180E-6</text:p>
          </table:table-cell>
          <table:table-cell table:style-name="ce9" table:formula="of:=([.G271]/100)*[.K271]" office:value-type="float" office:value="0.00000003894" calcext:value-type="float">
            <text:p>3.894E-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28E-031" calcext:value-type="float">
            <text:p>2.28E-031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72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9" table:formula="of:=[.F272]*10^26" office:value-type="float" office:value="0.0000228" calcext:value-type="float">
            <text:p>2.280E-5</text:p>
          </table:table-cell>
          <table:table-cell table:style-name="ce9" table:formula="of:=([.G272]/100)*[.K272]" office:value-type="float" office:value="0.0000004104" calcext:value-type="float">
            <text:p>4.104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27E-031" calcext:value-type="float">
            <text:p>2.27E-031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73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9" table:formula="of:=[.F273]*10^26" office:value-type="float" office:value="0.0000227" calcext:value-type="float">
            <text:p>2.270E-5</text:p>
          </table:table-cell>
          <table:table-cell table:style-name="ce9" table:formula="of:=([.G273]/100)*[.K273]" office:value-type="float" office:value="0.0000003632" calcext:value-type="float">
            <text:p>3.632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12E-031" calcext:value-type="float">
            <text:p>2.12E-031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74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9" table:formula="of:=[.F274]*10^26" office:value-type="float" office:value="0.0000212" calcext:value-type="float">
            <text:p>2.120E-5</text:p>
          </table:table-cell>
          <table:table-cell table:style-name="ce9" table:formula="of:=([.G274]/100)*[.K274]" office:value-type="float" office:value="0.0000006572" calcext:value-type="float">
            <text:p>6.572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18E-031" calcext:value-type="float">
            <text:p>2.18E-031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75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9" table:formula="of:=[.F275]*10^26" office:value-type="float" office:value="0.0000218" calcext:value-type="float">
            <text:p>2.180E-5</text:p>
          </table:table-cell>
          <table:table-cell table:style-name="ce9" table:formula="of:=([.G275]/100)*[.K275]" office:value-type="float" office:value="0.0000006322" calcext:value-type="float">
            <text:p>6.322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1.33E-031" calcext:value-type="float">
            <text:p>1.33E-031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E276]/1000" office:value-type="float" office:value="0.4149" calcext:value-type="float">
            <text:p>0.4149</text:p>
          </table:table-cell>
          <table:table-cell office:value-type="float" office:value="50" calcext:value-type="float">
            <text:p>50</text:p>
          </table:table-cell>
          <table:table-cell table:style-name="ce9" table:formula="of:=[.F276]*10^26" office:value-type="float" office:value="0.0000133" calcext:value-type="float">
            <text:p>1.330E-5</text:p>
          </table:table-cell>
          <table:table-cell table:style-name="ce9" table:formula="of:=([.G276]/100)*[.K276]" office:value-type="float" office:value="0.0000001729" calcext:value-type="float">
            <text:p>1.729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79E-032" calcext:value-type="float">
            <text:p>8.79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77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9" table:formula="of:=[.F277]*10^26" office:value-type="float" office:value="0.00000879" calcext:value-type="float">
            <text:p>8.790E-6</text:p>
          </table:table-cell>
          <table:table-cell table:style-name="ce9" table:formula="of:=([.G277]/100)*[.K277]" office:value-type="float" office:value="0.0000001758" calcext:value-type="float">
            <text:p>1.758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57E-032" calcext:value-type="float">
            <text:p>8.57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78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9" table:formula="of:=[.F278]*10^26" office:value-type="float" office:value="0.00000857" calcext:value-type="float">
            <text:p>8.570E-6</text:p>
          </table:table-cell>
          <table:table-cell table:style-name="ce9" table:formula="of:=([.G278]/100)*[.K278]" office:value-type="float" office:value="0.00000027424" calcext:value-type="float">
            <text:p>2.742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73E-032" calcext:value-type="float">
            <text:p>8.73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279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9" table:formula="of:=[.F279]*10^26" office:value-type="float" office:value="0.00000873" calcext:value-type="float">
            <text:p>8.730E-6</text:p>
          </table:table-cell>
          <table:table-cell table:style-name="ce9" table:formula="of:=([.G279]/100)*[.K279]" office:value-type="float" office:value="0.00000019206" calcext:value-type="float">
            <text:p>1.921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76.5" calcext:value-type="float">
            <text:p>276.5</text:p>
          </table:table-cell>
          <table:table-cell table:style-name="ce4" office:value-type="float" office:value="4.4E-032" calcext:value-type="float">
            <text:p>4.40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80]/1000" office:value-type="float" office:value="0.2765" calcext:value-type="float">
            <text:p>0.2765</text:p>
          </table:table-cell>
          <table:table-cell office:value-type="float" office:value="80" calcext:value-type="float">
            <text:p>80</text:p>
          </table:table-cell>
          <table:table-cell table:style-name="ce9" table:formula="of:=[.F280]*10^26" office:value-type="float" office:value="0.0000044" calcext:value-type="float">
            <text:p>4.400E-6</text:p>
          </table:table-cell>
          <table:table-cell table:style-name="ce9" table:formula="of:=([.G280]/100)*[.K280]" office:value-type="float" office:value="0.0000001452" calcext:value-type="float">
            <text:p>1.452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2.05E-032" calcext:value-type="float">
            <text:p>2.05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281]/1000" office:value-type="float" office:value="0.2337" calcext:value-type="float">
            <text:p>0.2337</text:p>
          </table:table-cell>
          <table:table-cell office:value-type="float" office:value="100" calcext:value-type="float">
            <text:p>100</text:p>
          </table:table-cell>
          <table:table-cell table:style-name="ce9" table:formula="of:=[.F281]*10^26" office:value-type="float" office:value="0.00000205" calcext:value-type="float">
            <text:p>2.050E-6</text:p>
          </table:table-cell>
          <table:table-cell table:style-name="ce9" table:formula="of:=([.G281]/100)*[.K281]" office:value-type="float" office:value="0.0000000451" calcext:value-type="float">
            <text:p>4.510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2.09E-032" calcext:value-type="float">
            <text:p>2.09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82]/1000" office:value-type="float" office:value="0.2337" calcext:value-type="float">
            <text:p>0.2337</text:p>
          </table:table-cell>
          <table:table-cell office:value-type="float" office:value="100" calcext:value-type="float">
            <text:p>100</text:p>
          </table:table-cell>
          <table:table-cell table:style-name="ce9" table:formula="of:=[.F282]*10^26" office:value-type="float" office:value="0.00000209" calcext:value-type="float">
            <text:p>2.090E-6</text:p>
          </table:table-cell>
          <table:table-cell table:style-name="ce9" table:formula="of:=([.G282]/100)*[.K282]" office:value-type="float" office:value="0.00000006688" calcext:value-type="float">
            <text:p>6.688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1.07E-032" calcext:value-type="float">
            <text:p>1.07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83]/1000" office:value-type="float" office:value="0.208" calcext:value-type="float">
            <text:p>0.208</text:p>
          </table:table-cell>
          <table:table-cell office:value-type="float" office:value="120" calcext:value-type="float">
            <text:p>120</text:p>
          </table:table-cell>
          <table:table-cell table:style-name="ce9" table:formula="of:=[.F283]*10^26" office:value-type="float" office:value="0.00000107" calcext:value-type="float">
            <text:p>1.070E-6</text:p>
          </table:table-cell>
          <table:table-cell table:style-name="ce9" table:formula="of:=([.G283]/100)*[.K283]" office:value-type="float" office:value="0.00000003103" calcext:value-type="float">
            <text:p>3.103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1.05E-032" calcext:value-type="float">
            <text:p>1.05E-0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84]/1000" office:value-type="float" office:value="0.208" calcext:value-type="float">
            <text:p>0.208</text:p>
          </table:table-cell>
          <table:table-cell office:value-type="float" office:value="120" calcext:value-type="float">
            <text:p>120</text:p>
          </table:table-cell>
          <table:table-cell table:style-name="ce9" table:formula="of:=[.F284]*10^26" office:value-type="float" office:value="0.00000105" calcext:value-type="float">
            <text:p>1.050E-6</text:p>
          </table:table-cell>
          <table:table-cell table:style-name="ce9" table:formula="of:=([.G284]/100)*[.K284]" office:value-type="float" office:value="0.000000042" calcext:value-type="float">
            <text:p>4.200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6.23E-033" calcext:value-type="float">
            <text:p>6.23E-033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[.E285]/1000" office:value-type="float" office:value="0.1957" calcext:value-type="float">
            <text:p>0.1957</text:p>
          </table:table-cell>
          <table:table-cell office:value-type="float" office:value="135" calcext:value-type="float">
            <text:p>135</text:p>
          </table:table-cell>
          <table:table-cell table:style-name="ce9" table:formula="of:=[.F285]*10^26" office:value-type="float" office:value="0.000000623" calcext:value-type="float">
            <text:p>6.230E-7</text:p>
          </table:table-cell>
          <table:table-cell table:style-name="ce9" table:formula="of:=([.G285]/100)*[.K285]" office:value-type="float" office:value="0.000000023051" calcext:value-type="float">
            <text:p>2.305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5.98E-033" calcext:value-type="float">
            <text:p>5.98E-033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86]/1000" office:value-type="float" office:value="0.1957" calcext:value-type="float">
            <text:p>0.1957</text:p>
          </table:table-cell>
          <table:table-cell office:value-type="float" office:value="135" calcext:value-type="float">
            <text:p>135</text:p>
          </table:table-cell>
          <table:table-cell table:style-name="ce9" table:formula="of:=[.F286]*10^26" office:value-type="float" office:value="0.000000598" calcext:value-type="float">
            <text:p>5.980E-7</text:p>
          </table:table-cell>
          <table:table-cell table:style-name="ce9" table:formula="of:=([.G286]/100)*[.K286]" office:value-type="float" office:value="0.000000018538" calcext:value-type="float">
            <text:p>1.854E-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2E-031" calcext:value-type="float">
            <text:p>1.20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87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9" table:formula="of:=[.F287]*10^26" office:value-type="float" office:value="0.000012" calcext:value-type="float">
            <text:p>1.200E-5</text:p>
          </table:table-cell>
          <table:table-cell table:style-name="ce9" table:formula="of:=([.G287]/100)*[.K287]" office:value-type="float" office:value="0.000000252" calcext:value-type="float">
            <text:p>2.520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19E-031" calcext:value-type="float">
            <text:p>1.19E-031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288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9" table:formula="of:=[.F288]*10^26" office:value-type="float" office:value="0.0000119" calcext:value-type="float">
            <text:p>1.190E-5</text:p>
          </table:table-cell>
          <table:table-cell table:style-name="ce9" table:formula="of:=([.G288]/100)*[.K288]" office:value-type="float" office:value="0.0000002261" calcext:value-type="float">
            <text:p>2.261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21E-031" calcext:value-type="float">
            <text:p>1.21E-031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89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9" table:formula="of:=[.F289]*10^26" office:value-type="float" office:value="0.0000121" calcext:value-type="float">
            <text:p>1.210E-5</text:p>
          </table:table-cell>
          <table:table-cell table:style-name="ce9" table:formula="of:=([.G289]/100)*[.K289]" office:value-type="float" office:value="0.0000003751" calcext:value-type="float">
            <text:p>3.751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49" calcext:value-type="float">
            <text:p>449</text:p>
          </table:table-cell>
          <table:table-cell table:style-name="ce4" office:value-type="float" office:value="7.32E-032" calcext:value-type="float">
            <text:p>7.32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290]/1000" office:value-type="float" office:value="0.449" calcext:value-type="float">
            <text:p>0.449</text:p>
          </table:table-cell>
          <table:table-cell office:value-type="float" office:value="50" calcext:value-type="float">
            <text:p>50</text:p>
          </table:table-cell>
          <table:table-cell table:style-name="ce9" table:formula="of:=[.F290]*10^26" office:value-type="float" office:value="0.00000732" calcext:value-type="float">
            <text:p>7.320E-6</text:p>
          </table:table-cell>
          <table:table-cell table:style-name="ce9" table:formula="of:=([.G290]/100)*[.K290]" office:value-type="float" office:value="0.00000013908" calcext:value-type="float">
            <text:p>1.391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4.69E-032" calcext:value-type="float">
            <text:p>4.69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291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9" table:formula="of:=[.F291]*10^26" office:value-type="float" office:value="0.00000469" calcext:value-type="float">
            <text:p>4.690E-6</text:p>
          </table:table-cell>
          <table:table-cell table:style-name="ce9" table:formula="of:=([.G291]/100)*[.K291]" office:value-type="float" office:value="0.00000010318" calcext:value-type="float">
            <text:p>1.032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4.55E-032" calcext:value-type="float">
            <text:p>4.55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92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9" table:formula="of:=[.F292]*10^26" office:value-type="float" office:value="0.00000455" calcext:value-type="float">
            <text:p>4.550E-6</text:p>
          </table:table-cell>
          <table:table-cell table:style-name="ce9" table:formula="of:=([.G292]/100)*[.K292]" office:value-type="float" office:value="0.00000009555" calcext:value-type="float">
            <text:p>9.555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2.18E-032" calcext:value-type="float">
            <text:p>2.18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93]/1000" office:value-type="float" office:value="0.2995" calcext:value-type="float">
            <text:p>0.2995</text:p>
          </table:table-cell>
          <table:table-cell office:value-type="float" office:value="80" calcext:value-type="float">
            <text:p>80</text:p>
          </table:table-cell>
          <table:table-cell table:style-name="ce9" table:formula="of:=[.F293]*10^26" office:value-type="float" office:value="0.00000218" calcext:value-type="float">
            <text:p>2.180E-6</text:p>
          </table:table-cell>
          <table:table-cell table:style-name="ce9" table:formula="of:=([.G293]/100)*[.K293]" office:value-type="float" office:value="0.00000006322" calcext:value-type="float">
            <text:p>6.322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2.06E-032" calcext:value-type="float">
            <text:p>2.06E-032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294]/1000" office:value-type="float" office:value="0.2995" calcext:value-type="float">
            <text:p>0.2995</text:p>
          </table:table-cell>
          <table:table-cell office:value-type="float" office:value="80" calcext:value-type="float">
            <text:p>80</text:p>
          </table:table-cell>
          <table:table-cell table:style-name="ce9" table:formula="of:=[.F294]*10^26" office:value-type="float" office:value="0.00000206" calcext:value-type="float">
            <text:p>2.060E-6</text:p>
          </table:table-cell>
          <table:table-cell table:style-name="ce9" table:formula="of:=([.G294]/100)*[.K294]" office:value-type="float" office:value="0.00000008652" calcext:value-type="float">
            <text:p>8.652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1.05E-032" calcext:value-type="float">
            <text:p>1.05E-03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295]/1000" office:value-type="float" office:value="0.2534" calcext:value-type="float">
            <text:p>0.2534</text:p>
          </table:table-cell>
          <table:table-cell office:value-type="float" office:value="100" calcext:value-type="float">
            <text:p>100</text:p>
          </table:table-cell>
          <table:table-cell table:style-name="ce9" table:formula="of:=[.F295]*10^26" office:value-type="float" office:value="0.00000105" calcext:value-type="float">
            <text:p>1.050E-6</text:p>
          </table:table-cell>
          <table:table-cell table:style-name="ce9" table:formula="of:=([.G295]/100)*[.K295]" office:value-type="float" office:value="0.0000000315" calcext:value-type="float">
            <text:p>3.150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1.04E-032" calcext:value-type="float">
            <text:p>1.04E-032</text:p>
          </table:table-cell>
          <table:table-cell office:value-type="float" office:value="5.2" calcext:value-type="float">
            <text:p>5.2</text:p>
          </table:table-cell>
          <table:table-cell/>
          <table:table-cell table:formula="of:=[.E296]/1000" office:value-type="float" office:value="0.2534" calcext:value-type="float">
            <text:p>0.2534</text:p>
          </table:table-cell>
          <table:table-cell office:value-type="float" office:value="100" calcext:value-type="float">
            <text:p>100</text:p>
          </table:table-cell>
          <table:table-cell table:style-name="ce9" table:formula="of:=[.F296]*10^26" office:value-type="float" office:value="0.00000104" calcext:value-type="float">
            <text:p>1.040E-6</text:p>
          </table:table-cell>
          <table:table-cell table:style-name="ce9" table:formula="of:=([.G296]/100)*[.K296]" office:value-type="float" office:value="0.00000005408" calcext:value-type="float">
            <text:p>5.408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5.69E-033" calcext:value-type="float">
            <text:p>5.69E-033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[.E297]/1000" office:value-type="float" office:value="0.2256" calcext:value-type="float">
            <text:p>0.2256</text:p>
          </table:table-cell>
          <table:table-cell office:value-type="float" office:value="120" calcext:value-type="float">
            <text:p>120</text:p>
          </table:table-cell>
          <table:table-cell table:style-name="ce9" table:formula="of:=[.F297]*10^26" office:value-type="float" office:value="0.000000569" calcext:value-type="float">
            <text:p>5.690E-7</text:p>
          </table:table-cell>
          <table:table-cell table:style-name="ce9" table:formula="of:=([.G297]/100)*[.K297]" office:value-type="float" office:value="0.000000021053" calcext:value-type="float">
            <text:p>2.105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6.63E-033" calcext:value-type="float">
            <text:p>6.63E-033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[.E298]/1000" office:value-type="float" office:value="0.2256" calcext:value-type="float">
            <text:p>0.2256</text:p>
          </table:table-cell>
          <table:table-cell office:value-type="float" office:value="120" calcext:value-type="float">
            <text:p>120</text:p>
          </table:table-cell>
          <table:table-cell table:style-name="ce9" table:formula="of:=[.F298]*10^26" office:value-type="float" office:value="0.000000663" calcext:value-type="float">
            <text:p>6.630E-7</text:p>
          </table:table-cell>
          <table:table-cell table:style-name="ce9" table:formula="of:=([.G298]/100)*[.K298]" office:value-type="float" office:value="0.000000045747" calcext:value-type="float">
            <text:p>4.575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3.81E-033" calcext:value-type="float">
            <text:p>3.81E-033</text:p>
          </table:table-cell>
          <table:table-cell office:value-type="float" office:value="6.2" calcext:value-type="float">
            <text:p>6.2</text:p>
          </table:table-cell>
          <table:table-cell/>
          <table:table-cell table:formula="of:=[.E299]/1000" office:value-type="float" office:value="0.2123" calcext:value-type="float">
            <text:p>0.2123</text:p>
          </table:table-cell>
          <table:table-cell office:value-type="float" office:value="135" calcext:value-type="float">
            <text:p>135</text:p>
          </table:table-cell>
          <table:table-cell table:style-name="ce9" table:formula="of:=[.F299]*10^26" office:value-type="float" office:value="0.000000381" calcext:value-type="float">
            <text:p>3.810E-7</text:p>
          </table:table-cell>
          <table:table-cell table:style-name="ce9" table:formula="of:=([.G299]/100)*[.K299]" office:value-type="float" office:value="0.000000023622" calcext:value-type="float">
            <text:p>2.362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3.48E-033" calcext:value-type="float">
            <text:p>3.48E-03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00]/1000" office:value-type="float" office:value="0.2123" calcext:value-type="float">
            <text:p>0.2123</text:p>
          </table:table-cell>
          <table:table-cell office:value-type="float" office:value="135" calcext:value-type="float">
            <text:p>135</text:p>
          </table:table-cell>
          <table:table-cell table:style-name="ce9" table:formula="of:=[.F300]*10^26" office:value-type="float" office:value="0.000000348" calcext:value-type="float">
            <text:p>3.480E-7</text:p>
          </table:table-cell>
          <table:table-cell table:style-name="ce9" table:formula="of:=([.G300]/100)*[.K300]" office:value-type="float" office:value="0.00000001044" calcext:value-type="float">
            <text:p>1.044E-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7.04E-032" calcext:value-type="float">
            <text:p>7.04E-032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301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9" table:formula="of:=[.F301]*10^26" office:value-type="float" office:value="0.00000704" calcext:value-type="float">
            <text:p>7.040E-6</text:p>
          </table:table-cell>
          <table:table-cell table:style-name="ce9" table:formula="of:=([.G301]/100)*[.K301]" office:value-type="float" office:value="0.00000019008" calcext:value-type="float">
            <text:p>1.901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6.82E-032" calcext:value-type="float">
            <text:p>6.82E-032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E302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9" table:formula="of:=[.F302]*10^26" office:value-type="float" office:value="0.00000682" calcext:value-type="float">
            <text:p>6.820E-6</text:p>
          </table:table-cell>
          <table:table-cell table:style-name="ce9" table:formula="of:=([.G302]/100)*[.K302]" office:value-type="float" office:value="0.0000001023" calcext:value-type="float">
            <text:p>1.023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81" calcext:value-type="float">
            <text:p>481</text:p>
          </table:table-cell>
          <table:table-cell table:style-name="ce4" office:value-type="float" office:value="4.14E-032" calcext:value-type="float">
            <text:p>4.14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03]/1000" office:value-type="float" office:value="0.481" calcext:value-type="float">
            <text:p>0.481</text:p>
          </table:table-cell>
          <table:table-cell office:value-type="float" office:value="50" calcext:value-type="float">
            <text:p>50</text:p>
          </table:table-cell>
          <table:table-cell table:style-name="ce9" table:formula="of:=[.F303]*10^26" office:value-type="float" office:value="0.00000414" calcext:value-type="float">
            <text:p>4.140E-6</text:p>
          </table:table-cell>
          <table:table-cell table:style-name="ce9" table:formula="of:=([.G303]/100)*[.K303]" office:value-type="float" office:value="0.00000007866" calcext:value-type="float">
            <text:p>7.866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67E-032" calcext:value-type="float">
            <text:p>2.67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04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9" table:formula="of:=[.F304]*10^26" office:value-type="float" office:value="0.00000267" calcext:value-type="float">
            <text:p>2.670E-6</text:p>
          </table:table-cell>
          <table:table-cell table:style-name="ce9" table:formula="of:=([.G304]/100)*[.K304]" office:value-type="float" office:value="0.00000006141" calcext:value-type="float">
            <text:p>6.141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5E-032" calcext:value-type="float">
            <text:p>2.50E-032</text:p>
          </table:table-cell>
          <table:table-cell office:value-type="float" office:value="4.7" calcext:value-type="float">
            <text:p>4.7</text:p>
          </table:table-cell>
          <table:table-cell/>
          <table:table-cell table:formula="of:=[.E305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9" table:formula="of:=[.F305]*10^26" office:value-type="float" office:value="0.0000025" calcext:value-type="float">
            <text:p>2.500E-6</text:p>
          </table:table-cell>
          <table:table-cell table:style-name="ce9" table:formula="of:=([.G305]/100)*[.K305]" office:value-type="float" office:value="0.0000001175" calcext:value-type="float">
            <text:p>1.175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55E-032" calcext:value-type="float">
            <text:p>2.55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06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9" table:formula="of:=[.F306]*10^26" office:value-type="float" office:value="0.00000255" calcext:value-type="float">
            <text:p>2.550E-6</text:p>
          </table:table-cell>
          <table:table-cell table:style-name="ce9" table:formula="of:=([.G306]/100)*[.K306]" office:value-type="float" office:value="0.0000000561" calcext:value-type="float">
            <text:p>5.610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21.2" calcext:value-type="float">
            <text:p>321.2</text:p>
          </table:table-cell>
          <table:table-cell table:style-name="ce4" office:value-type="float" office:value="1.19E-032" calcext:value-type="float">
            <text:p>1.19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307]/1000" office:value-type="float" office:value="0.3212" calcext:value-type="float">
            <text:p>0.3212</text:p>
          </table:table-cell>
          <table:table-cell office:value-type="float" office:value="80" calcext:value-type="float">
            <text:p>80</text:p>
          </table:table-cell>
          <table:table-cell table:style-name="ce9" table:formula="of:=[.F307]*10^26" office:value-type="float" office:value="0.00000119" calcext:value-type="float">
            <text:p>1.190E-6</text:p>
          </table:table-cell>
          <table:table-cell table:style-name="ce9" table:formula="of:=([.G307]/100)*[.K307]" office:value-type="float" office:value="0.00000003808" calcext:value-type="float">
            <text:p>3.808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6.03E-033" calcext:value-type="float">
            <text:p>6.03E-033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08]/1000" office:value-type="float" office:value="0.2718" calcext:value-type="float">
            <text:p>0.2718</text:p>
          </table:table-cell>
          <table:table-cell office:value-type="float" office:value="100" calcext:value-type="float">
            <text:p>100</text:p>
          </table:table-cell>
          <table:table-cell table:style-name="ce9" table:formula="of:=[.F308]*10^26" office:value-type="float" office:value="0.000000603" calcext:value-type="float">
            <text:p>6.030E-7</text:p>
          </table:table-cell>
          <table:table-cell table:style-name="ce9" table:formula="of:=([.G308]/100)*[.K308]" office:value-type="float" office:value="0.000000013869" calcext:value-type="float">
            <text:p>1.387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6.49E-033" calcext:value-type="float">
            <text:p>6.49E-033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309]/1000" office:value-type="float" office:value="0.2718" calcext:value-type="float">
            <text:p>0.2718</text:p>
          </table:table-cell>
          <table:table-cell office:value-type="float" office:value="100" calcext:value-type="float">
            <text:p>100</text:p>
          </table:table-cell>
          <table:table-cell table:style-name="ce9" table:formula="of:=[.F309]*10^26" office:value-type="float" office:value="0.000000649" calcext:value-type="float">
            <text:p>6.490E-7</text:p>
          </table:table-cell>
          <table:table-cell table:style-name="ce9" table:formula="of:=([.G309]/100)*[.K309]" office:value-type="float" office:value="0.000000027258" calcext:value-type="float">
            <text:p>2.726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42.1" calcext:value-type="float">
            <text:p>242.1</text:p>
          </table:table-cell>
          <table:table-cell table:style-name="ce4" office:value-type="float" office:value="3.34E-033" calcext:value-type="float">
            <text:p>3.34E-033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E310]/1000" office:value-type="float" office:value="0.2421" calcext:value-type="float">
            <text:p>0.2421</text:p>
          </table:table-cell>
          <table:table-cell office:value-type="float" office:value="120" calcext:value-type="float">
            <text:p>120</text:p>
          </table:table-cell>
          <table:table-cell table:style-name="ce9" table:formula="of:=[.F310]*10^26" office:value-type="float" office:value="0.000000334" calcext:value-type="float">
            <text:p>3.340E-7</text:p>
          </table:table-cell>
          <table:table-cell table:style-name="ce9" table:formula="of:=([.G310]/100)*[.K310]" office:value-type="float" office:value="0.000000016366" calcext:value-type="float">
            <text:p>1.637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27.9" calcext:value-type="float">
            <text:p>227.9</text:p>
          </table:table-cell>
          <table:table-cell table:style-name="ce4" office:value-type="float" office:value="2.01E-033" calcext:value-type="float">
            <text:p>2.01E-03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311]/1000" office:value-type="float" office:value="0.2279" calcext:value-type="float">
            <text:p>0.2279</text:p>
          </table:table-cell>
          <table:table-cell office:value-type="float" office:value="135" calcext:value-type="float">
            <text:p>135</text:p>
          </table:table-cell>
          <table:table-cell table:style-name="ce9" table:formula="of:=[.F311]*10^26" office:value-type="float" office:value="0.000000201" calcext:value-type="float">
            <text:p>2.010E-7</text:p>
          </table:table-cell>
          <table:table-cell table:style-name="ce9" table:formula="of:=([.G311]/100)*[.K311]" office:value-type="float" office:value="0.000000006633" calcext:value-type="float">
            <text:p>6.633E-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3.59E-032" calcext:value-type="float">
            <text:p>3.59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12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9" table:formula="of:=[.F312]*10^26" office:value-type="float" office:value="0.00000359" calcext:value-type="float">
            <text:p>3.590E-6</text:p>
          </table:table-cell>
          <table:table-cell table:style-name="ce9" table:formula="of:=([.G312]/100)*[.K312]" office:value-type="float" office:value="0.00000008975" calcext:value-type="float">
            <text:p>8.975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3.63E-032" calcext:value-type="float">
            <text:p>3.63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13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9" table:formula="of:=[.F313]*10^26" office:value-type="float" office:value="0.00000363" calcext:value-type="float">
            <text:p>3.630E-6</text:p>
          </table:table-cell>
          <table:table-cell table:style-name="ce9" table:formula="of:=([.G313]/100)*[.K313]" office:value-type="float" office:value="0.0000000726" calcext:value-type="float">
            <text:p>7.260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2.12E-032" calcext:value-type="float">
            <text:p>2.12E-032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[.E314]/1000" office:value-type="float" office:value="0.5111" calcext:value-type="float">
            <text:p>0.5111</text:p>
          </table:table-cell>
          <table:table-cell office:value-type="float" office:value="50" calcext:value-type="float">
            <text:p>50</text:p>
          </table:table-cell>
          <table:table-cell table:style-name="ce9" table:formula="of:=[.F314]*10^26" office:value-type="float" office:value="0.00000212" calcext:value-type="float">
            <text:p>2.120E-6</text:p>
          </table:table-cell>
          <table:table-cell table:style-name="ce9" table:formula="of:=([.G314]/100)*[.K314]" office:value-type="float" office:value="0.00000008692" calcext:value-type="float">
            <text:p>8.692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2.28E-032" calcext:value-type="float">
            <text:p>2.28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15]/1000" office:value-type="float" office:value="0.5111" calcext:value-type="float">
            <text:p>0.5111</text:p>
          </table:table-cell>
          <table:table-cell office:value-type="float" office:value="50" calcext:value-type="float">
            <text:p>50</text:p>
          </table:table-cell>
          <table:table-cell table:style-name="ce9" table:formula="of:=[.F315]*10^26" office:value-type="float" office:value="0.00000228" calcext:value-type="float">
            <text:p>2.280E-6</text:p>
          </table:table-cell>
          <table:table-cell table:style-name="ce9" table:formula="of:=([.G315]/100)*[.K315]" office:value-type="float" office:value="0.00000005016" calcext:value-type="float">
            <text:p>5.016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41E-032" calcext:value-type="float">
            <text:p>1.41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16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9" table:formula="of:=[.F316]*10^26" office:value-type="float" office:value="0.00000141" calcext:value-type="float">
            <text:p>1.410E-6</text:p>
          </table:table-cell>
          <table:table-cell table:style-name="ce9" table:formula="of:=([.G316]/100)*[.K316]" office:value-type="float" office:value="0.00000003525" calcext:value-type="float">
            <text:p>3.525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38E-032" calcext:value-type="float">
            <text:p>1.38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17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9" table:formula="of:=[.F317]*10^26" office:value-type="float" office:value="0.00000138" calcext:value-type="float">
            <text:p>1.380E-6</text:p>
          </table:table-cell>
          <table:table-cell table:style-name="ce9" table:formula="of:=([.G317]/100)*[.K317]" office:value-type="float" office:value="0.00000002898" calcext:value-type="float">
            <text:p>2.898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41.6" calcext:value-type="float">
            <text:p>341.6</text:p>
          </table:table-cell>
          <table:table-cell table:style-name="ce4" office:value-type="float" office:value="6.89E-033" calcext:value-type="float">
            <text:p>6.89E-033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[.E318]/1000" office:value-type="float" office:value="0.3416" calcext:value-type="float">
            <text:p>0.3416</text:p>
          </table:table-cell>
          <table:table-cell office:value-type="float" office:value="80" calcext:value-type="float">
            <text:p>80</text:p>
          </table:table-cell>
          <table:table-cell table:style-name="ce9" table:formula="of:=[.F318]*10^26" office:value-type="float" office:value="0.000000689" calcext:value-type="float">
            <text:p>6.890E-7</text:p>
          </table:table-cell>
          <table:table-cell table:style-name="ce9" table:formula="of:=([.G318]/100)*[.K318]" office:value-type="float" office:value="0.000000031005" calcext:value-type="float">
            <text:p>3.101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89.3" calcext:value-type="float">
            <text:p>289.3</text:p>
          </table:table-cell>
          <table:table-cell table:style-name="ce4" office:value-type="float" office:value="3.44E-033" calcext:value-type="float">
            <text:p>3.44E-03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319]/1000" office:value-type="float" office:value="0.2893" calcext:value-type="float">
            <text:p>0.2893</text:p>
          </table:table-cell>
          <table:table-cell office:value-type="float" office:value="100" calcext:value-type="float">
            <text:p>100</text:p>
          </table:table-cell>
          <table:table-cell table:style-name="ce9" table:formula="of:=[.F319]*10^26" office:value-type="float" office:value="0.000000344" calcext:value-type="float">
            <text:p>3.440E-7</text:p>
          </table:table-cell>
          <table:table-cell table:style-name="ce9" table:formula="of:=([.G319]/100)*[.K319]" office:value-type="float" office:value="0.000000011696" calcext:value-type="float">
            <text:p>1.170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37E-033" calcext:value-type="float">
            <text:p>1.37E-033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[.E320]/1000" office:value-type="float" office:value="0.2427" calcext:value-type="float">
            <text:p>0.2427</text:p>
          </table:table-cell>
          <table:table-cell office:value-type="float" office:value="135" calcext:value-type="float">
            <text:p>135</text:p>
          </table:table-cell>
          <table:table-cell table:style-name="ce9" table:formula="of:=[.F320]*10^26" office:value-type="float" office:value="0.000000137" calcext:value-type="float">
            <text:p>1.370E-7</text:p>
          </table:table-cell>
          <table:table-cell table:style-name="ce9" table:formula="of:=([.G320]/100)*[.K320]" office:value-type="float" office:value="0.000000008357" calcext:value-type="float">
            <text:p>8.357E-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25E-033" calcext:value-type="float">
            <text:p>1.25E-033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321]/1000" office:value-type="float" office:value="0.2427" calcext:value-type="float">
            <text:p>0.2427</text:p>
          </table:table-cell>
          <table:table-cell office:value-type="float" office:value="135" calcext:value-type="float">
            <text:p>135</text:p>
          </table:table-cell>
          <table:table-cell table:style-name="ce9" table:formula="of:=[.F321]*10^26" office:value-type="float" office:value="0.000000125" calcext:value-type="float">
            <text:p>1.250E-7</text:p>
          </table:table-cell>
          <table:table-cell table:style-name="ce9" table:formula="of:=([.G321]/100)*[.K321]" office:value-type="float" office:value="0.000000003875" calcext:value-type="float">
            <text:p>3.875E-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4E-032" calcext:value-type="float">
            <text:p>2.04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22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9" table:formula="of:=[.F322]*10^26" office:value-type="float" office:value="0.00000204" calcext:value-type="float">
            <text:p>2.040E-6</text:p>
          </table:table-cell>
          <table:table-cell table:style-name="ce9" table:formula="of:=([.G322]/100)*[.K322]" office:value-type="float" office:value="0.0000000408" calcext:value-type="float">
            <text:p>4.080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9E-032" calcext:value-type="float">
            <text:p>2.09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323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9" table:formula="of:=[.F323]*10^26" office:value-type="float" office:value="0.00000209" calcext:value-type="float">
            <text:p>2.090E-6</text:p>
          </table:table-cell>
          <table:table-cell table:style-name="ce9" table:formula="of:=([.G323]/100)*[.K323]" office:value-type="float" office:value="0.00000006061" calcext:value-type="float">
            <text:p>6.061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2E-032" calcext:value-type="float">
            <text:p>2.02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324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9" table:formula="of:=[.F324]*10^26" office:value-type="float" office:value="0.00000202" calcext:value-type="float">
            <text:p>2.020E-6</text:p>
          </table:table-cell>
          <table:table-cell table:style-name="ce9" table:formula="of:=([.G324]/100)*[.K324]" office:value-type="float" office:value="0.00000006464" calcext:value-type="float">
            <text:p>6.464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39.6" calcext:value-type="float">
            <text:p>539.6</text:p>
          </table:table-cell>
          <table:table-cell table:style-name="ce4" office:value-type="float" office:value="1.28E-032" calcext:value-type="float">
            <text:p>1.28E-032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25]/1000" office:value-type="float" office:value="0.5396" calcext:value-type="float">
            <text:p>0.5396</text:p>
          </table:table-cell>
          <table:table-cell office:value-type="float" office:value="50" calcext:value-type="float">
            <text:p>50</text:p>
          </table:table-cell>
          <table:table-cell table:style-name="ce9" table:formula="of:=[.F325]*10^26" office:value-type="float" office:value="0.00000128" calcext:value-type="float">
            <text:p>1.280E-6</text:p>
          </table:table-cell>
          <table:table-cell table:style-name="ce9" table:formula="of:=([.G325]/100)*[.K325]" office:value-type="float" office:value="0.00000002176" calcext:value-type="float">
            <text:p>2.176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8.3E-033" calcext:value-type="float">
            <text:p>8.30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26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9" table:formula="of:=[.F326]*10^26" office:value-type="float" office:value="0.00000083" calcext:value-type="float">
            <text:p>8.300E-7</text:p>
          </table:table-cell>
          <table:table-cell table:style-name="ce9" table:formula="of:=([.G326]/100)*[.K326]" office:value-type="float" office:value="0.00000002075" calcext:value-type="float">
            <text:p>2.075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8.46E-033" calcext:value-type="float">
            <text:p>8.46E-033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327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9" table:formula="of:=[.F327]*10^26" office:value-type="float" office:value="0.000000846" calcext:value-type="float">
            <text:p>8.460E-7</text:p>
          </table:table-cell>
          <table:table-cell table:style-name="ce9" table:formula="of:=([.G327]/100)*[.K327]" office:value-type="float" office:value="0.000000024534" calcext:value-type="float">
            <text:p>2.453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61" calcext:value-type="float">
            <text:p>361</text:p>
          </table:table-cell>
          <table:table-cell table:style-name="ce4" office:value-type="float" office:value="3.86E-033" calcext:value-type="float">
            <text:p>3.86E-03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328]/1000" office:value-type="float" office:value="0.361" calcext:value-type="float">
            <text:p>0.361</text:p>
          </table:table-cell>
          <table:table-cell office:value-type="float" office:value="80" calcext:value-type="float">
            <text:p>80</text:p>
          </table:table-cell>
          <table:table-cell table:style-name="ce9" table:formula="of:=[.F328]*10^26" office:value-type="float" office:value="0.000000386" calcext:value-type="float">
            <text:p>3.860E-7</text:p>
          </table:table-cell>
          <table:table-cell table:style-name="ce9" table:formula="of:=([.G328]/100)*[.K328]" office:value-type="float" office:value="0.000000012738" calcext:value-type="float">
            <text:p>1.274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2.08E-033" calcext:value-type="float">
            <text:p>2.08E-03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329]/1000" office:value-type="float" office:value="0.3058" calcext:value-type="float">
            <text:p>0.3058</text:p>
          </table:table-cell>
          <table:table-cell office:value-type="float" office:value="100" calcext:value-type="float">
            <text:p>100</text:p>
          </table:table-cell>
          <table:table-cell table:style-name="ce9" table:formula="of:=[.F329]*10^26" office:value-type="float" office:value="0.000000208" calcext:value-type="float">
            <text:p>2.080E-7</text:p>
          </table:table-cell>
          <table:table-cell table:style-name="ce9" table:formula="of:=([.G329]/100)*[.K329]" office:value-type="float" office:value="0.00000000832" calcext:value-type="float">
            <text:p>8.320E-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1.96E-033" calcext:value-type="float">
            <text:p>1.96E-033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[.E330]/1000" office:value-type="float" office:value="0.3058" calcext:value-type="float">
            <text:p>0.3058</text:p>
          </table:table-cell>
          <table:table-cell office:value-type="float" office:value="100" calcext:value-type="float">
            <text:p>100</text:p>
          </table:table-cell>
          <table:table-cell table:style-name="ce9" table:formula="of:=[.F330]*10^26" office:value-type="float" office:value="0.000000196" calcext:value-type="float">
            <text:p>1.960E-7</text:p>
          </table:table-cell>
          <table:table-cell table:style-name="ce9" table:formula="of:=([.G330]/100)*[.K330]" office:value-type="float" office:value="0.000000009996" calcext:value-type="float">
            <text:p>9.996E-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11E-033" calcext:value-type="float">
            <text:p>1.11E-033</text:p>
          </table:table-cell>
          <table:table-cell office:value-type="float" office:value="8.9" calcext:value-type="float">
            <text:p>8.9</text:p>
          </table:table-cell>
          <table:table-cell/>
          <table:table-cell table:formula="of:=[.E331]/1000" office:value-type="float" office:value="0.2727" calcext:value-type="float">
            <text:p>0.2727</text:p>
          </table:table-cell>
          <table:table-cell office:value-type="float" office:value="120" calcext:value-type="float">
            <text:p>120</text:p>
          </table:table-cell>
          <table:table-cell table:style-name="ce9" table:formula="of:=[.F331]*10^26" office:value-type="float" office:value="0.000000111" calcext:value-type="float">
            <text:p>1.110E-7</text:p>
          </table:table-cell>
          <table:table-cell table:style-name="ce9" table:formula="of:=([.G331]/100)*[.K331]" office:value-type="float" office:value="0.000000009879" calcext:value-type="float">
            <text:p>9.879E-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27E-033" calcext:value-type="float">
            <text:p>1.27E-033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[.E332]/1000" office:value-type="float" office:value="0.2727" calcext:value-type="float">
            <text:p>0.2727</text:p>
          </table:table-cell>
          <table:table-cell office:value-type="float" office:value="120" calcext:value-type="float">
            <text:p>120</text:p>
          </table:table-cell>
          <table:table-cell table:style-name="ce9" table:formula="of:=[.F332]*10^26" office:value-type="float" office:value="0.000000127" calcext:value-type="float">
            <text:p>1.270E-7</text:p>
          </table:table-cell>
          <table:table-cell table:style-name="ce9" table:formula="of:=([.G332]/100)*[.K332]" office:value-type="float" office:value="0.000000008255" calcext:value-type="float">
            <text:p>8.255E-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56.7" calcext:value-type="float">
            <text:p>256.7</text:p>
          </table:table-cell>
          <table:table-cell table:style-name="ce4" office:value-type="float" office:value="6.95E-034" calcext:value-type="float">
            <text:p>6.95E-034</text:p>
          </table:table-cell>
          <table:table-cell office:value-type="float" office:value="6.2" calcext:value-type="float">
            <text:p>6.2</text:p>
          </table:table-cell>
          <table:table-cell/>
          <table:table-cell table:formula="of:=[.E333]/1000" office:value-type="float" office:value="0.2567" calcext:value-type="float">
            <text:p>0.2567</text:p>
          </table:table-cell>
          <table:table-cell office:value-type="float" office:value="135" calcext:value-type="float">
            <text:p>135</text:p>
          </table:table-cell>
          <table:table-cell table:style-name="ce9" table:formula="of:=[.F333]*10^26" office:value-type="float" office:value="0.0000000695" calcext:value-type="float">
            <text:p>6.950E-8</text:p>
          </table:table-cell>
          <table:table-cell table:style-name="ce9" table:formula="of:=([.G333]/100)*[.K333]" office:value-type="float" office:value="0.000000004309" calcext:value-type="float">
            <text:p>4.309E-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593" calcext:value-type="float">
            <text:p>593</text:p>
          </table:table-cell>
          <table:table-cell table:style-name="ce4" office:value-type="float" office:value="4.76E-033" calcext:value-type="float">
            <text:p>4.76E-033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34]/1000" office:value-type="float" office:value="0.593" calcext:value-type="float">
            <text:p>0.593</text:p>
          </table:table-cell>
          <table:table-cell office:value-type="float" office:value="50" calcext:value-type="float">
            <text:p>50</text:p>
          </table:table-cell>
          <table:table-cell table:style-name="ce9" table:formula="of:=[.F334]*10^26" office:value-type="float" office:value="0.000000476" calcext:value-type="float">
            <text:p>4.760E-7</text:p>
          </table:table-cell>
          <table:table-cell table:style-name="ce9" table:formula="of:=([.G334]/100)*[.K334]" office:value-type="float" office:value="0.000000009996" calcext:value-type="float">
            <text:p>9.996E-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37" calcext:value-type="float">
            <text:p>337</text:p>
          </table:table-cell>
          <table:table-cell table:style-name="ce4" office:value-type="float" office:value="6.7E-034" calcext:value-type="float">
            <text:p>6.70E-034</text:p>
          </table:table-cell>
          <table:table-cell office:value-type="float" office:value="6.3" calcext:value-type="float">
            <text:p>6.3</text:p>
          </table:table-cell>
          <table:table-cell/>
          <table:table-cell table:formula="of:=[.E335]/1000" office:value-type="float" office:value="0.337" calcext:value-type="float">
            <text:p>0.337</text:p>
          </table:table-cell>
          <table:table-cell office:value-type="float" office:value="100" calcext:value-type="float">
            <text:p>100</text:p>
          </table:table-cell>
          <table:table-cell table:style-name="ce9" table:formula="of:=[.F335]*10^26" office:value-type="float" office:value="0.000000067" calcext:value-type="float">
            <text:p>6.700E-8</text:p>
          </table:table-cell>
          <table:table-cell table:style-name="ce9" table:formula="of:=([.G335]/100)*[.K335]" office:value-type="float" office:value="0.000000004221" calcext:value-type="float">
            <text:p>4.221E-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83.2" calcext:value-type="float">
            <text:p>283.2</text:p>
          </table:table-cell>
          <table:table-cell table:style-name="ce4" office:value-type="float" office:value="2.75E-034" calcext:value-type="float">
            <text:p>2.75E-034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336]/1000" office:value-type="float" office:value="0.2832" calcext:value-type="float">
            <text:p>0.2832</text:p>
          </table:table-cell>
          <table:table-cell office:value-type="float" office:value="135" calcext:value-type="float">
            <text:p>135</text:p>
          </table:table-cell>
          <table:table-cell table:style-name="ce9" table:formula="of:=[.F336]*10^26" office:value-type="float" office:value="0.0000000275" calcext:value-type="float">
            <text:p>2.750E-8</text:p>
          </table:table-cell>
          <table:table-cell table:style-name="ce9" table:formula="of:=([.G336]/100)*[.K336]" office:value-type="float" office:value="0.000000001155" calcext:value-type="float">
            <text:p>1.155E-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88.6" calcext:value-type="float">
            <text:p>688.6</text:p>
          </table:table-cell>
          <table:table-cell table:style-name="ce4" office:value-type="float" office:value="4.49E-034" calcext:value-type="float">
            <text:p>4.49E-034</text:p>
          </table:table-cell>
          <table:table-cell office:value-type="float" office:value="4.4" calcext:value-type="float">
            <text:p>4.4</text:p>
          </table:table-cell>
          <table:table-cell/>
          <table:table-cell table:formula="of:=[.E337]/1000" office:value-type="float" office:value="0.6886" calcext:value-type="float">
            <text:p>0.6886</text:p>
          </table:table-cell>
          <table:table-cell office:value-type="float" office:value="50" calcext:value-type="float">
            <text:p>50</text:p>
          </table:table-cell>
          <table:table-cell table:style-name="ce9" table:formula="of:=[.F337]*10^26" office:value-type="float" office:value="0.0000000449" calcext:value-type="float">
            <text:p>4.490E-8</text:p>
          </table:table-cell>
          <table:table-cell table:style-name="ce9" table:formula="of:=([.G337]/100)*[.K337]" office:value-type="float" office:value="0.0000000019756" calcext:value-type="float">
            <text:p>1.976E-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462.7" calcext:value-type="float">
            <text:p>462.7</text:p>
          </table:table-cell>
          <table:table-cell table:style-name="ce4" office:value-type="float" office:value="1.67E-034" calcext:value-type="float">
            <text:p>1.67E-034</text:p>
          </table:table-cell>
          <table:table-cell office:value-type="float" office:value="5.5" calcext:value-type="float">
            <text:p>5.5</text:p>
          </table:table-cell>
          <table:table-cell/>
          <table:table-cell table:formula="of:=[.E338]/1000" office:value-type="float" office:value="0.4627" calcext:value-type="float">
            <text:p>0.4627</text:p>
          </table:table-cell>
          <table:table-cell office:value-type="float" office:value="80" calcext:value-type="float">
            <text:p>80</text:p>
          </table:table-cell>
          <table:table-cell table:style-name="ce9" table:formula="of:=[.F338]*10^26" office:value-type="float" office:value="0.0000000167" calcext:value-type="float">
            <text:p>1.670E-8</text:p>
          </table:table-cell>
          <table:table-cell table:style-name="ce9" table:formula="of:=([.G338]/100)*[.K338]" office:value-type="float" office:value="0.0000000009185" calcext:value-type="float">
            <text:p>9.185E-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351.1" calcext:value-type="float">
            <text:p>351.1</text:p>
          </table:table-cell>
          <table:table-cell table:style-name="ce4" office:value-type="float" office:value="6.12E-035" calcext:value-type="float">
            <text:p>6.12E-035</text:p>
          </table:table-cell>
          <table:table-cell office:value-type="float" office:value="9.4" calcext:value-type="float">
            <text:p>9.4</text:p>
          </table:table-cell>
          <table:table-cell/>
          <table:table-cell table:formula="of:=[.E339]/1000" office:value-type="float" office:value="0.3511" calcext:value-type="float">
            <text:p>0.3511</text:p>
          </table:table-cell>
          <table:table-cell office:value-type="float" office:value="120" calcext:value-type="float">
            <text:p>120</text:p>
          </table:table-cell>
          <table:table-cell table:style-name="ce9" table:formula="of:=[.F339]*10^26" office:value-type="float" office:value="0.00000000612" calcext:value-type="float">
            <text:p>6.120E-9</text:p>
          </table:table-cell>
          <table:table-cell table:style-name="ce9" table:formula="of:=([.G339]/100)*[.K339]" office:value-type="float" office:value="0.00000000057528" calcext:value-type="float">
            <text:p>5.753E-1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3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1.68E-030" calcext:value-type="float">
            <text:p>1.68E-03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40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9" table:formula="of:=[.F340]*10^26" office:value-type="float" office:value="0.000168" calcext:value-type="float">
            <text:p>1.680E-4</text:p>
          </table:table-cell>
          <table:table-cell table:style-name="ce9" table:formula="of:=([.G340]/100)*[.K340]" office:value-type="float" office:value="0.000003024" calcext:value-type="float">
            <text:p>3.024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1.69E-030" calcext:value-type="float">
            <text:p>1.69E-030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41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9" table:formula="of:=[.F341]*10^26" office:value-type="float" office:value="0.000169" calcext:value-type="float">
            <text:p>1.690E-4</text:p>
          </table:table-cell>
          <table:table-cell table:style-name="ce9" table:formula="of:=([.G341]/100)*[.K341]" office:value-type="float" office:value="0.000003211" calcext:value-type="float">
            <text:p>3.211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6.77E-031" calcext:value-type="float">
            <text:p>6.77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42]/1000" office:value-type="float" office:value="0.2008" calcext:value-type="float">
            <text:p>0.2008</text:p>
          </table:table-cell>
          <table:table-cell office:value-type="float" office:value="60" calcext:value-type="float">
            <text:p>60</text:p>
          </table:table-cell>
          <table:table-cell table:style-name="ce9" table:formula="of:=[.F342]*10^26" office:value-type="float" office:value="0.0000677" calcext:value-type="float">
            <text:p>6.770E-5</text:p>
          </table:table-cell>
          <table:table-cell table:style-name="ce9" table:formula="of:=([.G342]/100)*[.K342]" office:value-type="float" office:value="0.0000014217" calcext:value-type="float">
            <text:p>1.422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32.3" calcext:value-type="float">
            <text:p>132.3</text:p>
          </table:table-cell>
          <table:table-cell table:style-name="ce4" office:value-type="float" office:value="1.87E-031" calcext:value-type="float">
            <text:p>1.87E-031</text:p>
          </table:table-cell>
          <table:table-cell table:style-name="ce5" office:value-type="float" office:value="1.8" calcext:value-type="float">
            <text:p>1.8</text:p>
          </table:table-cell>
          <table:table-cell/>
          <table:table-cell table:formula="of:=[.E343]/1000" office:value-type="float" office:value="0.1323" calcext:value-type="float">
            <text:p>0.1323</text:p>
          </table:table-cell>
          <table:table-cell office:value-type="float" office:value="100" calcext:value-type="float">
            <text:p>100</text:p>
          </table:table-cell>
          <table:table-cell table:style-name="ce9" table:formula="of:=[.F343]*10^26" office:value-type="float" office:value="0.0000187" calcext:value-type="float">
            <text:p>1.870E-5</text:p>
          </table:table-cell>
          <table:table-cell table:style-name="ce9" table:formula="of:=([.G343]/100)*[.K343]" office:value-type="float" office:value="0.0000003366" calcext:value-type="float">
            <text:p>3.366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1.06E-031" calcext:value-type="float">
            <text:p>1.06E-031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344]/1000" office:value-type="float" office:value="0.1174" calcext:value-type="float">
            <text:p>0.1174</text:p>
          </table:table-cell>
          <table:table-cell office:value-type="float" office:value="120" calcext:value-type="float">
            <text:p>120</text:p>
          </table:table-cell>
          <table:table-cell table:style-name="ce9" table:formula="of:=[.F344]*10^26" office:value-type="float" office:value="0.0000106" calcext:value-type="float">
            <text:p>1.060E-5</text:p>
          </table:table-cell>
          <table:table-cell table:style-name="ce9" table:formula="of:=([.G344]/100)*[.K344]" office:value-type="float" office:value="0.0000002862" calcext:value-type="float">
            <text:p>2.862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10.3" calcext:value-type="float">
            <text:p>110.3</text:p>
          </table:table-cell>
          <table:table-cell table:style-name="ce4" office:value-type="float" office:value="7.38E-032" calcext:value-type="float">
            <text:p>7.38E-032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345]/1000" office:value-type="float" office:value="0.1103" calcext:value-type="float">
            <text:p>0.1103</text:p>
          </table:table-cell>
          <table:table-cell office:value-type="float" office:value="135" calcext:value-type="float">
            <text:p>135</text:p>
          </table:table-cell>
          <table:table-cell table:style-name="ce9" table:formula="of:=[.F345]*10^26" office:value-type="float" office:value="0.00000738" calcext:value-type="float">
            <text:p>7.380E-6</text:p>
          </table:table-cell>
          <table:table-cell table:style-name="ce9" table:formula="of:=([.G345]/100)*[.K345]" office:value-type="float" office:value="0.00000025092" calcext:value-type="float">
            <text:p>2.509E-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7.42E-031" calcext:value-type="float">
            <text:p>7.42E-031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46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9" table:formula="of:=[.F346]*10^26" office:value-type="float" office:value="0.0000742" calcext:value-type="float">
            <text:p>7.420E-5</text:p>
          </table:table-cell>
          <table:table-cell table:style-name="ce9" table:formula="of:=([.G346]/100)*[.K346]" office:value-type="float" office:value="0.0000013356" calcext:value-type="float">
            <text:p>1.336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7.34E-031" calcext:value-type="float">
            <text:p>7.34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47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9" table:formula="of:=[.F347]*10^26" office:value-type="float" office:value="0.0000734" calcext:value-type="float">
            <text:p>7.340E-5</text:p>
          </table:table-cell>
          <table:table-cell table:style-name="ce9" table:formula="of:=([.G347]/100)*[.K347]" office:value-type="float" office:value="0.0000016148" calcext:value-type="float">
            <text:p>1.615E-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3.06E-031" calcext:value-type="float">
            <text:p>3.06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48]/1000" office:value-type="float" office:value="0.2469" calcext:value-type="float">
            <text:p>0.2469</text:p>
          </table:table-cell>
          <table:table-cell office:value-type="float" office:value="60" calcext:value-type="float">
            <text:p>60</text:p>
          </table:table-cell>
          <table:table-cell table:style-name="ce9" table:formula="of:=[.F348]*10^26" office:value-type="float" office:value="0.0000306" calcext:value-type="float">
            <text:p>3.060E-5</text:p>
          </table:table-cell>
          <table:table-cell table:style-name="ce9" table:formula="of:=([.G348]/100)*[.K348]" office:value-type="float" office:value="0.0000006426" calcext:value-type="float">
            <text:p>6.426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5.13E-032" calcext:value-type="float">
            <text:p>5.13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49]/1000" office:value-type="float" office:value="0.1448" calcext:value-type="float">
            <text:p>0.1448</text:p>
          </table:table-cell>
          <table:table-cell office:value-type="float" office:value="120" calcext:value-type="float">
            <text:p>120</text:p>
          </table:table-cell>
          <table:table-cell table:style-name="ce9" table:formula="of:=[.F349]*10^26" office:value-type="float" office:value="0.00000513" calcext:value-type="float">
            <text:p>5.130E-6</text:p>
          </table:table-cell>
          <table:table-cell table:style-name="ce9" table:formula="of:=([.G349]/100)*[.K349]" office:value-type="float" office:value="0.00000010773" calcext:value-type="float">
            <text:p>1.077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36.1" calcext:value-type="float">
            <text:p>136.1</text:p>
          </table:table-cell>
          <table:table-cell table:style-name="ce4" office:value-type="float" office:value="3.43E-032" calcext:value-type="float">
            <text:p>3.43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50]/1000" office:value-type="float" office:value="0.1361" calcext:value-type="float">
            <text:p>0.1361</text:p>
          </table:table-cell>
          <table:table-cell office:value-type="float" office:value="135" calcext:value-type="float">
            <text:p>135</text:p>
          </table:table-cell>
          <table:table-cell table:style-name="ce9" table:formula="of:=[.F350]*10^26" office:value-type="float" office:value="0.00000343" calcext:value-type="float">
            <text:p>3.430E-6</text:p>
          </table:table-cell>
          <table:table-cell table:style-name="ce9" table:formula="of:=([.G350]/100)*[.K350]" office:value-type="float" office:value="0.00000007546" calcext:value-type="float">
            <text:p>7.546E-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3.42E-031" calcext:value-type="float">
            <text:p>3.42E-031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E351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9" table:formula="of:=[.F351]*10^26" office:value-type="float" office:value="0.0000342" calcext:value-type="float">
            <text:p>3.420E-5</text:p>
          </table:table-cell>
          <table:table-cell table:style-name="ce9" table:formula="of:=([.G351]/100)*[.K351]" office:value-type="float" office:value="0.000000513" calcext:value-type="float">
            <text:p>5.130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3.5E-031" calcext:value-type="float">
            <text:p>3.50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52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9" table:formula="of:=[.F352]*10^26" office:value-type="float" office:value="0.000035" calcext:value-type="float">
            <text:p>3.500E-5</text:p>
          </table:table-cell>
          <table:table-cell table:style-name="ce9" table:formula="of:=([.G352]/100)*[.K352]" office:value-type="float" office:value="0.00000077" calcext:value-type="float">
            <text:p>7.700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1.47E-031" calcext:value-type="float">
            <text:p>1.47E-031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53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9" table:formula="of:=[.F353]*10^26" office:value-type="float" office:value="0.0000147" calcext:value-type="float">
            <text:p>1.470E-5</text:p>
          </table:table-cell>
          <table:table-cell table:style-name="ce9" table:formula="of:=([.G353]/100)*[.K353]" office:value-type="float" office:value="0.0000003675" calcext:value-type="float">
            <text:p>3.675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1.43E-031" calcext:value-type="float">
            <text:p>1.43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54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9" table:formula="of:=[.F354]*10^26" office:value-type="float" office:value="0.0000143" calcext:value-type="float">
            <text:p>1.430E-5</text:p>
          </table:table-cell>
          <table:table-cell table:style-name="ce9" table:formula="of:=([.G354]/100)*[.K354]" office:value-type="float" office:value="0.0000003146" calcext:value-type="float">
            <text:p>3.146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7.41E-032" calcext:value-type="float">
            <text:p>7.41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55]/1000" office:value-type="float" office:value="0.2241" calcext:value-type="float">
            <text:p>0.2241</text:p>
          </table:table-cell>
          <table:table-cell office:value-type="float" office:value="80" calcext:value-type="float">
            <text:p>80</text:p>
          </table:table-cell>
          <table:table-cell table:style-name="ce9" table:formula="of:=[.F355]*10^26" office:value-type="float" office:value="0.00000741" calcext:value-type="float">
            <text:p>7.410E-6</text:p>
          </table:table-cell>
          <table:table-cell table:style-name="ce9" table:formula="of:=([.G355]/100)*[.K355]" office:value-type="float" office:value="0.00000018525" calcext:value-type="float">
            <text:p>1.853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2.69E-032" calcext:value-type="float">
            <text:p>2.69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56]/1000" office:value-type="float" office:value="0.1682" calcext:value-type="float">
            <text:p>0.1682</text:p>
          </table:table-cell>
          <table:table-cell office:value-type="float" office:value="120" calcext:value-type="float">
            <text:p>120</text:p>
          </table:table-cell>
          <table:table-cell table:style-name="ce9" table:formula="of:=[.F356]*10^26" office:value-type="float" office:value="0.00000269" calcext:value-type="float">
            <text:p>2.690E-6</text:p>
          </table:table-cell>
          <table:table-cell table:style-name="ce9" table:formula="of:=([.G356]/100)*[.K356]" office:value-type="float" office:value="0.00000006994" calcext:value-type="float">
            <text:p>6.994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1.88E-032" calcext:value-type="float">
            <text:p>1.88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57]/1000" office:value-type="float" office:value="0.1581" calcext:value-type="float">
            <text:p>0.1581</text:p>
          </table:table-cell>
          <table:table-cell office:value-type="float" office:value="135" calcext:value-type="float">
            <text:p>135</text:p>
          </table:table-cell>
          <table:table-cell table:style-name="ce9" table:formula="of:=[.F357]*10^26" office:value-type="float" office:value="0.00000188" calcext:value-type="float">
            <text:p>1.880E-6</text:p>
          </table:table-cell>
          <table:table-cell table:style-name="ce9" table:formula="of:=([.G357]/100)*[.K357]" office:value-type="float" office:value="0.00000004888" calcext:value-type="float">
            <text:p>4.888E-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64.9" calcext:value-type="float">
            <text:p>464.9</text:p>
          </table:table-cell>
          <table:table-cell table:style-name="ce4" office:value-type="float" office:value="1.94E-031" calcext:value-type="float">
            <text:p>1.94E-031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58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9" table:formula="of:=[.F358]*10^26" office:value-type="float" office:value="0.0000194" calcext:value-type="float">
            <text:p>1.940E-5</text:p>
          </table:table-cell>
          <table:table-cell table:style-name="ce9" table:formula="of:=([.G358]/100)*[.K358]" office:value-type="float" office:value="0.0000003686" calcext:value-type="float">
            <text:p>3.686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64.9" calcext:value-type="float">
            <text:p>464.9</text:p>
          </table:table-cell>
          <table:table-cell table:style-name="ce4" office:value-type="float" office:value="1.89E-031" calcext:value-type="float">
            <text:p>1.89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59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9" table:formula="of:=[.F359]*10^26" office:value-type="float" office:value="0.0000189" calcext:value-type="float">
            <text:p>1.890E-5</text:p>
          </table:table-cell>
          <table:table-cell table:style-name="ce9" table:formula="of:=([.G359]/100)*[.K359]" office:value-type="float" office:value="0.0000003969" calcext:value-type="float">
            <text:p>3.969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377.9" calcext:value-type="float">
            <text:p>377.9</text:p>
          </table:table-cell>
          <table:table-cell table:style-name="ce4" office:value-type="float" office:value="1.15E-031" calcext:value-type="float">
            <text:p>1.15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60]/1000" office:value-type="float" office:value="0.3779" calcext:value-type="float">
            <text:p>0.3779</text:p>
          </table:table-cell>
          <table:table-cell office:value-type="float" office:value="50" calcext:value-type="float">
            <text:p>50</text:p>
          </table:table-cell>
          <table:table-cell table:style-name="ce9" table:formula="of:=[.F360]*10^26" office:value-type="float" office:value="0.0000115" calcext:value-type="float">
            <text:p>1.150E-5</text:p>
          </table:table-cell>
          <table:table-cell table:style-name="ce9" table:formula="of:=([.G360]/100)*[.K360]" office:value-type="float" office:value="0.000000253" calcext:value-type="float">
            <text:p>2.530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20.8" calcext:value-type="float">
            <text:p>320.8</text:p>
          </table:table-cell>
          <table:table-cell table:style-name="ce4" office:value-type="float" office:value="7.64E-032" calcext:value-type="float">
            <text:p>7.64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61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9" table:formula="of:=[.F361]*10^26" office:value-type="float" office:value="0.00000764" calcext:value-type="float">
            <text:p>7.640E-6</text:p>
          </table:table-cell>
          <table:table-cell table:style-name="ce9" table:formula="of:=([.G361]/100)*[.K361]" office:value-type="float" office:value="0.00000014516" calcext:value-type="float">
            <text:p>1.452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20.8" calcext:value-type="float">
            <text:p>320.8</text:p>
          </table:table-cell>
          <table:table-cell table:style-name="ce4" office:value-type="float" office:value="8.05E-032" calcext:value-type="float">
            <text:p>8.05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62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9" table:formula="of:=[.F362]*10^26" office:value-type="float" office:value="0.00000805" calcext:value-type="float">
            <text:p>8.050E-6</text:p>
          </table:table-cell>
          <table:table-cell table:style-name="ce9" table:formula="of:=([.G362]/100)*[.K362]" office:value-type="float" office:value="0.00000016905" calcext:value-type="float">
            <text:p>1.691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51.5" calcext:value-type="float">
            <text:p>251.5</text:p>
          </table:table-cell>
          <table:table-cell table:style-name="ce4" office:value-type="float" office:value="4.13E-032" calcext:value-type="float">
            <text:p>4.13E-032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363]/1000" office:value-type="float" office:value="0.2515" calcext:value-type="float">
            <text:p>0.2515</text:p>
          </table:table-cell>
          <table:table-cell office:value-type="float" office:value="80" calcext:value-type="float">
            <text:p>80</text:p>
          </table:table-cell>
          <table:table-cell table:style-name="ce9" table:formula="of:=[.F363]*10^26" office:value-type="float" office:value="0.00000413" calcext:value-type="float">
            <text:p>4.130E-6</text:p>
          </table:table-cell>
          <table:table-cell table:style-name="ce9" table:formula="of:=([.G363]/100)*[.K363]" office:value-type="float" office:value="0.00000012803" calcext:value-type="float">
            <text:p>1.280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89" calcext:value-type="float">
            <text:p>189</text:p>
          </table:table-cell>
          <table:table-cell table:style-name="ce4" office:value-type="float" office:value="1.59E-032" calcext:value-type="float">
            <text:p>1.59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64]/1000" office:value-type="float" office:value="0.189" calcext:value-type="float">
            <text:p>0.189</text:p>
          </table:table-cell>
          <table:table-cell office:value-type="float" office:value="120" calcext:value-type="float">
            <text:p>120</text:p>
          </table:table-cell>
          <table:table-cell table:style-name="ce9" table:formula="of:=[.F364]*10^26" office:value-type="float" office:value="0.00000159" calcext:value-type="float">
            <text:p>1.590E-6</text:p>
          </table:table-cell>
          <table:table-cell table:style-name="ce9" table:formula="of:=([.G364]/100)*[.K364]" office:value-type="float" office:value="0.00000003498" calcext:value-type="float">
            <text:p>3.498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77.7" calcext:value-type="float">
            <text:p>177.7</text:p>
          </table:table-cell>
          <table:table-cell table:style-name="ce4" office:value-type="float" office:value="1.17E-032" calcext:value-type="float">
            <text:p>1.17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65]/1000" office:value-type="float" office:value="0.1777" calcext:value-type="float">
            <text:p>0.1777</text:p>
          </table:table-cell>
          <table:table-cell office:value-type="float" office:value="135" calcext:value-type="float">
            <text:p>135</text:p>
          </table:table-cell>
          <table:table-cell table:style-name="ce9" table:formula="of:=[.F365]*10^26" office:value-type="float" office:value="0.00000117" calcext:value-type="float">
            <text:p>1.170E-6</text:p>
          </table:table-cell>
          <table:table-cell table:style-name="ce9" table:formula="of:=([.G365]/100)*[.K365]" office:value-type="float" office:value="0.00000002925" calcext:value-type="float">
            <text:p>2.925E-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1.19E-031" calcext:value-type="float">
            <text:p>1.19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66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9" table:formula="of:=[.F366]*10^26" office:value-type="float" office:value="0.0000119" calcext:value-type="float">
            <text:p>1.190E-5</text:p>
          </table:table-cell>
          <table:table-cell table:style-name="ce9" table:formula="of:=([.G366]/100)*[.K366]" office:value-type="float" office:value="0.0000002023" calcext:value-type="float">
            <text:p>2.023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1.13E-031" calcext:value-type="float">
            <text:p>1.13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67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9" table:formula="of:=[.F367]*10^26" office:value-type="float" office:value="0.0000113" calcext:value-type="float">
            <text:p>1.130E-5</text:p>
          </table:table-cell>
          <table:table-cell table:style-name="ce9" table:formula="of:=([.G367]/100)*[.K367]" office:value-type="float" office:value="0.0000001921" calcext:value-type="float">
            <text:p>1.921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4.65E-032" calcext:value-type="float">
            <text:p>4.65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68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9" table:formula="of:=[.F368]*10^26" office:value-type="float" office:value="0.00000465" calcext:value-type="float">
            <text:p>4.650E-6</text:p>
          </table:table-cell>
          <table:table-cell table:style-name="ce9" table:formula="of:=([.G368]/100)*[.K368]" office:value-type="float" office:value="0.000000093" calcext:value-type="float">
            <text:p>9.300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4.59E-032" calcext:value-type="float">
            <text:p>4.59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69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9" table:formula="of:=[.F369]*10^26" office:value-type="float" office:value="0.00000459" calcext:value-type="float">
            <text:p>4.590E-6</text:p>
          </table:table-cell>
          <table:table-cell table:style-name="ce9" table:formula="of:=([.G369]/100)*[.K369]" office:value-type="float" office:value="0.00000010557" calcext:value-type="float">
            <text:p>1.056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76.5" calcext:value-type="float">
            <text:p>276.5</text:p>
          </table:table-cell>
          <table:table-cell table:style-name="ce4" office:value-type="float" office:value="2.45E-032" calcext:value-type="float">
            <text:p>2.45E-032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370]/1000" office:value-type="float" office:value="0.2765" calcext:value-type="float">
            <text:p>0.2765</text:p>
          </table:table-cell>
          <table:table-cell office:value-type="float" office:value="80" calcext:value-type="float">
            <text:p>80</text:p>
          </table:table-cell>
          <table:table-cell table:style-name="ce9" table:formula="of:=[.F370]*10^26" office:value-type="float" office:value="0.00000245" calcext:value-type="float">
            <text:p>2.450E-6</text:p>
          </table:table-cell>
          <table:table-cell table:style-name="ce9" table:formula="of:=([.G370]/100)*[.K370]" office:value-type="float" office:value="0.00000007595" calcext:value-type="float">
            <text:p>7.595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1.4E-032" calcext:value-type="float">
            <text:p>1.40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71]/1000" office:value-type="float" office:value="0.2337" calcext:value-type="float">
            <text:p>0.2337</text:p>
          </table:table-cell>
          <table:table-cell office:value-type="float" office:value="100" calcext:value-type="float">
            <text:p>100</text:p>
          </table:table-cell>
          <table:table-cell table:style-name="ce9" table:formula="of:=[.F371]*10^26" office:value-type="float" office:value="0.0000014" calcext:value-type="float">
            <text:p>1.400E-6</text:p>
          </table:table-cell>
          <table:table-cell table:style-name="ce9" table:formula="of:=([.G371]/100)*[.K371]" office:value-type="float" office:value="0.0000000322" calcext:value-type="float">
            <text:p>3.220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9.44E-033" calcext:value-type="float">
            <text:p>9.44E-033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72]/1000" office:value-type="float" office:value="0.208" calcext:value-type="float">
            <text:p>0.208</text:p>
          </table:table-cell>
          <table:table-cell office:value-type="float" office:value="120" calcext:value-type="float">
            <text:p>120</text:p>
          </table:table-cell>
          <table:table-cell table:style-name="ce9" table:formula="of:=[.F372]*10^26" office:value-type="float" office:value="0.000000944" calcext:value-type="float">
            <text:p>9.440E-7</text:p>
          </table:table-cell>
          <table:table-cell table:style-name="ce9" table:formula="of:=([.G372]/100)*[.K372]" office:value-type="float" office:value="0.000000024544" calcext:value-type="float">
            <text:p>2.454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7.08E-033" calcext:value-type="float">
            <text:p>7.08E-033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73]/1000" office:value-type="float" office:value="0.1957" calcext:value-type="float">
            <text:p>0.1957</text:p>
          </table:table-cell>
          <table:table-cell office:value-type="float" office:value="135" calcext:value-type="float">
            <text:p>135</text:p>
          </table:table-cell>
          <table:table-cell table:style-name="ce9" table:formula="of:=[.F373]*10^26" office:value-type="float" office:value="0.000000708" calcext:value-type="float">
            <text:p>7.080E-7</text:p>
          </table:table-cell>
          <table:table-cell table:style-name="ce9" table:formula="of:=([.G373]/100)*[.K373]" office:value-type="float" office:value="0.000000014868" calcext:value-type="float">
            <text:p>1.487E-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6.65E-032" calcext:value-type="float">
            <text:p>6.65E-032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74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9" table:formula="of:=[.F374]*10^26" office:value-type="float" office:value="0.00000665" calcext:value-type="float">
            <text:p>6.650E-6</text:p>
          </table:table-cell>
          <table:table-cell table:style-name="ce9" table:formula="of:=([.G374]/100)*[.K374]" office:value-type="float" office:value="0.0000001197" calcext:value-type="float">
            <text:p>1.197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6.66E-032" calcext:value-type="float">
            <text:p>6.66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75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9" table:formula="of:=[.F375]*10^26" office:value-type="float" office:value="0.00000666" calcext:value-type="float">
            <text:p>6.660E-6</text:p>
          </table:table-cell>
          <table:table-cell table:style-name="ce9" table:formula="of:=([.G375]/100)*[.K375]" office:value-type="float" office:value="0.00000012654" calcext:value-type="float">
            <text:p>1.265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2.73E-032" calcext:value-type="float">
            <text:p>2.73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76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9" table:formula="of:=[.F376]*10^26" office:value-type="float" office:value="0.00000273" calcext:value-type="float">
            <text:p>2.730E-6</text:p>
          </table:table-cell>
          <table:table-cell table:style-name="ce9" table:formula="of:=([.G376]/100)*[.K376]" office:value-type="float" office:value="0.0000000546" calcext:value-type="float">
            <text:p>5.460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2.78E-032" calcext:value-type="float">
            <text:p>2.78E-032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E377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9" table:formula="of:=[.F377]*10^26" office:value-type="float" office:value="0.00000278" calcext:value-type="float">
            <text:p>2.780E-6</text:p>
          </table:table-cell>
          <table:table-cell table:style-name="ce9" table:formula="of:=([.G377]/100)*[.K377]" office:value-type="float" office:value="0.0000000417" calcext:value-type="float">
            <text:p>4.170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1.44E-032" calcext:value-type="float">
            <text:p>1.44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78]/1000" office:value-type="float" office:value="0.2995" calcext:value-type="float">
            <text:p>0.2995</text:p>
          </table:table-cell>
          <table:table-cell office:value-type="float" office:value="80" calcext:value-type="float">
            <text:p>80</text:p>
          </table:table-cell>
          <table:table-cell table:style-name="ce9" table:formula="of:=[.F378]*10^26" office:value-type="float" office:value="0.00000144" calcext:value-type="float">
            <text:p>1.440E-6</text:p>
          </table:table-cell>
          <table:table-cell table:style-name="ce9" table:formula="of:=([.G378]/100)*[.K378]" office:value-type="float" office:value="0.00000003744" calcext:value-type="float">
            <text:p>3.744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8.6E-033" calcext:value-type="float">
            <text:p>8.60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79]/1000" office:value-type="float" office:value="0.2534" calcext:value-type="float">
            <text:p>0.2534</text:p>
          </table:table-cell>
          <table:table-cell office:value-type="float" office:value="100" calcext:value-type="float">
            <text:p>100</text:p>
          </table:table-cell>
          <table:table-cell table:style-name="ce9" table:formula="of:=[.F379]*10^26" office:value-type="float" office:value="0.00000086" calcext:value-type="float">
            <text:p>8.600E-7</text:p>
          </table:table-cell>
          <table:table-cell table:style-name="ce9" table:formula="of:=([.G379]/100)*[.K379]" office:value-type="float" office:value="0.0000000215" calcext:value-type="float">
            <text:p>2.150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5.77E-033" calcext:value-type="float">
            <text:p>5.77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80]/1000" office:value-type="float" office:value="0.2256" calcext:value-type="float">
            <text:p>0.2256</text:p>
          </table:table-cell>
          <table:table-cell office:value-type="float" office:value="120" calcext:value-type="float">
            <text:p>120</text:p>
          </table:table-cell>
          <table:table-cell table:style-name="ce9" table:formula="of:=[.F380]*10^26" office:value-type="float" office:value="0.000000577" calcext:value-type="float">
            <text:p>5.770E-7</text:p>
          </table:table-cell>
          <table:table-cell table:style-name="ce9" table:formula="of:=([.G380]/100)*[.K380]" office:value-type="float" office:value="0.000000014425" calcext:value-type="float">
            <text:p>1.443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4.46E-033" calcext:value-type="float">
            <text:p>4.46E-033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381]/1000" office:value-type="float" office:value="0.2123" calcext:value-type="float">
            <text:p>0.2123</text:p>
          </table:table-cell>
          <table:table-cell office:value-type="float" office:value="135" calcext:value-type="float">
            <text:p>135</text:p>
          </table:table-cell>
          <table:table-cell table:style-name="ce9" table:formula="of:=[.F381]*10^26" office:value-type="float" office:value="0.000000446" calcext:value-type="float">
            <text:p>4.460E-7</text:p>
          </table:table-cell>
          <table:table-cell table:style-name="ce9" table:formula="of:=([.G381]/100)*[.K381]" office:value-type="float" office:value="0.000000012934" calcext:value-type="float">
            <text:p>1.293E-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4.11E-032" calcext:value-type="float">
            <text:p>4.11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82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9" table:formula="of:=[.F382]*10^26" office:value-type="float" office:value="0.00000411" calcext:value-type="float">
            <text:p>4.110E-6</text:p>
          </table:table-cell>
          <table:table-cell table:style-name="ce9" table:formula="of:=([.G382]/100)*[.K382]" office:value-type="float" office:value="0.00000010686" calcext:value-type="float">
            <text:p>1.069E-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4.03E-032" calcext:value-type="float">
            <text:p>4.03E-032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E383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9" table:formula="of:=[.F383]*10^26" office:value-type="float" office:value="0.00000403" calcext:value-type="float">
            <text:p>4.030E-6</text:p>
          </table:table-cell>
          <table:table-cell table:style-name="ce9" table:formula="of:=([.G383]/100)*[.K383]" office:value-type="float" office:value="0.00000005642" calcext:value-type="float">
            <text:p>5.642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1.67E-032" calcext:value-type="float">
            <text:p>1.67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84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9" table:formula="of:=[.F384]*10^26" office:value-type="float" office:value="0.00000167" calcext:value-type="float">
            <text:p>1.670E-6</text:p>
          </table:table-cell>
          <table:table-cell table:style-name="ce9" table:formula="of:=([.G384]/100)*[.K384]" office:value-type="float" office:value="0.00000003507" calcext:value-type="float">
            <text:p>3.507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1.7E-032" calcext:value-type="float">
            <text:p>1.70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85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9" table:formula="of:=[.F385]*10^26" office:value-type="float" office:value="0.0000017" calcext:value-type="float">
            <text:p>1.700E-6</text:p>
          </table:table-cell>
          <table:table-cell table:style-name="ce9" table:formula="of:=([.G385]/100)*[.K385]" office:value-type="float" office:value="0.0000000323" calcext:value-type="float">
            <text:p>3.230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21.2" calcext:value-type="float">
            <text:p>321.2</text:p>
          </table:table-cell>
          <table:table-cell table:style-name="ce4" office:value-type="float" office:value="9.24E-033" calcext:value-type="float">
            <text:p>9.24E-033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386]/1000" office:value-type="float" office:value="0.3212" calcext:value-type="float">
            <text:p>0.3212</text:p>
          </table:table-cell>
          <table:table-cell office:value-type="float" office:value="80" calcext:value-type="float">
            <text:p>80</text:p>
          </table:table-cell>
          <table:table-cell table:style-name="ce9" table:formula="of:=[.F386]*10^26" office:value-type="float" office:value="0.000000924" calcext:value-type="float">
            <text:p>9.240E-7</text:p>
          </table:table-cell>
          <table:table-cell table:style-name="ce9" table:formula="of:=([.G386]/100)*[.K386]" office:value-type="float" office:value="0.000000024948" calcext:value-type="float">
            <text:p>2.495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5.43E-033" calcext:value-type="float">
            <text:p>5.43E-033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87]/1000" office:value-type="float" office:value="0.2718" calcext:value-type="float">
            <text:p>0.2718</text:p>
          </table:table-cell>
          <table:table-cell office:value-type="float" office:value="100" calcext:value-type="float">
            <text:p>100</text:p>
          </table:table-cell>
          <table:table-cell table:style-name="ce9" table:formula="of:=[.F387]*10^26" office:value-type="float" office:value="0.000000543" calcext:value-type="float">
            <text:p>5.430E-7</text:p>
          </table:table-cell>
          <table:table-cell table:style-name="ce9" table:formula="of:=([.G387]/100)*[.K387]" office:value-type="float" office:value="0.000000011946" calcext:value-type="float">
            <text:p>1.195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42.1" calcext:value-type="float">
            <text:p>242.1</text:p>
          </table:table-cell>
          <table:table-cell table:style-name="ce4" office:value-type="float" office:value="3.8E-033" calcext:value-type="float">
            <text:p>3.80E-03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88]/1000" office:value-type="float" office:value="0.2421" calcext:value-type="float">
            <text:p>0.2421</text:p>
          </table:table-cell>
          <table:table-cell office:value-type="float" office:value="120" calcext:value-type="float">
            <text:p>120</text:p>
          </table:table-cell>
          <table:table-cell table:style-name="ce9" table:formula="of:=[.F388]*10^26" office:value-type="float" office:value="0.00000038" calcext:value-type="float">
            <text:p>3.800E-7</text:p>
          </table:table-cell>
          <table:table-cell table:style-name="ce9" table:formula="of:=([.G388]/100)*[.K388]" office:value-type="float" office:value="0.0000000114" calcext:value-type="float">
            <text:p>1.140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27.9" calcext:value-type="float">
            <text:p>227.9</text:p>
          </table:table-cell>
          <table:table-cell table:style-name="ce4" office:value-type="float" office:value="2.96E-033" calcext:value-type="float">
            <text:p>2.96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89]/1000" office:value-type="float" office:value="0.2279" calcext:value-type="float">
            <text:p>0.2279</text:p>
          </table:table-cell>
          <table:table-cell office:value-type="float" office:value="135" calcext:value-type="float">
            <text:p>135</text:p>
          </table:table-cell>
          <table:table-cell table:style-name="ce9" table:formula="of:=[.F389]*10^26" office:value-type="float" office:value="0.000000296" calcext:value-type="float">
            <text:p>2.960E-7</text:p>
          </table:table-cell>
          <table:table-cell table:style-name="ce9" table:formula="of:=([.G389]/100)*[.K389]" office:value-type="float" office:value="0.0000000074" calcext:value-type="float">
            <text:p>7.400E-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2.37E-032" calcext:value-type="float">
            <text:p>2.37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90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9" table:formula="of:=[.F390]*10^26" office:value-type="float" office:value="0.00000237" calcext:value-type="float">
            <text:p>2.370E-6</text:p>
          </table:table-cell>
          <table:table-cell table:style-name="ce9" table:formula="of:=([.G390]/100)*[.K390]" office:value-type="float" office:value="0.00000005925" calcext:value-type="float">
            <text:p>5.925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2.38E-032" calcext:value-type="float">
            <text:p>2.38E-032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91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9" table:formula="of:=[.F391]*10^26" office:value-type="float" office:value="0.00000238" calcext:value-type="float">
            <text:p>2.380E-6</text:p>
          </table:table-cell>
          <table:table-cell table:style-name="ce9" table:formula="of:=([.G391]/100)*[.K391]" office:value-type="float" office:value="0.00000004046" calcext:value-type="float">
            <text:p>4.046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1.48E-032" calcext:value-type="float">
            <text:p>1.48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92]/1000" office:value-type="float" office:value="0.5111" calcext:value-type="float">
            <text:p>0.5111</text:p>
          </table:table-cell>
          <table:table-cell office:value-type="float" office:value="50" calcext:value-type="float">
            <text:p>50</text:p>
          </table:table-cell>
          <table:table-cell table:style-name="ce9" table:formula="of:=[.F392]*10^26" office:value-type="float" office:value="0.00000148" calcext:value-type="float">
            <text:p>1.480E-6</text:p>
          </table:table-cell>
          <table:table-cell table:style-name="ce9" table:formula="of:=([.G392]/100)*[.K392]" office:value-type="float" office:value="0.00000002812" calcext:value-type="float">
            <text:p>2.812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02E-032" calcext:value-type="float">
            <text:p>1.02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93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9" table:formula="of:=[.F393]*10^26" office:value-type="float" office:value="0.00000102" calcext:value-type="float">
            <text:p>1.020E-6</text:p>
          </table:table-cell>
          <table:table-cell table:style-name="ce9" table:formula="of:=([.G393]/100)*[.K393]" office:value-type="float" office:value="0.00000002244" calcext:value-type="float">
            <text:p>2.244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03E-032" calcext:value-type="float">
            <text:p>1.03E-032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94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9" table:formula="of:=[.F394]*10^26" office:value-type="float" office:value="0.00000103" calcext:value-type="float">
            <text:p>1.030E-6</text:p>
          </table:table-cell>
          <table:table-cell table:style-name="ce9" table:formula="of:=([.G394]/100)*[.K394]" office:value-type="float" office:value="0.00000001854" calcext:value-type="float">
            <text:p>1.854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41.6" calcext:value-type="float">
            <text:p>341.6</text:p>
          </table:table-cell>
          <table:table-cell table:style-name="ce4" office:value-type="float" office:value="5.39E-033" calcext:value-type="float">
            <text:p>5.39E-03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395]/1000" office:value-type="float" office:value="0.3416" calcext:value-type="float">
            <text:p>0.3416</text:p>
          </table:table-cell>
          <table:table-cell office:value-type="float" office:value="80" calcext:value-type="float">
            <text:p>80</text:p>
          </table:table-cell>
          <table:table-cell table:style-name="ce9" table:formula="of:=[.F395]*10^26" office:value-type="float" office:value="0.000000539" calcext:value-type="float">
            <text:p>5.390E-7</text:p>
          </table:table-cell>
          <table:table-cell table:style-name="ce9" table:formula="of:=([.G395]/100)*[.K395]" office:value-type="float" office:value="0.00000002156" calcext:value-type="float">
            <text:p>2.156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89.3" calcext:value-type="float">
            <text:p>289.3</text:p>
          </table:table-cell>
          <table:table-cell table:style-name="ce4" office:value-type="float" office:value="3.34E-033" calcext:value-type="float">
            <text:p>3.34E-033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[.E396]/1000" office:value-type="float" office:value="0.2893" calcext:value-type="float">
            <text:p>0.2893</text:p>
          </table:table-cell>
          <table:table-cell office:value-type="float" office:value="100" calcext:value-type="float">
            <text:p>100</text:p>
          </table:table-cell>
          <table:table-cell table:style-name="ce9" table:formula="of:=[.F396]*10^26" office:value-type="float" office:value="0.000000334" calcext:value-type="float">
            <text:p>3.340E-7</text:p>
          </table:table-cell>
          <table:table-cell table:style-name="ce9" table:formula="of:=([.G396]/100)*[.K396]" office:value-type="float" office:value="0.000000012024" calcext:value-type="float">
            <text:p>1.202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98E-033" calcext:value-type="float">
            <text:p>1.98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97]/1000" office:value-type="float" office:value="0.2427" calcext:value-type="float">
            <text:p>0.2427</text:p>
          </table:table-cell>
          <table:table-cell office:value-type="float" office:value="135" calcext:value-type="float">
            <text:p>135</text:p>
          </table:table-cell>
          <table:table-cell table:style-name="ce9" table:formula="of:=[.F397]*10^26" office:value-type="float" office:value="0.000000198" calcext:value-type="float">
            <text:p>1.980E-7</text:p>
          </table:table-cell>
          <table:table-cell table:style-name="ce9" table:formula="of:=([.G397]/100)*[.K397]" office:value-type="float" office:value="0.00000000495" calcext:value-type="float">
            <text:p>4.950E-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1.59E-032" calcext:value-type="float">
            <text:p>1.59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98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9" table:formula="of:=[.F398]*10^26" office:value-type="float" office:value="0.00000159" calcext:value-type="float">
            <text:p>1.590E-6</text:p>
          </table:table-cell>
          <table:table-cell table:style-name="ce9" table:formula="of:=([.G398]/100)*[.K398]" office:value-type="float" office:value="0.00000003021" calcext:value-type="float">
            <text:p>3.021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1.55E-032" calcext:value-type="float">
            <text:p>1.55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399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9" table:formula="of:=[.F399]*10^26" office:value-type="float" office:value="0.00000155" calcext:value-type="float">
            <text:p>1.550E-6</text:p>
          </table:table-cell>
          <table:table-cell table:style-name="ce9" table:formula="of:=([.G399]/100)*[.K399]" office:value-type="float" office:value="0.00000005115" calcext:value-type="float">
            <text:p>5.115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39.6" calcext:value-type="float">
            <text:p>539.6</text:p>
          </table:table-cell>
          <table:table-cell table:style-name="ce4" office:value-type="float" office:value="9.44E-033" calcext:value-type="float">
            <text:p>9.44E-03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400]/1000" office:value-type="float" office:value="0.5396" calcext:value-type="float">
            <text:p>0.5396</text:p>
          </table:table-cell>
          <table:table-cell office:value-type="float" office:value="50" calcext:value-type="float">
            <text:p>50</text:p>
          </table:table-cell>
          <table:table-cell table:style-name="ce9" table:formula="of:=[.F400]*10^26" office:value-type="float" office:value="0.000000944" calcext:value-type="float">
            <text:p>9.440E-7</text:p>
          </table:table-cell>
          <table:table-cell table:style-name="ce9" table:formula="of:=([.G400]/100)*[.K400]" office:value-type="float" office:value="0.000000016048" calcext:value-type="float">
            <text:p>1.605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6.49E-033" calcext:value-type="float">
            <text:p>6.49E-033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401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9" table:formula="of:=[.F401]*10^26" office:value-type="float" office:value="0.000000649" calcext:value-type="float">
            <text:p>6.490E-7</text:p>
          </table:table-cell>
          <table:table-cell table:style-name="ce9" table:formula="of:=([.G401]/100)*[.K401]" office:value-type="float" office:value="0.000000014927" calcext:value-type="float">
            <text:p>1.493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6.33E-033" calcext:value-type="float">
            <text:p>6.33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402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9" table:formula="of:=[.F402]*10^26" office:value-type="float" office:value="0.000000633" calcext:value-type="float">
            <text:p>6.330E-7</text:p>
          </table:table-cell>
          <table:table-cell table:style-name="ce9" table:formula="of:=([.G402]/100)*[.K402]" office:value-type="float" office:value="0.000000015825" calcext:value-type="float">
            <text:p>1.583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61" calcext:value-type="float">
            <text:p>361</text:p>
          </table:table-cell>
          <table:table-cell table:style-name="ce4" office:value-type="float" office:value="3.49E-033" calcext:value-type="float">
            <text:p>3.49E-033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[.E403]/1000" office:value-type="float" office:value="0.361" calcext:value-type="float">
            <text:p>0.361</text:p>
          </table:table-cell>
          <table:table-cell office:value-type="float" office:value="80" calcext:value-type="float">
            <text:p>80</text:p>
          </table:table-cell>
          <table:table-cell table:style-name="ce9" table:formula="of:=[.F403]*10^26" office:value-type="float" office:value="0.000000349" calcext:value-type="float">
            <text:p>3.490E-7</text:p>
          </table:table-cell>
          <table:table-cell table:style-name="ce9" table:formula="of:=([.G403]/100)*[.K403]" office:value-type="float" office:value="0.000000009772" calcext:value-type="float">
            <text:p>9.772E-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2.03E-033" calcext:value-type="float">
            <text:p>2.03E-03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404]/1000" office:value-type="float" office:value="0.3058" calcext:value-type="float">
            <text:p>0.3058</text:p>
          </table:table-cell>
          <table:table-cell office:value-type="float" office:value="100" calcext:value-type="float">
            <text:p>100</text:p>
          </table:table-cell>
          <table:table-cell table:style-name="ce9" table:formula="of:=[.F404]*10^26" office:value-type="float" office:value="0.000000203" calcext:value-type="float">
            <text:p>2.030E-7</text:p>
          </table:table-cell>
          <table:table-cell table:style-name="ce9" table:formula="of:=([.G404]/100)*[.K404]" office:value-type="float" office:value="0.000000006699" calcext:value-type="float">
            <text:p>6.699E-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65E-033" calcext:value-type="float">
            <text:p>1.65E-033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405]/1000" office:value-type="float" office:value="0.2727" calcext:value-type="float">
            <text:p>0.2727</text:p>
          </table:table-cell>
          <table:table-cell office:value-type="float" office:value="120" calcext:value-type="float">
            <text:p>120</text:p>
          </table:table-cell>
          <table:table-cell table:style-name="ce9" table:formula="of:=[.F405]*10^26" office:value-type="float" office:value="0.000000165" calcext:value-type="float">
            <text:p>1.650E-7</text:p>
          </table:table-cell>
          <table:table-cell table:style-name="ce9" table:formula="of:=([.G405]/100)*[.K405]" office:value-type="float" office:value="0.00000000693" calcext:value-type="float">
            <text:p>6.930E-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593" calcext:value-type="float">
            <text:p>593</text:p>
          </table:table-cell>
          <table:table-cell table:style-name="ce4" office:value-type="float" office:value="3.86E-033" calcext:value-type="float">
            <text:p>3.86E-033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406]/1000" office:value-type="float" office:value="0.593" calcext:value-type="float">
            <text:p>0.593</text:p>
          </table:table-cell>
          <table:table-cell office:value-type="float" office:value="50" calcext:value-type="float">
            <text:p>50</text:p>
          </table:table-cell>
          <table:table-cell table:style-name="ce9" table:formula="of:=[.F406]*10^26" office:value-type="float" office:value="0.000000386" calcext:value-type="float">
            <text:p>3.860E-7</text:p>
          </table:table-cell>
          <table:table-cell table:style-name="ce9" table:formula="of:=([.G406]/100)*[.K406]" office:value-type="float" office:value="0.000000006948" calcext:value-type="float">
            <text:p>6.948E-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37" calcext:value-type="float">
            <text:p>337</text:p>
          </table:table-cell>
          <table:table-cell table:style-name="ce4" office:value-type="float" office:value="9.98E-033" calcext:value-type="float">
            <text:p>9.98E-03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407]/1000" office:value-type="float" office:value="0.337" calcext:value-type="float">
            <text:p>0.337</text:p>
          </table:table-cell>
          <table:table-cell office:value-type="float" office:value="100" calcext:value-type="float">
            <text:p>100</text:p>
          </table:table-cell>
          <table:table-cell table:style-name="ce9" table:formula="of:=[.F407]*10^26" office:value-type="float" office:value="0.000000998" calcext:value-type="float">
            <text:p>9.980E-7</text:p>
          </table:table-cell>
          <table:table-cell table:style-name="ce9" table:formula="of:=([.G407]/100)*[.K407]" office:value-type="float" office:value="0.00000002994" calcext:value-type="float">
            <text:p>2.994E-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83.2" calcext:value-type="float">
            <text:p>283.2</text:p>
          </table:table-cell>
          <table:table-cell table:style-name="ce4" office:value-type="float" office:value="5.67E-034" calcext:value-type="float">
            <text:p>5.67E-03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E408]/1000" office:value-type="float" office:value="0.2832" calcext:value-type="float">
            <text:p>0.2832</text:p>
          </table:table-cell>
          <table:table-cell office:value-type="float" office:value="135" calcext:value-type="float">
            <text:p>135</text:p>
          </table:table-cell>
          <table:table-cell table:style-name="ce9" table:formula="of:=[.F408]*10^26" office:value-type="float" office:value="0.0000000567" calcext:value-type="float">
            <text:p>5.670E-8</text:p>
          </table:table-cell>
          <table:table-cell table:style-name="ce9" table:formula="of:=([.G408]/100)*[.K408]" office:value-type="float" office:value="0.0000000019845" calcext:value-type="float">
            <text:p>1.985E-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88.6" calcext:value-type="float">
            <text:p>688.6</text:p>
          </table:table-cell>
          <table:table-cell table:style-name="ce4" office:value-type="float" office:value="7.27E-034" calcext:value-type="float">
            <text:p>7.27E-034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[.E409]/1000" office:value-type="float" office:value="0.6886" calcext:value-type="float">
            <text:p>0.6886</text:p>
          </table:table-cell>
          <table:table-cell office:value-type="float" office:value="50" calcext:value-type="float">
            <text:p>50</text:p>
          </table:table-cell>
          <table:table-cell table:style-name="ce9" table:formula="of:=[.F409]*10^26" office:value-type="float" office:value="0.0000000727" calcext:value-type="float">
            <text:p>7.270E-8</text:p>
          </table:table-cell>
          <table:table-cell table:style-name="ce9" table:formula="of:=([.G409]/100)*[.K409]" office:value-type="float" office:value="0.0000000026172" calcext:value-type="float">
            <text:p>2.617E-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462.7" calcext:value-type="float">
            <text:p>462.7</text:p>
          </table:table-cell>
          <table:table-cell table:style-name="ce4" office:value-type="float" office:value="3.03E-034" calcext:value-type="float">
            <text:p>3.03E-034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410]/1000" office:value-type="float" office:value="0.4627" calcext:value-type="float">
            <text:p>0.4627</text:p>
          </table:table-cell>
          <table:table-cell office:value-type="float" office:value="80" calcext:value-type="float">
            <text:p>80</text:p>
          </table:table-cell>
          <table:table-cell table:style-name="ce9" table:formula="of:=[.F410]*10^26" office:value-type="float" office:value="0.0000000303" calcext:value-type="float">
            <text:p>3.030E-8</text:p>
          </table:table-cell>
          <table:table-cell table:style-name="ce9" table:formula="of:=([.G410]/100)*[.K410]" office:value-type="float" office:value="0.0000000012726" calcext:value-type="float">
            <text:p>1.273E-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351.1" calcext:value-type="float">
            <text:p>351.1</text:p>
          </table:table-cell>
          <table:table-cell table:style-name="ce4" office:value-type="float" office:value="1.64E-034" calcext:value-type="float">
            <text:p>1.64E-034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[.E411]/1000" office:value-type="float" office:value="0.3511" calcext:value-type="float">
            <text:p>0.3511</text:p>
          </table:table-cell>
          <table:table-cell office:value-type="float" office:value="120" calcext:value-type="float">
            <text:p>120</text:p>
          </table:table-cell>
          <table:table-cell table:style-name="ce9" table:formula="of:=[.F411]*10^26" office:value-type="float" office:value="0.0000000164" calcext:value-type="float">
            <text:p>1.640E-8</text:p>
          </table:table-cell>
          <table:table-cell table:style-name="ce9" table:formula="of:=([.G411]/100)*[.K411]" office:value-type="float" office:value="0.0000000011316" calcext:value-type="float">
            <text:p>1.132E-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f5 Form Factors</text:p>
          </table:table-cell>
          <table:table-cell table:number-columns-repeated="2"/>
          <table:table-cell table:style-name="ce5"/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Q^2 (F^-2)</text:p>
          </table:table-cell>
          <table:table-cell office:value-type="string" calcext:value-type="string">
            <text:p>Fch(3H)</text:p>
          </table:table-cell>
          <table:table-cell table:style-name="Default" office:value-type="string" calcext:value-type="string">
            <text:p>+/-</text:p>
          </table:table-cell>
          <table:table-cell table:style-name="ce5" office:value-type="string" calcext:value-type="string">
            <text:p>Fm(3H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ch(3He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m(3He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Chi^2/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22" calcext:value-type="float">
            <text:p>0.622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653" calcext:value-type="float">
            <text:p>0.653</text:p>
          </table:table-cell>
          <table:table-cell office:value-type="float" office:value="0.022" calcext:value-type="float">
            <text:p>0.022</text:p>
          </table:table-cell>
          <table:table-cell office:value-type="float" office:value="0.567" calcext:value-type="float">
            <text:p>0.567</text:p>
          </table:table-cell>
          <table:table-cell office:value-type="float" office:value="0.004" calcext:value-type="float">
            <text:p>0.004</text:p>
          </table:table-cell>
          <table:table-cell office:value-type="float" office:value="0.676" calcext:value-type="float">
            <text:p>0.676</text:p>
          </table:table-cell>
          <table:table-cell office:value-type="float" office:value="0.075" calcext:value-type="float">
            <text:p>0.075</text:p>
          </table:table-cell>
          <table:table-cell office:value-type="float" office:value="1.09" calcext:value-type="float">
            <text:p>1.0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414]+0.5" office:value-type="float" office:value="1.5" calcext:value-type="float">
            <text:p>1.5</text:p>
          </table:table-cell>
          <table:table-cell office:value-type="float" office:value="0.503" calcext:value-type="float">
            <text:p>0.503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475" calcext:value-type="float">
            <text:p>0.475</text:p>
          </table:table-cell>
          <table:table-cell office:value-type="float" office:value="0.015" calcext:value-type="float">
            <text:p>0.015</text:p>
          </table:table-cell>
          <table:table-cell office:value-type="float" office:value="0.431" calcext:value-type="float">
            <text:p>0.431</text:p>
          </table:table-cell>
          <table:table-cell office:value-type="float" office:value="0.004" calcext:value-type="float">
            <text:p>0.004</text:p>
          </table:table-cell>
          <table:table-cell office:value-type="float" office:value="0.479" calcext:value-type="float">
            <text:p>0.479</text:p>
          </table:table-cell>
          <table:table-cell office:value-type="float" office:value="0.046" calcext:value-type="float">
            <text:p>0.046</text:p>
          </table:table-cell>
          <table:table-cell office:value-type="float" office:value="1.54" calcext:value-type="float">
            <text:p>1.5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415]+0.5" office:value-type="float" office:value="2" calcext:value-type="float">
            <text:p>2</text:p>
          </table:table-cell>
          <table:table-cell office:value-type="float" office:value="0.387" calcext:value-type="float">
            <text:p>0.387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379" calcext:value-type="float">
            <text:p>0.379</text:p>
          </table:table-cell>
          <table:table-cell office:value-type="float" office:value="0.012" calcext:value-type="float">
            <text:p>0.012</text:p>
          </table:table-cell>
          <table:table-cell office:value-type="float" office:value="0.329" calcext:value-type="float">
            <text:p>0.329</text:p>
          </table:table-cell>
          <table:table-cell office:value-type="float" office:value="0.004" calcext:value-type="float">
            <text:p>0.004</text:p>
          </table:table-cell>
          <table:table-cell office:value-type="float" office:value="0.385" calcext:value-type="float">
            <text:p>0.385</text:p>
          </table:table-cell>
          <table:table-cell office:value-type="float" office:value="0.031" calcext:value-type="float">
            <text:p>0.031</text:p>
          </table:table-cell>
          <table:table-cell office:value-type="float" office:value="2.42" calcext:value-type="float">
            <text:p>2.4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416]+0.5" office:value-type="float" office:value="2.5" calcext:value-type="float">
            <text:p>2.5</text:p>
          </table:table-cell>
          <table:table-cell office:value-type="float" office:value="0.312" calcext:value-type="float">
            <text:p>0.312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312" calcext:value-type="float">
            <text:p>0.3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258" calcext:value-type="float">
            <text:p>0.258</text:p>
          </table:table-cell>
          <table:table-cell office:value-type="float" office:value="0.003" calcext:value-type="float">
            <text:p>0.003</text:p>
          </table:table-cell>
          <table:table-cell office:value-type="float" office:value="0.291" calcext:value-type="float">
            <text:p>0.291</text:p>
          </table:table-cell>
          <table:table-cell office:value-type="float" office:value="0.02" calcext:value-type="float">
            <text:p>0.02</text:p>
          </table:table-cell>
          <table:table-cell office:value-type="float" office:value="2.16" calcext:value-type="float">
            <text:p>2.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417]+0.5" office:value-type="float" office:value="3" calcext:value-type="float">
            <text:p>3</text:p>
          </table:table-cell>
          <table:table-cell office:value-type="float" office:value="0.267" calcext:value-type="float">
            <text:p>0.267</text:p>
          </table:table-cell>
          <table:table-cell table:style-name="ce5" office:value-type="float" office:value="0.005" calcext:value-type="float">
            <text:p>0.005</text:p>
          </table:table-cell>
          <table:table-cell office:value-type="float" office:value="0.242" calcext:value-type="float">
            <text:p>0.242</text:p>
          </table:table-cell>
          <table:table-cell office:value-type="float" office:value="0.006" calcext:value-type="float">
            <text:p>0.006</text:p>
          </table:table-cell>
          <table:table-cell office:value-type="float" office:value="0.209" calcext:value-type="float">
            <text:p>0.209</text:p>
          </table:table-cell>
          <table:table-cell office:value-type="float" office:value="0.002" calcext:value-type="float">
            <text:p>0.002</text:p>
          </table:table-cell>
          <table:table-cell office:value-type="float" office:value="0.203" calcext:value-type="float">
            <text:p>0.203</text:p>
          </table:table-cell>
          <table:table-cell office:value-type="float" office:value="0.014" calcext:value-type="float">
            <text:p>0.014</text:p>
          </table:table-cell>
          <table:table-cell office:value-type="float" office:value="2.19" calcext:value-type="float">
            <text:p>2.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418]+0.5" office:value-type="float" office:value="3.5" calcext:value-type="float">
            <text:p>3.5</text:p>
          </table:table-cell>
          <table:table-cell office:value-type="float" office:value="0.215" calcext:value-type="float">
            <text:p>0.215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99" calcext:value-type="float">
            <text:p>0.199</text:p>
          </table:table-cell>
          <table:table-cell office:value-type="float" office:value="0.005" calcext:value-type="float">
            <text:p>0.005</text:p>
          </table:table-cell>
          <table:table-cell office:value-type="float" office:value="0.1614" calcext:value-type="float">
            <text:p>0.161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67" calcext:value-type="float">
            <text:p>0.167</text:p>
          </table:table-cell>
          <table:table-cell office:value-type="float" office:value="0.01" calcext:value-type="float">
            <text:p>0.01</text:p>
          </table:table-cell>
          <table:table-cell office:value-type="float" office:value="1.59" calcext:value-type="float">
            <text:p>1.5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419]+0.5" office:value-type="float" office:value="4" calcext:value-type="float">
            <text:p>4</text:p>
          </table:table-cell>
          <table:table-cell office:value-type="float" office:value="0.175" calcext:value-type="float">
            <text:p>0.175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67" calcext:value-type="float">
            <text:p>0.167</text:p>
          </table:table-cell>
          <table:table-cell office:value-type="float" office:value="0.004" calcext:value-type="float">
            <text:p>0.004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9" calcext:value-type="float">
            <text:p>0.009</text:p>
          </table:table-cell>
          <table:table-cell office:value-type="float" office:value="1.64" calcext:value-type="float">
            <text:p>1.6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420]+0.5" office:value-type="float" office:value="4.5" calcext:value-type="float">
            <text:p>4.5</text:p>
          </table:table-cell>
          <table:table-cell office:value-type="float" office:value="0.137" calcext:value-type="float">
            <text:p>0.137</text:p>
          </table:table-cell>
          <table:table-cell table:style-name="ce5" office:value-type="float" office:value="0.003" calcext:value-type="float">
            <text:p>0.003</text:p>
          </table:table-cell>
          <table:table-cell office:value-type="float" office:value="0.139" calcext:value-type="float">
            <text:p>0.139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5" calcext:value-type="float">
            <text:p>0.005</text:p>
          </table:table-cell>
          <table:table-cell office:value-type="float" office:value="1.1" calcext:value-type="float">
            <text:p>1.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421]+0.5" office:value-type="float" office:value="5" calcext:value-type="float">
            <text:p>5</text:p>
          </table:table-cell>
          <table:table-cell office:value-type="float" office:value="0.118" calcext:value-type="float">
            <text:p>0.118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8" calcext:value-type="float">
            <text:p>0.008</text:p>
          </table:table-cell>
          <table:table-cell office:value-type="float" office:value="2.27" calcext:value-type="float">
            <text:p>2.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758" calcext:value-type="float">
            <text:p>0.0758</text:p>
          </table:table-cell>
          <table:table-cell table:style-name="ce5" office:value-type="float" office:value="0.0041" calcext:value-type="float">
            <text:p>0.004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056" calcext:value-type="float">
            <text:p>0.0056</text:p>
          </table:table-cell>
          <table:table-cell office:value-type="float" office:value="3.45" calcext:value-type="float">
            <text:p>3.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295" calcext:value-type="float">
            <text:p>0.0295</text:p>
          </table:table-cell>
          <table:table-cell table:style-name="ce5" office:value-type="float" office:value="0.0039" calcext:value-type="float">
            <text:p>0.0039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63" calcext:value-type="float">
            <text:p>0.6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*Can fix a few points with uneven error bars later in ref6.</text:p>
          </table:table-cell>
          <table:table-cell table:number-columns-repeated="2"/>
          <table:table-cell table:style-name="ce5"/>
          <table:table-cell office:value-type="string" calcext:value-type="string">
            <text:p>Need to know energy or angle of each measurement or I can't get a XS. Not in paper.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ef6 Amroun: EM Structure of the Helium Isotopes. McCarthy, Sick, Whitney. Phys Rev C <text:s/>Volume 15, No. 4, APRIL 1977</text:p>
          </table:table-cell>
          <table:table-cell/>
          <table:table-cell table:style-name="ce5"/>
          <table:table-cell table:number-columns-repeated="13"/>
        </table:table-row>
        <table:table-row table:style-name="ro1">
          <table:table-cell office:value-type="string" calcext:value-type="string">
            <text:p>42,21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3He)^2</text:p>
          </table:table-cell>
          <table:table-cell table:style-name="ce5" office:value-type="string" calcext:value-type="string">
            <text:p>+/-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ch(3He)^2</text:p>
          </table:table-cell>
          <table:table-cell table:style-name="ce5" office:value-type="string" calcext:value-type="string">
            <text:p>+/-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m(3He)^2</text:p>
          </table:table-cell>
          <table:table-cell office:value-type="string" calcext:value-type="string">
            <text:p>+/-</text:p>
          </table:table-cell>
          <table:table-cell table:number-columns-repeated="2"/>
          <table:table-cell office:value-type="string" calcext:value-type="string">
            <text:p>Qeff^2 (fm^-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347" calcext:value-type="float">
            <text:p>0.347</text:p>
          </table:table-cell>
          <table:table-cell table:style-name="ce4" office:value-type="float" office:value="0.682" calcext:value-type="float">
            <text:p>6.82E-001</text:p>
          </table:table-cell>
          <table:table-cell table:style-name="ce4" office:value-type="float" office:value="0.017" calcext:value-type="float">
            <text:p>1.70E-002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office:value-type="float" office:value="0.115" calcext:value-type="float">
            <text:p>1.15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0.103" calcext:value-type="float">
            <text:p>1.03E-001</text:p>
          </table:table-cell>
          <table:table-cell office:value-type="float" office:value="0.035" calcext:value-type="float">
            <text:p>3.500E-2</text:p>
          </table:table-cell>
          <table:table-cell table:number-columns-repeated="2"/>
          <table:table-cell table:formula="of:=[.G428]*(1+(1.5*2*1/137)/(1.12*3^3))^2" office:value-type="float" office:value="2.00289758448317" calcext:value-type="float">
            <text:p>2.00289758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style-name="ce4" office:value-type="float" office:value="0.651" calcext:value-type="float">
            <text:p>6.51E-001</text:p>
          </table:table-cell>
          <table:table-cell table:style-name="ce4" office:value-type="float" office:value="0.016" calcext:value-type="float">
            <text:p>1.60E-002</text:p>
          </table:table-cell>
          <table:table-cell/>
          <table:table-cell office:value-type="float" office:value="2.8" calcext:value-type="float">
            <text:p>2.8</text:p>
          </table:table-cell>
          <table:table-cell table:style-name="ce4" office:value-type="float" office:value="0.0494" calcext:value-type="float">
            <text:p>4.94E-002</text:p>
          </table:table-cell>
          <table:table-cell table:style-name="ce4" office:value-type="float" office:value="0.0016" calcext:value-type="float">
            <text:p>1.60E-003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table:style-name="ce4" office:value-type="float" office:value="0.049" calcext:value-type="float">
            <text:p>4.90E-002</text:p>
          </table:table-cell>
          <table:table-cell office:value-type="float" office:value="0.0097" calcext:value-type="float">
            <text:p>9.700E-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451" calcext:value-type="float">
            <text:p>0.451</text:p>
          </table:table-cell>
          <table:table-cell table:style-name="ce4" office:value-type="float" office:value="0.602" calcext:value-type="float">
            <text:p>6.02E-001</text:p>
          </table:table-cell>
          <table:table-cell table:style-name="ce4" office:value-type="float" office:value="0.015" calcext:value-type="float">
            <text:p>1.50E-002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office:value-type="float" office:value="0.0419" calcext:value-type="float">
            <text:p>4.19E-002</text:p>
          </table:table-cell>
          <table:table-cell table:style-name="ce4" office:value-type="float" office:value="0.0011" calcext:value-type="float">
            <text:p>1.10E-0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388" calcext:value-type="float">
            <text:p>3.88E-002</text:p>
          </table:table-cell>
          <table:table-cell office:value-type="float" office:value="0.0035" calcext:value-type="float">
            <text:p>3.500E-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style-name="ce4" office:value-type="float" office:value="0.582" calcext:value-type="float">
            <text:p>5.82E-001</text:p>
          </table:table-cell>
          <table:table-cell table:style-name="ce4" office:value-type="float" office:value="0.015" calcext:value-type="float">
            <text:p>1.50E-002</text:p>
          </table:table-cell>
          <table:table-cell/>
          <table:table-cell office:value-type="float" office:value="3.5" calcext:value-type="float">
            <text:p>3.5</text:p>
          </table:table-cell>
          <table:table-cell table:style-name="ce4" office:value-type="float" office:value="0.0272" calcext:value-type="float">
            <text:p>2.72E-002</text:p>
          </table:table-cell>
          <table:table-cell table:style-name="ce4" office:value-type="float" office:value="0.0009" calcext:value-type="float">
            <text:p>9.00E-00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style-name="ce4" office:value-type="float" office:value="0.0142" calcext:value-type="float">
            <text:p>1.42E-002</text:p>
          </table:table-cell>
          <table:table-cell office:value-type="float" office:value="0.0085" calcext:value-type="float">
            <text:p>8.500E-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42" calcext:value-type="float">
            <text:p>0.542</text:p>
          </table:table-cell>
          <table:table-cell table:style-name="ce4" office:value-type="float" office:value="0.548" calcext:value-type="float">
            <text:p>5.48E-001</text:p>
          </table:table-cell>
          <table:table-cell table:style-name="ce4" office:value-type="float" office:value="0.014" calcext:value-type="float">
            <text:p>1.40E-002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float" office:value="0.017" calcext:value-type="float">
            <text:p>1.70E-002</text:p>
          </table:table-cell>
          <table:table-cell table:style-name="ce4" office:value-type="float" office:value="0.0006" calcext:value-type="float">
            <text:p>6.00E-00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139" calcext:value-type="float">
            <text:p>1.39E-002</text:p>
          </table:table-cell>
          <table:table-cell office:value-type="float" office:value="0.0036" calcext:value-type="float">
            <text:p>3.600E-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style-name="ce4" office:value-type="float" office:value="0.516" calcext:value-type="float">
            <text:p>5.16E-001</text:p>
          </table:table-cell>
          <table:table-cell table:style-name="ce4" office:value-type="float" office:value="0.013" calcext:value-type="float">
            <text:p>1.30E-002</text:p>
          </table:table-cell>
          <table:table-cell/>
          <table:table-cell office:value-type="float" office:value="4.5" calcext:value-type="float">
            <text:p>4.5</text:p>
          </table:table-cell>
          <table:table-cell table:style-name="ce4" office:value-type="float" office:value="0.0108" calcext:value-type="float">
            <text:p>1.08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4" office:value-type="float" office:value="0.0104" calcext:value-type="float">
            <text:p>1.04E-002</text:p>
          </table:table-cell>
          <table:table-cell office:value-type="float" office:value="0.0013" calcext:value-type="float">
            <text:p>1.300E-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639" calcext:value-type="float">
            <text:p>0.639</text:p>
          </table:table-cell>
          <table:table-cell table:style-name="ce4" office:value-type="float" office:value="0.487" calcext:value-type="float">
            <text:p>4.87E-001</text:p>
          </table:table-cell>
          <table:table-cell table:style-name="ce4" office:value-type="float" office:value="0.012" calcext:value-type="float">
            <text:p>1.20E-002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0.00676" calcext:value-type="float">
            <text:p>6.76E-003</text:p>
          </table:table-cell>
          <table:table-cell table:style-name="ce4" office:value-type="float" office:value="0.00023" calcext:value-type="float">
            <text:p>2.30E-00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528" calcext:value-type="float">
            <text:p>5.28E-003</text:p>
          </table:table-cell>
          <table:table-cell office:value-type="float" office:value="0.00157" calcext:value-type="float">
            <text:p>1.570E-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style-name="ce4" office:value-type="float" office:value="0.455" calcext:value-type="float">
            <text:p>4.55E-001</text:p>
          </table:table-cell>
          <table:table-cell table:style-name="ce4" office:value-type="float" office:value="0.011" calcext:value-type="float">
            <text:p>1.10E-002</text:p>
          </table:table-cell>
          <table:table-cell/>
          <table:table-cell office:value-type="float" office:value="5.5" calcext:value-type="float">
            <text:p>5.5</text:p>
          </table:table-cell>
          <table:table-cell table:style-name="ce4" office:value-type="float" office:value="0.00407" calcext:value-type="float">
            <text:p>4.07E-003</text:p>
          </table:table-cell>
          <table:table-cell table:style-name="ce4" office:value-type="float" office:value="0.00014" calcext:value-type="float">
            <text:p>1.40E-004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table:style-name="ce4" office:value-type="float" office:value="0.00556" calcext:value-type="float">
            <text:p>5.56E-003</text:p>
          </table:table-cell>
          <table:table-cell office:value-type="float" office:value="0.00085" calcext:value-type="float">
            <text:p>8.500E-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style-name="ce4" office:value-type="float" office:value="0.426" calcext:value-type="float">
            <text:p>4.26E-001</text:p>
          </table:table-cell>
          <table:table-cell table:style-name="ce4" office:value-type="float" office:value="0.011" calcext:value-type="float">
            <text:p>1.10E-002</text:p>
          </table:table-cell>
          <table:table-cell/>
          <table:table-cell office:value-type="float" office:value="6" calcext:value-type="float">
            <text:p>6</text:p>
          </table:table-cell>
          <table:table-cell table:style-name="ce4" office:value-type="float" office:value="0.00264" calcext:value-type="float">
            <text:p>2.64E-003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307" calcext:value-type="float">
            <text:p>3.07E-003</text:p>
          </table:table-cell>
          <table:table-cell office:value-type="float" office:value="0.00033" calcext:value-type="float">
            <text:p>3.300E-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style-name="ce4" office:value-type="float" office:value="0.385" calcext:value-type="float">
            <text:p>3.85E-001</text:p>
          </table:table-cell>
          <table:table-cell table:style-name="ce4" office:value-type="float" office:value="0.01" calcext:value-type="float">
            <text:p>1.00E-002</text:p>
          </table:table-cell>
          <table:table-cell/>
          <table:table-cell office:value-type="float" office:value="6.5" calcext:value-type="float">
            <text:p>6.5</text:p>
          </table:table-cell>
          <table:table-cell table:style-name="ce4" office:value-type="float" office:value="0.00167" calcext:value-type="float">
            <text:p>1.67E-003</text:p>
          </table:table-cell>
          <table:table-cell table:style-name="ce4" office:value-type="float" office:value="0.0001" calcext:value-type="float">
            <text:p>1.00E-004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style-name="ce4" office:value-type="float" office:value="0.00213" calcext:value-type="float">
            <text:p>2.13E-003</text:p>
          </table:table-cell>
          <table:table-cell office:value-type="float" office:value="0.00069" calcext:value-type="float">
            <text:p>6.900E-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0.332" calcext:value-type="float">
            <text:p>3.32E-001</text:p>
          </table:table-cell>
          <table:table-cell table:style-name="ce4" office:value-type="float" office:value="0.008" calcext:value-type="float">
            <text:p>8.00E-003</text:p>
          </table:table-cell>
          <table:table-cell/>
          <table:table-cell office:value-type="float" office:value="7" calcext:value-type="float">
            <text:p>7</text:p>
          </table:table-cell>
          <table:table-cell table:style-name="ce4" office:value-type="float" office:value="0.00105" calcext:value-type="float">
            <text:p>1.05E-003</text:p>
          </table:table-cell>
          <table:table-cell table:style-name="ce4" office:value-type="float" office:value="0.00006" calcext:value-type="float">
            <text:p>6.00E-00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29" calcext:value-type="float">
            <text:p>1.29E-003</text:p>
          </table:table-cell>
          <table:table-cell office:value-type="float" office:value="0.00039" calcext:value-type="float">
            <text:p>3.900E-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table:style-name="ce4" office:value-type="float" office:value="0.297" calcext:value-type="float">
            <text:p>2.97E-001</text:p>
          </table:table-cell>
          <table:table-cell table:style-name="ce4" office:value-type="float" office:value="0.008" calcext:value-type="float">
            <text:p>8.00E-003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4" office:value-type="float" office:value="0.000661" calcext:value-type="float">
            <text:p>6.61E-004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table:style-name="ce4" office:value-type="float" office:value="0.00106" calcext:value-type="float">
            <text:p>1.06E-003</text:p>
          </table:table-cell>
          <table:table-cell office:value-type="float" office:value="0.00046" calcext:value-type="float">
            <text:p>4.600E-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table:style-name="ce4" office:value-type="float" office:value="0.269" calcext:value-type="float">
            <text:p>2.69E-001</text:p>
          </table:table-cell>
          <table:table-cell table:style-name="ce4" office:value-type="float" office:value="0.007" calcext:value-type="float">
            <text:p>7.00E-003</text:p>
          </table:table-cell>
          <table:table-cell/>
          <table:table-cell office:value-type="float" office:value="8" calcext:value-type="float">
            <text:p>8</text:p>
          </table:table-cell>
          <table:table-cell table:style-name="ce4" office:value-type="float" office:value="0.000409" calcext:value-type="float">
            <text:p>4.09E-004</text:p>
          </table:table-cell>
          <table:table-cell table:style-name="ce4" office:value-type="float" office:value="0.000059" calcext:value-type="float">
            <text:p>5.90E-0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38" calcext:value-type="float">
            <text:p>3.80E-004</text:p>
          </table:table-cell>
          <table:table-cell office:value-type="float" office:value="0.000313" calcext:value-type="float">
            <text:p>3.130E-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table:style-name="ce4" office:value-type="float" office:value="0.193" calcext:value-type="float">
            <text:p>1.93E-001</text:p>
          </table:table-cell>
          <table:table-cell table:style-name="ce4" office:value-type="float" office:value="0.005" calcext:value-type="float">
            <text:p>5.00E-003</text:p>
          </table:table-cell>
          <table:table-cell/>
          <table:table-cell office:value-type="float" office:value="9" calcext:value-type="float">
            <text:p>9</text:p>
          </table:table-cell>
          <table:table-cell table:style-name="ce4" office:value-type="float" office:value="0.000169" calcext:value-type="float">
            <text:p>1.69E-004</text:p>
          </table:table-cell>
          <table:table-cell table:style-name="ce4" office:value-type="float" office:value="0.000039" calcext:value-type="float">
            <text:p>3.90E-00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204" calcext:value-type="float">
            <text:p>2.04E-004</text:p>
          </table:table-cell>
          <table:table-cell office:value-type="float" office:value="0.000153" calcext:value-type="float">
            <text:p>1.530E-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table:style-name="ce4" office:value-type="float" office:value="0.139" calcext:value-type="float">
            <text:p>1.39E-001</text:p>
          </table:table-cell>
          <table:table-cell table:style-name="ce4" office:value-type="float" office:value="0.004" calcext:value-type="float">
            <text:p>4.00E-003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4" office:value-type="float" office:value="0.000107" calcext:value-type="float">
            <text:p>1.07E-004</text:p>
          </table:table-cell>
          <table:table-cell table:style-name="ce4" office:value-type="float" office:value="0.000034" calcext:value-type="float">
            <text:p>3.40E-005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4" office:value-type="float" office:value="0.00012" calcext:value-type="float">
            <text:p>1.20E-004</text:p>
          </table:table-cell>
          <table:table-cell office:value-type="float" office:value="0.000118" calcext:value-type="float">
            <text:p>1.180E-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0.115" calcext:value-type="float">
            <text:p>1.15E-001</text:p>
          </table:table-cell>
          <table:table-cell table:style-name="ce4" office:value-type="float" office:value="0.003" calcext:value-type="float">
            <text:p>3.00E-00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0.0000375" calcext:value-type="float">
            <text:p>3.75E-005</text:p>
          </table:table-cell>
          <table:table-cell table:style-name="ce4" office:value-type="float" office:value="0.0000315" calcext:value-type="float">
            <text:p>3.15E-00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193" calcext:value-type="float">
            <text:p>1.93E-004</text:p>
          </table:table-cell>
          <table:table-cell office:value-type="float" office:value="0.000105" calcext:value-type="float">
            <text:p>1.050E-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.2" calcext:value-type="float">
            <text:p>2.2</text:p>
          </table:table-cell>
          <table:table-cell table:style-name="ce4" office:value-type="float" office:value="0.0943" calcext:value-type="float">
            <text:p>9.43E-002</text:p>
          </table:table-cell>
          <table:table-cell table:style-name="ce4" office:value-type="float" office:value="0.0024" calcext:value-type="float">
            <text:p>2.40E-00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29" calcext:value-type="float">
            <text:p>2.29E-005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" office:value-type="float" office:value="0.000146" calcext:value-type="float">
            <text:p>1.46E-004</text:p>
          </table:table-cell>
          <table:table-cell office:value-type="float" office:value="0.000073" calcext:value-type="float">
            <text:p>7.300E-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table:style-name="ce4" office:value-type="float" office:value="0.0691" calcext:value-type="float">
            <text:p>6.91E-002</text:p>
          </table:table-cell>
          <table:table-cell table:style-name="ce4" office:value-type="float" office:value="0.0018" calcext:value-type="float">
            <text:p>1.80E-003</text:p>
          </table:table-cell>
          <table:table-cell/>
          <table:table-cell office:value-type="float" office:value="11.5" calcext:value-type="float">
            <text:p>11.5</text:p>
          </table:table-cell>
          <table:table-cell table:style-name="ce4" office:value-type="float" office:value="0.0000036" calcext:value-type="float">
            <text:p>3.60E-006</text:p>
          </table:table-cell>
          <table:table-cell table:style-name="ce4" office:value-type="float" office:value="0.000015" calcext:value-type="float">
            <text:p>1.50E-005</text:p>
          </table:table-cell>
          <table:table-cell table:style-name="ce4" office:value-type="float" office:value="-0.0000036" calcext:value-type="float">
            <text:p>-3.60E-006</text:p>
          </table:table-cell>
          <table:table-cell/>
          <table:table-cell office:value-type="float" office:value="11.5" calcext:value-type="float">
            <text:p>11.5</text:p>
          </table:table-cell>
          <table:table-cell table:style-name="ce4" office:value-type="float" office:value="0.0000566" calcext:value-type="float">
            <text:p>5.66E-005</text:p>
          </table:table-cell>
          <table:table-cell office:value-type="float" office:value="0.0000471" calcext:value-type="float">
            <text:p>4.710E-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table:style-name="ce4" office:value-type="float" office:value="0.0571" calcext:value-type="float">
            <text:p>5.71E-002</text:p>
          </table:table-cell>
          <table:table-cell table:style-name="ce4" office:value-type="float" office:value="0.0017" calcext:value-type="float">
            <text:p>1.70E-003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15" calcext:value-type="float">
            <text:p>1.50E-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5" calcext:value-type="float">
            <text:p>12.5</text:p>
          </table:table-cell>
          <table:table-cell table:style-name="ce4" office:value-type="float" office:value="0.000042" calcext:value-type="float">
            <text:p>4.20E-005</text:p>
          </table:table-cell>
          <table:table-cell office:value-type="float" office:value="0.000053" calcext:value-type="float">
            <text:p>5.300E-5</text:p>
          </table:table-cell>
          <table:table-cell table:style-name="ce4" office:value-type="float" office:value="-0.000042" calcext:value-type="float">
            <text:p>-4.20E-0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table:style-name="ce4" office:value-type="float" office:value="0.0494" calcext:value-type="float">
            <text:p>4.94E-002</text:p>
          </table:table-cell>
          <table:table-cell table:style-name="ce4" office:value-type="float" office:value="0.0016" calcext:value-type="float">
            <text:p>1.60E-003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4" office:value-type="float" office:value="0.0000495" calcext:value-type="float">
            <text:p>4.95E-005</text:p>
          </table:table-cell>
          <table:table-cell table:style-name="ce4" office:value-type="float" office:value="0.0000162" calcext:value-type="float">
            <text:p>1.62E-00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4" office:value-type="float" office:value="0.000005" calcext:value-type="float">
            <text:p>5.00E-006</text:p>
          </table:table-cell>
          <table:table-cell office:value-type="float" office:value="0.000009" calcext:value-type="float">
            <text:p>9.000E-6</text:p>
          </table:table-cell>
          <table:table-cell table:style-name="ce4" office:value-type="float" office:value="-0.000005" calcext:value-type="float">
            <text:p>-5.00E-0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419" calcext:value-type="float">
            <text:p>4.19E-002</text:p>
          </table:table-cell>
          <table:table-cell table:style-name="ce4" office:value-type="float" office:value="0.0011" calcext:value-type="float">
            <text:p>1.10E-003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" office:value-type="float" office:value="0.0000305" calcext:value-type="float">
            <text:p>3.05E-005</text:p>
          </table:table-cell>
          <table:table-cell table:style-name="ce4" office:value-type="float" office:value="0.0000062" calcext:value-type="float">
            <text:p>6.20E-0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float" office:value="0.000003" calcext:value-type="float">
            <text:p>3.00E-006</text:p>
          </table:table-cell>
          <table:table-cell office:value-type="float" office:value="0.000007" calcext:value-type="float">
            <text:p>7.000E-6</text:p>
          </table:table-cell>
          <table:table-cell table:style-name="ce4" office:value-type="float" office:value="-0.000003" calcext:value-type="float">
            <text:p>-3.00E-0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table:style-name="ce4" office:value-type="float" office:value="0.0272" calcext:value-type="float">
            <text:p>2.72E-002</text:p>
          </table:table-cell>
          <table:table-cell table:style-name="ce4" office:value-type="float" office:value="0.0009" calcext:value-type="float">
            <text:p>9.0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17" calcext:value-type="float">
            <text:p>1.70E-002</text:p>
          </table:table-cell>
          <table:table-cell table:style-name="ce4" office:value-type="float" office:value="0.0006" calcext:value-type="float">
            <text:p>6.0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table:style-name="ce4" office:value-type="float" office:value="0.0108" calcext:value-type="float">
            <text:p>1.08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676" calcext:value-type="float">
            <text:p>6.76E-003</text:p>
          </table:table-cell>
          <table:table-cell table:style-name="ce4" office:value-type="float" office:value="0.00023" calcext:value-type="float">
            <text:p>2.3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table:style-name="ce4" office:value-type="float" office:value="0.00407" calcext:value-type="float">
            <text:p>4.07E-003</text:p>
          </table:table-cell>
          <table:table-cell table:style-name="ce4" office:value-type="float" office:value="0.00014" calcext:value-type="float">
            <text:p>1.4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264" calcext:value-type="float">
            <text:p>2.64E-003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table:style-name="ce4" office:value-type="float" office:value="0.00167" calcext:value-type="float">
            <text:p>1.67E-003</text:p>
          </table:table-cell>
          <table:table-cell table:style-name="ce4" office:value-type="float" office:value="0.0001" calcext:value-type="float">
            <text:p>1.0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05" calcext:value-type="float">
            <text:p>1.05E-003</text:p>
          </table:table-cell>
          <table:table-cell table:style-name="ce4" office:value-type="float" office:value="0.00006" calcext:value-type="float">
            <text:p>6.00E-0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style-name="ce4" office:value-type="float" office:value="0.000661" calcext:value-type="float">
            <text:p>6.61E-004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409" calcext:value-type="float">
            <text:p>4.09E-004</text:p>
          </table:table-cell>
          <table:table-cell table:style-name="ce4" office:value-type="float" office:value="0.000059" calcext:value-type="float">
            <text:p>5.90E-0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169" calcext:value-type="float">
            <text:p>1.69E-004</text:p>
          </table:table-cell>
          <table:table-cell table:style-name="ce4" office:value-type="float" office:value="0.000039" calcext:value-type="float">
            <text:p>3.90E-0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table:style-name="ce4" office:value-type="float" office:value="0.000107" calcext:value-type="float">
            <text:p>1.07E-004</text:p>
          </table:table-cell>
          <table:table-cell table:style-name="ce4" office:value-type="float" office:value="0.000034" calcext:value-type="float">
            <text:p>3.40E-0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0375" calcext:value-type="float">
            <text:p>3.75E-005</text:p>
          </table:table-cell>
          <table:table-cell table:style-name="ce4" office:value-type="float" office:value="0.0000315" calcext:value-type="float">
            <text:p>3.15E-0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29" calcext:value-type="float">
            <text:p>2.29E-005</text:p>
          </table:table-cell>
          <table:table-cell office:value-type="float" office:value="-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1.5" calcext:value-type="float">
            <text:p>11.5</text:p>
          </table:table-cell>
          <table:table-cell table:style-name="ce4" office:value-type="float" office:value="0.0000036" calcext:value-type="float">
            <text:p>3.60E-006</text:p>
          </table:table-cell>
          <table:table-cell table:style-name="ce4" office:value-type="float" office:value="0.000015" calcext:value-type="float">
            <text:p>1.50E-005</text:p>
          </table:table-cell>
          <table:table-cell table:style-name="ce4" office:value-type="float" office:value="-0.0000036" calcext:value-type="float">
            <text:p>-3.60E-00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15" calcext:value-type="float">
            <text:p>1.50E-00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3.5" calcext:value-type="float">
            <text:p>13.5</text:p>
          </table:table-cell>
          <table:table-cell table:style-name="ce4" office:value-type="float" office:value="0.0000255" calcext:value-type="float">
            <text:p>2.55E-005</text:p>
          </table:table-cell>
          <table:table-cell table:style-name="ce4" office:value-type="float" office:value="0.0000091" calcext:value-type="float">
            <text:p>9.10E-0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4" office:value-type="float" office:value="0.0000495" calcext:value-type="float">
            <text:p>4.95E-005</text:p>
          </table:table-cell>
          <table:table-cell table:style-name="ce4" office:value-type="float" office:value="0.0000162" calcext:value-type="float">
            <text:p>1.62E-0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float" office:value="0.0000305" calcext:value-type="float">
            <text:p>3.05E-005</text:p>
          </table:table-cell>
          <table:table-cell table:style-name="ce4" office:value-type="float" office:value="0.0000062" calcext:value-type="float">
            <text:p>6.20E-0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4" office:value-type="float" office:value="0.0000351" calcext:value-type="float">
            <text:p>3.51E-005</text:p>
          </table:table-cell>
          <table:table-cell table:style-name="ce4" office:value-type="float" office:value="0.0000099" calcext:value-type="float">
            <text:p>9.90E-0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style-name="ce4" office:value-type="float" office:value="0.0000306" calcext:value-type="float">
            <text:p>3.06E-005</text:p>
          </table:table-cell>
          <table:table-cell table:style-name="ce4" office:value-type="float" office:value="0.0000064" calcext:value-type="float">
            <text:p>6.40E-006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5"/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m(3He)^2</text:p>
          </table:table-cell>
          <table:table-cell table:style-name="ce5" office:value-type="string" calcext:value-type="string">
            <text:p>+/-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0.103" calcext:value-type="float">
            <text:p>1.03E-001</text:p>
          </table:table-cell>
          <table:table-cell table:style-name="ce4" office:value-type="float" office:value="0.035" calcext:value-type="float">
            <text:p>3.50E-0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table:style-name="ce4" office:value-type="float" office:value="0.049" calcext:value-type="float">
            <text:p>4.90E-002</text:p>
          </table:table-cell>
          <table:table-cell table:style-name="ce4" office:value-type="float" office:value="0.0097" calcext:value-type="float">
            <text:p>9.7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388" calcext:value-type="float">
            <text:p>3.88E-002</text:p>
          </table:table-cell>
          <table:table-cell table:style-name="ce4" office:value-type="float" office:value="0.0035" calcext:value-type="float">
            <text:p>3.5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table:style-name="ce4" office:value-type="float" office:value="0.0142" calcext:value-type="float">
            <text:p>1.42E-002</text:p>
          </table:table-cell>
          <table:table-cell table:style-name="ce4" office:value-type="float" office:value="0.0085" calcext:value-type="float">
            <text:p>8.5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139" calcext:value-type="float">
            <text:p>1.39E-002</text:p>
          </table:table-cell>
          <table:table-cell table:style-name="ce4" office:value-type="float" office:value="0.0036" calcext:value-type="float">
            <text:p>3.6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table:style-name="ce4" office:value-type="float" office:value="0.0104" calcext:value-type="float">
            <text:p>1.04E-002</text:p>
          </table:table-cell>
          <table:table-cell table:style-name="ce4" office:value-type="float" office:value="0.0013" calcext:value-type="float">
            <text:p>1.3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528" calcext:value-type="float">
            <text:p>5.28E-003</text:p>
          </table:table-cell>
          <table:table-cell table:style-name="ce4" office:value-type="float" office:value="0.00157" calcext:value-type="float">
            <text:p>1.57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table:style-name="ce4" office:value-type="float" office:value="0.00556" calcext:value-type="float">
            <text:p>5.56E-003</text:p>
          </table:table-cell>
          <table:table-cell table:style-name="ce4" office:value-type="float" office:value="0.00085" calcext:value-type="float">
            <text:p>8.5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307" calcext:value-type="float">
            <text:p>3.07E-003</text:p>
          </table:table-cell>
          <table:table-cell table:style-name="ce4" office:value-type="float" office:value="0.00033" calcext:value-type="float">
            <text:p>3.3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table:style-name="ce4" office:value-type="float" office:value="0.00213" calcext:value-type="float">
            <text:p>2.13E-003</text:p>
          </table:table-cell>
          <table:table-cell table:style-name="ce4" office:value-type="float" office:value="0.00069" calcext:value-type="float">
            <text:p>6.9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29" calcext:value-type="float">
            <text:p>1.29E-003</text:p>
          </table:table-cell>
          <table:table-cell table:style-name="ce4" office:value-type="float" office:value="0.00039" calcext:value-type="float">
            <text:p>3.9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style-name="ce4" office:value-type="float" office:value="0.00106" calcext:value-type="float">
            <text:p>1.06E-003</text:p>
          </table:table-cell>
          <table:table-cell table:style-name="ce4" office:value-type="float" office:value="0.00046" calcext:value-type="float">
            <text:p>4.6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38" calcext:value-type="float">
            <text:p>3.80E-004</text:p>
          </table:table-cell>
          <table:table-cell table:style-name="ce4" office:value-type="float" office:value="0.000313" calcext:value-type="float">
            <text:p>3.13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204" calcext:value-type="float">
            <text:p>2.04E-004</text:p>
          </table:table-cell>
          <table:table-cell table:style-name="ce4" office:value-type="float" office:value="0.000153" calcext:value-type="float">
            <text:p>1.53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table:style-name="ce4" office:value-type="float" office:value="0.00012" calcext:value-type="float">
            <text:p>1.20E-004</text:p>
          </table:table-cell>
          <table:table-cell table:style-name="ce4" office:value-type="float" office:value="0.000118" calcext:value-type="float">
            <text:p>1.18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193" calcext:value-type="float">
            <text:p>1.93E-004</text:p>
          </table:table-cell>
          <table:table-cell table:style-name="ce4" office:value-type="float" office:value="0.000105" calcext:value-type="float">
            <text:p>1.05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4" office:value-type="float" office:value="0.000146" calcext:value-type="float">
            <text:p>1.46E-004</text:p>
          </table:table-cell>
          <table:table-cell table:style-name="ce4" office:value-type="float" office:value="0.000073" calcext:value-type="float">
            <text:p>7.30E-0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.5" calcext:value-type="float">
            <text:p>11.5</text:p>
          </table:table-cell>
          <table:table-cell table:style-name="ce4" office:value-type="float" office:value="0.0000566" calcext:value-type="float">
            <text:p>5.66E-005</text:p>
          </table:table-cell>
          <table:table-cell table:style-name="ce4" office:value-type="float" office:value="0.0000471" calcext:value-type="float">
            <text:p>4.71E-0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table:style-name="ce4" office:value-type="float" office:value="0.000042" calcext:value-type="float">
            <text:p>4.20E-005</text:p>
          </table:table-cell>
          <table:table-cell table:style-name="ce4" office:value-type="float" office:value="0.000053" calcext:value-type="float">
            <text:p>5.30E-005</text:p>
          </table:table-cell>
          <table:table-cell table:style-name="ce4" office:value-type="float" office:value="-0.000042" calcext:value-type="float">
            <text:p>-4.20E-00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4" office:value-type="float" office:value="0.000005" calcext:value-type="float">
            <text:p>5.00E-006</text:p>
          </table:table-cell>
          <table:table-cell table:style-name="ce4" office:value-type="float" office:value="0.000009" calcext:value-type="float">
            <text:p>9.00E-006</text:p>
          </table:table-cell>
          <table:table-cell table:style-name="ce4" office:value-type="float" office:value="-0.000005" calcext:value-type="float">
            <text:p>-5.00E-00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float" office:value="0.000003" calcext:value-type="float">
            <text:p>3.00E-006</text:p>
          </table:table-cell>
          <table:table-cell table:style-name="ce4" office:value-type="float" office:value="0.000007" calcext:value-type="float">
            <text:p>7.00E-006</text:p>
          </table:table-cell>
          <table:table-cell table:style-name="ce4" office:value-type="float" office:value="-0.000003" calcext:value-type="float">
            <text:p>-3.00E-006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5"/>
          <table:table-cell table:number-columns-repeated="13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4He)^2</text:p>
          </table:table-cell>
          <table:table-cell table:style-name="ce5" office:value-type="string" calcext:value-type="string">
            <text:p>+/-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348" calcext:value-type="float">
            <text:p>0.348</text:p>
          </table:table-cell>
          <table:table-cell table:style-name="ce4" office:value-type="float" office:value="0.721" calcext:value-type="float">
            <text:p>7.21E-001</text:p>
          </table:table-cell>
          <table:table-cell table:style-name="ce4" office:value-type="float" office:value="0.018" calcext:value-type="float">
            <text:p>1.80E-0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401" calcext:value-type="float">
            <text:p>0.401</text:p>
          </table:table-cell>
          <table:table-cell table:style-name="ce4" office:value-type="float" office:value="0.687" calcext:value-type="float">
            <text:p>6.87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452" calcext:value-type="float">
            <text:p>0.452</text:p>
          </table:table-cell>
          <table:table-cell table:style-name="ce4" office:value-type="float" office:value="0.653" calcext:value-type="float">
            <text:p>6.53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502" calcext:value-type="float">
            <text:p>0.502</text:p>
          </table:table-cell>
          <table:table-cell table:style-name="ce4" office:value-type="float" office:value="0.629" calcext:value-type="float">
            <text:p>6.29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544" calcext:value-type="float">
            <text:p>0.544</text:p>
          </table:table-cell>
          <table:table-cell table:style-name="ce4" office:value-type="float" office:value="0.609" calcext:value-type="float">
            <text:p>6.09E-001</text:p>
          </table:table-cell>
          <table:table-cell table:style-name="ce4" office:value-type="float" office:value="0.015" calcext:value-type="float">
            <text:p>1.50E-0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603" calcext:value-type="float">
            <text:p>0.603</text:p>
          </table:table-cell>
          <table:table-cell table:style-name="ce4" office:value-type="float" office:value="0.576" calcext:value-type="float">
            <text:p>5.76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642" calcext:value-type="float">
            <text:p>0.642</text:p>
          </table:table-cell>
          <table:table-cell table:style-name="ce4" office:value-type="float" office:value="0.55" calcext:value-type="float">
            <text:p>5.50E-001</text:p>
          </table:table-cell>
          <table:table-cell table:style-name="ce4" office:value-type="float" office:value="0.014" calcext:value-type="float">
            <text:p>1.40E-0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704" calcext:value-type="float">
            <text:p>0.704</text:p>
          </table:table-cell>
          <table:table-cell table:style-name="ce4" office:value-type="float" office:value="0.523" calcext:value-type="float">
            <text:p>5.23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747" calcext:value-type="float">
            <text:p>0.747</text:p>
          </table:table-cell>
          <table:table-cell table:style-name="ce4" office:value-type="float" office:value="0.491" calcext:value-type="float">
            <text:p>4.91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805" calcext:value-type="float">
            <text:p>0.805</text:p>
          </table:table-cell>
          <table:table-cell table:style-name="ce4" office:value-type="float" office:value="0.474" calcext:value-type="float">
            <text:p>4.74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856" calcext:value-type="float">
            <text:p>0.856</text:p>
          </table:table-cell>
          <table:table-cell table:style-name="ce4" office:value-type="float" office:value="0.451" calcext:value-type="float">
            <text:p>4.51E-001</text:p>
          </table:table-cell>
          <table:table-cell table:style-name="ce4" office:value-type="float" office:value="0.011" calcext:value-type="float">
            <text:p>1.10E-0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907" calcext:value-type="float">
            <text:p>0.907</text:p>
          </table:table-cell>
          <table:table-cell table:style-name="ce4" office:value-type="float" office:value="0.43" calcext:value-type="float">
            <text:p>4.30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005" calcext:value-type="float">
            <text:p>1.005</text:p>
          </table:table-cell>
          <table:table-cell table:style-name="ce4" office:value-type="float" office:value="0.402" calcext:value-type="float">
            <text:p>4.02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009" calcext:value-type="float">
            <text:p>1.009</text:p>
          </table:table-cell>
          <table:table-cell table:style-name="ce4" office:value-type="float" office:value="0.391" calcext:value-type="float">
            <text:p>3.91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107" calcext:value-type="float">
            <text:p>1.107</text:p>
          </table:table-cell>
          <table:table-cell table:style-name="ce4" office:value-type="float" office:value="0.369" calcext:value-type="float">
            <text:p>3.69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11" calcext:value-type="float">
            <text:p>1.11</text:p>
          </table:table-cell>
          <table:table-cell table:style-name="ce4" office:value-type="float" office:value="0.356" calcext:value-type="float">
            <text:p>3.56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208" calcext:value-type="float">
            <text:p>1.208</text:p>
          </table:table-cell>
          <table:table-cell table:style-name="ce4" office:value-type="float" office:value="0.334" calcext:value-type="float">
            <text:p>3.34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212" calcext:value-type="float">
            <text:p>1.212</text:p>
          </table:table-cell>
          <table:table-cell table:style-name="ce4" office:value-type="float" office:value="0.328" calcext:value-type="float">
            <text:p>3.28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315" calcext:value-type="float">
            <text:p>1.315</text:p>
          </table:table-cell>
          <table:table-cell table:style-name="ce4" office:value-type="float" office:value="0.292" calcext:value-type="float">
            <text:p>2.92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417" calcext:value-type="float">
            <text:p>1.417</text:p>
          </table:table-cell>
          <table:table-cell table:style-name="ce4" office:value-type="float" office:value="0.268" calcext:value-type="float">
            <text:p>2.68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511" calcext:value-type="float">
            <text:p>1.511</text:p>
          </table:table-cell>
          <table:table-cell table:style-name="ce4" office:value-type="float" office:value="0.252" calcext:value-type="float">
            <text:p>2.52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519" calcext:value-type="float">
            <text:p>1.519</text:p>
          </table:table-cell>
          <table:table-cell table:style-name="ce4" office:value-type="float" office:value="0.245" calcext:value-type="float">
            <text:p>2.45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622" calcext:value-type="float">
            <text:p>1.622</text:p>
          </table:table-cell>
          <table:table-cell table:style-name="ce4" office:value-type="float" office:value="0.226" calcext:value-type="float">
            <text:p>2.26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725" calcext:value-type="float">
            <text:p>1.725</text:p>
          </table:table-cell>
          <table:table-cell table:style-name="ce4" office:value-type="float" office:value="0.205" calcext:value-type="float">
            <text:p>2.05E-001</text:p>
          </table:table-cell>
          <table:table-cell table:style-name="ce4" office:value-type="float" office:value="0.005" calcext:value-type="float">
            <text:p>5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817" calcext:value-type="float">
            <text:p>1.817</text:p>
          </table:table-cell>
          <table:table-cell table:style-name="ce4" office:value-type="float" office:value="0.188" calcext:value-type="float">
            <text:p>1.88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015" calcext:value-type="float">
            <text:p>2.015</text:p>
          </table:table-cell>
          <table:table-cell table:style-name="ce4" office:value-type="float" office:value="0.156" calcext:value-type="float">
            <text:p>1.56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02" calcext:value-type="float">
            <text:p>2.02</text:p>
          </table:table-cell>
          <table:table-cell table:style-name="ce4" office:value-type="float" office:value="0.159" calcext:value-type="float">
            <text:p>1.59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224" calcext:value-type="float">
            <text:p>2.224</text:p>
          </table:table-cell>
          <table:table-cell table:style-name="ce4" office:value-type="float" office:value="0.132" calcext:value-type="float">
            <text:p>1.32E-001</text:p>
          </table:table-cell>
          <table:table-cell table:style-name="ce4" office:value-type="float" office:value="0.002" calcext:value-type="float">
            <text:p>2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521" calcext:value-type="float">
            <text:p>2.521</text:p>
          </table:table-cell>
          <table:table-cell table:style-name="ce4" office:value-type="float" office:value="0.101" calcext:value-type="float">
            <text:p>1.01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53" calcext:value-type="float">
            <text:p>2.53</text:p>
          </table:table-cell>
          <table:table-cell table:style-name="ce4" office:value-type="float" office:value="0.0985" calcext:value-type="float">
            <text:p>9.85E-002</text:p>
          </table:table-cell>
          <table:table-cell table:style-name="ce4" office:value-type="float" office:value="0.0019" calcext:value-type="float">
            <text:p>1.9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55" calcext:value-type="float">
            <text:p>2.55</text:p>
          </table:table-cell>
          <table:table-cell table:style-name="ce4" office:value-type="float" office:value="0.0967" calcext:value-type="float">
            <text:p>9.67E-002</text:p>
          </table:table-cell>
          <table:table-cell table:style-name="ce4" office:value-type="float" office:value="0.0024" calcext:value-type="float">
            <text:p>2.4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65" calcext:value-type="float">
            <text:p>2.65</text:p>
          </table:table-cell>
          <table:table-cell table:style-name="ce4" office:value-type="float" office:value="0.0883" calcext:value-type="float">
            <text:p>8.83E-002</text:p>
          </table:table-cell>
          <table:table-cell table:style-name="ce4" office:value-type="float" office:value="0.0022" calcext:value-type="float">
            <text:p>2.2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76" calcext:value-type="float">
            <text:p>2.76</text:p>
          </table:table-cell>
          <table:table-cell table:style-name="ce4" office:value-type="float" office:value="0.0818" calcext:value-type="float">
            <text:p>8.18E-002</text:p>
          </table:table-cell>
          <table:table-cell table:style-name="ce4" office:value-type="float" office:value="0.002" calcext:value-type="float">
            <text:p>2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87" calcext:value-type="float">
            <text:p>2.87</text:p>
          </table:table-cell>
          <table:table-cell table:style-name="ce4" office:value-type="float" office:value="0.0734" calcext:value-type="float">
            <text:p>7.34E-002</text:p>
          </table:table-cell>
          <table:table-cell table:style-name="ce4" office:value-type="float" office:value="0.0018" calcext:value-type="float">
            <text:p>1.8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03" calcext:value-type="float">
            <text:p>3.03</text:p>
          </table:table-cell>
          <table:table-cell table:style-name="ce4" office:value-type="float" office:value="0.0622" calcext:value-type="float">
            <text:p>6.22E-002</text:p>
          </table:table-cell>
          <table:table-cell table:style-name="ce4" office:value-type="float" office:value="0.001" calcext:value-type="float">
            <text:p>1.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05" calcext:value-type="float">
            <text:p>3.05</text:p>
          </table:table-cell>
          <table:table-cell table:style-name="ce4" office:value-type="float" office:value="0.0628" calcext:value-type="float">
            <text:p>6.28E-002</text:p>
          </table:table-cell>
          <table:table-cell table:style-name="ce4" office:value-type="float" office:value="0.0012" calcext:value-type="float">
            <text:p>1.2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08" calcext:value-type="float">
            <text:p>3.08</text:p>
          </table:table-cell>
          <table:table-cell table:style-name="ce4" office:value-type="float" office:value="0.0599" calcext:value-type="float">
            <text:p>5.99E-002</text:p>
          </table:table-cell>
          <table:table-cell table:style-name="ce4" office:value-type="float" office:value="0.0015" calcext:value-type="float">
            <text:p>1.5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54" calcext:value-type="float">
            <text:p>3.54</text:p>
          </table:table-cell>
          <table:table-cell table:style-name="ce4" office:value-type="float" office:value="0.0386" calcext:value-type="float">
            <text:p>3.86E-002</text:p>
          </table:table-cell>
          <table:table-cell table:style-name="ce4" office:value-type="float" office:value="0.0008" calcext:value-type="float">
            <text:p>8.0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85" calcext:value-type="float">
            <text:p>3.85</text:p>
          </table:table-cell>
          <table:table-cell table:style-name="ce4" office:value-type="float" office:value="0.0293" calcext:value-type="float">
            <text:p>2.93E-002</text:p>
          </table:table-cell>
          <table:table-cell table:style-name="ce4" office:value-type="float" office:value="0.0007" calcext:value-type="float">
            <text:p>7.0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.06" calcext:value-type="float">
            <text:p>4.06</text:p>
          </table:table-cell>
          <table:table-cell table:style-name="ce4" office:value-type="float" office:value="0.0248" calcext:value-type="float">
            <text:p>2.48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.11" calcext:value-type="float">
            <text:p>4.11</text:p>
          </table:table-cell>
          <table:table-cell table:style-name="ce4" office:value-type="float" office:value="0.023" calcext:value-type="float">
            <text:p>2.30E-002</text:p>
          </table:table-cell>
          <table:table-cell table:style-name="ce4" office:value-type="float" office:value="0.0006" calcext:value-type="float">
            <text:p>6.0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.32" calcext:value-type="float">
            <text:p>4.32</text:p>
          </table:table-cell>
          <table:table-cell table:style-name="ce4" office:value-type="float" office:value="0.0191" calcext:value-type="float">
            <text:p>1.91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.64" calcext:value-type="float">
            <text:p>4.64</text:p>
          </table:table-cell>
          <table:table-cell table:style-name="ce4" office:value-type="float" office:value="0.014" calcext:value-type="float">
            <text:p>1.40E-002</text:p>
          </table:table-cell>
          <table:table-cell table:style-name="ce4" office:value-type="float" office:value="0.0003" calcext:value-type="float">
            <text:p>3.0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06" calcext:value-type="float">
            <text:p>5.06</text:p>
          </table:table-cell>
          <table:table-cell table:style-name="ce4" office:value-type="float" office:value="0.00987" calcext:value-type="float">
            <text:p>9.87E-003</text:p>
          </table:table-cell>
          <table:table-cell table:style-name="ce4" office:value-type="float" office:value="0.00025" calcext:value-type="float">
            <text:p>2.5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.08" calcext:value-type="float">
            <text:p>6.08</text:p>
          </table:table-cell>
          <table:table-cell table:style-name="ce4" office:value-type="float" office:value="0.00359" calcext:value-type="float">
            <text:p>3.59E-003</text:p>
          </table:table-cell>
          <table:table-cell table:style-name="ce4" office:value-type="float" office:value="0.00007" calcext:value-type="float">
            <text:p>7.00E-0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.13" calcext:value-type="float">
            <text:p>6.13</text:p>
          </table:table-cell>
          <table:table-cell table:style-name="ce4" office:value-type="float" office:value="0.00322" calcext:value-type="float">
            <text:p>3.22E-003</text:p>
          </table:table-cell>
          <table:table-cell table:style-name="ce4" office:value-type="float" office:value="0.00011" calcext:value-type="float">
            <text:p>1.1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.22" calcext:value-type="float">
            <text:p>6.22</text:p>
          </table:table-cell>
          <table:table-cell table:style-name="ce4" office:value-type="float" office:value="0.00278" calcext:value-type="float">
            <text:p>2.78E-003</text:p>
          </table:table-cell>
          <table:table-cell table:style-name="ce4" office:value-type="float" office:value="0.00014" calcext:value-type="float">
            <text:p>1.40E-004</text:p>
          </table:table-cell>
          <table:table-cell table:number-columns-repeated="13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ef7 Amroun: Elastic e- Scattering 3He/4He High Momentum Transfer. Arnold, D. Day, Sick 1978. Phys Rev Letters vol. 40, No.22 1429-1432</text:p>
          </table:table-cell>
          <table:table-cell/>
          <table:table-cell table:style-name="ce5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o convert A1/2 to cross section see notes from 7/18/17</text:p>
          </table:table-cell>
          <table:table-cell/>
          <table:table-cell table:style-name="ce5"/>
          <table:table-cell/>
          <table:table-cell office:value-type="string" calcext:value-type="string">
            <text:p>Theta = 8 de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te13</text:p>
          </table:table-cell>
          <table:table-cell/>
          <table:table-cell office:value-type="string" calcext:value-type="string">
            <text:p>Q^2 (GeV/c)^2</text:p>
          </table:table-cell>
          <table:table-cell office:value-type="string" calcext:value-type="string">
            <text:p>3He 10e3*|A1/2|</text:p>
          </table:table-cell>
          <table:table-cell table:style-name="ce5" office:value-type="string" calcext:value-type="string">
            <text:p>+/-</text:p>
          </table:table-cell>
          <table:table-cell table:style-name="ce5" office:value-type="string" calcext:value-type="string">
            <text:p>4He 10e3*|Fch|</text:p>
          </table:table-cell>
          <table:table-cell table:style-name="ce5" office:value-type="string" calcext:value-type="string">
            <text:p>+/-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4.57" calcext:value-type="float">
            <text:p>4.57</text:p>
          </table:table-cell>
          <table:table-cell table:style-name="ce5" office:value-type="float" office:value="0.59" calcext:value-type="float">
            <text:p>0.5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3.56" calcext:value-type="float">
            <text:p>3.56</text:p>
          </table:table-cell>
          <table:table-cell table:style-name="ce5" office:value-type="float" office:value="0.32" calcext:value-type="float">
            <text:p>0.32</text:p>
          </table:table-cell>
          <table:table-cell office:value-type="float" office:value="5.49" calcext:value-type="float">
            <text:p>5.49</text:p>
          </table:table-cell>
          <table:table-cell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28" calcext:value-type="float">
            <text:p>2.28</text:p>
          </table:table-cell>
          <table:table-cell table:style-name="ce5" office:value-type="float" office:value="0.23" calcext:value-type="float">
            <text:p>0.23</text:p>
          </table:table-cell>
          <table:table-cell office:value-type="float" office:value="2.65" calcext:value-type="float">
            <text:p>2.65</text:p>
          </table:table-cell>
          <table:table-cell office:value-type="float" office:value="0.24" calcext:value-type="float">
            <text:p>0.2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.42" calcext:value-type="float">
            <text:p>1.42</text:p>
          </table:table-cell>
          <table:table-cell table:style-name="ce5" office:value-type="float" office:value="0.13" calcext:value-type="float">
            <text:p>0.13</text:p>
          </table:table-cell>
          <table:table-cell office:value-type="float" office:value="1.36" calcext:value-type="float">
            <text:p>1.36</text:p>
          </table:table-cell>
          <table:table-cell office:value-type="float" office:value="0.19" calcext:value-type="float">
            <text:p>0.1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0.818" calcext:value-type="float">
            <text:p>0.818</text:p>
          </table:table-cell>
          <table:table-cell table:style-name="ce5" office:value-type="float" office:value="0.073" calcext:value-type="float">
            <text:p>0.073</text:p>
          </table:table-cell>
          <table:table-cell office:value-type="float" office:value="0.579" calcext:value-type="float">
            <text:p>0.579</text:p>
          </table:table-cell>
          <table:table-cell office:value-type="float" office:value="0.098" calcext:value-type="float">
            <text:p>0.09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456" calcext:value-type="float">
            <text:p>0.456</text:p>
          </table:table-cell>
          <table:table-cell table:style-name="ce5" office:value-type="float" office:value="0.045" calcext:value-type="float">
            <text:p>0.045</text:p>
          </table:table-cell>
          <table:table-cell office:value-type="float" office:value="0.273" calcext:value-type="float">
            <text:p>0.273</text:p>
          </table:table-cell>
          <table:table-cell office:value-type="float" office:value="0.063" calcext:value-type="float">
            <text:p>0.06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275" calcext:value-type="float">
            <text:p>0.275</text:p>
          </table:table-cell>
          <table:table-cell table:style-name="ce5" office:value-type="float" office:value="0.039" calcext:value-type="float">
            <text:p>0.03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25" calcext:value-type="float">
            <text:p>0.02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08" calcext:value-type="float">
            <text:p>0.108</text:p>
          </table:table-cell>
          <table:table-cell table:style-name="ce5" office:value-type="float" office:value="0.025" calcext:value-type="float">
            <text:p>0.02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25" calcext:value-type="float">
            <text:p>2.25</text:p>
          </table:table-cell>
          <table:table-cell office:value-type="float" office:value="0.056" calcext:value-type="float">
            <text:p>0.056</text:p>
          </table:table-cell>
          <table:table-cell table:style-name="ce5" office:value-type="float" office:value="0.017" calcext:value-type="float">
            <text:p>0.01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4" calcext:value-type="float">
            <text:p>2.4</text:p>
          </table:table-cell>
          <table:table-cell/>
          <table:table-cell table:style-name="ce5"/>
          <table:table-cell office:value-type="string" calcext:value-type="string">
            <text:p>&lt;=0.04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028" calcext:value-type="float">
            <text:p>0.028</text:p>
          </table:table-cell>
          <table:table-cell table:style-name="ce5" office:value-type="float" office:value="0.015" calcext:value-type="float">
            <text:p>0.01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32" calcext:value-type="float">
            <text:p>0.032</text:p>
          </table:table-cell>
          <table:table-cell table:style-name="ce5" office:value-type="float" office:value="0.018" calcext:value-type="float">
            <text:p>0.01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&lt;=0.057</text:p>
          </table:table-cell>
          <table:table-cell table:style-name="ce5"/>
          <table:table-cell table:number-columns-repeated="13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ef8 Amroun: Low Momentum Elastic e- Scattering 3He. Szlata 1977. Phys Rev C Vol 15, No.4 1977</text:p>
          </table:table-cell>
          <table:table-cell/>
          <table:table-cell table:style-name="ce5"/>
          <table:table-cell table:number-columns-repeated="13"/>
        </table:table-row>
        <table:table-row table:style-name="ro3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Energy (MeV)</text:p>
          </table:table-cell>
          <table:table-cell office:value-type="string" calcext:value-type="string">
            <text:p>Theta (deg)</text:p>
          </table:table-cell>
          <table:table-cell table:style-name="ce5" office:value-type="string" calcext:value-type="string">
            <text:p>Q^2 (fm^-2)</text:p>
          </table:table-cell>
          <table:table-cell office:value-type="string" calcext:value-type="string">
            <text:p>XS 12C (mb/sr)</text:p>
          </table:table-cell>
          <table:table-cell office:value-type="string" calcext:value-type="string">
            <text:p>XS 3He/ XS 12C</text:p>
          </table:table-cell>
          <table:table-cell office:value-type="string" calcext:value-type="string">
            <text:p>+/-</text:p>
          </table:table-cell>
          <table:table-cell table:style-name="ce1" office:value-type="string" calcext:value-type="string">
            <text:p>Coulomb Correction Factor epsilon_g</text:p>
          </table:table-cell>
          <table:table-cell table:style-name="ce1" office:value-type="string" calcext:value-type="string">
            <text:p>Fch^2 (Born Approx.)</text:p>
          </table:table-cell>
          <table:table-cell office:value-type="string" calcext:value-type="string">
            <text:p>+/-</text:p>
          </table:table-cell>
          <table:table-cell/>
          <table:table-cell table:style-name="ce1" office:value-type="string" calcext:value-type="string">
            <text:p>XS 3He (mb/sr)</text:p>
          </table:table-cell>
          <table:table-cell office:value-type="string" calcext:value-type="string">
            <text:p>22 3He</text:p>
          </table:table-cell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Theta</text:p>
          </table:table-cell>
          <table:table-cell table:style-name="ce1" office:value-type="string" calcext:value-type="string">
            <text:p>XS 3He (fm^2/sr)</text:p>
          </table:table-cell>
          <table:table-cell office:value-type="string" calcext:value-type="string">
            <text:p>Uncertainty</text:p>
          </table:table-cell>
        </table:table-row>
        <table:table-row table:style-name="ro1">
          <table:table-cell table:number-columns-repeated="2"/>
          <table:table-cell office:value-type="float" office:value="28.83" calcext:value-type="float">
            <text:p>28.83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0316" calcext:value-type="float">
            <text:p>0.0316</text:p>
          </table:table-cell>
          <table:table-cell office:value-type="float" office:value="0.993" calcext:value-type="float">
            <text:p>0.993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58" calcext:value-type="float">
            <text:p>0.9858</text:p>
          </table:table-cell>
          <table:table-cell office:value-type="float" office:value="0.991" calcext:value-type="float">
            <text:p>0.991</text:p>
          </table:table-cell>
          <table:table-cell office:value-type="float" office:value="0.0016" calcext:value-type="float">
            <text:p>0.0016</text:p>
          </table:table-cell>
          <table:table-cell/>
          <table:table-cell table:formula="of:=[.G564]*[.F564]" office:value-type="float" office:value="0.1121097" calcext:value-type="float">
            <text:p>0.1121097</text:p>
          </table:table-cell>
          <table:table-cell/>
          <table:table-cell table:formula="of:=[.C564]/1000" office:value-type="float" office:value="0.02883" calcext:value-type="float">
            <text:p>0.02883</text:p>
          </table:table-cell>
          <table:table-cell office:value-type="float" office:value="75.31" calcext:value-type="float">
            <text:p>75.31</text:p>
          </table:table-cell>
          <table:table-cell table:style-name="ce9" table:formula="of:=[.M564]/10" office:value-type="float" office:value="0.01121097" calcext:value-type="float">
            <text:p>1.121E-2</text:p>
          </table:table-cell>
          <table:table-cell table:style-name="ce9" table:formula="of:=[.H564]*[.F564]/10" office:value-type="float" office:value="0.00017874" calcext:value-type="float">
            <text:p>1.787E-4</text:p>
          </table:table-cell>
        </table:table-row>
        <table:table-row table:style-name="ro1">
          <table:table-cell table:number-columns-repeated="2"/>
          <table:table-cell office:value-type="float" office:value="29.15" calcext:value-type="float">
            <text:p>29.15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323" calcext:value-type="float">
            <text:p>0.0323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945" calcext:value-type="float">
            <text:p>0.945</text:p>
          </table:table-cell>
          <table:table-cell office:value-type="float" office:value="0.0015" calcext:value-type="float">
            <text:p>0.0015</text:p>
          </table:table-cell>
          <table:table-cell/>
          <table:table-cell table:formula="of:=[.G565]*[.F565]" office:value-type="float" office:value="0.1046412" calcext:value-type="float">
            <text:p>0.1046412</text:p>
          </table:table-cell>
          <table:table-cell/>
          <table:table-cell table:formula="of:=[.C565]/1000" office:value-type="float" office:value="0.02915" calcext:value-type="float">
            <text:p>0.02915</text:p>
          </table:table-cell>
          <table:table-cell office:value-type="float" office:value="75.32" calcext:value-type="float">
            <text:p>75.32</text:p>
          </table:table-cell>
          <table:table-cell table:style-name="ce9" table:formula="of:=[.M565]/10" office:value-type="float" office:value="0.01046412" calcext:value-type="float">
            <text:p>1.046E-2</text:p>
          </table:table-cell>
          <table:table-cell table:style-name="ce9" table:formula="of:=[.H565]*[.F565]/10" office:value-type="float" office:value="0.000164713" calcext:value-type="float">
            <text:p>1.647E-4</text:p>
          </table:table-cell>
        </table:table-row>
        <table:table-row table:style-name="ro1">
          <table:table-cell table:number-columns-repeated="2"/>
          <table:table-cell office:value-type="float" office:value="34.05" calcext:value-type="float">
            <text:p>34.05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0441" calcext:value-type="float">
            <text:p>0.0441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15" calcext:value-type="float">
            <text:p>0.0015</text:p>
          </table:table-cell>
          <table:table-cell/>
          <table:table-cell table:formula="of:=[.G566]*[.F566]" office:value-type="float" office:value="0.07719145" calcext:value-type="float">
            <text:p>0.07719145</text:p>
          </table:table-cell>
          <table:table-cell/>
          <table:table-cell table:formula="of:=[.C566]/1000" office:value-type="float" office:value="0.03405" calcext:value-type="float">
            <text:p>0.03405</text:p>
          </table:table-cell>
          <table:table-cell office:value-type="float" office:value="75.31" calcext:value-type="float">
            <text:p>75.31</text:p>
          </table:table-cell>
          <table:table-cell table:style-name="ce9" table:formula="of:=[.M566]/10" office:value-type="float" office:value="0.007719145" calcext:value-type="float">
            <text:p>7.719E-3</text:p>
          </table:table-cell>
          <table:table-cell table:style-name="ce9" table:formula="of:=[.H566]*[.F566]/10" office:value-type="float" office:value="0.000124614" calcext:value-type="float">
            <text:p>1.246E-4</text:p>
          </table:table-cell>
        </table:table-row>
        <table:table-row table:style-name="ro1">
          <table:table-cell table:number-columns-repeated="2"/>
          <table:table-cell office:value-type="float" office:value="34.27" calcext:value-type="float">
            <text:p>34.27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0445" calcext:value-type="float">
            <text:p>0.0445</text:p>
          </table:table-cell>
          <table:table-cell office:value-type="float" office:value="0.6897" calcext:value-type="float">
            <text:p>0.6897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985" calcext:value-type="float">
            <text:p>0.985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G567]*[.F567]" office:value-type="float" office:value="0.07531524" calcext:value-type="float">
            <text:p>0.07531524</text:p>
          </table:table-cell>
          <table:table-cell/>
          <table:table-cell table:formula="of:=[.C567]/1000" office:value-type="float" office:value="0.03427" calcext:value-type="float">
            <text:p>0.03427</text:p>
          </table:table-cell>
          <table:table-cell office:value-type="float" office:value="75.14" calcext:value-type="float">
            <text:p>75.14</text:p>
          </table:table-cell>
          <table:table-cell table:style-name="ce9" table:formula="of:=[.M567]/10" office:value-type="float" office:value="0.007531524" calcext:value-type="float">
            <text:p>7.532E-3</text:p>
          </table:table-cell>
          <table:table-cell table:style-name="ce9" table:formula="of:=[.H567]*[.F567]/10" office:value-type="float" office:value="0.000082764" calcext:value-type="float">
            <text:p>8.276E-5</text:p>
          </table:table-cell>
        </table:table-row>
        <table:table-row table:style-name="ro1">
          <table:table-cell table:number-columns-repeated="2"/>
          <table:table-cell office:value-type="float" office:value="44.32" calcext:value-type="float">
            <text:p>44.3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0741" calcext:value-type="float">
            <text:p>0.0741</text:p>
          </table:table-cell>
          <table:table-cell office:value-type="float" office:value="0.3859" calcext:value-type="float">
            <text:p>0.3859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68]*[.F568]" office:value-type="float" office:value="0.04264195" calcext:value-type="float">
            <text:p>0.04264195</text:p>
          </table:table-cell>
          <table:table-cell/>
          <table:table-cell table:formula="of:=[.C568]/1000" office:value-type="float" office:value="0.04432" calcext:value-type="float">
            <text:p>0.04432</text:p>
          </table:table-cell>
          <table:table-cell office:value-type="float" office:value="75.14" calcext:value-type="float">
            <text:p>75.14</text:p>
          </table:table-cell>
          <table:table-cell table:style-name="ce9" table:formula="of:=[.M568]/10" office:value-type="float" office:value="0.004264195" calcext:value-type="float">
            <text:p>4.264E-3</text:p>
          </table:table-cell>
          <table:table-cell table:style-name="ce9" table:formula="of:=[.H568]*[.F568]/10" office:value-type="float" office:value="0.000054026" calcext:value-type="float">
            <text:p>5.403E-5</text:p>
          </table:table-cell>
        </table:table-row>
        <table:table-row table:style-name="ro1">
          <table:table-cell table:number-columns-repeated="2"/>
          <table:table-cell office:value-type="float" office:value="47.51" calcext:value-type="float">
            <text:p>47.51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55" calcext:value-type="float">
            <text:p>0.0855</text:p>
          </table:table-cell>
          <table:table-cell office:value-type="float" office:value="0.3239" calcext:value-type="float">
            <text:p>0.3239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9861" calcext:value-type="float">
            <text:p>0.9861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15" calcext:value-type="float">
            <text:p>0.0015</text:p>
          </table:table-cell>
          <table:table-cell/>
          <table:table-cell table:formula="of:=[.G569]*[.F569]" office:value-type="float" office:value="0.0372485" calcext:value-type="float">
            <text:p>0.0372485</text:p>
          </table:table-cell>
          <table:table-cell/>
          <table:table-cell table:formula="of:=[.C569]/1000" office:value-type="float" office:value="0.04751" calcext:value-type="float">
            <text:p>0.04751</text:p>
          </table:table-cell>
          <table:table-cell office:value-type="float" office:value="75.32" calcext:value-type="float">
            <text:p>75.32</text:p>
          </table:table-cell>
          <table:table-cell table:style-name="ce9" table:formula="of:=[.M569]/10" office:value-type="float" office:value="0.00372485" calcext:value-type="float">
            <text:p>3.725E-3</text:p>
          </table:table-cell>
          <table:table-cell table:style-name="ce9" table:formula="of:=[.H569]*[.F569]/10" office:value-type="float" office:value="0.000061541" calcext:value-type="float">
            <text:p>6.154E-5</text:p>
          </table:table-cell>
        </table:table-row>
        <table:table-row table:style-name="ro1">
          <table:table-cell table:number-columns-repeated="2"/>
          <table:table-cell office:value-type="float" office:value="47.56" calcext:value-type="float">
            <text:p>47.56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59" calcext:value-type="float">
            <text:p>0.0859</text:p>
          </table:table-cell>
          <table:table-cell office:value-type="float" office:value="0.3231" calcext:value-type="float">
            <text:p>0.3231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986" calcext:value-type="float">
            <text:p>0.986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70]*[.F570]" office:value-type="float" office:value="0.03751191" calcext:value-type="float">
            <text:p>0.03751191</text:p>
          </table:table-cell>
          <table:table-cell/>
          <table:table-cell table:formula="of:=[.C570]/1000" office:value-type="float" office:value="0.04756" calcext:value-type="float">
            <text:p>0.04756</text:p>
          </table:table-cell>
          <table:table-cell office:value-type="float" office:value="75.32" calcext:value-type="float">
            <text:p>75.32</text:p>
          </table:table-cell>
          <table:table-cell table:style-name="ce9" table:formula="of:=[.M570]/10" office:value-type="float" office:value="0.003751191" calcext:value-type="float">
            <text:p>3.751E-3</text:p>
          </table:table-cell>
          <table:table-cell table:style-name="ce9" table:formula="of:=[.H570]*[.F570]/10" office:value-type="float" office:value="0.000045234" calcext:value-type="float">
            <text:p>4.523E-5</text:p>
          </table:table-cell>
        </table:table-row>
        <table:table-row table:style-name="ro1">
          <table:table-cell table:number-columns-repeated="2"/>
          <table:table-cell office:value-type="float" office:value="47.63" calcext:value-type="float">
            <text:p>47.63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67" calcext:value-type="float">
            <text:p>0.0867</text:p>
          </table:table-cell>
          <table:table-cell office:value-type="float" office:value="0.322" calcext:value-type="float">
            <text:p>0.322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71]*[.F571]" office:value-type="float" office:value="0.0372232" calcext:value-type="float">
            <text:p>0.0372232</text:p>
          </table:table-cell>
          <table:table-cell/>
          <table:table-cell table:formula="of:=[.C571]/1000" office:value-type="float" office:value="0.04763" calcext:value-type="float">
            <text:p>0.04763</text:p>
          </table:table-cell>
          <table:table-cell office:value-type="float" office:value="75.32" calcext:value-type="float">
            <text:p>75.32</text:p>
          </table:table-cell>
          <table:table-cell table:style-name="ce9" table:formula="of:=[.M571]/10" office:value-type="float" office:value="0.00372232" calcext:value-type="float">
            <text:p>3.722E-3</text:p>
          </table:table-cell>
          <table:table-cell table:style-name="ce9" table:formula="of:=[.H571]*[.F571]/10" office:value-type="float" office:value="0.0000483" calcext:value-type="float">
            <text:p>4.830E-5</text:p>
          </table:table-cell>
        </table:table-row>
        <table:table-row table:style-name="ro1">
          <table:table-cell table:number-columns-repeated="2"/>
          <table:table-cell office:value-type="float" office:value="54.48" calcext:value-type="float">
            <text:p>54.48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1117" calcext:value-type="float">
            <text:p>0.1117</text:p>
          </table:table-cell>
          <table:table-cell office:value-type="float" office:value="0.2349" calcext:value-type="float">
            <text:p>0.2349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74" calcext:value-type="float">
            <text:p>0.987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13" calcext:value-type="float">
            <text:p>0.0013</text:p>
          </table:table-cell>
          <table:table-cell/>
          <table:table-cell table:formula="of:=[.G572]*[.F572]" office:value-type="float" office:value="0.02814102" calcext:value-type="float">
            <text:p>0.02814102</text:p>
          </table:table-cell>
          <table:table-cell/>
          <table:table-cell table:formula="of:=[.C572]/1000" office:value-type="float" office:value="0.05448" calcext:value-type="float">
            <text:p>0.05448</text:p>
          </table:table-cell>
          <table:table-cell office:value-type="float" office:value="75.14" calcext:value-type="float">
            <text:p>75.14</text:p>
          </table:table-cell>
          <table:table-cell table:style-name="ce9" table:formula="of:=[.M572]/10" office:value-type="float" office:value="0.002814102" calcext:value-type="float">
            <text:p>2.814E-3</text:p>
          </table:table-cell>
          <table:table-cell table:style-name="ce9" table:formula="of:=[.H572]*[.F572]/10" office:value-type="float" office:value="0.000042282" calcext:value-type="float">
            <text:p>4.228E-5</text:p>
          </table:table-cell>
        </table:table-row>
        <table:table-row table:style-name="ro1">
          <table:table-cell table:number-columns-repeated="2"/>
          <table:table-cell office:value-type="float" office:value="55.47" calcext:value-type="float">
            <text:p>55.47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162" calcext:value-type="float">
            <text:p>0.1162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77" calcext:value-type="float">
            <text:p>0.9877</text:p>
          </table:table-cell>
          <table:table-cell office:value-type="float" office:value="0.847" calcext:value-type="float">
            <text:p>0.847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73]*[.F573]" office:value-type="float" office:value="0.02571918" calcext:value-type="float">
            <text:p>0.02571918</text:p>
          </table:table-cell>
          <table:table-cell/>
          <table:table-cell table:formula="of:=[.C573]/1000" office:value-type="float" office:value="0.05547" calcext:value-type="float">
            <text:p>0.05547</text:p>
          </table:table-cell>
          <table:table-cell office:value-type="float" office:value="75.31" calcext:value-type="float">
            <text:p>75.31</text:p>
          </table:table-cell>
          <table:table-cell table:style-name="ce9" table:formula="of:=[.M573]/10" office:value-type="float" office:value="0.002571918" calcext:value-type="float">
            <text:p>2.572E-3</text:p>
          </table:table-cell>
          <table:table-cell table:style-name="ce9" table:formula="of:=[.H573]*[.F573]/10" office:value-type="float" office:value="0.000033315" calcext:value-type="float">
            <text:p>3.332E-5</text:p>
          </table:table-cell>
        </table:table-row>
        <table:table-row table:style-name="ro1">
          <table:table-cell table:number-columns-repeated="2"/>
          <table:table-cell office:value-type="float" office:value="60.91" calcext:value-type="float">
            <text:p>60.91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14" calcext:value-type="float">
            <text:p>0.14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74]*[.F574]" office:value-type="float" office:value="0.0206957" calcext:value-type="float">
            <text:p>0.0206957</text:p>
          </table:table-cell>
          <table:table-cell/>
          <table:table-cell table:formula="of:=[.C574]/1000" office:value-type="float" office:value="0.06091" calcext:value-type="float">
            <text:p>0.06091</text:p>
          </table:table-cell>
          <table:table-cell office:value-type="float" office:value="75.32" calcext:value-type="float">
            <text:p>75.32</text:p>
          </table:table-cell>
          <table:table-cell table:style-name="ce9" table:formula="of:=[.M574]/10" office:value-type="float" office:value="0.00206957" calcext:value-type="float">
            <text:p>2.070E-3</text:p>
          </table:table-cell>
          <table:table-cell table:style-name="ce9" table:formula="of:=[.H574]*[.F574]/10" office:value-type="float" office:value="0.000026175" calcext:value-type="float">
            <text:p>2.618E-5</text:p>
          </table:table-cell>
        </table:table-row>
        <table:table-row table:style-name="ro1">
          <table:table-cell table:number-columns-repeated="2"/>
          <table:table-cell office:value-type="float" office:value="64.62" calcext:value-type="float">
            <text:p>64.6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1568" calcext:value-type="float">
            <text:p>0.156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002" calcext:value-type="float">
            <text:p>0.002</text:p>
          </table:table-cell>
          <table:table-cell office:value-type="float" office:value="0.9892" calcext:value-type="float">
            <text:p>0.9892</text:p>
          </table:table-cell>
          <table:table-cell office:value-type="float" office:value="0.826" calcext:value-type="float">
            <text:p>0.826</text:p>
          </table:table-cell>
          <table:table-cell office:value-type="float" office:value="0.0014" calcext:value-type="float">
            <text:p>0.0014</text:p>
          </table:table-cell>
          <table:table-cell/>
          <table:table-cell table:formula="of:=[.G575]*[.F575]" office:value-type="float" office:value="0.0186334" calcext:value-type="float">
            <text:p>0.0186334</text:p>
          </table:table-cell>
          <table:table-cell/>
          <table:table-cell table:formula="of:=[.C575]/1000" office:value-type="float" office:value="0.06462" calcext:value-type="float">
            <text:p>0.06462</text:p>
          </table:table-cell>
          <table:table-cell office:value-type="float" office:value="75.14" calcext:value-type="float">
            <text:p>75.14</text:p>
          </table:table-cell>
          <table:table-cell table:style-name="ce9" table:formula="of:=[.M575]/10" office:value-type="float" office:value="0.00186334" calcext:value-type="float">
            <text:p>1.863E-3</text:p>
          </table:table-cell>
          <table:table-cell table:style-name="ce9" table:formula="of:=[.H575]*[.F575]/10" office:value-type="float" office:value="0.0000302" calcext:value-type="float">
            <text:p>3.020E-5</text:p>
          </table:table-cell>
        </table:table-row>
        <table:table-row table:style-name="ro1">
          <table:table-cell table:number-columns-repeated="2"/>
          <table:table-cell office:value-type="float" office:value="67.28" calcext:value-type="float">
            <text:p>67.28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705" calcext:value-type="float">
            <text:p>0.1705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779" calcext:value-type="float">
            <text:p>0.779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76]*[.F576]" office:value-type="float" office:value="0.01604262" calcext:value-type="float">
            <text:p>0.01604262</text:p>
          </table:table-cell>
          <table:table-cell/>
          <table:table-cell table:formula="of:=[.C576]/1000" office:value-type="float" office:value="0.06728" calcext:value-type="float">
            <text:p>0.06728</text:p>
          </table:table-cell>
          <table:table-cell office:value-type="float" office:value="75.31" calcext:value-type="float">
            <text:p>75.31</text:p>
          </table:table-cell>
          <table:table-cell table:style-name="ce9" table:formula="of:=[.M576]/10" office:value-type="float" office:value="0.001604262" calcext:value-type="float">
            <text:p>1.604E-3</text:p>
          </table:table-cell>
          <table:table-cell table:style-name="ce9" table:formula="of:=[.H576]*[.F576]/10" office:value-type="float" office:value="0.000025422" calcext:value-type="float">
            <text:p>2.542E-5</text:p>
          </table:table-cell>
        </table:table-row>
        <table:table-row table:style-name="ro1">
          <table:table-cell table:number-columns-repeated="2"/>
          <table:table-cell office:value-type="float" office:value="67.38" calcext:value-type="float">
            <text:p>67.38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71" calcext:value-type="float">
            <text:p>0.171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792" calcext:value-type="float">
            <text:p>0.792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77]*[.F577]" office:value-type="float" office:value="0.0162504" calcext:value-type="float">
            <text:p>0.0162504</text:p>
          </table:table-cell>
          <table:table-cell/>
          <table:table-cell table:formula="of:=[.C577]/1000" office:value-type="float" office:value="0.06738" calcext:value-type="float">
            <text:p>0.06738</text:p>
          </table:table-cell>
          <table:table-cell office:value-type="float" office:value="75.31" calcext:value-type="float">
            <text:p>75.31</text:p>
          </table:table-cell>
          <table:table-cell table:style-name="ce9" table:formula="of:=[.M577]/10" office:value-type="float" office:value="0.00162504" calcext:value-type="float">
            <text:p>1.625E-3</text:p>
          </table:table-cell>
          <table:table-cell table:style-name="ce9" table:formula="of:=[.H577]*[.F577]/10" office:value-type="float" office:value="0.000022644" calcext:value-type="float">
            <text:p>2.264E-5</text:p>
          </table:table-cell>
        </table:table-row>
        <table:table-row table:style-name="ro1">
          <table:table-cell table:number-columns-repeated="2"/>
          <table:table-cell office:value-type="float" office:value="72.99" calcext:value-type="float">
            <text:p>72.99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2004" calcext:value-type="float">
            <text:p>0.2004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02" calcext:value-type="float">
            <text:p>0.9902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78]*[.F578]" office:value-type="float" office:value="0.01436886" calcext:value-type="float">
            <text:p>0.01436886</text:p>
          </table:table-cell>
          <table:table-cell/>
          <table:table-cell table:formula="of:=[.C578]/1000" office:value-type="float" office:value="0.07299" calcext:value-type="float">
            <text:p>0.07299</text:p>
          </table:table-cell>
          <table:table-cell office:value-type="float" office:value="75.32" calcext:value-type="float">
            <text:p>75.32</text:p>
          </table:table-cell>
          <table:table-cell table:style-name="ce9" table:formula="of:=[.M578]/10" office:value-type="float" office:value="0.001436886" calcext:value-type="float">
            <text:p>1.437E-3</text:p>
          </table:table-cell>
          <table:table-cell table:style-name="ce9" table:formula="of:=[.H578]*[.F578]/10" office:value-type="float" office:value="0.00002124" calcext:value-type="float">
            <text:p>2.124E-5</text:p>
          </table:table-cell>
        </table:table-row>
        <table:table-row table:style-name="ro1">
          <table:table-cell table:number-columns-repeated="2"/>
          <table:table-cell office:value-type="float" office:value="73.9" calcext:value-type="float">
            <text:p>73.9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2053" calcext:value-type="float">
            <text:p>0.2053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786" calcext:value-type="float">
            <text:p>0.786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79]*[.F579]" office:value-type="float" office:value="0.01336878" calcext:value-type="float">
            <text:p>0.01336878</text:p>
          </table:table-cell>
          <table:table-cell/>
          <table:table-cell table:formula="of:=[.C579]/1000" office:value-type="float" office:value="0.0739" calcext:value-type="float">
            <text:p>0.0739</text:p>
          </table:table-cell>
          <table:table-cell office:value-type="float" office:value="75.31" calcext:value-type="float">
            <text:p>75.31</text:p>
          </table:table-cell>
          <table:table-cell table:style-name="ce9" table:formula="of:=[.M579]/10" office:value-type="float" office:value="0.001336878" calcext:value-type="float">
            <text:p>1.337E-3</text:p>
          </table:table-cell>
          <table:table-cell table:style-name="ce9" table:formula="of:=[.H579]*[.F579]/10" office:value-type="float" office:value="0.000018468" calcext:value-type="float">
            <text:p>1.847E-5</text:p>
          </table:table-cell>
        </table:table-row>
        <table:table-row table:style-name="ro1">
          <table:table-cell table:number-columns-repeated="2"/>
          <table:table-cell office:value-type="float" office:value="74.76" calcext:value-type="float">
            <text:p>74.76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2093" calcext:value-type="float">
            <text:p>0.2093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09" calcext:value-type="float">
            <text:p>0.9909</text:p>
          </table:table-cell>
          <table:table-cell office:value-type="float" office:value="0.767" calcext:value-type="float">
            <text:p>0.767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80]*[.F580]" office:value-type="float" office:value="0.01287852" calcext:value-type="float">
            <text:p>0.01287852</text:p>
          </table:table-cell>
          <table:table-cell/>
          <table:table-cell table:formula="of:=[.C580]/1000" office:value-type="float" office:value="0.07476" calcext:value-type="float">
            <text:p>0.07476</text:p>
          </table:table-cell>
          <table:table-cell office:value-type="float" office:value="75.14" calcext:value-type="float">
            <text:p>75.14</text:p>
          </table:table-cell>
          <table:table-cell table:style-name="ce9" table:formula="of:=[.M580]/10" office:value-type="float" office:value="0.001287852" calcext:value-type="float">
            <text:p>1.288E-3</text:p>
          </table:table-cell>
          <table:table-cell table:style-name="ce9" table:formula="of:=[.H580]*[.F580]/10" office:value-type="float" office:value="0.00002006" calcext:value-type="float">
            <text:p>2.006E-5</text:p>
          </table:table-cell>
        </table:table-row>
        <table:table-row table:style-name="ro1">
          <table:table-cell table:number-columns-repeated="2"/>
          <table:table-cell office:value-type="float" office:value="79.6" calcext:value-type="float">
            <text:p>79.6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2379" calcext:value-type="float">
            <text:p>0.2379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737" calcext:value-type="float">
            <text:p>0.737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G581]*[.F581]" office:value-type="float" office:value="0.01080108" calcext:value-type="float">
            <text:p>0.01080108</text:p>
          </table:table-cell>
          <table:table-cell/>
          <table:table-cell table:formula="of:=[.C581]/1000" office:value-type="float" office:value="0.0796" calcext:value-type="float">
            <text:p>0.0796</text:p>
          </table:table-cell>
          <table:table-cell office:value-type="float" office:value="75.31" calcext:value-type="float">
            <text:p>75.31</text:p>
          </table:table-cell>
          <table:table-cell table:style-name="ce9" table:formula="of:=[.M581]/10" office:value-type="float" office:value="0.001080108" calcext:value-type="float">
            <text:p>1.080E-3</text:p>
          </table:table-cell>
          <table:table-cell table:style-name="ce9" table:formula="of:=[.H581]*[.F581]/10" office:value-type="float" office:value="0.000014796" calcext:value-type="float">
            <text:p>1.480E-5</text:p>
          </table:table-cell>
        </table:table-row>
        <table:table-row table:style-name="ro1">
          <table:table-cell table:number-columns-repeated="2"/>
          <table:table-cell office:value-type="float" office:value="81.35" calcext:value-type="float">
            <text:p>81.35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2484" calcext:value-type="float">
            <text:p>0.2484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771" calcext:value-type="float">
            <text:p>0.771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82]*[.F582]" office:value-type="float" office:value="0.01081344" calcext:value-type="float">
            <text:p>0.01081344</text:p>
          </table:table-cell>
          <table:table-cell/>
          <table:table-cell table:formula="of:=[.C582]/1000" office:value-type="float" office:value="0.08135" calcext:value-type="float">
            <text:p>0.08135</text:p>
          </table:table-cell>
          <table:table-cell office:value-type="float" office:value="75.32" calcext:value-type="float">
            <text:p>75.32</text:p>
          </table:table-cell>
          <table:table-cell table:style-name="ce9" table:formula="of:=[.M582]/10" office:value-type="float" office:value="0.001081344" calcext:value-type="float">
            <text:p>1.081E-3</text:p>
          </table:table-cell>
          <table:table-cell table:style-name="ce9" table:formula="of:=[.H582]*[.F582]/10" office:value-type="float" office:value="0.00001536" calcext:value-type="float">
            <text:p>1.536E-5</text:p>
          </table:table-cell>
        </table:table-row>
        <table:table-row table:style-name="ro1">
          <table:table-cell table:number-columns-repeated="2"/>
          <table:table-cell office:value-type="float" office:value="84.92" calcext:value-type="float">
            <text:p>84.9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2693" calcext:value-type="float">
            <text:p>0.2693</text:p>
          </table:table-cell>
          <table:table-cell office:value-type="float" office:value="0.068" calcext:value-type="float">
            <text:p>0.068</text:p>
          </table:table-cell>
          <table:table-cell office:value-type="float" office:value="0.133" calcext:value-type="float">
            <text:p>0.13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993" calcext:value-type="float">
            <text:p>0.9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83]*[.F583]" office:value-type="float" office:value="0.009044" calcext:value-type="float">
            <text:p>0.009044</text:p>
          </table:table-cell>
          <table:table-cell/>
          <table:table-cell table:formula="of:=[.C583]/1000" office:value-type="float" office:value="0.08492" calcext:value-type="float">
            <text:p>0.08492</text:p>
          </table:table-cell>
          <table:table-cell office:value-type="float" office:value="75.14" calcext:value-type="float">
            <text:p>75.14</text:p>
          </table:table-cell>
          <table:table-cell table:style-name="ce9" table:formula="of:=[.M583]/10" office:value-type="float" office:value="0.0009044" calcext:value-type="float">
            <text:p>9.044E-4</text:p>
          </table:table-cell>
          <table:table-cell table:style-name="ce9" table:formula="of:=[.H583]*[.F583]/10" office:value-type="float" office:value="0.00001428" calcext:value-type="float">
            <text:p>1.428E-5</text:p>
          </table:table-cell>
        </table:table-row>
        <table:table-row table:style-name="ro1">
          <table:table-cell table:number-columns-repeated="2"/>
          <table:table-cell office:value-type="float" office:value="90.37" calcext:value-type="float">
            <text:p>90.37</text:p>
          </table:table-cell>
          <table:table-cell office:value-type="float" office:value="75.35" calcext:value-type="float">
            <text:p>75.35</text:p>
          </table:table-cell>
          <table:table-cell table:style-name="ce5" office:value-type="float" office:value="0.306" calcext:value-type="float">
            <text:p>0.306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693" calcext:value-type="float">
            <text:p>0.69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G584]*[.F584]" office:value-type="float" office:value="0.0078351" calcext:value-type="float">
            <text:p>0.0078351</text:p>
          </table:table-cell>
          <table:table-cell/>
          <table:table-cell table:formula="of:=[.C584]/1000" office:value-type="float" office:value="0.09037" calcext:value-type="float">
            <text:p>0.09037</text:p>
          </table:table-cell>
          <table:table-cell office:value-type="float" office:value="75.35" calcext:value-type="float">
            <text:p>75.35</text:p>
          </table:table-cell>
          <table:table-cell table:style-name="ce9" table:formula="of:=[.M584]/10" office:value-type="float" office:value="0.00078351" calcext:value-type="float">
            <text:p>7.835E-4</text:p>
          </table:table-cell>
          <table:table-cell table:style-name="ce9" table:formula="of:=[.H584]*[.F584]/10" office:value-type="float" office:value="0.000011466" calcext:value-type="float">
            <text:p>1.147E-5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3362" calcext:value-type="float">
            <text:p>0.3362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658" calcext:value-type="float">
            <text:p>0.658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85]*[.F585]" office:value-type="float" office:value="0.00679952" calcext:value-type="float">
            <text:p>0.00679952</text:p>
          </table:table-cell>
          <table:table-cell/>
          <table:table-cell table:formula="of:=[.C585]/1000" office:value-type="float" office:value="0.095" calcext:value-type="float">
            <text:p>0.095</text:p>
          </table:table-cell>
          <table:table-cell office:value-type="float" office:value="75.14" calcext:value-type="float">
            <text:p>75.14</text:p>
          </table:table-cell>
          <table:table-cell table:style-name="ce9" table:formula="of:=[.M585]/10" office:value-type="float" office:value="0.000679952" calcext:value-type="float">
            <text:p>6.800E-4</text:p>
          </table:table-cell>
          <table:table-cell table:style-name="ce9" table:formula="of:=[.H585]*[.F585]/10" office:value-type="float" office:value="0.000012609" calcext:value-type="float">
            <text:p>1.261E-5</text:p>
          </table:table-cell>
        </table:table-row>
        <table:table-row table:style-name="ro1">
          <table:table-cell table:number-columns-repeated="4"/>
          <table:table-cell table:style-name="ce5"/>
          <table:table-cell table:number-columns-repeated="13"/>
        </table:table-row>
        <table:table-row table:style-name="ro1">
          <table:table-cell/>
          <table:table-cell office:value-type="string" calcext:value-type="string">
            <text:p>Same issue as ref6. Noe E0 or angle listed.</text:p>
          </table:table-cell>
          <table:table-cell table:number-columns-repeated="2"/>
          <table:table-cell table:style-name="ce5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ef9 Amroun: ELASTIC ELECTRON SCATTERING FROM 3He AND 4He. Otterman 1984. Nuclear Physics A436 (1985) 688-698</text:p>
          </table:table-cell>
          <table:table-cell/>
          <table:table-cell table:style-name="ce5"/>
          <table:table-cell table:number-columns-repeated="13"/>
        </table:table-row>
        <table:table-row table:style-name="ro1">
          <table:table-cell office:value-type="string" calcext:value-type="string">
            <text:p>24,20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3He)</text:p>
          </table:table-cell>
          <table:table-cell table:style-name="ce5" office:value-type="string" calcext:value-type="string">
            <text:p>DeltaFch (%)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8816" calcext:value-type="float">
            <text:p>0.8816</text:p>
          </table:table-cell>
          <table:table-cell table:style-name="ce5" office:value-type="float" office:value="1.09" calcext:value-type="float">
            <text:p>1.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8278" calcext:value-type="float">
            <text:p>0.8278</text:p>
          </table:table-cell>
          <table:table-cell table:style-name="ce5" office:value-type="float" office:value="1.21" calcext:value-type="float">
            <text:p>1.2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7775" calcext:value-type="float">
            <text:p>0.7775</text:p>
          </table:table-cell>
          <table:table-cell table:style-name="ce5" office:value-type="float" office:value="1.1" calcext:value-type="float">
            <text:p>1.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7329" calcext:value-type="float">
            <text:p>0.7329</text:p>
          </table:table-cell>
          <table:table-cell table:style-name="ce5" office:value-type="float" office:value="1.23" calcext:value-type="float">
            <text:p>1.2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6511" calcext:value-type="float">
            <text:p>0.6511</text:p>
          </table:table-cell>
          <table:table-cell table:style-name="ce5" office:value-type="float" office:value="0.95" calcext:value-type="float">
            <text:p>0.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5822" calcext:value-type="float">
            <text:p>0.5822</text:p>
          </table:table-cell>
          <table:table-cell table:style-name="ce5" office:value-type="float" office:value="0.82" calcext:value-type="float">
            <text:p>0.8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056" calcext:value-type="float">
            <text:p>1.056</text:p>
          </table:table-cell>
          <table:table-cell office:value-type="float" office:value="0.5359" calcext:value-type="float">
            <text:p>0.5359</text:p>
          </table:table-cell>
          <table:table-cell table:style-name="ce5" office:value-type="float" office:value="0.86" calcext:value-type="float">
            <text:p>0.8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.5233" calcext:value-type="float">
            <text:p>0.5233</text:p>
          </table:table-cell>
          <table:table-cell table:style-name="ce5" office:value-type="float" office:value="0.83" calcext:value-type="float">
            <text:p>0.8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181" calcext:value-type="float">
            <text:p>1.181</text:p>
          </table:table-cell>
          <table:table-cell office:value-type="float" office:value="0.5004" calcext:value-type="float">
            <text:p>0.5004</text:p>
          </table:table-cell>
          <table:table-cell table:style-name="ce5" office:value-type="float" office:value="0.89" calcext:value-type="float">
            <text:p>0.8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.4703" calcext:value-type="float">
            <text:p>0.4703</text:p>
          </table:table-cell>
          <table:table-cell table:style-name="ce5" office:value-type="float" office:value="0.84" calcext:value-type="float">
            <text:p>0.8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234" calcext:value-type="float">
            <text:p>0.4234</text:p>
          </table:table-cell>
          <table:table-cell table:style-name="ce5" office:value-type="float" office:value="1.09" calcext:value-type="float">
            <text:p>1.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4024" calcext:value-type="float">
            <text:p>0.4024</text:p>
          </table:table-cell>
          <table:table-cell table:style-name="ce5" office:value-type="float" office:value="0.89" calcext:value-type="float">
            <text:p>0.8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.3815" calcext:value-type="float">
            <text:p>0.3815</text:p>
          </table:table-cell>
          <table:table-cell table:style-name="ce5" office:value-type="float" office:value="1.09" calcext:value-type="float">
            <text:p>1.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3613" calcext:value-type="float">
            <text:p>0.3613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.3432" calcext:value-type="float">
            <text:p>0.3432</text:p>
          </table:table-cell>
          <table:table-cell table:style-name="ce5" office:value-type="float" office:value="1.03" calcext:value-type="float">
            <text:p>1.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.3119" calcext:value-type="float">
            <text:p>0.3119</text:p>
          </table:table-cell>
          <table:table-cell table:style-name="ce5" office:value-type="float" office:value="1.07" calcext:value-type="float">
            <text:p>1.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0.2818" calcext:value-type="float">
            <text:p>0.2818</text:p>
          </table:table-cell>
          <table:table-cell table:style-name="ce5" office:value-type="float" office:value="1.13" calcext:value-type="float">
            <text:p>1.1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2569" calcext:value-type="float">
            <text:p>0.2569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.2319" calcext:value-type="float">
            <text:p>0.2319</text:p>
          </table:table-cell>
          <table:table-cell table:style-name="ce5" office:value-type="float" office:value="1.88" calcext:value-type="float">
            <text:p>1.8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2106" calcext:value-type="float">
            <text:p>0.2106</text:p>
          </table:table-cell>
          <table:table-cell table:style-name="ce5" office:value-type="float" office:value="1.59" calcext:value-type="float">
            <text:p>1.5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.1927" calcext:value-type="float">
            <text:p>0.1927</text:p>
          </table:table-cell>
          <table:table-cell table:style-name="ce5" office:value-type="float" office:value="1.95" calcext:value-type="float">
            <text:p>1.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1774" calcext:value-type="float">
            <text:p>0.1774</text:p>
          </table:table-cell>
          <table:table-cell table:style-name="ce5" office:value-type="float" office:value="1.59" calcext:value-type="float">
            <text:p>1.5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1599" calcext:value-type="float">
            <text:p>0.1599</text:p>
          </table:table-cell>
          <table:table-cell table:style-name="ce5" office:value-type="float" office:value="1.91" calcext:value-type="float">
            <text:p>1.9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0.1475" calcext:value-type="float">
            <text:p>0.1475</text:p>
          </table:table-cell>
          <table:table-cell table:style-name="ce5" office:value-type="float" office:value="1.77" calcext:value-type="float">
            <text:p>1.7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5"/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m(3He)</text:p>
          </table:table-cell>
          <table:table-cell table:style-name="ce5" office:value-type="string" calcext:value-type="string">
            <text:p>DeltaFm (%)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7313" calcext:value-type="float">
            <text:p>0.7313</text:p>
          </table:table-cell>
          <table:table-cell table:style-name="ce5" office:value-type="float" office:value="16.4" calcext:value-type="float">
            <text:p>16.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5844" calcext:value-type="float">
            <text:p>0.5844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056" calcext:value-type="float">
            <text:p>1.056</text:p>
          </table:table-cell>
          <table:table-cell office:value-type="float" office:value="0.5113" calcext:value-type="float">
            <text:p>0.5113</text:p>
          </table:table-cell>
          <table:table-cell table:style-name="ce5" office:value-type="float" office:value="4.8" calcext:value-type="float">
            <text:p>4.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.4896" calcext:value-type="float">
            <text:p>0.4896</text:p>
          </table:table-cell>
          <table:table-cell table:style-name="ce5" office:value-type="float" office:value="6.1" calcext:value-type="float">
            <text:p>6.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181" calcext:value-type="float">
            <text:p>1.181</text:p>
          </table:table-cell>
          <table:table-cell office:value-type="float" office:value="0.4784" calcext:value-type="float">
            <text:p>0.478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.4438" calcext:value-type="float">
            <text:p>0.4438</text:p>
          </table:table-cell>
          <table:table-cell table:style-name="ce5" office:value-type="float" office:value="5.7" calcext:value-type="float">
            <text:p>5.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071" calcext:value-type="float">
            <text:p>0.4071</text:p>
          </table:table-cell>
          <table:table-cell table:style-name="ce5" office:value-type="float" office:value="11.3" calcext:value-type="float">
            <text:p>11.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3754" calcext:value-type="float">
            <text:p>0.3754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.3601" calcext:value-type="float">
            <text:p>0.3601</text:p>
          </table:table-cell>
          <table:table-cell table:style-name="ce5" office:value-type="float" office:value="7.8" calcext:value-type="float">
            <text:p>7.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3612" calcext:value-type="float">
            <text:p>0.3612</text:p>
          </table:table-cell>
          <table:table-cell table:style-name="ce5" office:value-type="float" office:value="5.2" calcext:value-type="float">
            <text:p>5.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.3582" calcext:value-type="float">
            <text:p>0.3582</text:p>
          </table:table-cell>
          <table:table-cell table:style-name="ce5" office:value-type="float" office:value="7.3" calcext:value-type="float">
            <text:p>7.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.3014" calcext:value-type="float">
            <text:p>0.3014</text:p>
          </table:table-cell>
          <table:table-cell table:style-name="ce5" office:value-type="float" office:value="6.4" calcext:value-type="float">
            <text:p>6.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0.2755" calcext:value-type="float">
            <text:p>0.2755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2503" calcext:value-type="float">
            <text:p>0.2503</text:p>
          </table:table-cell>
          <table:table-cell table:style-name="ce5" office:value-type="float" office:value="3.8" calcext:value-type="float">
            <text:p>3.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.2378" calcext:value-type="float">
            <text:p>0.2378</text:p>
          </table:table-cell>
          <table:table-cell table:style-name="ce5" office:value-type="float" office:value="16.9" calcext:value-type="float">
            <text:p>16.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2183" calcext:value-type="float">
            <text:p>0.2183</text:p>
          </table:table-cell>
          <table:table-cell table:style-name="ce5" office:value-type="float" office:value="11.3" calcext:value-type="float">
            <text:p>11.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.1971" calcext:value-type="float">
            <text:p>0.1971</text:p>
          </table:table-cell>
          <table:table-cell table:style-name="ce5" office:value-type="float" office:value="10.5" calcext:value-type="float">
            <text:p>10.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167" calcext:value-type="float">
            <text:p>0.167</text:p>
          </table:table-cell>
          <table:table-cell table:style-name="ce5" office:value-type="float" office:value="9.1" calcext:value-type="float">
            <text:p>9.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1724" calcext:value-type="float">
            <text:p>0.1724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0.1472" calcext:value-type="float">
            <text:p>0.147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3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4He)</text:p>
          </table:table-cell>
          <table:table-cell table:style-name="ce5" office:value-type="string" calcext:value-type="string">
            <text:p>DeltaFch (%)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261" calcext:value-type="float">
            <text:p>0.261</text:p>
          </table:table-cell>
          <table:table-cell office:value-type="float" office:value="0.8856" calcext:value-type="float">
            <text:p>0.8856</text:p>
          </table:table-cell>
          <table:table-cell table:style-name="ce5" office:value-type="float" office:value="1.15" calcext:value-type="float">
            <text:p>1.1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416" calcext:value-type="float">
            <text:p>0.416</text:p>
          </table:table-cell>
          <table:table-cell office:value-type="float" office:value="0.8223" calcext:value-type="float">
            <text:p>0.8223</text:p>
          </table:table-cell>
          <table:table-cell table:style-name="ce5" office:value-type="float" office:value="1.13" calcext:value-type="float">
            <text:p>1.1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419" calcext:value-type="float">
            <text:p>0.419</text:p>
          </table:table-cell>
          <table:table-cell office:value-type="float" office:value="0.8216" calcext:value-type="float">
            <text:p>0.8216</text:p>
          </table:table-cell>
          <table:table-cell table:style-name="ce5" office:value-type="float" office:value="1.14" calcext:value-type="float">
            <text:p>1.1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477" calcext:value-type="float">
            <text:p>0.477</text:p>
          </table:table-cell>
          <table:table-cell office:value-type="float" office:value="0.8016" calcext:value-type="float">
            <text:p>0.80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56" calcext:value-type="float">
            <text:p>0.56</text:p>
          </table:table-cell>
          <table:table-cell office:value-type="float" office:value="0.7705" calcext:value-type="float">
            <text:p>0.770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596" calcext:value-type="float">
            <text:p>0.596</text:p>
          </table:table-cell>
          <table:table-cell office:value-type="float" office:value="0.7554" calcext:value-type="float">
            <text:p>0.755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717" calcext:value-type="float">
            <text:p>0.717</text:p>
          </table:table-cell>
          <table:table-cell office:value-type="float" office:value="0.7188" calcext:value-type="float">
            <text:p>0.7188</text:p>
          </table:table-cell>
          <table:table-cell table:style-name="ce5" office:value-type="float" office:value="1.02" calcext:value-type="float">
            <text:p>1.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723" calcext:value-type="float">
            <text:p>0.723</text:p>
          </table:table-cell>
          <table:table-cell office:value-type="float" office:value="0.7134" calcext:value-type="float">
            <text:p>0.7134</text:p>
          </table:table-cell>
          <table:table-cell table:style-name="ce5" office:value-type="float" office:value="0.96" calcext:value-type="float">
            <text:p>0.9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837" calcext:value-type="float">
            <text:p>0.837</text:p>
          </table:table-cell>
          <table:table-cell office:value-type="float" office:value="0.678" calcext:value-type="float">
            <text:p>0.678</text:p>
          </table:table-cell>
          <table:table-cell table:style-name="ce5" office:value-type="float" office:value="1.15" calcext:value-type="float">
            <text:p>1.1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6589" calcext:value-type="float">
            <text:p>0.6589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902" calcext:value-type="float">
            <text:p>0.902</text:p>
          </table:table-cell>
          <table:table-cell office:value-type="float" office:value="0.6564" calcext:value-type="float">
            <text:p>0.6564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952" calcext:value-type="float">
            <text:p>0.952</text:p>
          </table:table-cell>
          <table:table-cell office:value-type="float" office:value="0.642" calcext:value-type="float">
            <text:p>0.642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059" calcext:value-type="float">
            <text:p>1.059</text:p>
          </table:table-cell>
          <table:table-cell office:value-type="float" office:value="0.6108" calcext:value-type="float">
            <text:p>0.6108</text:p>
          </table:table-cell>
          <table:table-cell table:style-name="ce5" office:value-type="float" office:value="1.19" calcext:value-type="float">
            <text:p>1.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095" calcext:value-type="float">
            <text:p>1.095</text:p>
          </table:table-cell>
          <table:table-cell office:value-type="float" office:value="0.5994" calcext:value-type="float">
            <text:p>0.5994</text:p>
          </table:table-cell>
          <table:table-cell table:style-name="ce5" office:value-type="float" office:value="1.32" calcext:value-type="float">
            <text:p>1.3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5742" calcext:value-type="float">
            <text:p>0.5742</text:p>
          </table:table-cell>
          <table:table-cell table:style-name="ce5" office:value-type="float" office:value="0.96" calcext:value-type="float">
            <text:p>0.9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205" calcext:value-type="float">
            <text:p>1.205</text:p>
          </table:table-cell>
          <table:table-cell office:value-type="float" office:value="0.5732" calcext:value-type="float">
            <text:p>0.5732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79" calcext:value-type="float">
            <text:p>0.4979</text:p>
          </table:table-cell>
          <table:table-cell table:style-name="ce5" office:value-type="float" office:value="0.9" calcext:value-type="float">
            <text:p>0.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97" calcext:value-type="float">
            <text:p>0.4997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97" calcext:value-type="float">
            <text:p>0.4997</text:p>
          </table:table-cell>
          <table:table-cell table:style-name="ce5" office:value-type="float" office:value="0.87" calcext:value-type="float">
            <text:p>0.8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501" calcext:value-type="float">
            <text:p>1.501</text:p>
          </table:table-cell>
          <table:table-cell office:value-type="float" office:value="0.4994" calcext:value-type="float">
            <text:p>0.4994</text:p>
          </table:table-cell>
          <table:table-cell table:style-name="ce5" office:value-type="float" office:value="0.88" calcext:value-type="float">
            <text:p>0.8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746" calcext:value-type="float">
            <text:p>1.746</text:p>
          </table:table-cell>
          <table:table-cell office:value-type="float" office:value="0.4447" calcext:value-type="float">
            <text:p>0.4447</text:p>
          </table:table-cell>
          <table:table-cell table:style-name="ce5" office:value-type="float" office:value="1.2" calcext:value-type="float">
            <text:p>1.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63" calcext:value-type="float">
            <text:p>0.4363</text:p>
          </table:table-cell>
          <table:table-cell table:style-name="ce5" office:value-type="float" office:value="0.99" calcext:value-type="float">
            <text:p>0.9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45" calcext:value-type="float">
            <text:p>0.4345</text:p>
          </table:table-cell>
          <table:table-cell table:style-name="ce5" office:value-type="float" office:value="1.02" calcext:value-type="float">
            <text:p>1.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77" calcext:value-type="float">
            <text:p>0.4377</text:p>
          </table:table-cell>
          <table:table-cell table:style-name="ce5" office:value-type="float" office:value="0.97" calcext:value-type="float">
            <text:p>0.9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0.4024" calcext:value-type="float">
            <text:p>0.4024</text:p>
          </table:table-cell>
          <table:table-cell table:style-name="ce5" office:value-type="float" office:value="1.11" calcext:value-type="float">
            <text:p>1.1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161" calcext:value-type="float">
            <text:p>2.161</text:p>
          </table:table-cell>
          <table:table-cell office:value-type="float" office:value="0.3701" calcext:value-type="float">
            <text:p>0.3701</text:p>
          </table:table-cell>
          <table:table-cell table:style-name="ce5" office:value-type="float" office:value="1.03" calcext:value-type="float">
            <text:p>1.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83" calcext:value-type="float">
            <text:p>0.3183</text:p>
          </table:table-cell>
          <table:table-cell table:style-name="ce5" office:value-type="float" office:value="1.44" calcext:value-type="float">
            <text:p>1.4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65" calcext:value-type="float">
            <text:p>0.3165</text:p>
          </table:table-cell>
          <table:table-cell table:style-name="ce5" office:value-type="float" office:value="1.04" calcext:value-type="float">
            <text:p>1.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75" calcext:value-type="float">
            <text:p>0.3175</text:p>
          </table:table-cell>
          <table:table-cell table:style-name="ce5" office:value-type="float" office:value="0.99" calcext:value-type="float">
            <text:p>0.9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89" calcext:value-type="float">
            <text:p>2.89</text:p>
          </table:table-cell>
          <table:table-cell office:value-type="float" office:value="0.267" calcext:value-type="float">
            <text:p>0.267</text:p>
          </table:table-cell>
          <table:table-cell table:style-name="ce5" office:value-type="float" office:value="1.11" calcext:value-type="float">
            <text:p>1.1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2225" calcext:value-type="float">
            <text:p>0.2225</text:p>
          </table:table-cell>
          <table:table-cell table:style-name="ce5" office:value-type="float" office:value="1.25" calcext:value-type="float">
            <text:p>1.2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661" calcext:value-type="float">
            <text:p>3.661</text:p>
          </table:table-cell>
          <table:table-cell office:value-type="float" office:value="0.1875" calcext:value-type="float">
            <text:p>0.1875</text:p>
          </table:table-cell>
          <table:table-cell table:style-name="ce5" office:value-type="float" office:value="1.27" calcext:value-type="float">
            <text:p>1.2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1609" calcext:value-type="float">
            <text:p>0.1609</text:p>
          </table:table-cell>
          <table:table-cell table:style-name="ce5" office:value-type="float" office:value="1.45" calcext:value-type="float">
            <text:p>1.45</text:p>
          </table:table-cell>
          <table:table-cell table:number-columns-repeated="13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ef10 Amroun: 3He Mag FF. Phys Rev C vol 27, No. 1. Dunn 1983</text:p>
          </table:table-cell>
          <table:table-cell/>
          <table:table-cell table:style-name="ce5"/>
          <table:table-cell table:number-columns-repeated="13"/>
        </table:table-row>
        <table:table-row table:style-name="ro2">
          <table:table-cell/>
          <table:table-cell table:style-name="ce1" office:value-type="string" calcext:value-type="string">
            <text:p>4He Checkout Run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ce5" office:value-type="string" calcext:value-type="string">
            <text:p>Q^2 (fm^-2)</text:p>
          </table:table-cell>
          <table:table-cell office:value-type="string" calcext:value-type="string">
            <text:p>XS (nb/sr)</text:p>
          </table:table-cell>
          <table:table-cell office:value-type="string" calcext:value-type="string">
            <text:p>fc^2</text:p>
          </table:table-cell>
          <table:table-cell office:value-type="string" calcext:value-type="string">
            <text:p>Total Error (%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3.42" calcext:value-type="float">
            <text:p>103.42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.011" calcext:value-type="float">
            <text:p>1.011</text:p>
          </table:table-cell>
          <table:table-cell office:value-type="float" office:value="23.09" calcext:value-type="float">
            <text:p>23.09</text:p>
          </table:table-cell>
          <table:table-cell office:value-type="float" office:value="0.392" calcext:value-type="float">
            <text:p>0.392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4">
          <table:table-cell table:number-columns-repeated="4"/>
          <table:table-cell table:style-name="Default"/>
          <table:table-cell office:value-type="string" calcext:value-type="string">
            <text:p>XS (ub/sr)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Random Error</text:p>
          </table:table-cell>
          <table:table-cell table:style-name="ce1" office:value-type="string" calcext:value-type="string">
            <text:p>Systematic Error</text:p>
          </table:table-cell>
          <table:table-cell office:value-type="string" calcext:value-type="string">
            <text:p>Total Error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Theta</text:p>
          </table:table-cell>
          <table:table-cell table:style-name="ce11" office:value-type="string" calcext:value-type="string">
            <text:p>XS (fm^2/sr)</text:p>
          </table:table-cell>
          <table:table-cell table:style-name="ce11" office:value-type="string" calcext:value-type="string">
            <text:p>Uncertainty (fm^2/sr)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He</text:p>
          </table:table-cell>
          <table:table-cell office:value-type="float" office:value="58.6" calcext:value-type="float">
            <text:p>58.6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0873" calcext:value-type="float">
            <text:p>0.0873</text:p>
          </table:table-cell>
          <table:table-cell table:style-name="ce5" office:value-type="float" office:value="66.13" calcext:value-type="float">
            <text:p>66.13</text:p>
          </table:table-cell>
          <table:table-cell office:value-type="float" office:value="0.922" calcext:value-type="float">
            <text:p>0.922</text:p>
          </table:table-cell>
          <table:table-cell table:number-columns-repeated="2" office:value-type="float" office:value="1.5" calcext:value-type="float">
            <text:p>1.5</text:p>
          </table:table-cell>
          <table:table-cell table:formula="of:=SQRT([.H678]^2+[.I678]^2)" office:value-type="float" office:value="2.12132034355964" calcext:value-type="float">
            <text:p>2.1213203436</text:p>
          </table:table-cell>
          <table:table-cell/>
          <table:table-cell table:formula="of:=[.C678]/1000" office:value-type="float" office:value="0.0586" calcext:value-type="float">
            <text:p>0.0586</text:p>
          </table:table-cell>
          <table:table-cell office:value-type="float" office:value="60" calcext:value-type="float">
            <text:p>60</text:p>
          </table:table-cell>
          <table:table-cell table:formula="of:=[.F678]*10^-4" office:value-type="float" office:value="0.006613" calcext:value-type="float">
            <text:p>6.613E-3</text:p>
          </table:table-cell>
          <table:table-cell table:style-name="ce9" table:formula="of:=([.J678]/100)*[.N678]" office:value-type="float" office:value="0.000140282914319599" calcext:value-type="float">
            <text:p>1.403E-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.7" calcext:value-type="float">
            <text:p>89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24.13" calcext:value-type="float">
            <text:p>24.13</text:p>
          </table:table-cell>
          <table:table-cell office:value-type="float" office:value="0.793" calcext:value-type="float">
            <text:p>0.793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table:formula="of:=SQRT([.H679]^2+[.I679]^2)" office:value-type="float" office:value="1.92093727122985" calcext:value-type="float">
            <text:p>1.9209372712</text:p>
          </table:table-cell>
          <table:table-cell/>
          <table:table-cell table:formula="of:=[.C679]/1000" office:value-type="float" office:value="0.0897" calcext:value-type="float">
            <text:p>0.0897</text:p>
          </table:table-cell>
          <table:table-cell office:value-type="float" office:value="60" calcext:value-type="float">
            <text:p>60</text:p>
          </table:table-cell>
          <table:table-cell table:formula="of:=[.F679]*10^-4" office:value-type="float" office:value="0.002413" calcext:value-type="float">
            <text:p>2.413E-3</text:p>
          </table:table-cell>
          <table:table-cell table:style-name="ce9" table:formula="of:=([.J679]/100)*[.N679]" office:value-type="float" office:value="0.0000463522163547764" calcext:value-type="float">
            <text:p>4.635E-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.78" calcext:value-type="float">
            <text:p>109.78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3036" calcext:value-type="float">
            <text:p>0.3036</text:p>
          </table:table-cell>
          <table:table-cell table:style-name="ce5" office:value-type="float" office:value="14.17" calcext:value-type="float">
            <text:p>14.17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H680]^2+[.I680]^2)" office:value-type="float" office:value="1.80277563773199" calcext:value-type="float">
            <text:p>1.8027756377</text:p>
          </table:table-cell>
          <table:table-cell/>
          <table:table-cell table:formula="of:=[.C680]/1000" office:value-type="float" office:value="0.10978" calcext:value-type="float">
            <text:p>0.10978</text:p>
          </table:table-cell>
          <table:table-cell office:value-type="float" office:value="60" calcext:value-type="float">
            <text:p>60</text:p>
          </table:table-cell>
          <table:table-cell table:formula="of:=[.F680]*10^-4" office:value-type="float" office:value="0.001417" calcext:value-type="float">
            <text:p>1.417E-3</text:p>
          </table:table-cell>
          <table:table-cell table:style-name="ce9" table:formula="of:=([.J680]/100)*[.N680]" office:value-type="float" office:value="0.0000255453307866624" calcext:value-type="float">
            <text:p>2.555E-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.96" calcext:value-type="float">
            <text:p>141.96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5048" calcext:value-type="float">
            <text:p>0.5048</text:p>
          </table:table-cell>
          <table:table-cell office:value-type="float" office:value="6.656" calcext:value-type="float">
            <text:p>6.656</text:p>
          </table:table-cell>
          <table:table-cell office:value-type="float" office:value="0.553" calcext:value-type="float">
            <text:p>0.55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H681]^2+[.I681]^2)" office:value-type="float" office:value="1.80277563773199" calcext:value-type="float">
            <text:p>1.8027756377</text:p>
          </table:table-cell>
          <table:table-cell/>
          <table:table-cell table:formula="of:=[.C681]/1000" office:value-type="float" office:value="0.14196" calcext:value-type="float">
            <text:p>0.14196</text:p>
          </table:table-cell>
          <table:table-cell office:value-type="float" office:value="60" calcext:value-type="float">
            <text:p>60</text:p>
          </table:table-cell>
          <table:table-cell table:formula="of:=[.F681]*10^-4" office:value-type="float" office:value="0.0006656" calcext:value-type="float">
            <text:p>6.656E-4</text:p>
          </table:table-cell>
          <table:table-cell table:style-name="ce9" table:formula="of:=([.J681]/100)*[.N681]" office:value-type="float" office:value="0.0000119992746447442" calcext:value-type="float">
            <text:p>1.200E-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.7" calcext:value-type="float">
            <text:p>174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7601" calcext:value-type="float">
            <text:p>0.7601</text:p>
          </table:table-cell>
          <table:table-cell office:value-type="float" office:value="3.225" calcext:value-type="float">
            <text:p>3.225</text:p>
          </table:table-cell>
          <table:table-cell office:value-type="float" office:value="0.408" calcext:value-type="float">
            <text:p>0.40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H682]^2+[.I682]^2)" office:value-type="float" office:value="1.80277563773199" calcext:value-type="float">
            <text:p>1.8027756377</text:p>
          </table:table-cell>
          <table:table-cell/>
          <table:table-cell table:formula="of:=[.C682]/1000" office:value-type="float" office:value="0.1747" calcext:value-type="float">
            <text:p>0.1747</text:p>
          </table:table-cell>
          <table:table-cell office:value-type="float" office:value="60" calcext:value-type="float">
            <text:p>60</text:p>
          </table:table-cell>
          <table:table-cell table:formula="of:=[.F682]*10^-4" office:value-type="float" office:value="0.0003225" calcext:value-type="float">
            <text:p>3.225E-4</text:p>
          </table:table-cell>
          <table:table-cell table:style-name="ce9" table:formula="of:=([.J682]/100)*[.N682]" office:value-type="float" office:value="0.00000581395143168568" calcext:value-type="float">
            <text:p>5.814E-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.7" calcext:value-type="float">
            <text:p>201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1.0086" calcext:value-type="float">
            <text:p>1.0086</text:p>
          </table:table-cell>
          <table:table-cell office:value-type="float" office:value="1.852" calcext:value-type="float">
            <text:p>1.852</text:p>
          </table:table-cell>
          <table:table-cell office:value-type="float" office:value="0.314" calcext:value-type="float">
            <text:p>0.31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H683]^2+[.I683]^2)" office:value-type="float" office:value="1.80277563773199" calcext:value-type="float">
            <text:p>1.8027756377</text:p>
          </table:table-cell>
          <table:table-cell/>
          <table:table-cell table:formula="of:=[.C683]/1000" office:value-type="float" office:value="0.2017" calcext:value-type="float">
            <text:p>0.2017</text:p>
          </table:table-cell>
          <table:table-cell office:value-type="float" office:value="60" calcext:value-type="float">
            <text:p>60</text:p>
          </table:table-cell>
          <table:table-cell table:formula="of:=[.F683]*10^-4" office:value-type="float" office:value="0.0001852" calcext:value-type="float">
            <text:p>1.852E-4</text:p>
          </table:table-cell>
          <table:table-cell table:style-name="ce9" table:formula="of:=([.J683]/100)*[.N683]" office:value-type="float" office:value="0.00000333874048107965" calcext:value-type="float">
            <text:p>3.339E-6</text:p>
          </table:table-cell>
          <table:table-cell table:number-columns-repeated="3"/>
        </table:table-row>
        <table:table-row table:style-name="ro5">
          <table:table-cell table:number-columns-repeated="4"/>
          <table:table-cell table:style-name="ce5"/>
          <table:table-cell/>
          <table:table-cell table:style-name="ce1" office:value-type="string" calcext:value-type="string">
            <text:p>f^2 total FF (sig/sigmott)</text:p>
          </table:table-cell>
          <table:table-cell table:number-columns-repeated="4"/>
          <table:table-cell table:formula="of:=[.C686]/1000" office:value-type="float" office:value="0.18523" calcext:value-type="float">
            <text:p>0.18523</text:p>
          </table:table-cell>
          <table:table-cell office:value-type="float" office:value="160" calcext:value-type="float">
            <text:p>160</text:p>
          </table:table-cell>
          <table:table-cell table:formula="of:=[.F686]*10^-7" office:value-type="float" office:value="0.000000243" calcext:value-type="float">
            <text:p>2.430E-7</text:p>
          </table:table-cell>
          <table:table-cell table:style-name="ce9" table:formula="of:=([.H686]/100)*[.N684]" office:value-type="float" office:value="0.000000008505" calcext:value-type="float">
            <text:p>8.505E-9</text:p>
          </table:table-cell>
          <table:table-cell table:number-columns-repeated="3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3He Preliminary Run</text:p>
          </table:table-cell>
          <table:table-cell table:number-columns-repeated="2"/>
          <table:table-cell table:style-name="ce5"/>
          <table:table-cell office:value-type="string" calcext:value-type="string">
            <text:p>XS (nb/sr)</text:p>
          </table:table-cell>
          <table:table-cell/>
          <table:table-cell office:value-type="string" calcext:value-type="string">
            <text:p>Total Error (%)</text:p>
          </table:table-cell>
          <table:table-cell table:number-columns-repeated="3"/>
          <table:table-cell table:formula="of:=[.C687]/1000" office:value-type="float" office:value="0.21624" calcext:value-type="float">
            <text:p>0.21624</text:p>
          </table:table-cell>
          <table:table-cell office:value-type="float" office:value="160" calcext:value-type="float">
            <text:p>160</text:p>
          </table:table-cell>
          <table:table-cell table:formula="of:=[.F687]*10^-7" office:value-type="float" office:value="0.000000096" calcext:value-type="float">
            <text:p>9.600E-8</text:p>
          </table:table-cell>
          <table:table-cell table:style-name="ce9" table:formula="of:=([.H687]/100)*[.N685]" office:value-type="float" office:value="0.00000000336" calcext:value-type="float">
            <text:p>3.360E-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.23" calcext:value-type="float">
            <text:p>185.2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3.03" calcext:value-type="float">
            <text:p>3.03</text:p>
          </table:table-cell>
          <table:table-cell office:value-type="float" office:value="2.43" calcext:value-type="float">
            <text:p>2.43</text:p>
          </table:table-cell>
          <table:table-cell table:style-name="ce4" office:value-type="float" office:value="0.142" calcext:value-type="float">
            <text:p>1.42E-001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C688]/1000" office:value-type="float" office:value="0.23811" calcext:value-type="float">
            <text:p>0.23811</text:p>
          </table:table-cell>
          <table:table-cell office:value-type="float" office:value="160" calcext:value-type="float">
            <text:p>160</text:p>
          </table:table-cell>
          <table:table-cell table:formula="of:=[.F688]*10^-7" office:value-type="float" office:value="0.000000045" calcext:value-type="float">
            <text:p>4.500E-8</text:p>
          </table:table-cell>
          <table:table-cell table:style-name="ce9" table:formula="of:=([.H688]/100)*[.N686]" office:value-type="float" office:value="0.000000001575" calcext:value-type="float">
            <text:p>1.575E-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.24" calcext:value-type="float">
            <text:p>216.24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05" calcext:value-type="float">
            <text:p>4.05</text:p>
          </table:table-cell>
          <table:table-cell table:style-name="ce4" office:value-type="float" office:value="0.96" calcext:value-type="float">
            <text:p>9.60E-001</text:p>
          </table:table-cell>
          <table:table-cell table:style-name="ce4" office:value-type="float" office:value="0.0733" calcext:value-type="float">
            <text:p>7.33E-002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C689]/1000" office:value-type="float" office:value="0.25783" calcext:value-type="float">
            <text:p>0.25783</text:p>
          </table:table-cell>
          <table:table-cell office:value-type="float" office:value="160" calcext:value-type="float">
            <text:p>160</text:p>
          </table:table-cell>
          <table:table-cell table:formula="of:=[.F689]*10^-7" office:value-type="float" office:value="0.0000000218" calcext:value-type="float">
            <text:p>2.180E-8</text:p>
          </table:table-cell>
          <table:table-cell table:style-name="ce9" table:formula="of:=([.H689]/100)*[.N687]" office:value-type="float" office:value="0.00000000109" calcext:value-type="float">
            <text:p>1.090E-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.11" calcext:value-type="float">
            <text:p>238.1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85" calcext:value-type="float">
            <text:p>4.85</text:p>
          </table:table-cell>
          <table:table-cell table:style-name="ce4" office:value-type="float" office:value="0.45" calcext:value-type="float">
            <text:p>4.50E-001</text:p>
          </table:table-cell>
          <table:table-cell table:style-name="ce4" office:value-type="float" office:value="0.0447" calcext:value-type="float">
            <text:p>4.47E-002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C690]/1000" office:value-type="float" office:value="0.27153" calcext:value-type="float">
            <text:p>0.27153</text:p>
          </table:table-cell>
          <table:table-cell office:value-type="float" office:value="160" calcext:value-type="float">
            <text:p>160</text:p>
          </table:table-cell>
          <table:table-cell table:formula="of:=[.F690]*10^-7" office:value-type="float" office:value="0.0000000141" calcext:value-type="float">
            <text:p>1.410E-8</text:p>
          </table:table-cell>
          <table:table-cell table:style-name="ce9" table:formula="of:=([.H690]/100)*[.N688]" office:value-type="float" office:value="0.0000000006345" calcext:value-type="float">
            <text:p>6.345E-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.83" calcext:value-type="float">
            <text:p>257.8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5.62" calcext:value-type="float">
            <text:p>5.62</text:p>
          </table:table-cell>
          <table:table-cell table:style-name="ce4" office:value-type="float" office:value="0.218" calcext:value-type="float">
            <text:p>2.18E-001</text:p>
          </table:table-cell>
          <table:table-cell table:style-name="ce4" office:value-type="float" office:value="0.0257" calcext:value-type="float">
            <text:p>2.57E-00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C691]/1000" office:value-type="float" office:value="0.28351" calcext:value-type="float">
            <text:p>0.28351</text:p>
          </table:table-cell>
          <table:table-cell office:value-type="float" office:value="160" calcext:value-type="float">
            <text:p>160</text:p>
          </table:table-cell>
          <table:table-cell table:formula="of:=[.F691]*10^-7" office:value-type="float" office:value="0.00000000864" calcext:value-type="float">
            <text:p>8.640E-9</text:p>
          </table:table-cell>
          <table:table-cell table:style-name="ce9" table:formula="of:=([.H691]/100)*[.N689]" office:value-type="float" office:value="0.0000000003888" calcext:value-type="float">
            <text:p>3.888E-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.53" calcext:value-type="float">
            <text:p>271.5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19" calcext:value-type="float">
            <text:p>6.19</text:p>
          </table:table-cell>
          <table:table-cell table:style-name="ce4" office:value-type="float" office:value="0.141" calcext:value-type="float">
            <text:p>1.41E-001</text:p>
          </table:table-cell>
          <table:table-cell table:style-name="ce4" office:value-type="float" office:value="0.0186" calcext:value-type="float">
            <text:p>1.86E-002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table:formula="of:=[.C692]/1000" office:value-type="float" office:value="0.29826" calcext:value-type="float">
            <text:p>0.29826</text:p>
          </table:table-cell>
          <table:table-cell office:value-type="float" office:value="160" calcext:value-type="float">
            <text:p>160</text:p>
          </table:table-cell>
          <table:table-cell table:formula="of:=[.F692]*10^-7" office:value-type="float" office:value="0.00000000551" calcext:value-type="float">
            <text:p>5.510E-9</text:p>
          </table:table-cell>
          <table:table-cell table:style-name="ce9" table:formula="of:=([.H692]/100)*[.N690]" office:value-type="float" office:value="0.0000000003306" calcext:value-type="float">
            <text:p>3.306E-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.51" calcext:value-type="float">
            <text:p>283.5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7" calcext:value-type="float">
            <text:p>6.7</text:p>
          </table:table-cell>
          <table:table-cell table:style-name="ce4" office:value-type="float" office:value="0.0864" calcext:value-type="float">
            <text:p>8.64E-002</text:p>
          </table:table-cell>
          <table:table-cell table:style-name="ce4" office:value-type="float" office:value="0.0125" calcext:value-type="float">
            <text:p>1.25E-002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table:formula="of:=[.C693]/1000" office:value-type="float" office:value="0.30915" calcext:value-type="float">
            <text:p>0.30915</text:p>
          </table:table-cell>
          <table:table-cell office:value-type="float" office:value="160" calcext:value-type="float">
            <text:p>160</text:p>
          </table:table-cell>
          <table:table-cell table:formula="of:=[.F693]*10^-7" office:value-type="float" office:value="0.00000000402" calcext:value-type="float">
            <text:p>4.020E-9</text:p>
          </table:table-cell>
          <table:table-cell table:style-name="ce9" table:formula="of:=([.H693]/100)*[.N691]" office:value-type="float" office:value="0.0000000002814" calcext:value-type="float">
            <text:p>2.814E-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.26" calcext:value-type="float">
            <text:p>298.26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7.35" calcext:value-type="float">
            <text:p>7.35</text:p>
          </table:table-cell>
          <table:table-cell table:style-name="ce4" office:value-type="float" office:value="0.0551" calcext:value-type="float">
            <text:p>5.51E-002</text:p>
          </table:table-cell>
          <table:table-cell table:style-name="ce4" office:value-type="float" office:value="0.00888" calcext:value-type="float">
            <text:p>8.88E-00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C694]/1000" office:value-type="float" office:value="0.31907" calcext:value-type="float">
            <text:p>0.31907</text:p>
          </table:table-cell>
          <table:table-cell office:value-type="float" office:value="160" calcext:value-type="float">
            <text:p>160</text:p>
          </table:table-cell>
          <table:table-cell table:formula="of:=[.F694]*10^-7" office:value-type="float" office:value="0.00000000256" calcext:value-type="float">
            <text:p>2.560E-9</text:p>
          </table:table-cell>
          <table:table-cell table:style-name="ce9" table:formula="of:=([.H694]/100)*[.N692]" office:value-type="float" office:value="0.0000000002048" calcext:value-type="float">
            <text:p>2.048E-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9.15" calcext:value-type="float">
            <text:p>309.1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7.85" calcext:value-type="float">
            <text:p>7.85</text:p>
          </table:table-cell>
          <table:table-cell table:style-name="ce4" office:value-type="float" office:value="0.0402" calcext:value-type="float">
            <text:p>4.02E-002</text:p>
          </table:table-cell>
          <table:table-cell table:style-name="ce4" office:value-type="float" office:value="0.00701" calcext:value-type="float">
            <text:p>7.01E-00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C695]/1000" office:value-type="float" office:value="0.3288" calcext:value-type="float">
            <text:p>0.3288</text:p>
          </table:table-cell>
          <table:table-cell office:value-type="float" office:value="160" calcext:value-type="float">
            <text:p>160</text:p>
          </table:table-cell>
          <table:table-cell table:formula="of:=[.F695]*10^-7" office:value-type="float" office:value="0.00000000143" calcext:value-type="float">
            <text:p>1.430E-9</text:p>
          </table:table-cell>
          <table:table-cell table:style-name="ce9" table:formula="of:=([.H695]/100)*[.N693]" office:value-type="float" office:value="0.00000000013585" calcext:value-type="float">
            <text:p>1.359E-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9.07" calcext:value-type="float">
            <text:p>319.0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.31" calcext:value-type="float">
            <text:p>8.31</text:p>
          </table:table-cell>
          <table:table-cell table:style-name="ce4" office:value-type="float" office:value="0.0256" calcext:value-type="float">
            <text:p>2.56E-002</text:p>
          </table:table-cell>
          <table:table-cell table:style-name="ce4" office:value-type="float" office:value="0.00479" calcext:value-type="float">
            <text:p>4.79E-00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C696]/1000" office:value-type="float" office:value="0.36825" calcext:value-type="float">
            <text:p>0.36825</text:p>
          </table:table-cell>
          <table:table-cell office:value-type="float" office:value="160" calcext:value-type="float">
            <text:p>160</text:p>
          </table:table-cell>
          <table:table-cell table:formula="of:=[.F696]*10^-7" office:value-type="float" office:value="0.0000000004" calcext:value-type="float">
            <text:p>4.000E-10</text:p>
          </table:table-cell>
          <table:table-cell table:style-name="ce9" table:formula="of:=([.H696]/100)*[.N694]" office:value-type="float" office:value="0.000000000042" calcext:value-type="float">
            <text:p>4.200E-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8.8" calcext:value-type="float">
            <text:p>328.8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.78" calcext:value-type="float">
            <text:p>8.78</text:p>
          </table:table-cell>
          <table:table-cell table:style-name="ce4" office:value-type="float" office:value="0.0143" calcext:value-type="float">
            <text:p>1.43E-002</text:p>
          </table:table-cell>
          <table:table-cell table:style-name="ce4" office:value-type="float" office:value="0.00284" calcext:value-type="float">
            <text:p>2.84E-003</text:p>
          </table:table-cell>
          <table:table-cell office:value-type="float" office:value="9.5" calcext:value-type="float">
            <text:p>9.5</text:p>
          </table:table-cell>
          <table:table-cell table:number-columns-repeated="3"/>
          <table:table-cell table:formula="of:=[.C697]/1000" office:value-type="float" office:value="0.37785" calcext:value-type="float">
            <text:p>0.37785</text:p>
          </table:table-cell>
          <table:table-cell office:value-type="float" office:value="160" calcext:value-type="float">
            <text:p>160</text:p>
          </table:table-cell>
          <table:table-cell table:formula="of:=[.F697]*10^-7" office:value-type="float" office:value="0.000000000191" calcext:value-type="float">
            <text:p>1.910E-10</text:p>
          </table:table-cell>
          <table:table-cell table:style-name="ce9" table:formula="of:=([.H697]/100)*[.N695]" office:value-type="float" office:value="0.00000000008595" calcext:value-type="float">
            <text:p>8.595E-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8.25" calcext:value-type="float">
            <text:p>368.2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0.78" calcext:value-type="float">
            <text:p>10.78</text:p>
          </table:table-cell>
          <table:table-cell table:style-name="ce4" office:value-type="float" office:value="0.004" calcext:value-type="float">
            <text:p>4.00E-003</text:p>
          </table:table-cell>
          <table:table-cell table:style-name="ce4" office:value-type="float" office:value="0.00102" calcext:value-type="float">
            <text:p>1.02E-003</text:p>
          </table:table-cell>
          <table:table-cell office:value-type="float" office:value="10.5" calcext:value-type="float">
            <text:p>10.5</text:p>
          </table:table-cell>
          <table:table-cell table:number-columns-repeated="3"/>
          <table:table-cell table:formula="of:=[.C700]/1000" office:value-type="float" office:value="0.08541" calcext:value-type="float">
            <text:p>0.08541</text:p>
          </table:table-cell>
          <table:table-cell office:value-type="float" office:value="160" calcext:value-type="float">
            <text:p>160</text:p>
          </table:table-cell>
          <table:table-cell table:formula="of:=[.F700]*10^-7" office:value-type="float" office:value="0.000005925" calcext:value-type="float">
            <text:p>5.925E-6</text:p>
          </table:table-cell>
          <table:table-cell table:style-name="ce9" table:formula="of:=([.J700]/100)*[.N696]" office:value-type="float" office:value="0.0000000837921535706059" calcext:value-type="float">
            <text:p>8.379E-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7.85" calcext:value-type="float">
            <text:p>377.8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1.28" calcext:value-type="float">
            <text:p>11.28</text:p>
          </table:table-cell>
          <table:table-cell table:style-name="ce4" office:value-type="float" office:value="0.00191" calcext:value-type="float">
            <text:p>1.91E-003</text:p>
          </table:table-cell>
          <table:table-cell table:style-name="ce4" office:value-type="float" office:value="0.00052" calcext:value-type="float">
            <text:p>5.20E-004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[.C701]/1000" office:value-type="float" office:value="0.10339" calcext:value-type="float">
            <text:p>0.10339</text:p>
          </table:table-cell>
          <table:table-cell office:value-type="float" office:value="160" calcext:value-type="float">
            <text:p>160</text:p>
          </table:table-cell>
          <table:table-cell table:formula="of:=[.F701]*10^-7" office:value-type="float" office:value="0.000003273" calcext:value-type="float">
            <text:p>3.273E-6</text:p>
          </table:table-cell>
          <table:table-cell table:style-name="ce9" table:formula="of:=([.J701]/100)*[.N697]" office:value-type="float" office:value="0.0000000462872098964714" calcext:value-type="float">
            <text:p>4.629E-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"/>
          <table:table-cell table:number-columns-repeated="6"/>
          <table:table-cell table:formula="of:=[.C702]/1000" office:value-type="float" office:value="0.14935" calcext:value-type="float">
            <text:p>0.14935</text:p>
          </table:table-cell>
          <table:table-cell office:value-type="float" office:value="160" calcext:value-type="float">
            <text:p>160</text:p>
          </table:table-cell>
          <table:table-cell table:formula="of:=[.F702]*10^-7" office:value-type="float" office:value="0.0000007678" calcext:value-type="float">
            <text:p>7.678E-7</text:p>
          </table:table-cell>
          <table:table-cell table:style-name="ce9" table:formula="of:=([.J702]/100)*[.N698]" office:value-type="float" office:value="0.0000000108583317319006" calcext:value-type="float">
            <text:p>1.086E-8</text:p>
          </table:table-cell>
          <table:table-cell table:number-columns-repeated="3"/>
        </table:table-row>
        <table:table-row table:style-name="ro5">
          <table:table-cell/>
          <table:table-cell table:style-name="ce1" office:value-type="string" calcext:value-type="string">
            <text:p>3He Final Run</text:p>
          </table:table-cell>
          <table:table-cell table:number-columns-repeated="2"/>
          <table:table-cell table:style-name="ce5"/>
          <table:table-cell office:value-type="string" calcext:value-type="string">
            <text:p>XS (nb/sr)</text:p>
          </table:table-cell>
          <table:table-cell/>
          <table:table-cell office:value-type="string" calcext:value-type="string">
            <text:p>Random Error</text:p>
          </table:table-cell>
          <table:table-cell table:style-name="ce1" office:value-type="string" calcext:value-type="string">
            <text:p>Systematic Error</text:p>
          </table:table-cell>
          <table:table-cell office:value-type="string" calcext:value-type="string">
            <text:p>Total Error</text:p>
          </table:table-cell>
          <table:table-cell/>
          <table:table-cell table:formula="of:=[.C703]/1000" office:value-type="float" office:value="0.18407" calcext:value-type="float">
            <text:p>0.18407</text:p>
          </table:table-cell>
          <table:table-cell office:value-type="float" office:value="160" calcext:value-type="float">
            <text:p>160</text:p>
          </table:table-cell>
          <table:table-cell table:formula="of:=[.F703]*10^-7" office:value-type="float" office:value="0.000000254" calcext:value-type="float">
            <text:p>2.540E-7</text:p>
          </table:table-cell>
          <table:table-cell table:style-name="ce9" table:formula="of:=([.J703]/100)*[.N699]" office:value-type="float" office:value="0.00000000359210244842766" calcext:value-type="float">
            <text:p>3.592E-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85.41" calcext:value-type="float">
            <text:p>85.4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0.6864" calcext:value-type="float">
            <text:p>0.6864</text:p>
          </table:table-cell>
          <table:table-cell table:style-name="ce2" office:value-type="float" office:value="59.25" calcext:value-type="float">
            <text:p>5.925E+001</text:p>
          </table:table-cell>
          <table:table-cell table:style-name="ce2" office:value-type="float" office:value="0.6885" calcext:value-type="float">
            <text:p>6.885E-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00]^2+[.I700]^2)" office:value-type="float" office:value="1.4142135623731" calcext:value-type="float">
            <text:p>1.4142135624</text:p>
          </table:table-cell>
          <table:table-cell/>
          <table:table-cell table:formula="of:=[.C704]/1000" office:value-type="float" office:value="0.22487" calcext:value-type="float">
            <text:p>0.22487</text:p>
          </table:table-cell>
          <table:table-cell office:value-type="float" office:value="160" calcext:value-type="float">
            <text:p>160</text:p>
          </table:table-cell>
          <table:table-cell table:formula="of:=[.F704]*10^-7" office:value-type="float" office:value="0.00000006868" calcext:value-type="float">
            <text:p>6.868E-8</text:p>
          </table:table-cell>
          <table:table-cell table:style-name="ce9" table:formula="of:=([.J704]/100)*[.N700]" office:value-type="float" office:value="0.00000000123814630799433" calcext:value-type="float">
            <text:p>1.238E-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.39" calcext:value-type="float">
            <text:p>103.39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0.994" calcext:value-type="float">
            <text:p>0.994</text:p>
          </table:table-cell>
          <table:table-cell table:style-name="ce2" office:value-type="float" office:value="32.73" calcext:value-type="float">
            <text:p>3.273E+001</text:p>
          </table:table-cell>
          <table:table-cell table:style-name="ce2" office:value-type="float" office:value="0.5639" calcext:value-type="float">
            <text:p>5.639E-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01]^2+[.I701]^2)" office:value-type="float" office:value="1.4142135623731" calcext:value-type="float">
            <text:p>1.4142135624</text:p>
          </table:table-cell>
          <table:table-cell/>
          <table:table-cell table:formula="of:=[.C705]/1000" office:value-type="float" office:value="0.26652" calcext:value-type="float">
            <text:p>0.26652</text:p>
          </table:table-cell>
          <table:table-cell office:value-type="float" office:value="160" calcext:value-type="float">
            <text:p>160</text:p>
          </table:table-cell>
          <table:table-cell table:formula="of:=[.F705]*10^-7" office:value-type="float" office:value="0.00000001654" calcext:value-type="float">
            <text:p>1.654E-8</text:p>
          </table:table-cell>
          <table:table-cell table:style-name="ce9" table:formula="of:=([.J705]/100)*[.N701]" office:value-type="float" office:value="0.000000000369845643478465" calcext:value-type="float">
            <text:p>3.698E-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.35" calcext:value-type="float">
            <text:p>149.3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2.015" calcext:value-type="float">
            <text:p>2.015</text:p>
          </table:table-cell>
          <table:table-cell table:style-name="ce2" office:value-type="float" office:value="7.678" calcext:value-type="float">
            <text:p>7.678E+000</text:p>
          </table:table-cell>
          <table:table-cell table:style-name="ce2" office:value-type="float" office:value="0.2842" calcext:value-type="float">
            <text:p>2.842E-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02]^2+[.I702]^2)" office:value-type="float" office:value="1.4142135623731" calcext:value-type="float">
            <text:p>1.4142135624</text:p>
          </table:table-cell>
          <table:table-cell/>
          <table:table-cell table:formula="of:=[.C706]/1000" office:value-type="float" office:value="0.28979" calcext:value-type="float">
            <text:p>0.28979</text:p>
          </table:table-cell>
          <table:table-cell office:value-type="float" office:value="160" calcext:value-type="float">
            <text:p>160</text:p>
          </table:table-cell>
          <table:table-cell table:formula="of:=[.F706]*10^-7" office:value-type="float" office:value="0.000000007407" calcext:value-type="float">
            <text:p>7.407E-9</text:p>
          </table:table-cell>
          <table:table-cell table:style-name="ce9" table:formula="of:=([.J706]/100)*[.N702]" office:value-type="float" office:value="0.000000000234229906288672" calcext:value-type="float">
            <text:p>2.342E-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.07" calcext:value-type="float">
            <text:p>184.0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2.995" calcext:value-type="float">
            <text:p>2.995</text:p>
          </table:table-cell>
          <table:table-cell table:style-name="ce2" office:value-type="float" office:value="2.54" calcext:value-type="float">
            <text:p>2.540E+000</text:p>
          </table:table-cell>
          <table:table-cell table:style-name="ce2" office:value-type="float" office:value="0.1459" calcext:value-type="float">
            <text:p>1.459E-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03]^2+[.I703]^2)" office:value-type="float" office:value="1.4142135623731" calcext:value-type="float">
            <text:p>1.4142135624</text:p>
          </table:table-cell>
          <table:table-cell/>
          <table:table-cell table:formula="of:=[.C707]/1000" office:value-type="float" office:value="0.31243" calcext:value-type="float">
            <text:p>0.31243</text:p>
          </table:table-cell>
          <table:table-cell office:value-type="float" office:value="160" calcext:value-type="float">
            <text:p>160</text:p>
          </table:table-cell>
          <table:table-cell table:formula="of:=[.F707]*10^-7" office:value-type="float" office:value="0.00000000311" calcext:value-type="float">
            <text:p>3.110E-9</text:p>
          </table:table-cell>
          <table:table-cell table:style-name="ce9" table:formula="of:=([.J707]/100)*[.N703]" office:value-type="float" office:value="0.000000000158579506872736" calcext:value-type="float">
            <text:p>1.586E-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.87" calcext:value-type="float">
            <text:p>224.8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361" calcext:value-type="float">
            <text:p>4.361</text:p>
          </table:table-cell>
          <table:table-cell table:style-name="ce2" office:value-type="float" office:value="0.6868" calcext:value-type="float">
            <text:p>6.868E-001</text:p>
          </table:table-cell>
          <table:table-cell table:style-name="ce2" office:value-type="float" office:value="0.6036" calcext:value-type="float">
            <text:p>6.036E-00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SQRT([.H704]^2+[.I704]^2)" office:value-type="float" office:value="1.80277563773199" calcext:value-type="float">
            <text:p>1.8027756377</text:p>
          </table:table-cell>
          <table:table-cell/>
          <table:table-cell table:formula="of:=[.C708]/1000" office:value-type="float" office:value="0.34865" calcext:value-type="float">
            <text:p>0.34865</text:p>
          </table:table-cell>
          <table:table-cell office:value-type="float" office:value="160" calcext:value-type="float">
            <text:p>160</text:p>
          </table:table-cell>
          <table:table-cell table:formula="of:=[.F708]*10^-7" office:value-type="float" office:value="0.000000000823" calcext:value-type="float">
            <text:p>8.230E-10</text:p>
          </table:table-cell>
          <table:table-cell table:style-name="ce9" table:formula="of:=([.J708]/100)*[.N704]" office:value-type="float" office:value="0.0000000000991023233834606" calcext:value-type="float">
            <text:p>9.910E-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.52" calcext:value-type="float">
            <text:p>266.52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5.977" calcext:value-type="float">
            <text:p>5.977</text:p>
          </table:table-cell>
          <table:table-cell table:style-name="ce2" office:value-type="float" office:value="0.1654" calcext:value-type="float">
            <text:p>1.654E-001</text:p>
          </table:table-cell>
          <table:table-cell table:style-name="ce2" office:value-type="float" office:value="0.02092" calcext:value-type="float">
            <text:p>2.092E-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QRT([.H705]^2+[.I705]^2)" office:value-type="float" office:value="2.23606797749979" calcext:value-type="float">
            <text:p>2.2360679775</text:p>
          </table:table-cell>
          <table:table-cell table:number-columns-repeated="4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office:value-type="float" office:value="289.79" calcext:value-type="float">
            <text:p>289.79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972" calcext:value-type="float">
            <text:p>6.972</text:p>
          </table:table-cell>
          <table:table-cell table:style-name="ce2" office:value-type="float" office:value="0.07407" calcext:value-type="float">
            <text:p>7.407E-002</text:p>
          </table:table-cell>
          <table:table-cell table:style-name="ce2" office:value-type="float" office:value="0.01123" calcext:value-type="float">
            <text:p>1.123E-0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QRT([.H706]^2+[.I706]^2)" office:value-type="float" office:value="3.16227766016838" calcext:value-type="float">
            <text:p>3.1622776602</text:p>
          </table:table-cell>
          <table:table-cell table:number-columns-repeated="4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office:value-type="float" office:value="312.43" calcext:value-type="float">
            <text:p>312.4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0.0311" calcext:value-type="float">
            <text:p>3.110E-002</text:p>
          </table:table-cell>
          <table:table-cell table:style-name="ce2" office:value-type="float" office:value="0.00555" calcext:value-type="float">
            <text:p>5.550E-0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QRT([.H707]^2+[.I707]^2)" office:value-type="float" office:value="5.09901951359278" calcext:value-type="float">
            <text:p>5.0990195136</text:p>
          </table:table-cell>
          <table:table-cell table:number-columns-repeated="4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office:value-type="float" office:value="348.65" calcext:value-type="float">
            <text:p>348.6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9.76" calcext:value-type="float">
            <text:p>9.76</text:p>
          </table:table-cell>
          <table:table-cell table:style-name="ce2" office:value-type="float" office:value="0.00823" calcext:value-type="float">
            <text:p>8.230E-003</text:p>
          </table:table-cell>
          <table:table-cell table:style-name="ce2" office:value-type="float" office:value="0.00187" calcext:value-type="float">
            <text:p>1.870E-00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SQRT([.H708]^2+[.I708]^2)" office:value-type="float" office:value="12.0415945787923" calcext:value-type="float">
            <text:p>12.0415945788</text:p>
          </table:table-cell>
          <table:table-cell table:number-columns-repeated="4"/>
          <table:table-cell table:style-name="ce9"/>
          <table:table-cell table:number-columns-repeated="3"/>
        </table:table-row>
        <table:table-row table:style-name="ro1">
          <table:table-cell table:number-columns-repeated="4"/>
          <table:table-cell table:style-name="ce5"/>
          <table:table-cell table:number-columns-repeated="9"/>
          <table:table-cell table:style-name="ce9"/>
          <table:table-cell table:number-columns-repeated="3"/>
        </table:table-row>
        <table:table-row table:style-name="ro3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^2 (total FF)</text:p>
          </table:table-cell>
          <table:table-cell table:style-name="ce6" office:value-type="string" calcext:value-type="string">
            <text:p>epsilon m (mag scattering correction)</text:p>
          </table:table-cell>
          <table:table-cell table:style-name="ce1" office:value-type="string" calcext:value-type="string">
            <text:p>epsilon D (Coulomb distortion correction)</text:p>
          </table:table-cell>
          <table:table-cell table:style-name="ce1" office:value-type="string" calcext:value-type="string">
            <text:p>epsilon N (Normalization Correction)</text:p>
          </table:table-cell>
          <table:table-cell table:style-name="ce1" office:value-type="string" calcext:value-type="string">
            <text:p>Fc^2</text:p>
          </table:table-cell>
          <table:table-cell table:style-name="ce1" office:value-type="string" calcext:value-type="string">
            <text:p>Random Error (%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908" calcext:value-type="float">
            <text:p>0.908</text:p>
          </table:table-cell>
          <table:table-cell table:style-name="ce5" office:value-type="float" office:value="0.998" calcext:value-type="float">
            <text:p>0.998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5" calcext:value-type="float">
            <text:p>0.995</text:p>
          </table:table-cell>
          <table:table-cell office:value-type="float" office:value="0.891" calcext:value-type="float">
            <text:p>0.891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796" calcext:value-type="float">
            <text:p>0.796</text:p>
          </table:table-cell>
          <table:table-cell table:style-name="ce5" office:value-type="float" office:value="0.996" calcext:value-type="float">
            <text:p>0.996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5" calcext:value-type="float">
            <text:p>0.995</text:p>
          </table:table-cell>
          <table:table-cell office:value-type="float" office:value="0.782" calcext:value-type="float">
            <text:p>0.782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703" calcext:value-type="float">
            <text:p>0.703</text:p>
          </table:table-cell>
          <table:table-cell table:style-name="ce5" office:value-type="float" office:value="0.994" calcext:value-type="float">
            <text:p>0.994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5" calcext:value-type="float">
            <text:p>0.995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556" calcext:value-type="float">
            <text:p>0.556</text:p>
          </table:table-cell>
          <table:table-cell table:style-name="ce5" office:value-type="float" office:value="0.99" calcext:value-type="float">
            <text:p>0.99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546" calcext:value-type="float">
            <text:p>0.54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413" calcext:value-type="float">
            <text:p>0.413</text:p>
          </table:table-cell>
          <table:table-cell table:style-name="ce5" office:value-type="float" office:value="0.984" calcext:value-type="float">
            <text:p>0.984</text:p>
          </table:table-cell>
          <table:table-cell office:value-type="float" office:value="1.002" calcext:value-type="float">
            <text:p>1.002</text:p>
          </table:table-cell>
          <table:table-cell office:value-type="float" office:value="0.995" calcext:value-type="float">
            <text:p>0.995</text:p>
          </table:table-cell>
          <table:table-cell office:value-type="float" office:value="0.405" calcext:value-type="float">
            <text:p>0.40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17" calcext:value-type="float">
            <text:p>0.317</text:p>
          </table:table-cell>
          <table:table-cell table:style-name="ce5" office:value-type="float" office:value="0.979" calcext:value-type="float">
            <text:p>0.979</text:p>
          </table:table-cell>
          <table:table-cell office:value-type="float" office:value="1.005" calcext:value-type="float">
            <text:p>1.005</text:p>
          </table:table-cell>
          <table:table-cell office:value-type="float" office:value="0.995" calcext:value-type="float">
            <text:p>0.995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3"/>
        </table:table-row>
        <table:table-row table:style-name="ro4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fm^-2</text:p>
          </table:table-cell>
          <table:table-cell office:value-type="string" calcext:value-type="string">
            <text:p>f^2</text:p>
          </table:table-cell>
          <table:table-cell table:style-name="ce5" office:value-type="string" calcext:value-type="string">
            <text:p>fC^2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epsilon D</text:p>
          </table:table-cell>
          <table:table-cell office:value-type="string" calcext:value-type="string">
            <text:p>FM^2</text:p>
          </table:table-cell>
          <table:table-cell table:style-name="ce1" office:value-type="string" calcext:value-type="string">
            <text:p>Random Error (%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686" calcext:value-type="float">
            <text:p>0.686</text:p>
          </table:table-cell>
          <table:table-cell table:style-name="ce4" office:value-type="float" office:value="0.689" calcext:value-type="float">
            <text:p>6.89E-001</text:p>
          </table:table-cell>
          <table:table-cell table:style-name="ce4" office:value-type="float" office:value="0.44" calcext:value-type="float">
            <text:p>4.40E-001</text:p>
          </table:table-cell>
          <table:table-cell table:style-name="ce4" office:value-type="float" office:value="0.443" calcext:value-type="float">
            <text:p>4.43E-001</text:p>
          </table:table-cell>
          <table:table-cell office:value-type="float" office:value="0.98" calcext:value-type="float">
            <text:p>0.98</text:p>
          </table:table-cell>
          <table:table-cell table:style-name="ce4" office:value-type="float" office:value="0.434" calcext:value-type="float">
            <text:p>4.34E-001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994" calcext:value-type="float">
            <text:p>0.994</text:p>
          </table:table-cell>
          <table:table-cell table:style-name="ce4" office:value-type="float" office:value="0.564" calcext:value-type="float">
            <text:p>5.64E-001</text:p>
          </table:table-cell>
          <table:table-cell table:style-name="ce4" office:value-type="float" office:value="0.308" calcext:value-type="float">
            <text:p>3.08E-001</text:p>
          </table:table-cell>
          <table:table-cell table:style-name="ce4" office:value-type="float" office:value="0.315" calcext:value-type="float">
            <text:p>3.15E-001</text:p>
          </table:table-cell>
          <table:table-cell office:value-type="float" office:value="0.99" calcext:value-type="float">
            <text:p>0.99</text:p>
          </table:table-cell>
          <table:table-cell table:style-name="ce4" office:value-type="float" office:value="0.312" calcext:value-type="float">
            <text:p>3.12E-001</text:p>
          </table:table-cell>
          <table:table-cell office:value-type="float" office:value="2.5" calcext:value-type="float">
            <text:p>2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.015" calcext:value-type="float">
            <text:p>2.015</text:p>
          </table:table-cell>
          <table:table-cell table:style-name="ce4" office:value-type="float" office:value="0.284" calcext:value-type="float">
            <text:p>2.84E-001</text:p>
          </table:table-cell>
          <table:table-cell table:style-name="ce4" office:value-type="float" office:value="0.103" calcext:value-type="float">
            <text:p>1.03E-001</text:p>
          </table:table-cell>
          <table:table-cell table:style-name="ce4" office:value-type="float" office:value="0.11" calcext:value-type="float">
            <text:p>1.10E-001</text:p>
          </table:table-cell>
          <table:table-cell office:value-type="float" office:value="1.012" calcext:value-type="float">
            <text:p>1.012</text:p>
          </table:table-cell>
          <table:table-cell table:style-name="ce4" office:value-type="float" office:value="0.112" calcext:value-type="float">
            <text:p>1.12E-00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.995" calcext:value-type="float">
            <text:p>2.995</text:p>
          </table:table-cell>
          <table:table-cell table:style-name="ce4" office:value-type="float" office:value="0.146" calcext:value-type="float">
            <text:p>1.46E-001</text:p>
          </table:table-cell>
          <table:table-cell table:style-name="ce4" office:value-type="float" office:value="0.0389" calcext:value-type="float">
            <text:p>3.89E-002</text:p>
          </table:table-cell>
          <table:table-cell table:style-name="ce4" office:value-type="float" office:value="0.0437" calcext:value-type="float">
            <text:p>4.37E-002</text:p>
          </table:table-cell>
          <table:table-cell office:value-type="float" office:value="1.029" calcext:value-type="float">
            <text:p>1.029</text:p>
          </table:table-cell>
          <table:table-cell table:style-name="ce4" office:value-type="float" office:value="0.045" calcext:value-type="float">
            <text:p>4.50E-002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.361" calcext:value-type="float">
            <text:p>4.361</text:p>
          </table:table-cell>
          <table:table-cell table:style-name="ce4" office:value-type="float" office:value="0.0604" calcext:value-type="float">
            <text:p>6.04E-002</text:p>
          </table:table-cell>
          <table:table-cell table:style-name="ce4" office:value-type="float" office:value="0.011" calcext:value-type="float">
            <text:p>1.10E-002</text:p>
          </table:table-cell>
          <table:table-cell table:style-name="ce4" office:value-type="float" office:value="0.0139" calcext:value-type="float">
            <text:p>1.39E-002</text:p>
          </table:table-cell>
          <table:table-cell office:value-type="float" office:value="1.047" calcext:value-type="float">
            <text:p>1.047</text:p>
          </table:table-cell>
          <table:table-cell table:style-name="ce4" office:value-type="float" office:value="0.145" calcext:value-type="float">
            <text:p>1.45E-00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.977" calcext:value-type="float">
            <text:p>5.977</text:p>
          </table:table-cell>
          <table:table-cell table:style-name="ce4" office:value-type="float" office:value="0.021" calcext:value-type="float">
            <text:p>2.10E-002</text:p>
          </table:table-cell>
          <table:table-cell table:style-name="ce4" office:value-type="float" office:value="0.00255" calcext:value-type="float">
            <text:p>2.55E-003</text:p>
          </table:table-cell>
          <table:table-cell table:style-name="ce4" office:value-type="float" office:value="0.00376" calcext:value-type="float">
            <text:p>3.76E-003</text:p>
          </table:table-cell>
          <table:table-cell office:value-type="float" office:value="1.068" calcext:value-type="float">
            <text:p>1.068</text:p>
          </table:table-cell>
          <table:table-cell table:style-name="ce4" office:value-type="float" office:value="0.00402" calcext:value-type="float">
            <text:p>4.02E-003</text:p>
          </table:table-cell>
          <table:table-cell office:value-type="float" office:value="2.5" calcext:value-type="float">
            <text:p>2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.972" calcext:value-type="float">
            <text:p>6.972</text:p>
          </table:table-cell>
          <table:table-cell table:style-name="ce4" office:value-type="float" office:value="0.0112" calcext:value-type="float">
            <text:p>1.12E-002</text:p>
          </table:table-cell>
          <table:table-cell table:style-name="ce4" office:value-type="float" office:value="0.00102" calcext:value-type="float">
            <text:p>1.02E-003</text:p>
          </table:table-cell>
          <table:table-cell table:style-name="ce4" office:value-type="float" office:value="0.00179" calcext:value-type="float">
            <text:p>1.79E-003</text:p>
          </table:table-cell>
          <table:table-cell office:value-type="float" office:value="1.08" calcext:value-type="float">
            <text:p>1.08</text:p>
          </table:table-cell>
          <table:table-cell table:style-name="ce4" office:value-type="float" office:value="0.00193" calcext:value-type="float">
            <text:p>1.93E-00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555" calcext:value-type="float">
            <text:p>5.55E-003</text:p>
          </table:table-cell>
          <table:table-cell table:style-name="ce4" office:value-type="float" office:value="0.000372" calcext:value-type="float">
            <text:p>3.72E-004</text:p>
          </table:table-cell>
          <table:table-cell table:style-name="ce4" office:value-type="float" office:value="0.000792" calcext:value-type="float">
            <text:p>7.92E-004</text:p>
          </table:table-cell>
          <table:table-cell office:value-type="float" office:value="1.093" calcext:value-type="float">
            <text:p>1.093</text:p>
          </table:table-cell>
          <table:table-cell table:style-name="ce4" office:value-type="float" office:value="0.000866" calcext:value-type="float">
            <text:p>8.66E-004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.76" calcext:value-type="float">
            <text:p>9.76</text:p>
          </table:table-cell>
          <table:table-cell table:style-name="ce4" office:value-type="float" office:value="0.00187" calcext:value-type="float">
            <text:p>1.87E-003</text:p>
          </table:table-cell>
          <table:table-cell table:style-name="ce4" office:value-type="float" office:value="0.000042" calcext:value-type="float">
            <text:p>4.20E-005</text:p>
          </table:table-cell>
          <table:table-cell table:style-name="ce4" office:value-type="float" office:value="0.000229" calcext:value-type="float">
            <text:p>2.29E-004</text:p>
          </table:table-cell>
          <table:table-cell office:value-type="float" office:value="1.114" calcext:value-type="float">
            <text:p>1.114</text:p>
          </table:table-cell>
          <table:table-cell table:style-name="ce4" office:value-type="float" office:value="0.000255" calcext:value-type="float">
            <text:p>2.55E-004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.03" calcext:value-type="float">
            <text:p>3.03</text:p>
          </table:table-cell>
          <table:table-cell table:style-name="ce4" office:value-type="float" office:value="0.142" calcext:value-type="float">
            <text:p>1.42E-001</text:p>
          </table:table-cell>
          <table:table-cell table:style-name="ce4" office:value-type="float" office:value="0.0375" calcext:value-type="float">
            <text:p>3.75E-002</text:p>
          </table:table-cell>
          <table:table-cell table:style-name="ce4" office:value-type="float" office:value="0.042" calcext:value-type="float">
            <text:p>4.20E-002</text:p>
          </table:table-cell>
          <table:table-cell office:value-type="float" office:value="1.028" calcext:value-type="float">
            <text:p>1.028</text:p>
          </table:table-cell>
          <table:table-cell table:style-name="ce4" office:value-type="float" office:value="0.0432" calcext:value-type="float">
            <text:p>4.32E-002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.05" calcext:value-type="float">
            <text:p>4.05</text:p>
          </table:table-cell>
          <table:table-cell table:style-name="ce4" office:value-type="float" office:value="0.0733" calcext:value-type="float">
            <text:p>7.33E-002</text:p>
          </table:table-cell>
          <table:table-cell table:style-name="ce4" office:value-type="float" office:value="0.0145" calcext:value-type="float">
            <text:p>1.45E-002</text:p>
          </table:table-cell>
          <table:table-cell table:style-name="ce4" office:value-type="float" office:value="0.0178" calcext:value-type="float">
            <text:p>1.78E-002</text:p>
          </table:table-cell>
          <table:table-cell office:value-type="float" office:value="1.043" calcext:value-type="float">
            <text:p>1.043</text:p>
          </table:table-cell>
          <table:table-cell table:style-name="ce4" office:value-type="float" office:value="0.0185" calcext:value-type="float">
            <text:p>1.85E-002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.85" calcext:value-type="float">
            <text:p>4.85</text:p>
          </table:table-cell>
          <table:table-cell table:style-name="ce4" office:value-type="float" office:value="0.0447" calcext:value-type="float">
            <text:p>4.47E-002</text:p>
          </table:table-cell>
          <table:table-cell table:style-name="ce4" office:value-type="float" office:value="0.00704" calcext:value-type="float">
            <text:p>7.04E-003</text:p>
          </table:table-cell>
          <table:table-cell table:style-name="ce4" office:value-type="float" office:value="0.0095" calcext:value-type="float">
            <text:p>9.50E-003</text:p>
          </table:table-cell>
          <table:table-cell office:value-type="float" office:value="1.054" calcext:value-type="float">
            <text:p>1.054</text:p>
          </table:table-cell>
          <table:table-cell table:style-name="ce4" office:value-type="float" office:value="0.01" calcext:value-type="float">
            <text:p>1.00E-002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.62" calcext:value-type="float">
            <text:p>5.62</text:p>
          </table:table-cell>
          <table:table-cell table:style-name="ce4" office:value-type="float" office:value="0.0257" calcext:value-type="float">
            <text:p>2.57E-002</text:p>
          </table:table-cell>
          <table:table-cell table:style-name="ce4" office:value-type="float" office:value="0.00352" calcext:value-type="float">
            <text:p>3.52E-003</text:p>
          </table:table-cell>
          <table:table-cell table:style-name="ce4" office:value-type="float" office:value="0.00482" calcext:value-type="float">
            <text:p>4.82E-003</text:p>
          </table:table-cell>
          <table:table-cell office:value-type="float" office:value="1.063" calcext:value-type="float">
            <text:p>1.063</text:p>
          </table:table-cell>
          <table:table-cell table:style-name="ce4" office:value-type="float" office:value="0.00512" calcext:value-type="float">
            <text:p>5.12E-003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.19" calcext:value-type="float">
            <text:p>6.19</text:p>
          </table:table-cell>
          <table:table-cell table:style-name="ce4" office:value-type="float" office:value="0.0186" calcext:value-type="float">
            <text:p>1.86E-002</text:p>
          </table:table-cell>
          <table:table-cell table:style-name="ce4" office:value-type="float" office:value="0.0021" calcext:value-type="float">
            <text:p>2.10E-003</text:p>
          </table:table-cell>
          <table:table-cell table:style-name="ce4" office:value-type="float" office:value="0.00326" calcext:value-type="float">
            <text:p>3.26E-003</text:p>
          </table:table-cell>
          <table:table-cell office:value-type="float" office:value="1.07" calcext:value-type="float">
            <text:p>1.07</text:p>
          </table:table-cell>
          <table:table-cell table:style-name="ce4" office:value-type="float" office:value="0.00349" calcext:value-type="float">
            <text:p>3.49E-00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.7" calcext:value-type="float">
            <text:p>6.7</text:p>
          </table:table-cell>
          <table:table-cell table:style-name="ce4" office:value-type="float" office:value="0.0125" calcext:value-type="float">
            <text:p>1.25E-002</text:p>
          </table:table-cell>
          <table:table-cell table:style-name="ce4" office:value-type="float" office:value="0.00131" calcext:value-type="float">
            <text:p>1.31E-003</text:p>
          </table:table-cell>
          <table:table-cell table:style-name="ce4" office:value-type="float" office:value="0.00204" calcext:value-type="float">
            <text:p>2.04E-003</text:p>
          </table:table-cell>
          <table:table-cell office:value-type="float" office:value="1.076" calcext:value-type="float">
            <text:p>1.076</text:p>
          </table:table-cell>
          <table:table-cell table:style-name="ce4" office:value-type="float" office:value="0.0022" calcext:value-type="float">
            <text:p>2.20E-00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.35" calcext:value-type="float">
            <text:p>7.35</text:p>
          </table:table-cell>
          <table:table-cell table:style-name="ce4" office:value-type="float" office:value="0.00888" calcext:value-type="float">
            <text:p>8.88E-003</text:p>
          </table:table-cell>
          <table:table-cell table:style-name="ce4" office:value-type="float" office:value="0.00071" calcext:value-type="float">
            <text:p>7.10E-004</text:p>
          </table:table-cell>
          <table:table-cell table:style-name="ce4" office:value-type="float" office:value="0.00136" calcext:value-type="float">
            <text:p>1.36E-003</text:p>
          </table:table-cell>
          <table:table-cell office:value-type="float" office:value="1.084" calcext:value-type="float">
            <text:p>1.084</text:p>
          </table:table-cell>
          <table:table-cell table:style-name="ce4" office:value-type="float" office:value="0.00147" calcext:value-type="float">
            <text:p>1.47E-003</text:p>
          </table:table-cell>
          <table:table-cell office:value-type="float" office:value="6.5" calcext:value-type="float">
            <text:p>6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.85" calcext:value-type="float">
            <text:p>7.85</text:p>
          </table:table-cell>
          <table:table-cell table:style-name="ce4" office:value-type="float" office:value="0.00698" calcext:value-type="float">
            <text:p>6.98E-003</text:p>
          </table:table-cell>
          <table:table-cell table:style-name="ce4" office:value-type="float" office:value="0.000435" calcext:value-type="float">
            <text:p>4.35E-004</text:p>
          </table:table-cell>
          <table:table-cell table:style-name="ce4" office:value-type="float" office:value="0.00102" calcext:value-type="float">
            <text:p>1.02E-003</text:p>
          </table:table-cell>
          <table:table-cell office:value-type="float" office:value="1.09" calcext:value-type="float">
            <text:p>1.09</text:p>
          </table:table-cell>
          <table:table-cell table:style-name="ce4" office:value-type="float" office:value="0.00111" calcext:value-type="float">
            <text:p>1.11E-003</text:p>
          </table:table-cell>
          <table:table-cell office:value-type="float" office:value="7.5" calcext:value-type="float">
            <text:p>7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.31" calcext:value-type="float">
            <text:p>8.31</text:p>
          </table:table-cell>
          <table:table-cell table:style-name="ce4" office:value-type="float" office:value="0.00479" calcext:value-type="float">
            <text:p>4.79E-003</text:p>
          </table:table-cell>
          <table:table-cell table:style-name="ce4" office:value-type="float" office:value="0.000267" calcext:value-type="float">
            <text:p>2.67E-004</text:p>
          </table:table-cell>
          <table:table-cell table:style-name="ce4" office:value-type="float" office:value="0.000665" calcext:value-type="float">
            <text:p>6.65E-004</text:p>
          </table:table-cell>
          <table:table-cell office:value-type="float" office:value="1.096" calcext:value-type="float">
            <text:p>1.096</text:p>
          </table:table-cell>
          <table:table-cell table:style-name="ce4" office:value-type="float" office:value="0.000729" calcext:value-type="float">
            <text:p>7.29E-004</text:p>
          </table:table-cell>
          <table:table-cell office:value-type="float" office:value="8.5" calcext:value-type="float">
            <text:p>8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.78" calcext:value-type="float">
            <text:p>8.78</text:p>
          </table:table-cell>
          <table:table-cell table:style-name="ce4" office:value-type="float" office:value="0.00284" calcext:value-type="float">
            <text:p>2.84E-003</text:p>
          </table:table-cell>
          <table:table-cell table:style-name="ce4" office:value-type="float" office:value="0.000158" calcext:value-type="float">
            <text:p>1.58E-004</text:p>
          </table:table-cell>
          <table:table-cell table:style-name="ce4" office:value-type="float" office:value="0.000373" calcext:value-type="float">
            <text:p>3.73E-004</text:p>
          </table:table-cell>
          <table:table-cell office:value-type="float" office:value="1.102" calcext:value-type="float">
            <text:p>1.102</text:p>
          </table:table-cell>
          <table:table-cell table:style-name="ce4" office:value-type="float" office:value="0.000411" calcext:value-type="float">
            <text:p>4.11E-00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.78" calcext:value-type="float">
            <text:p>10.78</text:p>
          </table:table-cell>
          <table:table-cell table:style-name="ce4" office:value-type="float" office:value="0.00102" calcext:value-type="float">
            <text:p>1.02E-003</text:p>
          </table:table-cell>
          <table:table-cell table:style-name="ce4" office:value-type="float" office:value="0.00001" calcext:value-type="float">
            <text:p>1.00E-005</text:p>
          </table:table-cell>
          <table:table-cell table:style-name="ce4" office:value-type="float" office:value="0.000116" calcext:value-type="float">
            <text:p>1.16E-004</text:p>
          </table:table-cell>
          <table:table-cell office:value-type="float" office:value="1.126" calcext:value-type="float">
            <text:p>1.126</text:p>
          </table:table-cell>
          <table:table-cell table:style-name="ce4" office:value-type="float" office:value="0.000131" calcext:value-type="float">
            <text:p>1.31E-004</text:p>
          </table:table-cell>
          <table:table-cell office:value-type="float" office:value="10.5" calcext:value-type="float">
            <text:p>10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1.28" calcext:value-type="float">
            <text:p>11.28</text:p>
          </table:table-cell>
          <table:table-cell table:style-name="ce4" office:value-type="float" office:value="0.00052" calcext:value-type="float">
            <text:p>5.20E-004</text:p>
          </table:table-cell>
          <table:table-cell table:style-name="ce4" office:value-type="float" office:value="0.00001" calcext:value-type="float">
            <text:p>1.00E-005</text:p>
          </table:table-cell>
          <table:table-cell table:style-name="ce4" office:value-type="float" office:value="0.000056" calcext:value-type="float">
            <text:p>5.60E-005</text:p>
          </table:table-cell>
          <table:table-cell office:value-type="float" office:value="1.132" calcext:value-type="float">
            <text:p>1.132</text:p>
          </table:table-cell>
          <table:table-cell table:style-name="ce4" office:value-type="float" office:value="0.000063" calcext:value-type="float">
            <text:p>6.30E-005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his data is the data used at the end of Amroun's 1994 paper. So it is duplicate data.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The FF data has has phase-shift correction applied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f11 Amroun: Mag FF of 3He. Cavedon, Sick. Phys Rev Letters vol 49, No.14. 4 October 1982</text:p>
          </table:table-cell>
          <table:table-cell/>
          <table:table-cell table:style-name="ce5"/>
          <table:table-cell table:number-columns-repeated="13"/>
        </table:table-row>
        <table:table-row table:style-name="ro1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Default" office:value-type="string" calcext:value-type="string">
            <text:p>qmu^2 (fm^-2)</text:p>
          </table:table-cell>
          <table:table-cell table:style-name="ce5" office:value-type="string" calcext:value-type="string">
            <text:p>FM^2</text:p>
          </table:table-cell>
          <table:table-cell office:value-type="string" calcext:value-type="string">
            <text:p>+/-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00.5" calcext:value-type="float">
            <text:p>300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7.34" calcext:value-type="float">
            <text:p>7.34</text:p>
          </table:table-cell>
          <table:table-cell table:style-name="ce4" office:value-type="float" office:value="0.00139" calcext:value-type="float">
            <text:p>1.39E-003</text:p>
          </table:table-cell>
          <table:table-cell table:style-name="ce4" office:value-type="float" office:value="0.00005" calcext:value-type="float">
            <text:p>5.00E-0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25.5" calcext:value-type="float">
            <text:p>325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8.5" calcext:value-type="float">
            <text:p>8.5</text:p>
          </table:table-cell>
          <table:table-cell table:style-name="ce4" office:value-type="float" office:value="0.000545" calcext:value-type="float">
            <text:p>5.45E-004</text:p>
          </table:table-cell>
          <table:table-cell table:style-name="ce4" office:value-type="float" office:value="0.000031" calcext:value-type="float">
            <text:p>3.10E-0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50.4" calcext:value-type="float">
            <text:p>350.4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9.72" calcext:value-type="float">
            <text:p>9.72</text:p>
          </table:table-cell>
          <table:table-cell table:style-name="ce4" office:value-type="float" office:value="0.000241" calcext:value-type="float">
            <text:p>2.41E-004</text:p>
          </table:table-cell>
          <table:table-cell table:style-name="ce4" office:value-type="float" office:value="0.000015" calcext:value-type="float">
            <text:p>1.50E-0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75.7" calcext:value-type="float">
            <text:p>375.7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1.01" calcext:value-type="float">
            <text:p>11.01</text:p>
          </table:table-cell>
          <table:table-cell table:style-name="ce4" office:value-type="float" office:value="0.0000908" calcext:value-type="float">
            <text:p>9.08E-005</text:p>
          </table:table-cell>
          <table:table-cell table:style-name="ce4" office:value-type="float" office:value="0.0000088" calcext:value-type="float">
            <text:p>8.80E-00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00.5" calcext:value-type="float">
            <text:p>400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2.35" calcext:value-type="float">
            <text:p>12.35</text:p>
          </table:table-cell>
          <table:table-cell table:style-name="ce4" office:value-type="float" office:value="0.0000283" calcext:value-type="float">
            <text:p>2.83E-005</text:p>
          </table:table-cell>
          <table:table-cell table:style-name="ce4" office:value-type="float" office:value="0.0000038" calcext:value-type="float">
            <text:p>3.80E-00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20.8" calcext:value-type="float">
            <text:p>420.8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3.49" calcext:value-type="float">
            <text:p>13.49</text:p>
          </table:table-cell>
          <table:table-cell table:style-name="ce4" office:value-type="float" office:value="0.0000114" calcext:value-type="float">
            <text:p>1.14E-005</text:p>
          </table:table-cell>
          <table:table-cell table:style-name="ce4" office:value-type="float" office:value="0.0000019" calcext:value-type="float">
            <text:p>1.90E-00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50.3" calcext:value-type="float">
            <text:p>450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5.21" calcext:value-type="float">
            <text:p>15.21</text:p>
          </table:table-cell>
          <table:table-cell table:style-name="ce5" office:value-type="string" calcext:value-type="string">
            <text:p>&lt;2e-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14.1" calcext:value-type="float">
            <text:p>514.1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9.19" calcext:value-type="float">
            <text:p>19.19</text:p>
          </table:table-cell>
          <table:table-cell table:style-name="ce5" office:value-type="string" calcext:value-type="string">
            <text:p>&lt;2e-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68.3" calcext:value-type="float">
            <text:p>568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2.83" calcext:value-type="float">
            <text:p>22.83</text:p>
          </table:table-cell>
          <table:table-cell table:style-name="ce5" office:value-type="string" calcext:value-type="string">
            <text:p>&lt;8e-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84.9" calcext:value-type="float">
            <text:p>584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3.98" calcext:value-type="float">
            <text:p>23.98</text:p>
          </table:table-cell>
          <table:table-cell table:style-name="ce4" office:value-type="float" office:value="0.00000154" calcext:value-type="float">
            <text:p>1.54E-006</text:p>
          </table:table-cell>
          <table:table-cell table:style-name="ce4" office:value-type="float" office:value="0.0000005" calcext:value-type="float">
            <text:p>5.00E-00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03.9" calcext:value-type="float">
            <text:p>603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5.33" calcext:value-type="float">
            <text:p>25.33</text:p>
          </table:table-cell>
          <table:table-cell table:style-name="ce4" office:value-type="float" office:value="0.00000187" calcext:value-type="float">
            <text:p>1.87E-006</text:p>
          </table:table-cell>
          <table:table-cell table:style-name="ce4" office:value-type="float" office:value="0.00000048" calcext:value-type="float">
            <text:p>4.80E-00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29.6" calcext:value-type="float">
            <text:p>629.6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7.2" calcext:value-type="float">
            <text:p>27.2</text:p>
          </table:table-cell>
          <table:table-cell table:style-name="ce4" office:value-type="float" office:value="0.000000713" calcext:value-type="float">
            <text:p>7.13E-007</text:p>
          </table:table-cell>
          <table:table-cell table:style-name="ce4" office:value-type="float" office:value="0.00000032" calcext:value-type="float">
            <text:p>3.20E-00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59.3" calcext:value-type="float">
            <text:p>659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9.41" calcext:value-type="float">
            <text:p>29.41</text:p>
          </table:table-cell>
          <table:table-cell table:style-name="ce4" office:value-type="float" office:value="0.000000748" calcext:value-type="float">
            <text:p>7.48E-007</text:p>
          </table:table-cell>
          <table:table-cell table:style-name="ce4" office:value-type="float" office:value="0.0000003" calcext:value-type="float">
            <text:p>3.00E-00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88.9" calcext:value-type="float">
            <text:p>688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31.67" calcext:value-type="float">
            <text:p>31.67</text:p>
          </table:table-cell>
          <table:table-cell table:style-name="ce4" office:value-type="float" office:value="0.000000703" calcext:value-type="float">
            <text:p>7.03E-007</text:p>
          </table:table-cell>
          <table:table-cell table:style-name="ce4" office:value-type="float" office:value="0.000000239" calcext:value-type="float">
            <text:p>2.39E-007</text:p>
          </table:table-cell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ef12 Amroun: 3H EM Ffs. Juster, Sick, Phys Rev. Letters vol. 55, No.21. 18 November 1985.</text:p>
          </table:table-cell>
          <table:table-cell/>
          <table:table-cell table:style-name="ce5"/>
          <table:table-cell table:number-columns-repeated="13"/>
        </table:table-row>
        <table:table-row table:style-name="ro1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FF normalized to 1. SOG fit. Gamma = 0.6532 (rms = 0.8).</text:p>
          </table:table-cell>
          <table:table-cell/>
          <table:table-cell table:style-name="ce5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i (fm)</text:p>
          </table:table-cell>
          <table:table-cell office:value-type="string" calcext:value-type="string">
            <text:p>QiCh</text:p>
          </table:table-cell>
          <table:table-cell table:style-name="ce5" office:value-type="string" calcext:value-type="string">
            <text:p>QiM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35952" calcext:value-type="float">
            <text:p>0.035952</text:p>
          </table:table-cell>
          <table:table-cell table:style-name="ce5" office:value-type="float" office:value="0.001315" calcext:value-type="float">
            <text:p>0.00131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027778" calcext:value-type="float">
            <text:p>0.027778</text:p>
          </table:table-cell>
          <table:table-cell table:style-name="ce5" office:value-type="float" office:value="0.093538" calcext:value-type="float">
            <text:p>0.09353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131291" calcext:value-type="float">
            <text:p>0.131291</text:p>
          </table:table-cell>
          <table:table-cell table:style-name="ce5" office:value-type="float" office:value="0.150007" calcext:value-type="float">
            <text:p>0.1500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221551" calcext:value-type="float">
            <text:p>0.221551</text:p>
          </table:table-cell>
          <table:table-cell table:style-name="ce5" office:value-type="float" office:value="0.156982" calcext:value-type="float">
            <text:p>0.15698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253691" calcext:value-type="float">
            <text:p>0.253691</text:p>
          </table:table-cell>
          <table:table-cell table:style-name="ce5" office:value-type="float" office:value="0.24609" calcext:value-type="float">
            <text:p>0.246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072905" calcext:value-type="float">
            <text:p>0.072905</text:p>
          </table:table-cell>
          <table:table-cell table:style-name="ce5" office:value-type="float" office:value="0.13056" calcext:value-type="float">
            <text:p>0.1305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2243" calcext:value-type="float">
            <text:p>0.152243</text:p>
          </table:table-cell>
          <table:table-cell table:style-name="ce5" office:value-type="float" office:value="0.137359" calcext:value-type="float">
            <text:p>0.13735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051564" calcext:value-type="float">
            <text:p>0.051564</text:p>
          </table:table-cell>
          <table:table-cell table:style-name="ce5" office:value-type="float" office:value="0.055848" calcext:value-type="float">
            <text:p>0.0558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53023" calcext:value-type="float">
            <text:p>0.053023</text:p>
          </table:table-cell>
          <table:table-cell table:style-name="ce5" office:value-type="float" office:value="0.029534" calcext:value-type="float">
            <text:p>0.02953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formula="of:=SUM([.D765:.D773])" office:value-type="float" office:value="0.999998" calcext:value-type="float">
            <text:p>0.999998</text:p>
          </table:table-cell>
          <table:table-cell table:style-name="ce5" table:formula="of:=SUM([.E765:.E773])" office:value-type="float" office:value="1.001233" calcext:value-type="float">
            <text:p>1.001233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Ref13 Amroun: Isoscalar/Isovector Ffs of 3H and 3He Q&lt; 2.9fm^-1, Beck McCarthy. Phys. Rev. Letters vol. 59, No. 14. 5 October 1987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ffective plane-wave Ffs with total random uncertainties. (May need to add systematic?)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Q (fm^-1)</text:p>
          </table:table-cell>
          <table:table-cell office:value-type="string" calcext:value-type="string">
            <text:p>F^S_ch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F^V_ch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^S_m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^V_m</text:p>
          </table:table-cell>
          <table:table-cell office:value-type="string" calcext:value-type="string">
            <text:p>+/-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1.419" calcext:value-type="float">
            <text:p>1.419</text:p>
          </table:table-cell>
          <table:table-cell table:style-name="ce5" office:value-type="float" office:value="0.028" calcext:value-type="float">
            <text:p>0.028</text:p>
          </table:table-cell>
          <table:table-cell office:value-type="float" office:value="0.433" calcext:value-type="float">
            <text:p>0.433</text:p>
          </table:table-cell>
          <table:table-cell office:value-type="float" office:value="0.027" calcext:value-type="float">
            <text:p>0.02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501" calcext:value-type="float">
            <text:p>0.501</text:p>
          </table:table-cell>
          <table:table-cell office:value-type="float" office:value="1.283" calcext:value-type="float">
            <text:p>1.283</text:p>
          </table:table-cell>
          <table:table-cell table:style-name="ce5" office:value-type="float" office:value="0.024" calcext:value-type="float">
            <text:p>0.024</text:p>
          </table:table-cell>
          <table:table-cell office:value-type="float" office:value="0.388" calcext:value-type="float">
            <text:p>0.388</text:p>
          </table:table-cell>
          <table:table-cell office:value-type="float" office:value="0.024" calcext:value-type="float">
            <text:p>0.02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955" calcext:value-type="float">
            <text:p>0.955</text:p>
          </table:table-cell>
          <table:table-cell table:style-name="ce5" office:value-type="float" office:value="0.019" calcext:value-type="float">
            <text:p>0.019</text:p>
          </table:table-cell>
          <table:table-cell office:value-type="float" office:value="0.265" calcext:value-type="float">
            <text:p>0.265</text:p>
          </table:table-cell>
          <table:table-cell office:value-type="float" office:value="0.019" calcext:value-type="float">
            <text:p>0.019</text:p>
          </table:table-cell>
          <table:table-cell office:value-type="float" office:value="0.312" calcext:value-type="float">
            <text:p>0.312</text:p>
          </table:table-cell>
          <table:table-cell office:value-type="float" office:value="0.075" calcext:value-type="float">
            <text:p>0.075</text:p>
          </table:table-cell>
          <table:table-cell office:value-type="float" office:value="-1.726" calcext:value-type="float">
            <text:p>-1.726</text:p>
          </table:table-cell>
          <table:table-cell office:value-type="float" office:value="0.075" calcext:value-type="float">
            <text:p>0.0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298" calcext:value-type="float">
            <text:p>1.298</text:p>
          </table:table-cell>
          <table:table-cell office:value-type="float" office:value="0.622" calcext:value-type="float">
            <text:p>0.622</text:p>
          </table:table-cell>
          <table:table-cell table:style-name="ce5" office:value-type="float" office:value="0.01" calcext:value-type="float">
            <text:p>0.01</text:p>
          </table:table-cell>
          <table:table-cell office:value-type="float" office:value="0.151" calcext:value-type="float">
            <text:p>0.151</text:p>
          </table:table-cell>
          <table:table-cell office:value-type="float" office:value="0.01" calcext:value-type="float">
            <text:p>0.01</text:p>
          </table:table-cell>
          <table:table-cell office:value-type="float" office:value="0.219" calcext:value-type="float">
            <text:p>0.219</text:p>
          </table:table-cell>
          <table:table-cell office:value-type="float" office:value="0.031" calcext:value-type="float">
            <text:p>0.031</text:p>
          </table:table-cell>
          <table:table-cell office:value-type="float" office:value="-1.088" calcext:value-type="float">
            <text:p>-1.088</text:p>
          </table:table-cell>
          <table:table-cell office:value-type="float" office:value="0.031" calcext:value-type="float">
            <text:p>0.0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654" calcext:value-type="float">
            <text:p>1.654</text:p>
          </table:table-cell>
          <table:table-cell office:value-type="float" office:value="0.381" calcext:value-type="float">
            <text:p>0.381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06" calcext:value-type="float">
            <text:p>0.006</text:p>
          </table:table-cell>
          <table:table-cell office:value-type="float" office:value="0.186" calcext:value-type="float">
            <text:p>0.186</text:p>
          </table:table-cell>
          <table:table-cell office:value-type="float" office:value="0.016" calcext:value-type="float">
            <text:p>0.016</text:p>
          </table:table-cell>
          <table:table-cell office:value-type="float" office:value="-0.661" calcext:value-type="float">
            <text:p>-0.661</text:p>
          </table:table-cell>
          <table:table-cell office:value-type="float" office:value="0.016" calcext:value-type="float">
            <text:p>0.0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092" calcext:value-type="float">
            <text:p>2.092</text:p>
          </table:table-cell>
          <table:table-cell office:value-type="float" office:value="0.182" calcext:value-type="float">
            <text:p>0.182</text:p>
          </table:table-cell>
          <table:table-cell table:style-name="ce5" office:value-type="float" office:value="0.003" calcext:value-type="float">
            <text:p>0.00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7" calcext:value-type="float">
            <text:p>0.007</text:p>
          </table:table-cell>
          <table:table-cell office:value-type="float" office:value="-0.357" calcext:value-type="float">
            <text:p>-0.357</text:p>
          </table:table-cell>
          <table:table-cell office:value-type="float" office:value="0.007" calcext:value-type="float">
            <text:p>0.0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479" calcext:value-type="float">
            <text:p>2.479</text:p>
          </table:table-cell>
          <table:table-cell office:value-type="float" office:value="0.082" calcext:value-type="float">
            <text:p>0.082</text:p>
          </table:table-cell>
          <table:table-cell table:style-name="ce5" office:value-type="float" office:value="0.002" calcext:value-type="float">
            <text:p>0.002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186" calcext:value-type="float">
            <text:p>-0.186</text:p>
          </table:table-cell>
          <table:table-cell office:value-type="float" office:value="0.003" calcext:value-type="float">
            <text:p>0.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874" calcext:value-type="float">
            <text:p>2.874</text:p>
          </table:table-cell>
          <table:table-cell office:value-type="float" office:value="0.029" calcext:value-type="float">
            <text:p>0.029</text:p>
          </table:table-cell>
          <table:table-cell table:style-name="ce5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001" calcext:value-type="float">
            <text:p>0.001</text:p>
          </table:table-cell>
          <table:table-cell table:number-columns-repeated="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Ref14 Amroun: Isospin Separation of 3-nucleon ffs, Amroun Sick. Phys Rev Letters Vol 69, No.2, 13 July 1992.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Data available on request from Authors.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his data is the data used at the end of Amroun's 1994 paper. 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Data are phase-shift corrected.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*Could try to convert to XS, although their parameterization seems a bit different, but I don't think the error bars make it worth it.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ef14Ref6 Amroun: Elastic e- Scattering 3He High Momentum Transfer. M. Bernheim et al. , Nuovo Cimento 5, 431 (1972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^2*10^6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Fm^2*10^6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.8" calcext:value-type="float">
            <text:p>8.8</text:p>
          </table:table-cell>
          <table:table-cell office:value-type="float" office:value="195" calcext:value-type="float">
            <text:p>195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1.8" calcext:value-type="float">
            <text:p>11.8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4.5" calcext:value-type="float">
            <text:p>4.5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3.7" calcext:value-type="float">
            <text:p>13.7</text:p>
          </table:table-cell>
          <table:table-cell office:value-type="float" office:value="30.5" calcext:value-type="float">
            <text:p>30.5</text:p>
          </table:table-cell>
          <table:table-cell table:style-name="ce5"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3.7" calcext:value-type="float">
            <text:p>3.7</text:p>
          </table:table-cell>
          <table:table-cell office:value-type="float" office:value="-2" calcext:value-type="float">
            <text:p>-2</text:p>
          </table:table-cell>
          <table:table-cell table:number-columns-repeated="10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JLab Measurements of the 3He Form Factors at Large Momentum Transfers 2016</text:p>
          </table:table-cell>
          <table:table-cell table:number-columns-repeated="15"/>
        </table:table-row>
        <table:table-row table:style-name="ro4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nergy (GeV)</text:p>
          </table:table-cell>
          <table:table-cell office:value-type="string" calcext:value-type="string">
            <text:p>Theta (deg)</text:p>
          </table:table-cell>
          <table:table-cell office:value-type="string" calcext:value-type="string">
            <text:p>Q^2 (fm^-2)</text:p>
          </table:table-cell>
          <table:table-cell table:style-name="ce1" office:value-type="string" calcext:value-type="string">
            <text:p>dsig/domega (cm^2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18 3He</text:p>
          </table:table-cell>
          <table:table-cell office:value-type="string" calcext:value-type="string">
            <text:p>Energy (GeV)</text:p>
          </table:table-cell>
          <table:table-cell office:value-type="string" calcext:value-type="string">
            <text:p>Theta (deg)</text:p>
          </table:table-cell>
          <table:table-cell office:value-type="string" calcext:value-type="string">
            <text:p>XS (fm^2/sr)</text:p>
          </table:table-cell>
          <table:table-cell table:style-name="ce1" office:value-type="string" calcext:value-type="string">
            <text:p>Uncertainty (fm^2/sr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17.52" calcext:value-type="float">
            <text:p>17.52</text:p>
          </table:table-cell>
          <table:table-cell table:style-name="ce5" office:value-type="float" office:value="24.7" calcext:value-type="float">
            <text:p>24.7</text:p>
          </table:table-cell>
          <table:table-cell table:style-name="ce4" office:value-type="float" office:value="2.29E-035" calcext:value-type="float">
            <text:p>2.29E-035</text:p>
          </table:table-cell>
          <table:table-cell table:style-name="ce4" office:value-type="float" office:value="1.2E-036" calcext:value-type="float">
            <text:p>1.20E-036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17.52" calcext:value-type="float">
            <text:p>17.52</text:p>
          </table:table-cell>
          <table:table-cell table:style-name="ce10" table:formula="of:=[.F805]*10^26" office:value-type="float" office:value="0.00000000229" calcext:value-type="float">
            <text:p>2.29E-9</text:p>
          </table:table-cell>
          <table:table-cell table:style-name="ce10" table:formula="of:=[.G805]*10^26" office:value-type="float" office:value="0.00000000012" calcext:value-type="float">
            <text:p>1.20E-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7391" calcext:value-type="float">
            <text:p>0.7391</text:p>
          </table:table-cell>
          <table:table-cell office:value-type="float" office:value="97.78" calcext:value-type="float">
            <text:p>97.78</text:p>
          </table:table-cell>
          <table:table-cell table:style-name="ce5" office:value-type="float" office:value="24.7" calcext:value-type="float">
            <text:p>24.7</text:p>
          </table:table-cell>
          <table:table-cell table:style-name="ce4" office:value-type="float" office:value="2.8E-037" calcext:value-type="float">
            <text:p>2.80E-037</text:p>
          </table:table-cell>
          <table:table-cell table:style-name="ce4" office:value-type="float" office:value="2E-038" calcext:value-type="float">
            <text:p>2.00E-038</text:p>
          </table:table-cell>
          <table:table-cell/>
          <table:table-cell office:value-type="float" office:value="0.7391" calcext:value-type="float">
            <text:p>0.7391</text:p>
          </table:table-cell>
          <table:table-cell office:value-type="float" office:value="97.78" calcext:value-type="float">
            <text:p>97.78</text:p>
          </table:table-cell>
          <table:table-cell table:style-name="ce10" table:formula="of:=[.F806]*10^26" office:value-type="float" office:value="0.000000000028" calcext:value-type="float">
            <text:p>2.80E-11</text:p>
          </table:table-cell>
          <table:table-cell table:style-name="ce10" table:formula="of:=[.G806]*10^26" office:value-type="float" office:value="0.000000000002" calcext:value-type="float">
            <text:p>2.00E-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19.5" calcext:value-type="float">
            <text:p>19.5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5.16E-036" calcext:value-type="float">
            <text:p>5.16E-036</text:p>
          </table:table-cell>
          <table:table-cell table:style-name="ce4" office:value-type="float" office:value="2.9E-037" calcext:value-type="float">
            <text:p>2.90E-037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19.5" calcext:value-type="float">
            <text:p>19.5</text:p>
          </table:table-cell>
          <table:table-cell table:style-name="ce10" table:formula="of:=[.F807]*10^26" office:value-type="float" office:value="0.000000000516" calcext:value-type="float">
            <text:p>5.16E-10</text:p>
          </table:table-cell>
          <table:table-cell table:style-name="ce10" table:formula="of:=[.G807]*10^26" office:value-type="float" office:value="0.000000000029" calcext:value-type="float">
            <text:p>2.90E-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7391" calcext:value-type="float">
            <text:p>0.7391</text:p>
          </table:table-cell>
          <table:table-cell office:value-type="float" office:value="118.99" calcext:value-type="float">
            <text:p>118.99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3.95E-038" calcext:value-type="float">
            <text:p>3.95E-038</text:p>
          </table:table-cell>
          <table:table-cell table:style-name="ce4" office:value-type="float" office:value="3.8E-039" calcext:value-type="float">
            <text:p>3.80E-039</text:p>
          </table:table-cell>
          <table:table-cell/>
          <table:table-cell office:value-type="float" office:value="0.7391" calcext:value-type="float">
            <text:p>0.7391</text:p>
          </table:table-cell>
          <table:table-cell office:value-type="float" office:value="118.99" calcext:value-type="float">
            <text:p>118.99</text:p>
          </table:table-cell>
          <table:table-cell table:style-name="ce10" table:formula="of:=[.F808]*10^26" office:value-type="float" office:value="0.00000000000395" calcext:value-type="float">
            <text:p>3.95E-12</text:p>
          </table:table-cell>
          <table:table-cell table:style-name="ce10" table:formula="of:=[.G808]*10^26" office:value-type="float" office:value="0.00000000000038" calcext:value-type="float">
            <text:p>3.80E-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6876" calcext:value-type="float">
            <text:p>0.6876</text:p>
          </table:table-cell>
          <table:table-cell office:value-type="float" office:value="139.99" calcext:value-type="float">
            <text:p>139.99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1.51E-038" calcext:value-type="float">
            <text:p>1.51E-038</text:p>
          </table:table-cell>
          <table:table-cell table:style-name="ce4" office:value-type="float" office:value="1.9E-039" calcext:value-type="float">
            <text:p>1.90E-039</text:p>
          </table:table-cell>
          <table:table-cell/>
          <table:table-cell office:value-type="float" office:value="0.6876" calcext:value-type="float">
            <text:p>0.6876</text:p>
          </table:table-cell>
          <table:table-cell office:value-type="float" office:value="139.99" calcext:value-type="float">
            <text:p>139.99</text:p>
          </table:table-cell>
          <table:table-cell table:style-name="ce10" table:formula="of:=[.F809]*10^26" office:value-type="float" office:value="0.00000000000151" calcext:value-type="float">
            <text:p>1.51E-12</text:p>
          </table:table-cell>
          <table:table-cell table:style-name="ce10" table:formula="of:=[.G809]*10^26" office:value-type="float" office:value="0.00000000000019" calcext:value-type="float">
            <text:p>1.90E-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0.83" calcext:value-type="float">
            <text:p>20.83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1.57E-036" calcext:value-type="float">
            <text:p>1.57E-036</text:p>
          </table:table-cell>
          <table:table-cell table:style-name="ce4" office:value-type="float" office:value="1E-037" calcext:value-type="float">
            <text:p>1.00E-037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0.83" calcext:value-type="float">
            <text:p>20.83</text:p>
          </table:table-cell>
          <table:table-cell table:style-name="ce10" table:formula="of:=[.F810]*10^26" office:value-type="float" office:value="0.000000000157" calcext:value-type="float">
            <text:p>1.57E-10</text:p>
          </table:table-cell>
          <table:table-cell table:style-name="ce10" table:formula="of:=[.G810]*10^26" office:value-type="float" office:value="0.00000000001" calcext:value-type="float">
            <text:p>1.00E-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8157" calcext:value-type="float">
            <text:p>0.8157</text:p>
          </table:table-cell>
          <table:table-cell office:value-type="float" office:value="113.01" calcext:value-type="float">
            <text:p>113.01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1.43E-038" calcext:value-type="float">
            <text:p>1.43E-038</text:p>
          </table:table-cell>
          <table:table-cell table:style-name="ce4" office:value-type="float" office:value="1.3E-039" calcext:value-type="float">
            <text:p>1.30E-039</text:p>
          </table:table-cell>
          <table:table-cell/>
          <table:table-cell office:value-type="float" office:value="0.8157" calcext:value-type="float">
            <text:p>0.8157</text:p>
          </table:table-cell>
          <table:table-cell office:value-type="float" office:value="113.01" calcext:value-type="float">
            <text:p>113.01</text:p>
          </table:table-cell>
          <table:table-cell table:style-name="ce10" table:formula="of:=[.F811]*10^26" office:value-type="float" office:value="0.00000000000143" calcext:value-type="float">
            <text:p>1.43E-12</text:p>
          </table:table-cell>
          <table:table-cell table:style-name="ce10" table:formula="of:=[.G811]*10^26" office:value-type="float" office:value="0.00000000000013" calcext:value-type="float">
            <text:p>1.30E-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7394" calcext:value-type="float">
            <text:p>0.7394</text:p>
          </table:table-cell>
          <table:table-cell office:value-type="float" office:value="139.91" calcext:value-type="float">
            <text:p>139.91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6.41E-039" calcext:value-type="float">
            <text:p>6.41E-039</text:p>
          </table:table-cell>
          <table:table-cell table:style-name="ce4" office:value-type="float" office:value="5.9E-040" calcext:value-type="float">
            <text:p>5.90E-040</text:p>
          </table:table-cell>
          <table:table-cell/>
          <table:table-cell office:value-type="float" office:value="0.7394" calcext:value-type="float">
            <text:p>0.7394</text:p>
          </table:table-cell>
          <table:table-cell office:value-type="float" office:value="139.91" calcext:value-type="float">
            <text:p>139.91</text:p>
          </table:table-cell>
          <table:table-cell table:style-name="ce10" table:formula="of:=[.F812]*10^26" office:value-type="float" office:value="0.000000000000641" calcext:value-type="float">
            <text:p>6.41E-13</text:p>
          </table:table-cell>
          <table:table-cell table:style-name="ce10" table:formula="of:=[.G812]*10^26" office:value-type="float" office:value="0.000000000000059" calcext:value-type="float">
            <text:p>5.90E-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2.82" calcext:value-type="float">
            <text:p>22.82</text:p>
          </table:table-cell>
          <table:table-cell table:style-name="ce5" office:value-type="float" office:value="40.2" calcext:value-type="float">
            <text:p>40.2</text:p>
          </table:table-cell>
          <table:table-cell table:style-name="ce4" office:value-type="float" office:value="3.3E-037" calcext:value-type="float">
            <text:p>3.30E-037</text:p>
          </table:table-cell>
          <table:table-cell table:style-name="ce4" office:value-type="float" office:value="2.1E-038" calcext:value-type="float">
            <text:p>2.10E-038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2.82" calcext:value-type="float">
            <text:p>22.82</text:p>
          </table:table-cell>
          <table:table-cell table:style-name="ce10" table:formula="of:=[.F813]*10^26" office:value-type="float" office:value="0.000000000033" calcext:value-type="float">
            <text:p>3.30E-11</text:p>
          </table:table-cell>
          <table:table-cell table:style-name="ce10" table:formula="of:=[.G813]*10^26" office:value-type="float" office:value="0.0000000000021" calcext:value-type="float">
            <text:p>2.10E-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8177" calcext:value-type="float">
            <text:p>0.8177</text:p>
          </table:table-cell>
          <table:table-cell office:value-type="float" office:value="139.53" calcext:value-type="float">
            <text:p>139.53</text:p>
          </table:table-cell>
          <table:table-cell table:style-name="ce5" office:value-type="float" office:value="40.2" calcext:value-type="float">
            <text:p>40.2</text:p>
          </table:table-cell>
          <table:table-cell table:style-name="ce4" office:value-type="float" office:value="1.24E-039" calcext:value-type="float">
            <text:p>1.24E-039</text:p>
          </table:table-cell>
          <table:table-cell table:style-name="ce4" office:value-type="float" office:value="1.6E-040" calcext:value-type="float">
            <text:p>1.60E-040</text:p>
          </table:table-cell>
          <table:table-cell/>
          <table:table-cell office:value-type="float" office:value="0.8177" calcext:value-type="float">
            <text:p>0.8177</text:p>
          </table:table-cell>
          <table:table-cell office:value-type="float" office:value="139.53" calcext:value-type="float">
            <text:p>139.53</text:p>
          </table:table-cell>
          <table:table-cell table:style-name="ce10" table:formula="of:=[.F814]*10^26" office:value-type="float" office:value="0.000000000000124" calcext:value-type="float">
            <text:p>1.24E-13</text:p>
          </table:table-cell>
          <table:table-cell table:style-name="ce10" table:formula="of:=[.G814]*10^26" office:value-type="float" office:value="0.000000000000016" calcext:value-type="float">
            <text:p>1.60E-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4.28" calcext:value-type="float">
            <text:p>24.28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7.56E-038" calcext:value-type="float">
            <text:p>7.56E-038</text:p>
          </table:table-cell>
          <table:table-cell table:style-name="ce4" office:value-type="float" office:value="7.5E-039" calcext:value-type="float">
            <text:p>7.50E-039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4.28" calcext:value-type="float">
            <text:p>24.28</text:p>
          </table:table-cell>
          <table:table-cell table:style-name="ce10" table:formula="of:=[.F815]*10^26" office:value-type="float" office:value="0.00000000000756" calcext:value-type="float">
            <text:p>7.56E-12</text:p>
          </table:table-cell>
          <table:table-cell table:style-name="ce10" table:formula="of:=[.G815]*10^26" office:value-type="float" office:value="0.00000000000075" calcext:value-type="float">
            <text:p>7.50E-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933" calcext:value-type="float">
            <text:p>0.933</text:p>
          </table:table-cell>
          <table:table-cell office:value-type="float" office:value="119.94" calcext:value-type="float">
            <text:p>119.94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6.84E-040" calcext:value-type="float">
            <text:p>6.84E-040</text:p>
          </table:table-cell>
          <table:table-cell table:style-name="ce4" office:value-type="float" office:value="1.1E-040" calcext:value-type="float">
            <text:p>1.10E-040</text:p>
          </table:table-cell>
          <table:table-cell/>
          <table:table-cell office:value-type="float" office:value="0.933" calcext:value-type="float">
            <text:p>0.933</text:p>
          </table:table-cell>
          <table:table-cell office:value-type="float" office:value="119.94" calcext:value-type="float">
            <text:p>119.94</text:p>
          </table:table-cell>
          <table:table-cell table:style-name="ce10" table:formula="of:=[.F816]*10^26" office:value-type="float" office:value="0.0000000000000684" calcext:value-type="float">
            <text:p>6.84E-14</text:p>
          </table:table-cell>
          <table:table-cell table:style-name="ce10" table:formula="of:=[.G816]*10^26" office:value-type="float" office:value="0.000000000000011" calcext:value-type="float">
            <text:p>1.10E-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8726" calcext:value-type="float">
            <text:p>0.8726</text:p>
          </table:table-cell>
          <table:table-cell office:value-type="float" office:value="140.66" calcext:value-type="float">
            <text:p>140.66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3.24E-040" calcext:value-type="float">
            <text:p>3.24E-040</text:p>
          </table:table-cell>
          <table:table-cell table:style-name="ce4" office:value-type="float" office:value="5.1E-041" calcext:value-type="float">
            <text:p>5.10E-041</text:p>
          </table:table-cell>
          <table:table-cell/>
          <table:table-cell office:value-type="float" office:value="0.8726" calcext:value-type="float">
            <text:p>0.8726</text:p>
          </table:table-cell>
          <table:table-cell office:value-type="float" office:value="140.66" calcext:value-type="float">
            <text:p>140.66</text:p>
          </table:table-cell>
          <table:table-cell table:style-name="ce10" table:formula="of:=[.F817]*10^26" office:value-type="float" office:value="0.0000000000000324" calcext:value-type="float">
            <text:p>3.24E-14</text:p>
          </table:table-cell>
          <table:table-cell table:style-name="ce10" table:formula="of:=[.G817]*10^26" office:value-type="float" office:value="5.1E-015" calcext:value-type="float">
            <text:p>5.10E-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5.47" calcext:value-type="float">
            <text:p>25.47</text:p>
          </table:table-cell>
          <table:table-cell table:style-name="Default" office:value-type="float" office:value="49" calcext:value-type="float">
            <text:p>49</text:p>
          </table:table-cell>
          <table:table-cell table:style-name="ce4" office:value-type="float" office:value="2.13E-038" calcext:value-type="float">
            <text:p>2.13E-038</text:p>
          </table:table-cell>
          <table:table-cell table:style-name="ce4" office:value-type="float" office:value="3.5E-039" calcext:value-type="float">
            <text:p>3.50E-039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5.47" calcext:value-type="float">
            <text:p>25.47</text:p>
          </table:table-cell>
          <table:table-cell table:style-name="ce10" table:formula="of:=[.F818]*10^26" office:value-type="float" office:value="0.00000000000213" calcext:value-type="float">
            <text:p>2.13E-12</text:p>
          </table:table-cell>
          <table:table-cell table:style-name="ce10" table:formula="of:=[.G818]*10^26" office:value-type="float" office:value="0.00000000000035" calcext:value-type="float">
            <text:p>3.50E-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7.24" calcext:value-type="float">
            <text:p>27.24</text:p>
          </table:table-cell>
          <table:table-cell table:style-name="ce5" office:value-type="float" office:value="55.1" calcext:value-type="float">
            <text:p>55.1</text:p>
          </table:table-cell>
          <table:table-cell table:style-name="ce4" office:value-type="float" office:value="2.77E-039" calcext:value-type="float">
            <text:p>2.77E-039</text:p>
          </table:table-cell>
          <table:table-cell table:style-name="ce4" office:value-type="float" office:value="3.9E-040" calcext:value-type="float">
            <text:p>3.90E-040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7.24" calcext:value-type="float">
            <text:p>27.24</text:p>
          </table:table-cell>
          <table:table-cell table:style-name="ce10" table:formula="of:=[.F819]*10^26" office:value-type="float" office:value="0.000000000000277" calcext:value-type="float">
            <text:p>2.77E-13</text:p>
          </table:table-cell>
          <table:table-cell table:style-name="ce10" table:formula="of:=[.G819]*10^26" office:value-type="float" office:value="0.000000000000039" calcext:value-type="float">
            <text:p>3.90E-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9893" calcext:value-type="float">
            <text:p>0.9893</text:p>
          </table:table-cell>
          <table:table-cell office:value-type="float" office:value="140.31" calcext:value-type="float">
            <text:p>140.31</text:p>
          </table:table-cell>
          <table:table-cell table:style-name="ce5" office:value-type="float" office:value="55.1" calcext:value-type="float">
            <text:p>55.1</text:p>
          </table:table-cell>
          <table:table-cell table:style-name="ce4" office:value-type="float" office:value="3.27E-041" calcext:value-type="float">
            <text:p>3.27E-041</text:p>
          </table:table-cell>
          <table:table-cell table:style-name="ce4" office:value-type="float" office:value="1.3E-042" calcext:value-type="float">
            <text:p>1.30E-042</text:p>
          </table:table-cell>
          <table:table-cell/>
          <table:table-cell office:value-type="float" office:value="0.9893" calcext:value-type="float">
            <text:p>0.9893</text:p>
          </table:table-cell>
          <table:table-cell office:value-type="float" office:value="140.31" calcext:value-type="float">
            <text:p>140.31</text:p>
          </table:table-cell>
          <table:table-cell table:style-name="ce10" table:formula="of:=[.F820]*10^26" office:value-type="float" office:value="3.27E-015" calcext:value-type="float">
            <text:p>3.27E-15</text:p>
          </table:table-cell>
          <table:table-cell table:style-name="ce10" table:formula="of:=[.G820]*10^26" office:value-type="float" office:value="1.3E-016" calcext:value-type="float">
            <text:p>1.30E-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8.86" calcext:value-type="float">
            <text:p>28.86</text:p>
          </table:table-cell>
          <table:table-cell table:style-name="ce5" office:value-type="float" office:value="60.8" calcext:value-type="float">
            <text:p>60.8</text:p>
          </table:table-cell>
          <table:table-cell table:style-name="ce4" office:value-type="float" office:value="2.14E-040" calcext:value-type="float">
            <text:p>2.14E-040</text:p>
          </table:table-cell>
          <table:table-cell table:style-name="ce4" office:value-type="float" office:value="7.2E-041" calcext:value-type="float">
            <text:p>7.20E-041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8.86" calcext:value-type="float">
            <text:p>28.86</text:p>
          </table:table-cell>
          <table:table-cell table:style-name="ce10" table:formula="of:=[.F821]*10^26" office:value-type="float" office:value="0.0000000000000214" calcext:value-type="float">
            <text:p>2.14E-14</text:p>
          </table:table-cell>
          <table:table-cell table:style-name="ce10" table:formula="of:=[.G821]*10^26" office:value-type="float" office:value="7.2E-015" calcext:value-type="float">
            <text:p>7.20E-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052" calcext:value-type="float">
            <text:p>1.052</text:p>
          </table:table-cell>
          <table:table-cell office:value-type="float" office:value="140.51" calcext:value-type="float">
            <text:p>140.51</text:p>
          </table:table-cell>
          <table:table-cell table:style-name="ce5" office:value-type="float" office:value="60.8" calcext:value-type="float">
            <text:p>60.8</text:p>
          </table:table-cell>
          <table:table-cell table:style-name="ce4" office:value-type="float" office:value="1.13E-041" calcext:value-type="float">
            <text:p>1.13E-041</text:p>
          </table:table-cell>
          <table:table-cell table:style-name="ce4" office:value-type="float" office:value="8E-042" calcext:value-type="float">
            <text:p>8.00E-042</text:p>
          </table:table-cell>
          <table:table-cell/>
          <table:table-cell office:value-type="float" office:value="1.052" calcext:value-type="float">
            <text:p>1.052</text:p>
          </table:table-cell>
          <table:table-cell office:value-type="float" office:value="140.51" calcext:value-type="float">
            <text:p>140.51</text:p>
          </table:table-cell>
          <table:table-cell table:style-name="ce10" table:formula="of:=[.F822]*10^26" office:value-type="float" office:value="1.13E-015" calcext:value-type="float">
            <text:p>1.13E-15</text:p>
          </table:table-cell>
          <table:table-cell table:style-name="ce10" table:formula="of:=[.G822]*10^26" office:value-type="float" office:value="8E-016" calcext:value-type="float">
            <text:p>8.00E-16</text:p>
          </table:table-cell>
          <table:table-cell table:number-columns-repeated="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Q^2 (fm^-2)</text:p>
          </table:table-cell>
          <table:table-cell office:value-type="string" calcext:value-type="string">
            <text:p>|Fc|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|Fm|</text:p>
          </table:table-cell>
          <table:table-cell office:value-type="string" calcext:value-type="string">
            <text:p>+/-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4.7" calcext:value-type="float">
            <text:p>24.7</text:p>
          </table:table-cell>
          <table:table-cell table:style-name="ce4" office:value-type="float" office:value="0.00265" calcext:value-type="float">
            <text:p>2.65E-003</text:p>
          </table:table-cell>
          <table:table-cell office:value-type="float" office:value="0.00006" calcext:value-type="float">
            <text:p>6.000E-005</text:p>
          </table:table-cell>
          <table:table-cell table:style-name="ce4" office:value-type="float" office:value="0.000603" calcext:value-type="float">
            <text:p>6.03E-004</text:p>
          </table:table-cell>
          <table:table-cell table:style-name="ce4" office:value-type="float" office:value="0.000091" calcext:value-type="float">
            <text:p>9.10E-0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0.2" calcext:value-type="float">
            <text:p>30.2</text:p>
          </table:table-cell>
          <table:table-cell table:style-name="ce4" office:value-type="float" office:value="0.00158" calcext:value-type="float">
            <text:p>1.58E-003</text:p>
          </table:table-cell>
          <table:table-cell office:value-type="float" office:value="0.00005" calcext:value-type="float">
            <text:p>5.000E-005</text:p>
          </table:table-cell>
          <table:table-cell table:style-name="ce4" office:value-type="float" office:value="0.000421" calcext:value-type="float">
            <text:p>4.21E-004</text:p>
          </table:table-cell>
          <table:table-cell table:style-name="ce4" office:value-type="float" office:value="0.000075" calcext:value-type="float">
            <text:p>7.50E-0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4.1" calcext:value-type="float">
            <text:p>34.1</text:p>
          </table:table-cell>
          <table:table-cell table:style-name="ce4" office:value-type="float" office:value="0.000973" calcext:value-type="float">
            <text:p>9.73E-004</text:p>
          </table:table-cell>
          <table:table-cell office:value-type="float" office:value="0.000034" calcext:value-type="float">
            <text:p>3.400E-005</text:p>
          </table:table-cell>
          <table:table-cell table:style-name="ce4" office:value-type="float" office:value="0.000307" calcext:value-type="float">
            <text:p>3.07E-004</text:p>
          </table:table-cell>
          <table:table-cell table:style-name="ce4" office:value-type="float" office:value="0.000035" calcext:value-type="float">
            <text:p>3.50E-0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0.2" calcext:value-type="float">
            <text:p>40.2</text:p>
          </table:table-cell>
          <table:table-cell table:style-name="ce4" office:value-type="float" office:value="0.000532" calcext:value-type="float">
            <text:p>5.32E-004</text:p>
          </table:table-cell>
          <table:table-cell office:value-type="float" office:value="0.000021" calcext:value-type="float">
            <text:p>2.100E-005</text:p>
          </table:table-cell>
          <table:table-cell table:style-name="ce4" office:value-type="float" office:value="0.000124" calcext:value-type="float">
            <text:p>1.24E-004</text:p>
          </table:table-cell>
          <table:table-cell table:style-name="ce4" office:value-type="float" office:value="0.000027" calcext:value-type="float">
            <text:p>2.70E-0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style-name="ce4" office:value-type="float" office:value="0.000302" calcext:value-type="float">
            <text:p>3.02E-004</text:p>
          </table:table-cell>
          <table:table-cell office:value-type="float" office:value="0.000016" calcext:value-type="float">
            <text:p>1.600E-005</text:p>
          </table:table-cell>
          <table:table-cell table:style-name="ce4" office:value-type="float" office:value="0.0000637" calcext:value-type="float">
            <text:p>6.37E-005</text:p>
          </table:table-cell>
          <table:table-cell table:style-name="ce4" office:value-type="float" office:value="0.0000183" calcext:value-type="float">
            <text:p>1.83E-0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style-name="ce4" office:value-type="float" office:value="0.000181" calcext:value-type="float">
            <text:p>1.81E-004</text:p>
          </table:table-cell>
          <table:table-cell office:value-type="float" office:value="0.000015" calcext:value-type="float">
            <text:p>1.500E-0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5.1" calcext:value-type="float">
            <text:p>55.1</text:p>
          </table:table-cell>
          <table:table-cell table:style-name="ce4" office:value-type="float" office:value="0.0000697" calcext:value-type="float">
            <text:p>6.97E-005</text:p>
          </table:table-cell>
          <table:table-cell office:value-type="float" office:value="0.0000072" calcext:value-type="float">
            <text:p>7.200E-006</text:p>
          </table:table-cell>
          <table:table-cell table:style-name="ce4" office:value-type="float" office:value="0.0000334" calcext:value-type="float">
            <text:p>3.34E-005</text:p>
          </table:table-cell>
          <table:table-cell table:style-name="ce4" office:value-type="float" office:value="0.00001" calcext:value-type="float">
            <text:p>1.00E-0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0.8" calcext:value-type="float">
            <text:p>60.8</text:p>
          </table:table-cell>
          <table:table-cell table:style-name="ce4" office:value-type="float" office:value="0.00001" calcext:value-type="float">
            <text:p>1.00E-005</text:p>
          </table:table-cell>
          <table:table-cell office:value-type="float" office:value="0.000021" calcext:value-type="float">
            <text:p>2.100E-005</text:p>
          </table:table-cell>
          <table:table-cell table:style-name="ce4" office:value-type="float" office:value="0.0000234" calcext:value-type="float">
            <text:p>2.34E-005</text:p>
          </table:table-cell>
          <table:table-cell table:style-name="ce4" office:value-type="float" office:value="0.000009" calcext:value-type="float">
            <text:p>9.00E-006</text:p>
          </table:table-cell>
          <table:table-cell table:number-columns-repeated="11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JLab Measurements of the 4He Form Factors at Large Momentum Transfers 2016</text:p>
          </table:table-cell>
          <table:table-cell table:number-columns-repeated="15"/>
        </table:table-row>
        <table:table-row table:style-name="ro4">
          <table:table-cell/>
          <table:table-cell office:value-type="string" calcext:value-type="string">
            <text:p>4He</text:p>
          </table:table-cell>
          <table:table-cell table:style-name="ce2" office:value-type="string" calcext:value-type="string">
            <text:p>Q^2 (fm^-2)</text:p>
          </table:table-cell>
          <table:table-cell office:value-type="string" calcext:value-type="string">
            <text:p>Energy (GeV)</text:p>
          </table:table-cell>
          <table:table-cell table:style-name="Default" office:value-type="string" calcext:value-type="string">
            <text:p>Theta (deg)</text:p>
          </table:table-cell>
          <table:table-cell table:style-name="ce1" office:value-type="string" calcext:value-type="string">
            <text:p>dsig/domega (cm^2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|Fc|</text:p>
          </table:table-cell>
          <table:table-cell office:value-type="string" calcext:value-type="string">
            <text:p>+/-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8.87" calcext:value-type="float">
            <text:p>28.87</text:p>
          </table:table-cell>
          <table:table-cell office:value-type="float" office:value="2.091" calcext:value-type="float">
            <text:p>2.091</text:p>
          </table:table-cell>
          <table:table-cell table:style-name="Default" office:value-type="float" office:value="30.52" calcext:value-type="float">
            <text:p>30.52</text:p>
          </table:table-cell>
          <table:table-cell table:style-name="ce4" office:value-type="float" office:value="2.04E-036" calcext:value-type="float">
            <text:p>2.04E-036</text:p>
          </table:table-cell>
          <table:table-cell table:style-name="ce4" office:value-type="float" office:value="1.8E-037" calcext:value-type="float">
            <text:p>1.80E-037</text:p>
          </table:table-cell>
          <table:table-cell table:style-name="ce4" office:value-type="float" office:value="0.00155" calcext:value-type="float">
            <text:p>1.55E-003</text:p>
          </table:table-cell>
          <table:table-cell table:style-name="ce4" office:value-type="float" office:value="0.00007" calcext:value-type="float">
            <text:p>7.00E-00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3.56" calcext:value-type="float">
            <text:p>33.56</text:p>
          </table:table-cell>
          <table:table-cell office:value-type="float" office:value="2.091" calcext:value-type="float">
            <text:p>2.091</text:p>
          </table:table-cell>
          <table:table-cell table:style-name="ce5" office:value-type="float" office:value="33.2" calcext:value-type="float">
            <text:p>33.2</text:p>
          </table:table-cell>
          <table:table-cell table:style-name="ce4" office:value-type="float" office:value="1.99E-037" calcext:value-type="float">
            <text:p>1.99E-037</text:p>
          </table:table-cell>
          <table:table-cell table:style-name="ce4" office:value-type="float" office:value="2.2E-038" calcext:value-type="float">
            <text:p>2.20E-038</text:p>
          </table:table-cell>
          <table:table-cell table:style-name="ce4" office:value-type="float" office:value="0.000577" calcext:value-type="float">
            <text:p>5.77E-004</text:p>
          </table:table-cell>
          <table:table-cell table:style-name="ce4" office:value-type="float" office:value="0.000032" calcext:value-type="float">
            <text:p>3.20E-00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8.92" calcext:value-type="float">
            <text:p>38.92</text:p>
          </table:table-cell>
          <table:table-cell office:value-type="float" office:value="2.091" calcext:value-type="float">
            <text:p>2.091</text:p>
          </table:table-cell>
          <table:table-cell table:style-name="ce5" office:value-type="float" office:value="36.11" calcext:value-type="float">
            <text:p>36.11</text:p>
          </table:table-cell>
          <table:table-cell table:style-name="ce4" office:value-type="float" office:value="1.69E-039" calcext:value-type="float">
            <text:p>1.69E-039</text:p>
          </table:table-cell>
          <table:table-cell table:style-name="ce4" office:value-type="float" office:value="4.2E-040" calcext:value-type="float">
            <text:p>4.20E-040</text:p>
          </table:table-cell>
          <table:table-cell table:style-name="ce4" office:value-type="float" office:value="0.000201" calcext:value-type="float">
            <text:p>2.01E-004</text:p>
          </table:table-cell>
          <table:table-cell table:style-name="ce4" office:value-type="float" office:value="0.000023" calcext:value-type="float">
            <text:p>2.30E-00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4.36" calcext:value-type="float">
            <text:p>44.36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19.25" calcext:value-type="float">
            <text:p>19.25</text:p>
          </table:table-cell>
          <table:table-cell table:style-name="ce4" office:value-type="float" office:value="9.51E-039" calcext:value-type="float">
            <text:p>9.51E-039</text:p>
          </table:table-cell>
          <table:table-cell table:style-name="ce4" office:value-type="float" office:value="2.76E-039" calcext:value-type="float">
            <text:p>2.76E-039</text:p>
          </table:table-cell>
          <table:table-cell table:style-name="ce4" office:value-type="float" office:value="0.0000801" calcext:value-type="float">
            <text:p>8.01E-005</text:p>
          </table:table-cell>
          <table:table-cell table:style-name="ce4" office:value-type="float" office:value="0.0000012" calcext:value-type="float">
            <text:p>1.20E-0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9.43" calcext:value-type="float">
            <text:p>49.43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20.4" calcext:value-type="float">
            <text:p>20.4</text:p>
          </table:table-cell>
          <table:table-cell table:style-name="ce4" office:value-type="float" office:value="2.14E-040" calcext:value-type="float">
            <text:p>2.14E-040</text:p>
          </table:table-cell>
          <table:table-cell table:style-name="ce4" office:value-type="float" office:value="1.01E-040" calcext:value-type="float">
            <text:p>1.01E-040</text:p>
          </table:table-cell>
          <table:table-cell table:style-name="ce4" office:value-type="float" office:value="0.0000136" calcext:value-type="float">
            <text:p>1.36E-005</text:p>
          </table:table-cell>
          <table:table-cell table:style-name="ce4" office:value-type="float" office:value="0.0000032" calcext:value-type="float">
            <text:p>3.20E-0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4.71" calcext:value-type="float">
            <text:p>54.71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21.56" calcext:value-type="float">
            <text:p>21.56</text:p>
          </table:table-cell>
          <table:table-cell table:style-name="ce4" office:value-type="float" office:value="1.87E-040" calcext:value-type="float">
            <text:p>1.87E-040</text:p>
          </table:table-cell>
          <table:table-cell table:style-name="ce4" office:value-type="float" office:value="8.8E-041" calcext:value-type="float">
            <text:p>8.80E-041</text:p>
          </table:table-cell>
          <table:table-cell table:style-name="ce4" office:value-type="float" office:value="0.0000142" calcext:value-type="float">
            <text:p>1.42E-005</text:p>
          </table:table-cell>
          <table:table-cell table:style-name="ce4" office:value-type="float" office:value="0.0000033" calcext:value-type="float">
            <text:p>3.30E-0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3.23" calcext:value-type="float">
            <text:p>63.23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2.86" calcext:value-type="float">
            <text:p>22.86</text:p>
          </table:table-cell>
          <table:table-cell table:style-name="ce4" office:value-type="float" office:value="2.84E-040" calcext:value-type="float">
            <text:p>2.84E-040</text:p>
          </table:table-cell>
          <table:table-cell table:style-name="ce4" office:value-type="float" office:value="1.91E-040" calcext:value-type="float">
            <text:p>1.91E-040</text:p>
          </table:table-cell>
          <table:table-cell table:style-name="ce4" office:value-type="float" office:value="0.0000202" calcext:value-type="float">
            <text:p>2.02E-005</text:p>
          </table:table-cell>
          <table:table-cell table:style-name="ce4" office:value-type="float" office:value="0.0000068" calcext:value-type="float">
            <text:p>6.80E-0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8.51" calcext:value-type="float">
            <text:p>68.51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3.9" calcext:value-type="float">
            <text:p>23.9</text:p>
          </table:table-cell>
          <table:table-cell table:style-name="ce4" office:value-type="float" office:value="2.97E-040" calcext:value-type="float">
            <text:p>2.97E-040</text:p>
          </table:table-cell>
          <table:table-cell table:style-name="ce4" office:value-type="float" office:value="1.99E-040" calcext:value-type="float">
            <text:p>1.99E-040</text:p>
          </table:table-cell>
          <table:table-cell table:style-name="ce4" office:value-type="float" office:value="0.0000226" calcext:value-type="float">
            <text:p>2.26E-005</text:p>
          </table:table-cell>
          <table:table-cell table:style-name="ce4" office:value-type="float" office:value="0.0000076" calcext:value-type="float">
            <text:p>7.60E-0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.95" calcext:value-type="float">
            <text:p>76.95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5.5" calcext:value-type="float">
            <text:p>25.5</text:p>
          </table:table-cell>
          <table:table-cell table:style-name="ce4" office:value-type="float" office:value="3.31E-041" calcext:value-type="float">
            <text:p>3.31E-041</text:p>
          </table:table-cell>
          <table:table-cell table:style-name="ce4" office:value-type="float" office:value="3.38E-041" calcext:value-type="float">
            <text:p>3.38E-041</text:p>
          </table:table-cell>
          <table:table-cell table:style-name="ce4" office:value-type="float" office:value="0.00000867" calcext:value-type="float">
            <text:p>8.67E-006</text:p>
          </table:table-cell>
          <table:table-cell table:style-name="ce4" office:value-type="float" office:value="0.00000443" calcext:value-type="float">
            <text:p>4.43E-006</text:p>
          </table:table-cell>
          <table:table-cell table:number-columns-repeated="9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w ref. Amroun ref 12 ref 7. 7D. H. Beck et all. , Phys. Rev. C 30, 1403 (1984).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. Sick, Nucl. Phys. A218, 509 (1974). Amroun ref 14 ref 14</text:p>
          </table:table-cell>
          <table:table-cell table:number-columns-repeated="3"/>
          <table:table-cell office:value-type="string" calcext:value-type="string">
            <text:p>Big Sick Paper on SOG.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. Nakagawa et al., Phys. Rev. Lett. 86, 5446 (2001). JLab 3He Ref 27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. C. Dunn et al., Phys. Rev. C27, 71 (1983); D. H. Beck et al., Phys. Rev. C30, 1403 (1984). JLab 3He Ref 28.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JLab 4He refs 18-21. Have 20/21 already.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epellin, J. P., Lehman, P., Lefrancois, J., Isabelle, D. B.: Phys. Lett. B16, 169 (1965);</text:p>
          </table:table-cell>
          <table:table-cell table:number-columns-repeated="16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New ref. Amroun ref 12 ref 7. 7D. H. Beck et all. , Phys. Rev. C 30, 1403 (1984).</text:p>
          </table:table-cell>
          <table:table-cell/>
          <table:table-cell table:style-name="Default"/>
          <table:table-cell/>
          <table:table-cell table:style-name="ce2"/>
          <table:table-cell table:number-columns-repeated="11"/>
        </table:table-row>
        <table:table-row table:style-name="ro4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Theta (deg.)</text:p>
          </table:table-cell>
          <table:table-cell table:style-name="Default" office:value-type="string" calcext:value-type="string">
            <text:p>Q^2 (fm^-2)</text:p>
          </table:table-cell>
          <table:table-cell table:style-name="ce7" office:value-type="string" calcext:value-type="string">
            <text:p>dsi/domega (cm^2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Plac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9.85" calcext:value-type="float">
            <text:p>29.85</text:p>
          </table:table-cell>
          <table:table-cell office:value-type="float" office:value="93.1" calcext:value-type="float">
            <text:p>93.1</text:p>
          </table:table-cell>
          <table:table-cell table:style-name="Default" office:value-type="float" office:value="0.0477" calcext:value-type="float">
            <text:p>0.0477</text:p>
          </table:table-cell>
          <table:table-cell table:style-name="ce4" office:value-type="float" office:value="9.3E-030" calcext:value-type="float">
            <text:p>9.30E-030</text:p>
          </table:table-cell>
          <table:table-cell table:style-name="ce4" office:value-type="float" office:value="5.5E-031" calcext:value-type="float">
            <text:p>5.50E-031</text:p>
          </table:table-cell>
          <table:table-cell office:value-type="string" calcext:value-type="string">
            <text:p>NB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1.85" calcext:value-type="float">
            <text:p>41.85</text:p>
          </table:table-cell>
          <table:table-cell office:value-type="float" office:value="93.1" calcext:value-type="float">
            <text:p>93.1</text:p>
          </table:table-cell>
          <table:table-cell table:style-name="Default" office:value-type="float" office:value="0.0934" calcext:value-type="float">
            <text:p>0.0934</text:p>
          </table:table-cell>
          <table:table-cell table:style-name="ce4" office:value-type="float" office:value="5.53E-030" calcext:value-type="float">
            <text:p>5.53E-030</text:p>
          </table:table-cell>
          <table:table-cell table:style-name="ce4" office:value-type="float" office:value="3E-031" calcext:value-type="float">
            <text:p>3.00E-031</text:p>
          </table:table-cell>
          <table:table-cell office:value-type="string" calcext:value-type="string">
            <text:p>NB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9.85" calcext:value-type="float">
            <text:p>29.85</text:p>
          </table:table-cell>
          <table:table-cell office:value-type="float" office:value="162.5" calcext:value-type="float">
            <text:p>162.5</text:p>
          </table:table-cell>
          <table:table-cell table:style-name="Default" office:value-type="float" office:value="0.0876" calcext:value-type="float">
            <text:p>0.0876</text:p>
          </table:table-cell>
          <table:table-cell table:style-name="ce4" office:value-type="float" office:value="2.79E-031" calcext:value-type="float">
            <text:p>2.79E-031</text:p>
          </table:table-cell>
          <table:table-cell table:style-name="ce4" office:value-type="float" office:value="2.1E-032" calcext:value-type="float">
            <text:p>2.10E-032</text:p>
          </table:table-cell>
          <table:table-cell office:value-type="string" calcext:value-type="string">
            <text:p>NB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0.252" calcext:value-type="float">
            <text:p>0.252</text:p>
          </table:table-cell>
          <table:table-cell table:style-name="ce4" office:value-type="float" office:value="5.72E-030" calcext:value-type="float">
            <text:p>5.72E-030</text:p>
          </table:table-cell>
          <table:table-cell table:style-name="ce4" office:value-type="float" office:value="2.1E-031" calcext:value-type="float">
            <text:p>2.10E-031</text:p>
          </table:table-cell>
          <table:table-cell office:value-type="string" calcext:value-type="string">
            <text:p>MI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0.563" calcext:value-type="float">
            <text:p>0.563</text:p>
          </table:table-cell>
          <table:table-cell table:style-name="ce4" office:value-type="float" office:value="2E-030" calcext:value-type="float">
            <text:p>2.00E-030</text:p>
          </table:table-cell>
          <table:table-cell table:style-name="ce4" office:value-type="float" office:value="2.9E-032" calcext:value-type="float">
            <text:p>2.90E-032</text:p>
          </table:table-cell>
          <table:table-cell office:value-type="string" calcext:value-type="string">
            <text:p>MI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0.561" calcext:value-type="float">
            <text:p>0.561</text:p>
          </table:table-cell>
          <table:table-cell table:style-name="ce4" office:value-type="float" office:value="8.04E-032" calcext:value-type="float">
            <text:p>8.04E-032</text:p>
          </table:table-cell>
          <table:table-cell table:style-name="ce4" office:value-type="float" office:value="9.3E-033" calcext:value-type="float">
            <text:p>9.30E-033</text:p>
          </table:table-cell>
          <table:table-cell office:value-type="string" calcext:value-type="string">
            <text:p>MI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.04" calcext:value-type="float">
            <text:p>1.04</text:p>
          </table:table-cell>
          <table:table-cell table:style-name="ce4" office:value-type="float" office:value="7.91E-031" calcext:value-type="float">
            <text:p>7.91E-031</text:p>
          </table:table-cell>
          <table:table-cell table:style-name="ce4" office:value-type="float" office:value="2.4E-032" calcext:value-type="float">
            <text:p>2.40E-032</text:p>
          </table:table-cell>
          <table:table-cell office:value-type="string" calcext:value-type="string">
            <text:p>MI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4" office:value-type="float" office:value="3.46E-031" calcext:value-type="float">
            <text:p>3.46E-031</text:p>
          </table:table-cell>
          <table:table-cell table:style-name="ce4" office:value-type="float" office:value="1.9E-032" calcext:value-type="float">
            <text:p>1.90E-032</text:p>
          </table:table-cell>
          <table:table-cell office:value-type="string" calcext:value-type="string">
            <text:p>MI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1.48" calcext:value-type="float">
            <text:p>1.48</text:p>
          </table:table-cell>
          <table:table-cell table:style-name="ce4" office:value-type="float" office:value="2.37E-032" calcext:value-type="float">
            <text:p>2.37E-032</text:p>
          </table:table-cell>
          <table:table-cell table:style-name="ce4" office:value-type="float" office:value="2E-033" calcext:value-type="float">
            <text:p>2.00E-033</text:p>
          </table:table-cell>
          <table:table-cell office:value-type="string" calcext:value-type="string">
            <text:p>MI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2.2" calcext:value-type="float">
            <text:p>2.2</text:p>
          </table:table-cell>
          <table:table-cell table:style-name="ce2" office:value-type="float" office:value="1.306E-031" calcext:value-type="float">
            <text:p>1.306E-031</text:p>
          </table:table-cell>
          <table:table-cell table:style-name="ce4" office:value-type="float" office:value="4.3E-033" calcext:value-type="float">
            <text:p>4.30E-033</text:p>
          </table:table-cell>
          <table:table-cell office:value-type="string" calcext:value-type="string">
            <text:p>MI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2.96" calcext:value-type="float">
            <text:p>2.96</text:p>
          </table:table-cell>
          <table:table-cell table:style-name="ce4" office:value-type="float" office:value="5.34E-032" calcext:value-type="float">
            <text:p>5.34E-032</text:p>
          </table:table-cell>
          <table:table-cell table:style-name="ce4" office:value-type="float" office:value="1.8E-033" calcext:value-type="float">
            <text:p>1.80E-033</text:p>
          </table:table-cell>
          <table:table-cell office:value-type="string" calcext:value-type="string">
            <text:p>MI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2.96" calcext:value-type="float">
            <text:p>2.96</text:p>
          </table:table-cell>
          <table:table-cell table:style-name="ce4" office:value-type="float" office:value="5.55E-033" calcext:value-type="float">
            <text:p>5.55E-033</text:p>
          </table:table-cell>
          <table:table-cell table:style-name="ce4" office:value-type="float" office:value="4.3E-034" calcext:value-type="float">
            <text:p>4.30E-034</text:p>
          </table:table-cell>
          <table:table-cell office:value-type="string" calcext:value-type="string">
            <text:p>MIT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</text:p>
          </table:table-cell>
          <table:table-cell table:style-name="Default" office:value-type="string" calcext:value-type="string">
            <text:p>dFc,r</text:p>
          </table:table-cell>
          <table:table-cell table:style-name="ce2" office:value-type="string" calcext:value-type="string">
            <text:p>dFc,s</text:p>
          </table:table-cell>
          <table:table-cell office:value-type="string" calcext:value-type="string">
            <text:p>dFc,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dFm,r</text:p>
          </table:table-cell>
          <table:table-cell table:style-name="ce2" office:value-type="string" calcext:value-type="string">
            <text:p>dFm,s</text:p>
          </table:table-cell>
          <table:table-cell office:value-type="string" calcext:value-type="string">
            <text:p>dFm,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51" calcext:value-type="float">
            <text:p>0.051</text:p>
          </table:table-cell>
          <table:table-cell office:value-type="float" office:value="0.967" calcext:value-type="float">
            <text:p>0.967</text:p>
          </table:table-cell>
          <table:table-cell table:style-name="Default" office:value-type="float" office:value="0.029" calcext:value-type="float">
            <text:p>0.029</text:p>
          </table:table-cell>
          <table:table-cell table:style-name="ce5" office:value-type="float" office:value="0.036" calcext:value-type="float">
            <text:p>0.03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098" calcext:value-type="float">
            <text:p>0.098</text:p>
          </table:table-cell>
          <table:table-cell office:value-type="float" office:value="1.039" calcext:value-type="float">
            <text:p>1.039</text:p>
          </table:table-cell>
          <table:table-cell table:style-name="Default" office:value-type="float" office:value="0.038" calcext:value-type="float">
            <text:p>0.038</text:p>
          </table:table-cell>
          <table:table-cell table:style-name="ce5" office:value-type="float" office:value="0.029" calcext:value-type="float">
            <text:p>0.029</text:p>
          </table:table-cell>
          <table:table-cell office:value-type="float" office:value="0.048" calcext:value-type="float">
            <text:p>0.048</text:p>
          </table:table-cell>
          <table:table-cell office:value-type="float" office:value="1.086" calcext:value-type="float">
            <text:p>1.086</text:p>
          </table:table-cell>
          <table:table-cell office:value-type="float" office:value="0.1" calcext:value-type="float">
            <text:p>0.1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7" calcext:value-type="float">
            <text:p>0.1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58" calcext:value-type="float">
            <text:p>0.258</text:p>
          </table:table-cell>
          <table:table-cell office:value-type="float" office:value="0.95" calcext:value-type="float">
            <text:p>0.95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ce5" office:value-type="float" office:value="0.022" calcext:value-type="float">
            <text:p>0.022</text:p>
          </table:table-cell>
          <table:table-cell office:value-type="float" office:value="0.028" calcext:value-type="float">
            <text:p>0.02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571" calcext:value-type="float">
            <text:p>0.571</text:p>
          </table:table-cell>
          <table:table-cell office:value-type="float" office:value="0.826" calcext:value-type="float">
            <text:p>0.826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ce5" office:value-type="float" office:value="0.013" calcext:value-type="float">
            <text:p>0.013</text:p>
          </table:table-cell>
          <table:table-cell office:value-type="float" office:value="0.023" calcext:value-type="float">
            <text:p>0.023</text:p>
          </table:table-cell>
          <table:table-cell office:value-type="float" office:value="0.806" calcext:value-type="float">
            <text:p>0.80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66" calcext:value-type="float">
            <text:p>0.0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697" calcext:value-type="float">
            <text:p>0.697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ce5"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.51" calcext:value-type="float">
            <text:p>1.51</text:p>
          </table:table-cell>
          <table:table-cell office:value-type="float" office:value="0.548" calcext:value-type="float">
            <text:p>0.548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ce5"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473" calcext:value-type="float">
            <text:p>0.47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6" calcext:value-type="float">
            <text:p>0.0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21" calcext:value-type="float">
            <text:p>2.21</text:p>
          </table:table-cell>
          <table:table-cell office:value-type="float" office:value="0.387" calcext:value-type="float">
            <text:p>0.387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ce5"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.98" calcext:value-type="float">
            <text:p>2.98</text:p>
          </table:table-cell>
          <table:table-cell office:value-type="float" office:value="0.282" calcext:value-type="float">
            <text:p>0.282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 office:value-type="float" office:value="0.26" calcext:value-type="float">
            <text:p>0.2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esorted Saskatoon Data (ref 2)</text:p>
          </table:table-cell>
          <table:table-cell/>
          <table:table-cell table:style-name="Default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872" calcext:value-type="float">
            <text:p>0.872</text:p>
          </table:table-cell>
          <table:table-cell table:style-name="Default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782" calcext:value-type="float">
            <text:p>0.782</text:p>
          </table:table-cell>
          <table:table-cell table:style-name="Default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785" calcext:value-type="float">
            <text:p>0.785</text:p>
          </table:table-cell>
          <table:table-cell table:style-name="Default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659" calcext:value-type="float">
            <text:p>0.659</text:p>
          </table:table-cell>
          <table:table-cell table:style-name="Default"/>
          <table:table-cell table:style-name="ce2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*I think all angles = 160 deg.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I. Nakagawa et al., Phys. Rev. Lett. 86, 5446 (2001). JLab 3He Ref 27</text:p>
          </table:table-cell>
          <table:table-cell table:number-columns-repeated="15"/>
        </table:table-row>
        <table:table-row table:style-name="ro5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Q^2 (fm^-2)</text:p>
          </table:table-cell>
          <table:table-cell table:style-name="ce7" office:value-type="string" calcext:value-type="string">
            <text:p>dsig/domega (nb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Charge (%)</text:p>
          </table:table-cell>
          <table:table-cell office:value-type="string" calcext:value-type="string">
            <text:p>|Fm(Q^2)|^2</text:p>
          </table:table-cell>
          <table:table-cell office:value-type="string" calcext:value-type="string">
            <text:p>+/-</text:p>
          </table:table-cell>
          <table:table-cell/>
          <table:table-cell office:value-type="string" calcext:value-type="string">
            <text:p>5 3He</text:p>
          </table:table-cell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Theta</text:p>
          </table:table-cell>
          <table:table-cell table:style-name="ce11" office:value-type="string" calcext:value-type="string">
            <text:p>XS (fm^2/sr)</text:p>
          </table:table-cell>
          <table:table-cell table:style-name="ce1" office:value-type="string" calcext:value-type="string">
            <text:p>Uncertainty (fm^2/sr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5.75" calcext:value-type="float">
            <text:p>5.75</text:p>
          </table:table-cell>
          <table:table-cell table:style-name="ce4" office:value-type="float" office:value="0.181" calcext:value-type="float">
            <text:p>1.81E-001</text:p>
          </table:table-cell>
          <table:table-cell table:style-name="ce4" office:value-type="float" office:value="0.012" calcext:value-type="float">
            <text:p>1.20E-002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0.00431" calcext:value-type="float">
            <text:p>4.31E-003</text:p>
          </table:table-cell>
          <table:table-cell table:style-name="ce4" office:value-type="float" office:value="0.00034" calcext:value-type="float">
            <text:p>3.40E-004</text:p>
          </table:table-cell>
          <table:table-cell table:number-columns-repeated="2"/>
          <table:table-cell table:formula="of:=[.C900]/1000" office:value-type="float" office:value="0.265" calcext:value-type="float">
            <text:p>0.265</text:p>
          </table:table-cell>
          <table:table-cell office:value-type="float" office:value="160" calcext:value-type="float">
            <text:p>160</text:p>
          </table:table-cell>
          <table:table-cell table:formula="of:=[.E900]*10^-7" office:value-type="float" office:value="0.0000000181" calcext:value-type="float">
            <text:p>1.810E-8</text:p>
          </table:table-cell>
          <table:table-cell table:formula="of:=[.F900]*10^-7" office:value-type="float" office:value="0.0000000012" calcext:value-type="float">
            <text:p>1.2E-0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office:value-type="float" office:value="18.8" calcext:value-type="float">
            <text:p>18.8</text:p>
          </table:table-cell>
          <table:table-cell table:style-name="ce4" office:value-type="float" office:value="0.0000355" calcext:value-type="float">
            <text:p>3.55E-005</text:p>
          </table:table-cell>
          <table:table-cell table:style-name="ce4" office:value-type="float" office:value="0.0000037" calcext:value-type="float">
            <text:p>3.70E-006</text:p>
          </table:table-cell>
          <table:table-cell office:value-type="float" office:value="86" calcext:value-type="float">
            <text:p>86</text:p>
          </table:table-cell>
          <table:table-cell table:style-name="ce4" office:value-type="float" office:value="0.0000000588" calcext:value-type="float">
            <text:p>5.88E-008</text:p>
          </table:table-cell>
          <table:table-cell table:style-name="ce4" office:value-type="float" office:value="0.000000126" calcext:value-type="float">
            <text:p>1.26E-007</text:p>
          </table:table-cell>
          <table:table-cell table:number-columns-repeated="2"/>
          <table:table-cell table:formula="of:=[.C901]/1000" office:value-type="float" office:value="0.508" calcext:value-type="float">
            <text:p>0.508</text:p>
          </table:table-cell>
          <table:table-cell office:value-type="float" office:value="160" calcext:value-type="float">
            <text:p>160</text:p>
          </table:table-cell>
          <table:table-cell table:formula="of:=[.E901]*10^-7" office:value-type="float" office:value="0.00000000000355" calcext:value-type="float">
            <text:p>3.550E-12</text:p>
          </table:table-cell>
          <table:table-cell table:formula="of:=[.F901]*10^-7" office:value-type="float" office:value="0.00000000000037" calcext:value-type="float">
            <text:p>3.7E-0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office:value-type="float" office:value="21.8" calcext:value-type="float">
            <text:p>21.8</text:p>
          </table:table-cell>
          <table:table-cell table:style-name="ce4" office:value-type="float" office:value="0.0000249" calcext:value-type="float">
            <text:p>2.49E-005</text:p>
          </table:table-cell>
          <table:table-cell table:style-name="ce4" office:value-type="float" office:value="0.000003" calcext:value-type="float">
            <text:p>3.00E-006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0308" calcext:value-type="float">
            <text:p>3.08E-007</text:p>
          </table:table-cell>
          <table:table-cell table:style-name="ce4" office:value-type="float" office:value="0.00000011" calcext:value-type="float">
            <text:p>1.10E-007</text:p>
          </table:table-cell>
          <table:table-cell table:number-columns-repeated="2"/>
          <table:table-cell table:formula="of:=[.C902]/1000" office:value-type="float" office:value="0.552" calcext:value-type="float">
            <text:p>0.552</text:p>
          </table:table-cell>
          <table:table-cell office:value-type="float" office:value="160" calcext:value-type="float">
            <text:p>160</text:p>
          </table:table-cell>
          <table:table-cell table:formula="of:=[.E902]*10^-7" office:value-type="float" office:value="0.00000000000249" calcext:value-type="float">
            <text:p>2.490E-12</text:p>
          </table:table-cell>
          <table:table-cell table:formula="of:=[.F902]*10^-7" office:value-type="float" office:value="0.0000000000003" calcext:value-type="float">
            <text:p>3E-0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7" calcext:value-type="float">
            <text:p>747</text:p>
          </table:table-cell>
          <table:table-cell office:value-type="float" office:value="36.3" calcext:value-type="float">
            <text:p>36.3</text:p>
          </table:table-cell>
          <table:table-cell table:style-name="ce4" office:value-type="float" office:value="0.00000116" calcext:value-type="float">
            <text:p>1.16E-006</text:p>
          </table:table-cell>
          <table:table-cell table:style-name="ce4" office:value-type="float" office:value="0.00000039" calcext:value-type="float">
            <text:p>3.90E-007</text:p>
          </table:table-cell>
          <table:table-cell office:value-type="float" office:value="33" calcext:value-type="float">
            <text:p>33</text:p>
          </table:table-cell>
          <table:table-cell table:style-name="ce4" office:value-type="float" office:value="0.0000000367" calcext:value-type="float">
            <text:p>3.67E-008</text:p>
          </table:table-cell>
          <table:table-cell table:style-name="ce4" office:value-type="float" office:value="0.0000000188" calcext:value-type="float">
            <text:p>1.88E-008</text:p>
          </table:table-cell>
          <table:table-cell table:number-columns-repeated="2"/>
          <table:table-cell table:formula="of:=[.C903]/1000" office:value-type="float" office:value="0.747" calcext:value-type="float">
            <text:p>0.747</text:p>
          </table:table-cell>
          <table:table-cell office:value-type="float" office:value="160" calcext:value-type="float">
            <text:p>160</text:p>
          </table:table-cell>
          <table:table-cell table:formula="of:=[.E903]*10^-7" office:value-type="float" office:value="0.000000000000116" calcext:value-type="float">
            <text:p>1.160E-13</text:p>
          </table:table-cell>
          <table:table-cell table:formula="of:=[.F903]*10^-7" office:value-type="float" office:value="0.000000000000039" calcext:value-type="float">
            <text:p>3.9E-0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2" calcext:value-type="float">
            <text:p>822</text:p>
          </table:table-cell>
          <table:table-cell office:value-type="float" office:value="42.6" calcext:value-type="float">
            <text:p>42.6</text:p>
          </table:table-cell>
          <table:table-cell table:style-name="ce4" office:value-type="float" office:value="0.000000284" calcext:value-type="float">
            <text:p>2.84E-007</text:p>
          </table:table-cell>
          <table:table-cell table:style-name="ce4" office:value-type="float" office:value="0.000000165" calcext:value-type="float">
            <text:p>1.65E-007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0.0000000113" calcext:value-type="float">
            <text:p>1.13E-008</text:p>
          </table:table-cell>
          <table:table-cell table:style-name="ce4" office:value-type="float" office:value="0.0000000088" calcext:value-type="float">
            <text:p>8.80E-009</text:p>
          </table:table-cell>
          <table:table-cell table:number-columns-repeated="2"/>
          <table:table-cell table:formula="of:=[.C904]/1000" office:value-type="float" office:value="0.822" calcext:value-type="float">
            <text:p>0.822</text:p>
          </table:table-cell>
          <table:table-cell office:value-type="float" office:value="160" calcext:value-type="float">
            <text:p>160</text:p>
          </table:table-cell>
          <table:table-cell table:formula="of:=[.E904]*10^-7" office:value-type="float" office:value="0.0000000000000284" calcext:value-type="float">
            <text:p>2.840E-14</text:p>
          </table:table-cell>
          <table:table-cell table:formula="of:=[.F904]*10^-7" office:value-type="float" office:value="0.0000000000000165" calcext:value-type="float">
            <text:p>1.65E-014</text:p>
          </table:table-cell>
          <table:table-cell table:number-columns-repeated="3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>
            <text:p>Structure of the He' Nucleus from Elastic Electron Scattering, Frosch, McCarthy. Phys. Rev. vol. 160 No.4, 20 Aug 1967</text:p>
          </table:table-cell>
          <table:table-cell table:number-columns-repeated="15"/>
        </table:table-row>
        <table:table-row table:style-name="ro4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Theta (deg.)</text:p>
          </table:table-cell>
          <table:table-cell office:value-type="string" calcext:value-type="string">
            <text:p>Q^2 (F^-2)</text:p>
          </table:table-cell>
          <table:table-cell table:style-name="ce1" office:value-type="string" calcext:value-type="string">
            <text:p>dsi/domega (cm^2/sr)</text:p>
          </table:table-cell>
          <table:table-cell office:value-type="string" calcext:value-type="string">
            <text:p>+/-</text:p>
          </table:table-cell>
          <table:table-cell/>
          <table:table-cell office:value-type="string" calcext:value-type="string">
            <text:p>Fch</text:p>
          </table:table-cell>
          <table:table-cell office:value-type="string" calcext:value-type="string">
            <text:p>+/-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0.5" calcext:value-type="float">
            <text:p>0.5</text:p>
          </table:table-cell>
          <table:table-cell table:style-name="ce4" office:value-type="float" office:value="2.65E-030" calcext:value-type="float">
            <text:p>2.65E-030</text:p>
          </table:table-cell>
          <table:table-cell table:style-name="ce4" office:value-type="float" office:value="1.5E-031" calcext:value-type="float">
            <text:p>1.50E-031</text:p>
          </table:table-cell>
          <table:table-cell/>
          <table:table-cell office:value-type="float" office:value="0.796" calcext:value-type="float">
            <text:p>0.796</text:p>
          </table:table-cell>
          <table:table-cell office:value-type="float" office:value="0.024" calcext:value-type="float">
            <text:p>0.0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0.53" calcext:value-type="float">
            <text:p>0.53</text:p>
          </table:table-cell>
          <table:table-cell table:style-name="ce4" office:value-type="float" office:value="2.36E-030" calcext:value-type="float">
            <text:p>2.36E-030</text:p>
          </table:table-cell>
          <table:table-cell table:style-name="ce4" office:value-type="float" office:value="1.4E-031" calcext:value-type="float">
            <text:p>1.40E-031</text:p>
          </table:table-cell>
          <table:table-cell/>
          <table:table-cell office:value-type="float" office:value="0.788" calcext:value-type="float">
            <text:p>0.788</text:p>
          </table:table-cell>
          <table:table-cell office:value-type="float" office:value="0.024" calcext:value-type="float">
            <text:p>0.0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0.5" calcext:value-type="float">
            <text:p>0.5</text:p>
          </table:table-cell>
          <table:table-cell table:style-name="ce4" office:value-type="float" office:value="9.2E-030" calcext:value-type="float">
            <text:p>9.20E-030</text:p>
          </table:table-cell>
          <table:table-cell table:style-name="ce4" office:value-type="float" office:value="5.5E-031" calcext:value-type="float">
            <text:p>5.50E-031</text:p>
          </table:table-cell>
          <table:table-cell/>
          <table:table-cell office:value-type="float" office:value="0.796" calcext:value-type="float">
            <text:p>0.796</text:p>
          </table:table-cell>
          <table:table-cell office:value-type="float" office:value="0.024" calcext:value-type="float">
            <text:p>0.0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84.1" calcext:value-type="float">
            <text:p>84.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9.8E-031" calcext:value-type="float">
            <text:p>9.80E-031</text:p>
          </table:table-cell>
          <table:table-cell table:style-name="ce4" office:value-type="float" office:value="5.9E-032" calcext:value-type="float">
            <text:p>5.90E-032</text:p>
          </table:table-cell>
          <table:table-cell/>
          <table:table-cell office:value-type="float" office:value="0.633" calcext:value-type="float">
            <text:p>0.633</text:p>
          </table:table-cell>
          <table:table-cell office:value-type="float" office:value="0.019" calcext:value-type="float">
            <text:p>0.0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1.1" calcext:value-type="float">
            <text:p>41.1</text:p>
          </table:table-cell>
          <table:table-cell table:style-name="ce5" office:value-type="float" office:value="0.5" calcext:value-type="float">
            <text:p>0.5</text:p>
          </table:table-cell>
          <table:table-cell table:style-name="ce2" office:value-type="float" office:value="1.845E-029" calcext:value-type="float">
            <text:p>1.845E-029</text:p>
          </table:table-cell>
          <table:table-cell table:style-name="ce4" office:value-type="float" office:value="1.1E-030" calcext:value-type="float">
            <text:p>1.10E-030</text:p>
          </table:table-cell>
          <table:table-cell/>
          <table:table-cell office:value-type="float" office:value="0.792" calcext:value-type="float">
            <text:p>0.792</text:p>
          </table:table-cell>
          <table:table-cell office:value-type="float" office:value="0.024" calcext:value-type="float">
            <text:p>0.0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2.32E-030" calcext:value-type="float">
            <text:p>2.32E-030</text:p>
          </table:table-cell>
          <table:table-cell table:style-name="ce4" office:value-type="float" office:value="1.4E-031" calcext:value-type="float">
            <text:p>1.40E-031</text:p>
          </table:table-cell>
          <table:table-cell/>
          <table:table-cell office:value-type="float" office:value="0.619" calcext:value-type="float">
            <text:p>0.619</text:p>
          </table:table-cell>
          <table:table-cell office:value-type="float" office:value="0.019" calcext:value-type="float">
            <text:p>0.0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.1" calcext:value-type="float">
            <text:p>76.1</text:p>
          </table:table-cell>
          <table:table-cell table:style-name="ce5" office:value-type="float" office:value="1.5" calcext:value-type="float">
            <text:p>1.5</text:p>
          </table:table-cell>
          <table:table-cell table:style-name="ce4" office:value-type="float" office:value="5.18E-031" calcext:value-type="float">
            <text:p>5.18E-031</text:p>
          </table:table-cell>
          <table:table-cell table:style-name="ce4" office:value-type="float" office:value="3.1E-032" calcext:value-type="float">
            <text:p>3.10E-032</text:p>
          </table:table-cell>
          <table:table-cell/>
          <table:table-cell office:value-type="float" office:value="0.492" calcext:value-type="float">
            <text:p>0.492</text:p>
          </table:table-cell>
          <table:table-cell office:value-type="float" office:value="0.015" calcext:value-type="float">
            <text:p>0.0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47" calcext:value-type="float">
            <text:p>4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4.23E-030" calcext:value-type="float">
            <text:p>4.23E-030</text:p>
          </table:table-cell>
          <table:table-cell table:style-name="ce4" office:value-type="float" office:value="2.5E-031" calcext:value-type="float">
            <text:p>2.50E-031</text:p>
          </table:table-cell>
          <table:table-cell/>
          <table:table-cell office:value-type="float" office:value="0.626" calcext:value-type="float">
            <text:p>0.626</text:p>
          </table:table-cell>
          <table:table-cell office:value-type="float" office:value="0.019" calcext:value-type="float">
            <text:p>0.0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58.8" calcext:value-type="float">
            <text:p>58.8</text:p>
          </table:table-cell>
          <table:table-cell table:style-name="ce5" office:value-type="float" office:value="1.5" calcext:value-type="float">
            <text:p>1.5</text:p>
          </table:table-cell>
          <table:table-cell table:style-name="ce2" office:value-type="float" office:value="1.032E-030" calcext:value-type="float">
            <text:p>1.032E-030</text:p>
          </table:table-cell>
          <table:table-cell table:style-name="ce4" office:value-type="float" office:value="1.2E-032" calcext:value-type="float">
            <text:p>1.20E-032</text:p>
          </table:table-cell>
          <table:table-cell/>
          <table:table-cell office:value-type="float" office:value="0.496" calcext:value-type="float">
            <text:p>0.496</text:p>
          </table:table-cell>
          <table:table-cell office:value-type="float" office:value="0.015" calcext:value-type="float">
            <text:p>0.0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69.5" calcext:value-type="float">
            <text:p>69.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.1E-031" calcext:value-type="float">
            <text:p>3.10E-031</text:p>
          </table:table-cell>
          <table:table-cell table:style-name="ce4" office:value-type="float" office:value="1.9E-032" calcext:value-type="float">
            <text:p>1.90E-032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float" office:value="0.012" calcext:value-type="float">
            <text:p>0.0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89.8" calcext:value-type="float">
            <text:p>89.8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4.1E-032" calcext:value-type="float">
            <text:p>4.10E-032</text:p>
          </table:table-cell>
          <table:table-cell table:style-name="ce4" office:value-type="float" office:value="2.5E-033" calcext:value-type="float">
            <text:p>2.50E-033</text:p>
          </table:table-cell>
          <table:table-cell/>
          <table:table-cell office:value-type="float" office:value="0.256" calcext:value-type="float">
            <text:p>0.256</text:p>
          </table:table-cell>
          <table:table-cell office:value-type="float" office:value="0.008" calcext:value-type="float">
            <text:p>0.0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48.2" calcext:value-type="float">
            <text:p>48.2</text:p>
          </table:table-cell>
          <table:table-cell table:style-name="ce5" office:value-type="float" office:value="1.5" calcext:value-type="float">
            <text:p>1.5</text:p>
          </table:table-cell>
          <table:table-cell table:style-name="ce2" office:value-type="float" office:value="1.635E-030" calcext:value-type="float">
            <text:p>1.635E-030</text:p>
          </table:table-cell>
          <table:table-cell table:style-name="ce4" office:value-type="float" office:value="9.8E-032" calcext:value-type="float">
            <text:p>9.80E-032</text:p>
          </table:table-cell>
          <table:table-cell/>
          <table:table-cell office:value-type="float" office:value="0.493" calcext:value-type="float">
            <text:p>0.493</text:p>
          </table:table-cell>
          <table:table-cell office:value-type="float" office:value="0.015" calcext:value-type="float">
            <text:p>0.0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56.5" calcext:value-type="float">
            <text:p>56.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5.27E-031" calcext:value-type="float">
            <text:p>5.27E-031</text:p>
          </table:table-cell>
          <table:table-cell table:style-name="ce4" office:value-type="float" office:value="3.2E-032" calcext:value-type="float">
            <text:p>3.20E-032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float" office:value="0.012" calcext:value-type="float">
            <text:p>0.0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86" calcext:value-type="float">
            <text:p>86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1.32E-032" calcext:value-type="float">
            <text:p>1.32E-032</text:p>
          </table:table-cell>
          <table:table-cell table:style-name="ce4" office:value-type="float" office:value="8E-034" calcext:value-type="float">
            <text:p>8.00E-034</text:p>
          </table:table-cell>
          <table:table-cell/>
          <table:table-cell office:value-type="float" office:value="0.1577" calcext:value-type="float">
            <text:p>0.1577</text:p>
          </table:table-cell>
          <table:table-cell office:value-type="float" office:value="0.05" calcext:value-type="float">
            <text:p>0.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59.9" calcext:value-type="float">
            <text:p>59.9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1.25E-031" calcext:value-type="float">
            <text:p>1.25E-031</text:p>
          </table:table-cell>
          <table:table-cell table:style-name="ce4" office:value-type="float" office:value="8E-033" calcext:value-type="float">
            <text:p>8.00E-033</text:p>
          </table:table-cell>
          <table:table-cell/>
          <table:table-cell office:value-type="float" office:value="0.253" calcext:value-type="float">
            <text:p>0.253</text:p>
          </table:table-cell>
          <table:table-cell office:value-type="float" office:value="0.008" calcext:value-type="float">
            <text:p>0.0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81.9" calcext:value-type="float">
            <text:p>81.9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4.73E-033" calcext:value-type="float">
            <text:p>4.73E-033</text:p>
          </table:table-cell>
          <table:table-cell table:style-name="ce4" office:value-type="float" office:value="3E-034" calcext:value-type="float">
            <text:p>3.00E-034</text:p>
          </table:table-cell>
          <table:table-cell/>
          <table:table-cell office:value-type="float" office:value="0.0988" calcext:value-type="float">
            <text:p>0.0988</text:p>
          </table:table-cell>
          <table:table-cell office:value-type="float" office:value="0.003" calcext:value-type="float">
            <text:p>0.0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1.4" calcext:value-type="float">
            <text:p>41.4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1.077E-030" calcext:value-type="float">
            <text:p>1.077E-030</text:p>
          </table:table-cell>
          <table:table-cell table:style-name="ce4" office:value-type="float" office:value="6.7E-032" calcext:value-type="float">
            <text:p>6.70E-032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012" calcext:value-type="float">
            <text:p>0.0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60.9" calcext:value-type="float">
            <text:p>60.9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3.53E-032" calcext:value-type="float">
            <text:p>3.53E-032</text:p>
          </table:table-cell>
          <table:table-cell table:style-name="ce4" office:value-type="float" office:value="2.2E-033" calcext:value-type="float">
            <text:p>2.20E-033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78" calcext:value-type="float">
            <text:p>78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1.81E-033" calcext:value-type="float">
            <text:p>1.81E-033</text:p>
          </table:table-cell>
          <table:table-cell table:style-name="ce4" office:value-type="float" office:value="1.7E-034" calcext:value-type="float">
            <text:p>1.70E-034</text:p>
          </table:table-cell>
          <table:table-cell/>
          <table:table-cell office:value-type="float" office:value="0.0628" calcext:value-type="float">
            <text:p>0.0628</text:p>
          </table:table-cell>
          <table:table-cell office:value-type="float" office:value="0.003" calcext:value-type="float">
            <text:p>0.0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40.6" calcext:value-type="float">
            <text:p>40.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3.17E-031" calcext:value-type="float">
            <text:p>3.17E-031</text:p>
          </table:table-cell>
          <table:table-cell table:style-name="ce4" office:value-type="float" office:value="1.9E-032" calcext:value-type="float">
            <text:p>1.90E-032</text:p>
          </table:table-cell>
          <table:table-cell/>
          <table:table-cell office:value-type="float" office:value="0.255" calcext:value-type="float">
            <text:p>0.255</text:p>
          </table:table-cell>
          <table:table-cell office:value-type="float" office:value="0.008" calcext:value-type="float">
            <text:p>0.0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3.9" calcext:value-type="float">
            <text:p>53.9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1.41E-032" calcext:value-type="float">
            <text:p>1.41E-032</text:p>
          </table:table-cell>
          <table:table-cell table:style-name="ce4" office:value-type="float" office:value="9E-034" calcext:value-type="float">
            <text:p>9.00E-034</text:p>
          </table:table-cell>
          <table:table-cell/>
          <table:table-cell office:value-type="float" office:value="0.0976" calcext:value-type="float">
            <text:p>0.0976</text:p>
          </table:table-cell>
          <table:table-cell office:value-type="float" office:value="0.003" calcext:value-type="float">
            <text:p>0.0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9.9" calcext:value-type="float">
            <text:p>59.9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3.11E-033" calcext:value-type="float">
            <text:p>3.11E-033</text:p>
          </table:table-cell>
          <table:table-cell table:style-name="ce4" office:value-type="float" office:value="3.2E-034" calcext:value-type="float">
            <text:p>3.20E-034</text:p>
          </table:table-cell>
          <table:table-cell/>
          <table:table-cell office:value-type="float" office:value="0.0576" calcext:value-type="float">
            <text:p>0.0576</text:p>
          </table:table-cell>
          <table:table-cell office:value-type="float" office:value="0.003" calcext:value-type="float">
            <text:p>0.0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5.9" calcext:value-type="float">
            <text:p>65.9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6.97E-034" calcext:value-type="float">
            <text:p>6.97E-034</text:p>
          </table:table-cell>
          <table:table-cell table:style-name="ce4" office:value-type="float" office:value="9.6E-035" calcext:value-type="float">
            <text:p>9.60E-035</text:p>
          </table:table-cell>
          <table:table-cell/>
          <table:table-cell office:value-type="float" office:value="0.0335" calcext:value-type="float">
            <text:p>0.0335</text:p>
          </table:table-cell>
          <table:table-cell office:value-type="float" office:value="0.0023" calcext:value-type="float">
            <text:p>0.00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1.3" calcext:value-type="float">
            <text:p>71.3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1.53E-034" calcext:value-type="float">
            <text:p>1.53E-034</text:p>
          </table:table-cell>
          <table:table-cell table:style-name="ce4" office:value-type="float" office:value="1.8E-035" calcext:value-type="float">
            <text:p>1.80E-035</text:p>
          </table:table-cell>
          <table:table-cell/>
          <table:table-cell office:value-type="float" office:value="0.0189" calcext:value-type="float">
            <text:p>0.0189</text:p>
          </table:table-cell>
          <table:table-cell office:value-type="float" office:value="0.0011" calcext:value-type="float">
            <text:p>0.00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39.1" calcext:value-type="float">
            <text:p>39.1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9.76E-032" calcext:value-type="float">
            <text:p>9.76E-032</text:p>
          </table:table-cell>
          <table:table-cell table:style-name="ce4" office:value-type="float" office:value="6.2E-033" calcext:value-type="float">
            <text:p>6.20E-033</text:p>
          </table:table-cell>
          <table:table-cell/>
          <table:table-cell office:value-type="float" office:value="0.1577" calcext:value-type="float">
            <text:p>0.1577</text:p>
          </table:table-cell>
          <table:table-cell office:value-type="float" office:value="0.005" calcext:value-type="float">
            <text:p>0.0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57.7" calcext:value-type="float">
            <text:p>57.7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2.58E-034" calcext:value-type="float">
            <text:p>2.58E-034</text:p>
          </table:table-cell>
          <table:table-cell table:style-name="ce4" office:value-type="float" office:value="4.9E-035" calcext:value-type="float">
            <text:p>4.90E-03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0017" calcext:value-type="float">
            <text:p>0.00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40.5" calcext:value-type="float">
            <text:p>40.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2.51E-032" calcext:value-type="float">
            <text:p>2.51E-032</text:p>
          </table:table-cell>
          <table:table-cell table:style-name="ce4" office:value-type="float" office:value="1.6E-033" calcext:value-type="float">
            <text:p>1.60E-033</text:p>
          </table:table-cell>
          <table:table-cell/>
          <table:table-cell office:value-type="float" office:value="0.0932" calcext:value-type="float">
            <text:p>0.0932</text:p>
          </table:table-cell>
          <table:table-cell office:value-type="float" office:value="0.003" calcext:value-type="float">
            <text:p>0.0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48.8" calcext:value-type="float">
            <text:p>48.8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1.45E-033" calcext:value-type="float">
            <text:p>1.45E-033</text:p>
          </table:table-cell>
          <table:table-cell table:style-name="ce4" office:value-type="float" office:value="1.2E-034" calcext:value-type="float">
            <text:p>1.20E-034</text:p>
          </table:table-cell>
          <table:table-cell/>
          <table:table-cell office:value-type="float" office:value="0.0332" calcext:value-type="float">
            <text:p>0.0332</text:p>
          </table:table-cell>
          <table:table-cell office:value-type="float" office:value="0.0014" calcext:value-type="float">
            <text:p>0.00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52.7" calcext:value-type="float">
            <text:p>52.7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1.95E-034" calcext:value-type="float">
            <text:p>1.95E-034</text:p>
          </table:table-cell>
          <table:table-cell table:style-name="ce4" office:value-type="float" office:value="6.4E-035" calcext:value-type="float">
            <text:p>6.40E-035</text:p>
          </table:table-cell>
          <table:table-cell/>
          <table:table-cell office:value-type="float" office:value="0.0143" calcext:value-type="float">
            <text:p>0.0143</text:p>
          </table:table-cell>
          <table:table-cell office:value-type="float" office:value="0.0024" calcext:value-type="float">
            <text:p>0.00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1.4" calcext:value-type="float">
            <text:p>41.4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7.7E-033" calcext:value-type="float">
            <text:p>7.70E-033</text:p>
          </table:table-cell>
          <table:table-cell table:style-name="ce4" office:value-type="float" office:value="8E-034" calcext:value-type="float">
            <text:p>8.00E-034</text:p>
          </table:table-cell>
          <table:table-cell/>
          <table:table-cell office:value-type="float" office:value="0.0582" calcext:value-type="float">
            <text:p>0.0582</text:p>
          </table:table-cell>
          <table:table-cell office:value-type="float" office:value="0.003" calcext:value-type="float">
            <text:p>0.0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8.5" calcext:value-type="float">
            <text:p>48.5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4.56E-034" calcext:value-type="float">
            <text:p>4.56E-034</text:p>
          </table:table-cell>
          <table:table-cell table:style-name="ce4" office:value-type="float" office:value="7.7E-035" calcext:value-type="float">
            <text:p>7.70E-035</text:p>
          </table:table-cell>
          <table:table-cell/>
          <table:table-cell office:value-type="float" office:value="0.0195" calcext:value-type="float">
            <text:p>0.0195</text:p>
          </table:table-cell>
          <table:table-cell office:value-type="float" office:value="0.0018" calcext:value-type="float">
            <text:p>0.00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2.01E-033" calcext:value-type="float">
            <text:p>2.01E-033</text:p>
          </table:table-cell>
          <table:table-cell table:style-name="ce4" office:value-type="float" office:value="1.9E-034" calcext:value-type="float">
            <text:p>1.90E-034</text:p>
          </table:table-cell>
          <table:table-cell/>
          <table:table-cell office:value-type="float" office:value="0.0301" calcext:value-type="float">
            <text:p>0.0301</text:p>
          </table:table-cell>
          <table:table-cell office:value-type="float" office:value="0.0014" calcext:value-type="float">
            <text:p>0.00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2.2" calcext:value-type="float">
            <text:p>42.2</text:p>
          </table:table-cell>
          <table:table-cell table:style-name="ce5" office:value-type="float" office:value="8.1" calcext:value-type="float">
            <text:p>8.1</text:p>
          </table:table-cell>
          <table:table-cell table:style-name="ce4" office:value-type="float" office:value="4.87E-034" calcext:value-type="float">
            <text:p>4.87E-034</text:p>
          </table:table-cell>
          <table:table-cell table:style-name="ce4" office:value-type="float" office:value="5.9E-035" calcext:value-type="float">
            <text:p>5.90E-035</text:p>
          </table:table-cell>
          <table:table-cell/>
          <table:table-cell office:value-type="float" office:value="0.0175" calcext:value-type="float">
            <text:p>0.0175</text:p>
          </table:table-cell>
          <table:table-cell office:value-type="float" office:value="0.0011" calcext:value-type="float">
            <text:p>0.00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3.4" calcext:value-type="float">
            <text:p>43.4</text:p>
          </table:table-cell>
          <table:table-cell table:style-name="ce5" office:value-type="float" office:value="8.5" calcext:value-type="float">
            <text:p>8.5</text:p>
          </table:table-cell>
          <table:table-cell table:style-name="ce4" office:value-type="float" office:value="1.95E-034" calcext:value-type="float">
            <text:p>1.95E-034</text:p>
          </table:table-cell>
          <table:table-cell table:style-name="ce4" office:value-type="float" office:value="3.7E-035" calcext:value-type="float">
            <text:p>3.70E-035</text:p>
          </table:table-cell>
          <table:table-cell/>
          <table:table-cell office:value-type="float" office:value="0.0118" calcext:value-type="float">
            <text:p>0.0118</text:p>
          </table:table-cell>
          <table:table-cell office:value-type="float" office:value="0.0011" calcext:value-type="float">
            <text:p>0.00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4.8" calcext:value-type="float">
            <text:p>44.8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5.79E-035" calcext:value-type="float">
            <text:p>5.79E-035</text:p>
          </table:table-cell>
          <table:table-cell table:style-name="ce4" office:value-type="float" office:value="2.55E-035" calcext:value-type="float">
            <text:p>2.55E-035</text:p>
          </table:table-cell>
          <table:table-cell/>
          <table:table-cell office:value-type="float" office:value="0.0069" calcext:value-type="float">
            <text:p>0.0069</text:p>
          </table:table-cell>
          <table:table-cell office:value-type="float" office:value="0.0015" calcext:value-type="float">
            <text:p>0.00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6.2" calcext:value-type="float">
            <text:p>46.2</text:p>
          </table:table-cell>
          <table:table-cell table:style-name="ce5" office:value-type="float" office:value="9.5" calcext:value-type="float">
            <text:p>9.5</text:p>
          </table:table-cell>
          <table:table-cell table:style-name="ce4" office:value-type="float" office:value="3.35E-035" calcext:value-type="float">
            <text:p>3.35E-035</text:p>
          </table:table-cell>
          <table:table-cell table:style-name="ce4" office:value-type="float" office:value="1.28E-035" calcext:value-type="float">
            <text:p>1.28E-035</text:p>
          </table:table-cell>
          <table:table-cell/>
          <table:table-cell office:value-type="float" office:value="0.0055" calcext:value-type="float">
            <text:p>0.0055</text:p>
          </table:table-cell>
          <table:table-cell office:value-type="float" office:value="0.0011" calcext:value-type="float">
            <text:p>0.00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7.6" calcext:value-type="float">
            <text:p>47.6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9.2E-036" calcext:value-type="float">
            <text:p>9.20E-036</text:p>
          </table:table-cell>
          <table:table-cell table:style-name="ce4" office:value-type="float" office:value="7.9E-036" calcext:value-type="float">
            <text:p>7.90E-036</text:p>
          </table:table-cell>
          <table:table-cell/>
          <table:table-cell office:value-type="float" office:value="0.0031" calcext:value-type="float">
            <text:p>0.0031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0019" calcext:value-type="float">
            <text:p>-0.00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8.9" calcext:value-type="float">
            <text:p>48.9</text:p>
          </table:table-cell>
          <table:table-cell table:style-name="ce5" office:value-type="float" office:value="10.5" calcext:value-type="float">
            <text:p>10.5</text:p>
          </table:table-cell>
          <table:table-cell table:style-name="ce4" office:value-type="float" office:value="4.6E-036" calcext:value-type="float">
            <text:p>4.60E-036</text:p>
          </table:table-cell>
          <table:table-cell table:style-name="ce4" office:value-type="float" office:value="5.9E-036" calcext:value-type="float">
            <text:p>5.90E-036</text:p>
          </table:table-cell>
          <table:table-cell table:style-name="ce4" office:value-type="float" office:value="-4.6E-036" calcext:value-type="float">
            <text:p>-4.60E-03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9" calcext:value-type="float">
            <text:p>0.0019</text:p>
          </table:table-cell>
          <table:table-cell office:value-type="float" office:value="-0.0022" calcext:value-type="float">
            <text:p>-0.00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0.2" calcext:value-type="float">
            <text:p>50.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.43E-035" calcext:value-type="float">
            <text:p>1.43E-035</text:p>
          </table:table-cell>
          <table:table-cell table:style-name="ce4" office:value-type="float" office:value="4.9E-036" calcext:value-type="float">
            <text:p>4.90E-036</text:p>
          </table:table-cell>
          <table:table-cell/>
          <table:table-cell office:value-type="float" office:value="0.0043" calcext:value-type="float">
            <text:p>0.0043</text:p>
          </table:table-cell>
          <table:table-cell/>
          <table:table-cell office:value-type="float" office:value="0.0007" calcext:value-type="float">
            <text:p>0.00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2.9" calcext:value-type="float">
            <text:p>52.9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3.75E-035" calcext:value-type="float">
            <text:p>3.75E-035</text:p>
          </table:table-cell>
          <table:table-cell table:style-name="ce4" office:value-type="float" office:value="1.06E-035" calcext:value-type="float">
            <text:p>1.06E-035</text:p>
          </table:table-cell>
          <table:table-cell/>
          <table:table-cell office:value-type="float" office:value="0.0078" calcext:value-type="float">
            <text:p>0.0078</text:p>
          </table:table-cell>
          <table:table-cell/>
          <table:table-cell office:value-type="float" office:value="0.0011" calcext:value-type="float">
            <text:p>0.00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6.7" calcext:value-type="float">
            <text:p>56.7</text:p>
          </table:table-cell>
          <table:table-cell table:style-name="ce5" office:value-type="float" office:value="13.5" calcext:value-type="float">
            <text:p>13.5</text:p>
          </table:table-cell>
          <table:table-cell table:style-name="ce4" office:value-type="float" office:value="3.96E-035" calcext:value-type="float">
            <text:p>3.96E-035</text:p>
          </table:table-cell>
          <table:table-cell table:style-name="ce4" office:value-type="float" office:value="6.6E-036" calcext:value-type="float">
            <text:p>6.60E-036</text:p>
          </table:table-cell>
          <table:table-cell/>
          <table:table-cell office:value-type="float" office:value="0.0094" calcext:value-type="float">
            <text:p>0.0094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0.4" calcext:value-type="float">
            <text:p>60.4</text:p>
          </table:table-cell>
          <table:table-cell table:style-name="ce5" office:value-type="float" office:value="15" calcext:value-type="float">
            <text:p>15</text:p>
          </table:table-cell>
          <table:table-cell table:style-name="ce4" office:value-type="float" office:value="2.68E-035" calcext:value-type="float">
            <text:p>2.68E-035</text:p>
          </table:table-cell>
          <table:table-cell table:style-name="ce4" office:value-type="float" office:value="6.6E-036" calcext:value-type="float">
            <text:p>6.60E-036</text:p>
          </table:table-cell>
          <table:table-cell/>
          <table:table-cell office:value-type="float" office:value="0.0089" calcext:value-type="float">
            <text:p>0.0089</text:p>
          </table:table-cell>
          <table:table-cell/>
          <table:table-cell office:value-type="float" office:value="0.0011" calcext:value-type="float">
            <text:p>0.00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2.8" calcext:value-type="float">
            <text:p>62.8</text:p>
          </table:table-cell>
          <table:table-cell table:style-name="ce5" office:value-type="float" office:value="16" calcext:value-type="float">
            <text:p>16</text:p>
          </table:table-cell>
          <table:table-cell table:style-name="ce4" office:value-type="float" office:value="2.76E-035" calcext:value-type="float">
            <text:p>2.76E-035</text:p>
          </table:table-cell>
          <table:table-cell table:style-name="ce4" office:value-type="float" office:value="4.3E-036" calcext:value-type="float">
            <text:p>4.30E-036</text:p>
          </table:table-cell>
          <table:table-cell/>
          <table:table-cell office:value-type="float" office:value="0.0098" calcext:value-type="float">
            <text:p>0.0098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7.8" calcext:value-type="float">
            <text:p>67.8</text:p>
          </table:table-cell>
          <table:table-cell table:style-name="ce5" office:value-type="float" office:value="18" calcext:value-type="float">
            <text:p>18</text:p>
          </table:table-cell>
          <table:table-cell table:style-name="ce4" office:value-type="float" office:value="1.35E-035" calcext:value-type="float">
            <text:p>1.35E-035</text:p>
          </table:table-cell>
          <table:table-cell table:style-name="ce4" office:value-type="float" office:value="2.7E-036" calcext:value-type="float">
            <text:p>2.70E-036</text:p>
          </table:table-cell>
          <table:table-cell/>
          <table:table-cell office:value-type="float" office:value="0.0082" calcext:value-type="float">
            <text:p>0.0082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72.5" calcext:value-type="float">
            <text:p>72.5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7.2E-036" calcext:value-type="float">
            <text:p>7.20E-036</text:p>
          </table:table-cell>
          <table:table-cell table:style-name="ce4" office:value-type="float" office:value="1.9E-036" calcext:value-type="float">
            <text:p>1.90E-036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09" calcext:value-type="float">
            <text:p>0.0009</text:p>
          </table:table-cell>
          <table:table-cell table:number-columns-repeated="7"/>
        </table:table-row>
        <table:table-row table:style-name="ro1" table:number-rows-repeated="4">
          <table:table-cell table:number-columns-repeated="18"/>
        </table:table-row>
        <table:table-row table:style-name="ro4">
          <table:table-cell table:number-columns-repeated="2"/>
          <table:table-cell office:value-type="string" calcext:value-type="string">
            <text:p>Repellin, J. P., Lehman, P., Lefrancois, J., Isabelle, D. B.: Phys. Lett. B16, 169 (1965);</text:p>
          </table:table-cell>
          <table:table-cell table:number-columns-repeated="5"/>
          <table:table-cell table:style-name="ce8" office:value-type="string" calcext:value-type="string">
            <text:p>DOI: <text:a xlink:href="http://dx.doi.org/10.1016/0031-9163(65)90172-1" xlink:type="simple">10.1016/0031-9163(65)90172-1</text:a>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fs 1,2 may have more 4He data.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^2</text:p>
          </table:table-cell>
          <table:table-cell office:value-type="string" calcext:value-type="string">
            <text:p>+/-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52" calcext:value-type="float">
            <text:p>2.52</text:p>
          </table:table-cell>
          <table:table-cell office:value-type="float" office:value="0.13" calcext:value-type="float">
            <text:p>0.13</text:p>
          </table:table-cell>
          <table:table-cell table:style-name="ce5" office:value-type="float" office:value="0.0033" calcext:value-type="float">
            <text:p>0.00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025" calcext:value-type="float">
            <text:p>3.025</text:p>
          </table:table-cell>
          <table:table-cell office:value-type="float" office:value="0.0815" calcext:value-type="float">
            <text:p>0.0815</text:p>
          </table:table-cell>
          <table:table-cell table:style-name="ce5" office:value-type="float" office:value="0.0028" calcext:value-type="float">
            <text:p>0.002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.53" calcext:value-type="float">
            <text:p>3.53</text:p>
          </table:table-cell>
          <table:table-cell office:value-type="float" office:value="0.05" calcext:value-type="float">
            <text:p>0.05</text:p>
          </table:table-cell>
          <table:table-cell table:style-name="ce5" office:value-type="float" office:value="0.0018" calcext:value-type="float">
            <text:p>0.001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.034" calcext:value-type="float">
            <text:p>4.034</text:p>
          </table:table-cell>
          <table:table-cell office:value-type="float" office:value="0.0318" calcext:value-type="float">
            <text:p>0.0318</text:p>
          </table:table-cell>
          <table:table-cell table:style-name="ce5" office:value-type="float" office:value="0.00093" calcext:value-type="float">
            <text:p>0.0009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.54" calcext:value-type="float">
            <text:p>4.54</text:p>
          </table:table-cell>
          <table:table-cell office:value-type="float" office:value="0.0206" calcext:value-type="float">
            <text:p>0.0206</text:p>
          </table:table-cell>
          <table:table-cell table:style-name="ce5" office:value-type="float" office:value="0.0006" calcext:value-type="float">
            <text:p>0.00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044" calcext:value-type="float">
            <text:p>5.044</text:p>
          </table:table-cell>
          <table:table-cell office:value-type="float" office:value="0.0122" calcext:value-type="float">
            <text:p>0.0122</text:p>
          </table:table-cell>
          <table:table-cell table:style-name="ce5" office:value-type="float" office:value="0.00045" calcext:value-type="float">
            <text:p>0.0004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544" calcext:value-type="float">
            <text:p>5.544</text:p>
          </table:table-cell>
          <table:table-cell office:value-type="float" office:value="0.00825" calcext:value-type="float">
            <text:p>0.00825</text:p>
          </table:table-cell>
          <table:table-cell table:style-name="ce5" office:value-type="float" office:value="0.00042" calcext:value-type="float">
            <text:p>0.0004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.05" calcext:value-type="float">
            <text:p>6.05</text:p>
          </table:table-cell>
          <table:table-cell office:value-type="float" office:value="0.00464" calcext:value-type="float">
            <text:p>0.00464</text:p>
          </table:table-cell>
          <table:table-cell table:style-name="ce5" office:value-type="float" office:value="0.00027" calcext:value-type="float">
            <text:p>0.0002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.56" calcext:value-type="float">
            <text:p>6.56</text:p>
          </table:table-cell>
          <table:table-cell office:value-type="float" office:value="0.0022" calcext:value-type="float">
            <text:p>0.0022</text:p>
          </table:table-cell>
          <table:table-cell table:style-name="ce5" office:value-type="float" office:value="0.00015" calcext:value-type="float">
            <text:p>0.0001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.05" calcext:value-type="float">
            <text:p>7.05</text:p>
          </table:table-cell>
          <table:table-cell office:value-type="float" office:value="0.00134" calcext:value-type="float">
            <text:p>0.00134</text:p>
          </table:table-cell>
          <table:table-cell table:style-name="ce5" office:value-type="float" office:value="0.000094" calcext:value-type="float">
            <text:p>0.00009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.57" calcext:value-type="float">
            <text:p>7.57</text:p>
          </table:table-cell>
          <table:table-cell office:value-type="float" office:value="0.00085" calcext:value-type="float">
            <text:p>0.00085</text:p>
          </table:table-cell>
          <table:table-cell table:style-name="ce5" office:value-type="float" office:value="0.00015" calcext:value-type="float">
            <text:p>0.0001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.07" calcext:value-type="float">
            <text:p>8.07</text:p>
          </table:table-cell>
          <table:table-cell office:value-type="float" office:value="0.000266" calcext:value-type="float">
            <text:p>0.000266</text:p>
          </table:table-cell>
          <table:table-cell table:style-name="ce5" office:value-type="float" office:value="0.000042" calcext:value-type="float">
            <text:p>0.000042</text:p>
          </table:table-cell>
          <table:table-cell table:number-columns-repeated="13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ELASTIC ELECTRON SCATTERING ON 4 He AT ENERGIES BETWEEN 30 AND 59 MeV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U. Erich, H. Frank, D. Haas and H. Prang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Zeitschrift für Physik 209, 208-218 (1968)</text:p>
          </table:table-cell>
          <table:table-cell table:number-columns-repeated="15"/>
        </table:table-row>
        <table:table-row table:style-name="ro4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ce1" office:value-type="string" calcext:value-type="string">
            <text:p>Sig_alpha (fm^2/sr)</text:p>
          </table:table-cell>
          <table:table-cell office:value-type="string" calcext:value-type="string">
            <text:p>Error (%)</text:p>
          </table:table-cell>
          <table:table-cell office:value-type="string" calcext:value-type="string">
            <text:p>F^2</text:p>
          </table:table-cell>
          <table:table-cell office:value-type="string" calcext:value-type="string">
            <text:p>Error (%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2026" calcext:value-type="float">
            <text:p>0.02026</text:p>
          </table:table-cell>
          <table:table-cell office:value-type="float" office:value="29.59" calcext:value-type="float">
            <text:p>29.59</text:p>
          </table:table-cell>
          <table:table-cell table:style-name="ce5" office:value-type="float" office:value="56.77" calcext:value-type="float">
            <text:p>56.77</text:p>
          </table:table-cell>
          <table:table-cell table:style-name="ce2" office:value-type="float" office:value="0.03568" calcext:value-type="float">
            <text:p>3.568E-002</text:p>
          </table:table-cell>
          <table:table-cell office:value-type="float" office:value="1.48" calcext:value-type="float">
            <text:p>1.48</text:p>
          </table:table-cell>
          <table:table-cell office:value-type="float" office:value="0.9835" calcext:value-type="float">
            <text:p>0.9835</text:p>
          </table:table-cell>
          <table:table-cell office:value-type="float" office:value="1.3" calcext:value-type="float">
            <text:p>1.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2026" calcext:value-type="float">
            <text:p>0.02026</text:p>
          </table:table-cell>
          <table:table-cell office:value-type="float" office:value="29.59" calcext:value-type="float">
            <text:p>29.59</text:p>
          </table:table-cell>
          <table:table-cell table:style-name="ce5" office:value-type="float" office:value="56.77" calcext:value-type="float">
            <text:p>56.77</text:p>
          </table:table-cell>
          <table:table-cell table:style-name="ce2" office:value-type="float" office:value="0.03574" calcext:value-type="float">
            <text:p>3.574E-002</text:p>
          </table:table-cell>
          <table:table-cell office:value-type="float" office:value="1.48" calcext:value-type="float">
            <text:p>1.48</text:p>
          </table:table-cell>
          <table:table-cell office:value-type="float" office:value="0.9853" calcext:value-type="float">
            <text:p>0.9853</text:p>
          </table:table-cell>
          <table:table-cell office:value-type="float" office:value="1.4" calcext:value-type="float">
            <text:p>1.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3953" calcext:value-type="float">
            <text:p>0.03953</text:p>
          </table:table-cell>
          <table:table-cell office:value-type="float" office:value="34.81" calcext:value-type="float">
            <text:p>34.81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1097" calcext:value-type="float">
            <text:p>1.097E-002</text:p>
          </table:table-cell>
          <table:table-cell office:value-type="float" office:value="1.6" calcext:value-type="float">
            <text:p>1.6</text:p>
          </table:table-cell>
          <table:table-cell office:value-type="float" office:value="0.9521" calcext:value-type="float">
            <text:p>0.9521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3953" calcext:value-type="float">
            <text:p>0.03953</text:p>
          </table:table-cell>
          <table:table-cell office:value-type="float" office:value="34.81" calcext:value-type="float">
            <text:p>34.81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1126" calcext:value-type="float">
            <text:p>1.126E-002</text:p>
          </table:table-cell>
          <table:table-cell office:value-type="float" office:value="1.6" calcext:value-type="float">
            <text:p>1.6</text:p>
          </table:table-cell>
          <table:table-cell office:value-type="float" office:value="0.9766" calcext:value-type="float">
            <text:p>0.9766</text:p>
          </table:table-cell>
          <table:table-cell office:value-type="float" office:value="1.3" calcext:value-type="float">
            <text:p>1.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4859" calcext:value-type="float">
            <text:p>0.04859</text:p>
          </table:table-cell>
          <table:table-cell office:value-type="float" office:value="30.13" calcext:value-type="float">
            <text:p>30.13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3822" calcext:value-type="float">
            <text:p>3.822E-003</text:p>
          </table:table-cell>
          <table:table-cell office:value-type="float" office:value="1.86" calcext:value-type="float">
            <text:p>1.86</text:p>
          </table:table-cell>
          <table:table-cell office:value-type="float" office:value="0.9636" calcext:value-type="float">
            <text:p>0.9636</text:p>
          </table:table-cell>
          <table:table-cell office:value-type="float" office:value="1.3" calcext:value-type="float">
            <text:p>1.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4868" calcext:value-type="float">
            <text:p>0.04868</text:p>
          </table:table-cell>
          <table:table-cell office:value-type="float" office:value="30.16" calcext:value-type="float">
            <text:p>30.16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3749" calcext:value-type="float">
            <text:p>3.749E-003</text:p>
          </table:table-cell>
          <table:table-cell office:value-type="float" office:value="1.86" calcext:value-type="float">
            <text:p>1.86</text:p>
          </table:table-cell>
          <table:table-cell office:value-type="float" office:value="0.9564" calcext:value-type="float">
            <text:p>0.956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6678" calcext:value-type="float">
            <text:p>0.06678</text:p>
          </table:table-cell>
          <table:table-cell office:value-type="float" office:value="35.35" calcext:value-type="float">
            <text:p>35.35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2718" calcext:value-type="float">
            <text:p>2.718E-003</text:p>
          </table:table-cell>
          <table:table-cell office:value-type="float" office:value="1.8" calcext:value-type="float">
            <text:p>1.8</text:p>
          </table:table-cell>
          <table:table-cell office:value-type="float" office:value="0.9454" calcext:value-type="float">
            <text:p>0.9454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6754" calcext:value-type="float">
            <text:p>0.06754</text:p>
          </table:table-cell>
          <table:table-cell office:value-type="float" office:value="39.69" calcext:value-type="float">
            <text:p>39.69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3945" calcext:value-type="float">
            <text:p>3.945E-003</text:p>
          </table:table-cell>
          <table:table-cell office:value-type="float" office:value="1.7" calcext:value-type="float">
            <text:p>1.7</text:p>
          </table:table-cell>
          <table:table-cell office:value-type="float" office:value="0.9173" calcext:value-type="float">
            <text:p>0.9173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0858" calcext:value-type="float">
            <text:p>0.10858</text:p>
          </table:table-cell>
          <table:table-cell office:value-type="float" office:value="36.3" calcext:value-type="float">
            <text:p>36.3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3977" calcext:value-type="float">
            <text:p>3.977E-004</text:p>
          </table:table-cell>
          <table:table-cell office:value-type="float" office:value="1.95" calcext:value-type="float">
            <text:p>1.95</text:p>
          </table:table-cell>
          <table:table-cell office:value-type="float" office:value="0.9028" calcext:value-type="float">
            <text:p>0.902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0898" calcext:value-type="float">
            <text:p>0.10898</text:p>
          </table:table-cell>
          <table:table-cell office:value-type="float" office:value="45.22" calcext:value-type="float">
            <text:p>45.22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61" calcext:value-type="float">
            <text:p>1.610E-003</text:p>
          </table:table-cell>
          <table:table-cell office:value-type="float" office:value="1.69" calcext:value-type="float">
            <text:p>1.69</text:p>
          </table:table-cell>
          <table:table-cell office:value-type="float" office:value="0.9201" calcext:value-type="float">
            <text:p>0.920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0916" calcext:value-type="float">
            <text:p>0.10916</text:p>
          </table:table-cell>
          <table:table-cell office:value-type="float" office:value="57.96" calcext:value-type="float">
            <text:p>57.96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03699" calcext:value-type="float">
            <text:p>3.699E-003</text:p>
          </table:table-cell>
          <table:table-cell office:value-type="float" office:value="1.42" calcext:value-type="float">
            <text:p>1.42</text:p>
          </table:table-cell>
          <table:table-cell office:value-type="float" office:value="0.895" calcext:value-type="float">
            <text:p>0.89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094" calcext:value-type="float">
            <text:p>0.1094</text:p>
          </table:table-cell>
          <table:table-cell office:value-type="float" office:value="38.55" calcext:value-type="float">
            <text:p>38.55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6398" calcext:value-type="float">
            <text:p>6.398E-004</text:p>
          </table:table-cell>
          <table:table-cell office:value-type="float" office:value="1.88" calcext:value-type="float">
            <text:p>1.88</text:p>
          </table:table-cell>
          <table:table-cell office:value-type="float" office:value="0.8863" calcext:value-type="float">
            <text:p>0.8863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094" calcext:value-type="float">
            <text:p>0.1094</text:p>
          </table:table-cell>
          <table:table-cell office:value-type="float" office:value="38.55" calcext:value-type="float">
            <text:p>38.55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6532" calcext:value-type="float">
            <text:p>6.532E-004</text:p>
          </table:table-cell>
          <table:table-cell office:value-type="float" office:value="1.88" calcext:value-type="float">
            <text:p>1.88</text:p>
          </table:table-cell>
          <table:table-cell office:value-type="float" office:value="0.9049" calcext:value-type="float">
            <text:p>0.9049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2668" calcext:value-type="float">
            <text:p>0.12668</text:p>
          </table:table-cell>
          <table:table-cell office:value-type="float" office:value="44.6" calcext:value-type="float">
            <text:p>44.6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8705" calcext:value-type="float">
            <text:p>8.705E-004</text:p>
          </table:table-cell>
          <table:table-cell office:value-type="float" office:value="1.75" calcext:value-type="float">
            <text:p>1.75</text:p>
          </table:table-cell>
          <table:table-cell office:value-type="float" office:value="0.8897" calcext:value-type="float">
            <text:p>0.8897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2668" calcext:value-type="float">
            <text:p>0.12668</text:p>
          </table:table-cell>
          <table:table-cell office:value-type="float" office:value="44.6" calcext:value-type="float">
            <text:p>44.6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8712" calcext:value-type="float">
            <text:p>8.712E-004</text:p>
          </table:table-cell>
          <table:table-cell office:value-type="float" office:value="1.75" calcext:value-type="float">
            <text:p>1.75</text:p>
          </table:table-cell>
          <table:table-cell office:value-type="float" office:value="0.8905" calcext:value-type="float">
            <text:p>0.8905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2805" calcext:value-type="float">
            <text:p>0.12805</text:p>
          </table:table-cell>
          <table:table-cell office:value-type="float" office:value="54.74" calcext:value-type="float">
            <text:p>54.74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2027" calcext:value-type="float">
            <text:p>2.027E-003</text:p>
          </table:table-cell>
          <table:table-cell office:value-type="float" office:value="1.53" calcext:value-type="float">
            <text:p>1.53</text:p>
          </table:table-cell>
          <table:table-cell office:value-type="float" office:value="0.8945" calcext:value-type="float">
            <text:p>0.8945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2805" calcext:value-type="float">
            <text:p>0.12805</text:p>
          </table:table-cell>
          <table:table-cell office:value-type="float" office:value="54.74" calcext:value-type="float">
            <text:p>54.74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2006" calcext:value-type="float">
            <text:p>2.006E-003</text:p>
          </table:table-cell>
          <table:table-cell office:value-type="float" office:value="1.53" calcext:value-type="float">
            <text:p>1.53</text:p>
          </table:table-cell>
          <table:table-cell office:value-type="float" office:value="0.8855" calcext:value-type="float">
            <text:p>0.8855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3307" calcext:value-type="float">
            <text:p>0.13307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247" calcext:value-type="float">
            <text:p>1.247E-003</text:p>
          </table:table-cell>
          <table:table-cell office:value-type="float" office:value="1.64" calcext:value-type="float">
            <text:p>1.64</text:p>
          </table:table-cell>
          <table:table-cell office:value-type="float" office:value="0.8731" calcext:value-type="float">
            <text:p>0.8731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3317" calcext:value-type="float">
            <text:p>0.13317</text:p>
          </table:table-cell>
          <table:table-cell office:value-type="float" office:value="50.02" calcext:value-type="float">
            <text:p>50.02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268" calcext:value-type="float">
            <text:p>1.268E-003</text:p>
          </table:table-cell>
          <table:table-cell office:value-type="float" office:value="1.64" calcext:value-type="float">
            <text:p>1.64</text:p>
          </table:table-cell>
          <table:table-cell office:value-type="float" office:value="0.8881" calcext:value-type="float">
            <text:p>0.8881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9006" calcext:value-type="float">
            <text:p>0.19006</text:p>
          </table:table-cell>
          <table:table-cell office:value-type="float" office:value="54.72" calcext:value-type="float">
            <text:p>54.72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474" calcext:value-type="float">
            <text:p>5.474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464" calcext:value-type="float">
            <text:p>0.8464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9006" calcext:value-type="float">
            <text:p>0.19006</text:p>
          </table:table-cell>
          <table:table-cell office:value-type="float" office:value="54.72" calcext:value-type="float">
            <text:p>54.72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383" calcext:value-type="float">
            <text:p>5.383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323" calcext:value-type="float">
            <text:p>0.8323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9026" calcext:value-type="float">
            <text:p>0.19026</text:p>
          </table:table-cell>
          <table:table-cell office:value-type="float" office:value="54.75" calcext:value-type="float">
            <text:p>54.75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328" calcext:value-type="float">
            <text:p>5.32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45" calcext:value-type="float">
            <text:p>0.8245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9047" calcext:value-type="float">
            <text:p>0.19047</text:p>
          </table:table-cell>
          <table:table-cell office:value-type="float" office:value="54.78" calcext:value-type="float">
            <text:p>54.78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469" calcext:value-type="float">
            <text:p>5.469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473" calcext:value-type="float">
            <text:p>0.8473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19047" calcext:value-type="float">
            <text:p>0.19047</text:p>
          </table:table-cell>
          <table:table-cell office:value-type="float" office:value="54.78" calcext:value-type="float">
            <text:p>54.78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297" calcext:value-type="float">
            <text:p>5.297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08" calcext:value-type="float">
            <text:p>0.8208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22504" calcext:value-type="float">
            <text:p>0.22504</text:p>
          </table:table-cell>
          <table:table-cell office:value-type="float" office:value="55.47" calcext:value-type="float">
            <text:p>55.47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758" calcext:value-type="float">
            <text:p>2.75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7986" calcext:value-type="float">
            <text:p>0.7986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22552" calcext:value-type="float">
            <text:p>0.22552</text:p>
          </table:table-cell>
          <table:table-cell office:value-type="float" office:value="55.53" calcext:value-type="float">
            <text:p>55.53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875" calcext:value-type="float">
            <text:p>2.875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342" calcext:value-type="float">
            <text:p>0.8342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22552" calcext:value-type="float">
            <text:p>0.22552</text:p>
          </table:table-cell>
          <table:table-cell office:value-type="float" office:value="55.53" calcext:value-type="float">
            <text:p>55.53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848" calcext:value-type="float">
            <text:p>2.84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63" calcext:value-type="float">
            <text:p>0.8263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27933" calcext:value-type="float">
            <text:p>0.27933</text:p>
          </table:table-cell>
          <table:table-cell office:value-type="float" office:value="58.5" calcext:value-type="float">
            <text:p>58.5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276" calcext:value-type="float">
            <text:p>1.276E-004</text:p>
          </table:table-cell>
          <table:table-cell office:value-type="float" office:value="1.53" calcext:value-type="float">
            <text:p>1.53</text:p>
          </table:table-cell>
          <table:table-cell office:value-type="float" office:value="0.7629" calcext:value-type="float">
            <text:p>0.7629</text:p>
          </table:table-cell>
          <table:table-cell office:value-type="float" office:value="1.8" calcext:value-type="float">
            <text:p>1.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28103" calcext:value-type="float">
            <text:p>0.28103</text:p>
          </table:table-cell>
          <table:table-cell office:value-type="float" office:value="58.68" calcext:value-type="float">
            <text:p>58.68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315" calcext:value-type="float">
            <text:p>1.315E-004</text:p>
          </table:table-cell>
          <table:table-cell office:value-type="float" office:value="1.53" calcext:value-type="float">
            <text:p>1.53</text:p>
          </table:table-cell>
          <table:table-cell office:value-type="float" office:value="0.7905" calcext:value-type="float">
            <text:p>0.7905</text:p>
          </table:table-cell>
          <table:table-cell office:value-type="float" office:value="1.6" calcext:value-type="float">
            <text:p>1.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28236" calcext:value-type="float">
            <text:p>0.28236</text:p>
          </table:table-cell>
          <table:table-cell office:value-type="float" office:value="58.82" calcext:value-type="float">
            <text:p>58.82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308" calcext:value-type="float">
            <text:p>1.308E-004</text:p>
          </table:table-cell>
          <table:table-cell office:value-type="float" office:value="1.52" calcext:value-type="float">
            <text:p>1.52</text:p>
          </table:table-cell>
          <table:table-cell office:value-type="float" office:value="0.7902" calcext:value-type="float">
            <text:p>0.790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https://jeffersonlablib.on.worldcat.org/oclc/4607556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http://catalog.crl.edu/search/o?SEARCH=4607556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A.V. Gunten, thesis, lnst.f.Kemphysik, TH Darmstadt (1982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mroun 1994 ref 9 ref 5</text:p>
          </table:table-cell>
          <table:table-cell table:number-columns-repeated="15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>
            <text:p>Triton form factor from 0.29 to 1.00 fm^-2. Beck, Asai. Phys. Rev. C Vol. 125 No.3 March 198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Energy (MeV)</text:p>
          </table:table-cell>
          <table:table-cell table:style-name="Default" office:value-type="string" calcext:value-type="string">
            <text:p>Angle (deg.)</text:p>
          </table:table-cell>
          <table:table-cell table:style-name="ce2" office:value-type="string" calcext:value-type="string">
            <text:p>dsig/domega (ub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G_E</text:p>
          </table:table-cell>
          <table:table-cell office:value-type="string" calcext:value-type="string">
            <text:p>+/-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29" calcext:value-type="float">
            <text:p>0.29</text:p>
          </table:table-cell>
          <table:table-cell office:value-type="float" office:value="77.2" calcext:value-type="float">
            <text:p>77.2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4.52" calcext:value-type="float">
            <text:p>4.52</text:p>
          </table:table-cell>
          <table:table-cell office:value-type="float" office:value="0.03" calcext:value-type="float">
            <text:p>0.03</text:p>
          </table:table-cell>
          <table:table-cell office:value-type="float" office:value="0.885" calcext:value-type="float">
            <text:p>0.885</text:p>
          </table:table-cell>
          <table:table-cell office:value-type="float" office:value="0.063" calcext:value-type="float">
            <text:p>0.06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386" calcext:value-type="float">
            <text:p>0.386</text:p>
          </table:table-cell>
          <table:table-cell office:value-type="float" office:value="89.4" calcext:value-type="float">
            <text:p>89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3.3" calcext:value-type="float">
            <text:p>3.3</text:p>
          </table:table-cell>
          <table:table-cell office:value-type="float" office:value="0.03" calcext:value-type="float">
            <text:p>0.03</text:p>
          </table:table-cell>
          <table:table-cell office:value-type="float" office:value="0.863" calcext:value-type="float">
            <text:p>0.863</text:p>
          </table:table-cell>
          <table:table-cell office:value-type="float" office:value="0.055" calcext:value-type="float">
            <text:p>0.05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office:value-type="float" office:value="96.8" calcext:value-type="float">
            <text:p>96.8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2.28" calcext:value-type="float">
            <text:p>2.28</text:p>
          </table:table-cell>
          <table:table-cell office:value-type="float" office:value="0.03" calcext:value-type="float">
            <text:p>0.03</text:p>
          </table:table-cell>
          <table:table-cell office:value-type="float" office:value="0.769" calcext:value-type="float">
            <text:p>0.769</text:p>
          </table:table-cell>
          <table:table-cell office:value-type="float" office:value="0.069" calcext:value-type="float">
            <text:p>0.06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481" calcext:value-type="float">
            <text:p>0.481</text:p>
          </table:table-cell>
          <table:table-cell office:value-type="float" office:value="100.2" calcext:value-type="float">
            <text:p>100.2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2.26" calcext:value-type="float">
            <text:p>2.26</text:p>
          </table:table-cell>
          <table:table-cell office:value-type="float" office:value="0.02" calcext:value-type="float">
            <text:p>0.02</text:p>
          </table:table-cell>
          <table:table-cell office:value-type="float" office:value="0.784" calcext:value-type="float">
            <text:p>0.784</text:p>
          </table:table-cell>
          <table:table-cell office:value-type="float" office:value="0.062" calcext:value-type="float">
            <text:p>0.06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12.4" calcext:value-type="float">
            <text:p>112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87" calcext:value-type="float">
            <text:p>1.87</text:p>
          </table:table-cell>
          <table:table-cell office:value-type="float" office:value="0.02" calcext:value-type="float">
            <text:p>0.02</text:p>
          </table:table-cell>
          <table:table-cell office:value-type="float" office:value="0.79" calcext:value-type="float">
            <text:p>0.79</text:p>
          </table:table-cell>
          <table:table-cell office:value-type="float" office:value="0.058" calcext:value-type="float">
            <text:p>0.05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67" calcext:value-type="float">
            <text:p>0.67</text:p>
          </table:table-cell>
          <table:table-cell office:value-type="float" office:value="119" calcext:value-type="float">
            <text:p>119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7" calcext:value-type="float">
            <text:p>1.7</text:p>
          </table:table-cell>
          <table:table-cell office:value-type="float" office:value="0.01" calcext:value-type="float">
            <text:p>0.01</text:p>
          </table:table-cell>
          <table:table-cell office:value-type="float" office:value="0.789" calcext:value-type="float">
            <text:p>0.789</text:p>
          </table:table-cell>
          <table:table-cell office:value-type="float" office:value="0.033" calcext:value-type="float">
            <text:p>0.0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775" calcext:value-type="float">
            <text:p>0.775</text:p>
          </table:table-cell>
          <table:table-cell office:value-type="float" office:value="128.4" calcext:value-type="float">
            <text:p>128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43" calcext:value-type="float">
            <text:p>1.43</text:p>
          </table:table-cell>
          <table:table-cell office:value-type="float" office:value="0.02" calcext:value-type="float">
            <text:p>0.02</text:p>
          </table:table-cell>
          <table:table-cell office:value-type="float" office:value="0.769" calcext:value-type="float">
            <text:p>0.769</text:p>
          </table:table-cell>
          <table:table-cell office:value-type="float" office:value="0.073" calcext:value-type="float">
            <text:p>0.07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office:value-type="float" office:value="134.7" calcext:value-type="float">
            <text:p>134.7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24" calcext:value-type="float">
            <text:p>1.24</text:p>
          </table:table-cell>
          <table:table-cell office:value-type="float" office:value="0.01" calcext:value-type="float">
            <text:p>0.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042" calcext:value-type="float">
            <text:p>0.04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138.8" calcext:value-type="float">
            <text:p>138.8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779" calcext:value-type="float">
            <text:p>0.779</text:p>
          </table:table-cell>
          <table:table-cell office:value-type="float" office:value="0.009" calcext:value-type="float">
            <text:p>0.009</text:p>
          </table:table-cell>
          <table:table-cell office:value-type="float" office:value="0.603" calcext:value-type="float">
            <text:p>0.603</text:p>
          </table:table-cell>
          <table:table-cell office:value-type="float" office:value="0.048" calcext:value-type="float">
            <text:p>0.04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951" calcext:value-type="float">
            <text:p>0.951</text:p>
          </table:table-cell>
          <table:table-cell office:value-type="float" office:value="142.9" calcext:value-type="float">
            <text:p>142.9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953" calcext:value-type="float">
            <text:p>0.953</text:p>
          </table:table-cell>
          <table:table-cell office:value-type="float" office:value="0.009" calcext:value-type="float">
            <text:p>0.009</text:p>
          </table:table-cell>
          <table:table-cell office:value-type="float" office:value="0.682" calcext:value-type="float">
            <text:p>0.682</text:p>
          </table:table-cell>
          <table:table-cell office:value-type="float" office:value="0.044" calcext:value-type="float">
            <text:p>0.04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6.7" calcext:value-type="float">
            <text:p>146.7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659" calcext:value-type="float">
            <text:p>0.659</text:p>
          </table:table-cell>
          <table:table-cell office:value-type="float" office:value="0.008" calcext:value-type="float">
            <text:p>0.008</text:p>
          </table:table-cell>
          <table:table-cell office:value-type="float" office:value="0.579" calcext:value-type="float">
            <text:p>0.579</text:p>
          </table:table-cell>
          <table:table-cell office:value-type="float" office:value="0.048" calcext:value-type="float">
            <text:p>0.048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Structure of the Aplpha Particle from Elastic Electron Scattering. Frosch, Rand. 1966. Physics Letters Vol. 21 No. 5, 598-600. June 196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ay already be in Frosch 1967. Hard to tell.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^2 (Exp)</text:p>
          </table:table-cell>
          <table:table-cell office:value-type="string" calcext:value-type="string">
            <text:p>+/-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634" calcext:value-type="float">
            <text:p>0.634</text:p>
          </table:table-cell>
          <table:table-cell table:style-name="ce5" office:value-type="float" office:value="0.039" calcext:value-type="float">
            <text:p>0.03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92" calcext:value-type="float">
            <text:p>0.392</text:p>
          </table:table-cell>
          <table:table-cell table:style-name="ce5" office:value-type="float" office:value="0.024" calcext:value-type="float">
            <text:p>0.02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244" calcext:value-type="float">
            <text:p>0.244</text:p>
          </table:table-cell>
          <table:table-cell table:style-name="ce5" office:value-type="float" office:value="0.015" calcext:value-type="float">
            <text:p>0.01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3" calcext:value-type="float">
            <text:p>0.153</text:p>
          </table:table-cell>
          <table:table-cell table:style-name="ce5" office:value-type="float" office:value="0.009" calcext:value-type="float">
            <text:p>0.0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65" calcext:value-type="float">
            <text:p>6.50E-002</text:p>
          </table:table-cell>
          <table:table-cell office:value-type="float" office:value="0.004" calcext:value-type="float">
            <text:p>4.0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251" calcext:value-type="float">
            <text:p>2.51E-002</text:p>
          </table:table-cell>
          <table:table-cell office:value-type="float" office:value="0.0016" calcext:value-type="float">
            <text:p>1.600E-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931" calcext:value-type="float">
            <text:p>9.31E-003</text:p>
          </table:table-cell>
          <table:table-cell office:value-type="float" office:value="0.00058" calcext:value-type="float">
            <text:p>5.80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354" calcext:value-type="float">
            <text:p>3.54E-003</text:p>
          </table:table-cell>
          <table:table-cell office:value-type="float" office:value="0.00035" calcext:value-type="float">
            <text:p>3.50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05" calcext:value-type="float">
            <text:p>1.05E-003</text:p>
          </table:table-cell>
          <table:table-cell office:value-type="float" office:value="0.00011" calcext:value-type="float">
            <text:p>1.100E-0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339" calcext:value-type="float">
            <text:p>3.39E-004</text:p>
          </table:table-cell>
          <table:table-cell office:value-type="float" office:value="0.000041" calcext:value-type="float">
            <text:p>4.100E-0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081" calcext:value-type="float">
            <text:p>8.10E-005</text:p>
          </table:table-cell>
          <table:table-cell office:value-type="float" office:value="0.00002" calcext:value-type="float">
            <text:p>2.000E-0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0384" calcext:value-type="float">
            <text:p>3.84E-005</text:p>
          </table:table-cell>
          <table:table-cell office:value-type="float" office:value="0.0000075" calcext:value-type="float">
            <text:p>7.500E-006</text:p>
          </table:table-cell>
          <table:table-cell table:number-columns-repeated="13"/>
        </table:table-row>
        <table:table-row table:style-name="ro1" table:number-rows-repeated="1047522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3"/>
    </number:number-style>
    <number:number-style style:name="N122">
      <number:number number:decimal-places="3" number:min-integer-digits="1"/>
    </number:number-style>
    <number:number-style style:name="N123">
      <number:scientific-number number:decimal-places="3" number:min-integer-digits="1" number:min-exponent-digits="1"/>
    </number:number-style>
    <number:number-style style:name="N124">
      <number:scientific-number number:decimal-places="2" number:min-integer-digits="1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00/00/0000</text:date>, <text:time style:data-style-name="N2" text:time-value="13:45:16.965555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4:23:23.658272787</meta:creation-date>
    <meta:generator>LibreOffice/4.2.8.2$Linux_X86_64 LibreOffice_project/420m0$Build-2</meta:generator>
    <dc:date>2018-07-23T18:02:36.899328078</dc:date>
    <meta:editing-duration>P23DT1H59M14S</meta:editing-duration>
    <meta:editing-cycles>217</meta:editing-cycles>
    <meta:document-statistic meta:table-count="1" meta:cell-count="5737" meta:object-count="0"/>
  </office:meta>
</office:document-meta>
</file>